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2" svg:font-family="JuniusX" style:font-adornments="Bold" style:font-pitch="variable"/>
    <style:font-face style:name="JuniusX1" svg:font-family="JuniusX" style:font-adornments="Condensed" style:font-pitch="variable"/>
    <style:font-face style:name="JuniusX3"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cv79=1" svg:font-family="JuniusX:cv79=1" style:font-pitch="variable"/>
    <style:font-face style:name="JuniusX:cv79=10" svg:font-family="JuniusX:cv79=10" style:font-pitch="variable"/>
    <style:font-face style:name="JuniusX:cv79=11" svg:font-family="JuniusX:cv79=11" style:font-pitch="variable"/>
    <style:font-face style:name="JuniusX:cv79=12" svg:font-family="JuniusX:cv79=12" style:font-pitch="variable"/>
    <style:font-face style:name="JuniusX:cv79=13" svg:font-family="JuniusX:cv79=13" style:font-pitch="variable"/>
    <style:font-face style:name="JuniusX:cv79=14" svg:font-family="JuniusX:cv79=14" style:font-pitch="variable"/>
    <style:font-face style:name="JuniusX:cv79=15" svg:font-family="JuniusX:cv79=15" style:font-pitch="variable"/>
    <style:font-face style:name="JuniusX:cv79=16" svg:font-family="JuniusX:cv79=16" style:font-pitch="variable"/>
    <style:font-face style:name="JuniusX:cv79=17" svg:font-family="JuniusX:cv79=17" style:font-pitch="variable"/>
    <style:font-face style:name="JuniusX:cv79=18" svg:font-family="JuniusX:cv79=18" style:font-pitch="variable"/>
    <style:font-face style:name="JuniusX:cv79=19" svg:font-family="JuniusX:cv79=19" style:font-pitch="variable"/>
    <style:font-face style:name="JuniusX:cv79=2" svg:font-family="JuniusX:cv79=2" style:font-pitch="variable"/>
    <style:font-face style:name="JuniusX:cv79=20" svg:font-family="JuniusX:cv79=20" style:font-pitch="variable"/>
    <style:font-face style:name="JuniusX:cv79=3" svg:font-family="JuniusX:cv79=3" style:font-pitch="variable"/>
    <style:font-face style:name="JuniusX:cv79=4" svg:font-family="JuniusX:cv79=4" style:font-pitch="variable"/>
    <style:font-face style:name="JuniusX:cv79=5" svg:font-family="JuniusX:cv79=5" style:font-pitch="variable"/>
    <style:font-face style:name="JuniusX:cv79=6" svg:font-family="JuniusX:cv79=6" style:font-pitch="variable"/>
    <style:font-face style:name="JuniusX:cv79=7" svg:font-family="JuniusX:cv79=7" style:font-pitch="variable"/>
    <style:font-face style:name="JuniusX:cv79=78" svg:font-family="JuniusX:cv79=78" style:font-pitch="variable"/>
    <style:font-face style:name="JuniusX:cv79=8" svg:font-family="JuniusX:cv79=8" style:font-pitch="variable"/>
    <style:font-face style:name="JuniusX:cv79=9" svg:font-family="JuniusX:cv79=9"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 svg:font-family="JuniusX:ss10" style:font-pitch="variable"/>
    <style:font-face style:name="JuniusX:ss101"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JuniusX4" svg:font-family="JuniusX, cv79=1"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P2" style:family="paragraph" style:parent-style-name="Header_20_left">
      <style:text-properties style:font-name="JuniusX:smcp&amp;onum&amp;p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style:font-name="JuniusX" officeooo:rsid="00069b8a" officeooo:paragraph-rsid="00069b8a"/>
    </style:style>
    <style:style style:name="P5" style:family="paragraph" style:parent-style-name="Standard">
      <style:text-properties style:font-name="JuniusX" officeooo:rsid="000b5cc7" officeooo:paragraph-rsid="000b5cc7"/>
    </style:style>
    <style:style style:name="P6" style:family="paragraph" style:parent-style-name="Standard">
      <style:text-properties style:font-name="JuniusX" officeooo:rsid="000c028c" officeooo:paragraph-rsid="000c028c"/>
    </style:style>
    <style:style style:name="P7" style:family="paragraph" style:parent-style-name="Standard">
      <style:text-properties style:font-name="JuniusX" officeooo:rsid="0012aefd" officeooo:paragraph-rsid="01be0657"/>
    </style:style>
    <style:style style:name="P8" style:family="paragraph" style:parent-style-name="Standard">
      <style:text-properties style:font-name="JuniusX" fo:font-size="14pt" officeooo:rsid="0058f43f" officeooo:paragraph-rsid="0058f43f"/>
    </style:style>
    <style:style style:name="P9" style:family="paragraph" style:parent-style-name="Standard">
      <style:text-properties officeooo:rsid="000f34a1" officeooo:paragraph-rsid="01be0657"/>
    </style:style>
    <style:style style:name="P10" style:family="paragraph" style:parent-style-name="Standard">
      <style:text-properties officeooo:rsid="00101d9d" officeooo:paragraph-rsid="01be0657"/>
    </style:style>
    <style:style style:name="P11" style:family="paragraph" style:parent-style-name="Standard">
      <style:text-properties officeooo:rsid="0010ee1e" officeooo:paragraph-rsid="01bc96f7"/>
    </style:style>
    <style:style style:name="P12" style:family="paragraph" style:parent-style-name="Standard">
      <style:text-properties officeooo:rsid="0010ee1e" officeooo:paragraph-rsid="01be0657"/>
    </style:style>
    <style:style style:name="P13" style:family="paragraph" style:parent-style-name="Standard">
      <style:text-properties officeooo:rsid="0012aefd" officeooo:paragraph-rsid="01be0657"/>
    </style:style>
    <style:style style:name="P14" style:family="paragraph" style:parent-style-name="Standard">
      <style:text-properties officeooo:rsid="001d3c37" officeooo:paragraph-rsid="001d3c37"/>
    </style:style>
    <style:style style:name="P15" style:family="paragraph" style:parent-style-name="Standard">
      <style:text-properties officeooo:paragraph-rsid="001f7b7d"/>
    </style:style>
    <style:style style:name="P16" style:family="paragraph" style:parent-style-name="Standard">
      <style:text-properties officeooo:rsid="0022fd71" officeooo:paragraph-rsid="0022fd71"/>
    </style:style>
    <style:style style:name="P17" style:family="paragraph" style:parent-style-name="Standard">
      <style:text-properties officeooo:paragraph-rsid="0022fd71"/>
    </style:style>
    <style:style style:name="P18" style:family="paragraph" style:parent-style-name="Standard">
      <style:text-properties officeooo:rsid="00235256" officeooo:paragraph-rsid="00235256"/>
    </style:style>
    <style:style style:name="P19" style:family="paragraph" style:parent-style-name="Standard">
      <style:text-properties officeooo:rsid="00240db3" officeooo:paragraph-rsid="00240db3"/>
    </style:style>
    <style:style style:name="P20" style:family="paragraph" style:parent-style-name="Standard">
      <style:text-properties officeooo:rsid="002497c6" officeooo:paragraph-rsid="002497c6"/>
    </style:style>
    <style:style style:name="P21" style:family="paragraph" style:parent-style-name="Standard">
      <style:text-properties officeooo:paragraph-rsid="0025cf0d"/>
    </style:style>
    <style:style style:name="P22" style:family="paragraph" style:parent-style-name="Standard">
      <style:text-properties officeooo:rsid="0026f3b3" officeooo:paragraph-rsid="0026f3b3"/>
    </style:style>
    <style:style style:name="P23" style:family="paragraph" style:parent-style-name="Standard">
      <style:text-properties officeooo:rsid="0029fb72" officeooo:paragraph-rsid="0029fb72"/>
    </style:style>
    <style:style style:name="P24" style:family="paragraph" style:parent-style-name="Standard">
      <style:text-properties officeooo:rsid="002de908" officeooo:paragraph-rsid="002de908"/>
    </style:style>
    <style:style style:name="P25" style:family="paragraph" style:parent-style-name="Standard">
      <style:text-properties officeooo:rsid="003018e3" officeooo:paragraph-rsid="003018e3"/>
    </style:style>
    <style:style style:name="P26" style:family="paragraph" style:parent-style-name="Standard">
      <style:text-properties officeooo:rsid="00316ff8" officeooo:paragraph-rsid="00316ff8"/>
    </style:style>
    <style:style style:name="P27" style:family="paragraph" style:parent-style-name="Standard">
      <style:text-properties officeooo:rsid="0032725c" officeooo:paragraph-rsid="0032725c"/>
    </style:style>
    <style:style style:name="P28" style:family="paragraph" style:parent-style-name="Standard">
      <style:text-properties officeooo:rsid="00342c7a" officeooo:paragraph-rsid="00342c7a"/>
    </style:style>
    <style:style style:name="P29" style:family="paragraph" style:parent-style-name="Standard">
      <style:text-properties officeooo:rsid="00342c7a" officeooo:paragraph-rsid="01be0657"/>
    </style:style>
    <style:style style:name="P30" style:family="paragraph" style:parent-style-name="Standard">
      <style:text-properties officeooo:rsid="00360fd2" officeooo:paragraph-rsid="00360fd2"/>
    </style:style>
    <style:style style:name="P31" style:family="paragraph" style:parent-style-name="Standard">
      <style:text-properties officeooo:rsid="004c8ed2" officeooo:paragraph-rsid="004c8ed2"/>
    </style:style>
    <style:style style:name="P32" style:family="paragraph" style:parent-style-name="Standard">
      <style:text-properties officeooo:paragraph-rsid="008fa740"/>
    </style:style>
    <style:style style:name="P33" style:family="paragraph" style:parent-style-name="Standard">
      <style:text-properties officeooo:paragraph-rsid="00cbb540"/>
    </style:style>
    <style:style style:name="P34" style:family="paragraph" style:parent-style-name="Standard">
      <style:text-properties officeooo:paragraph-rsid="0023cc65"/>
    </style:style>
    <style:style style:name="P35" style:family="paragraph" style:parent-style-name="Standard">
      <style:text-properties officeooo:paragraph-rsid="0016a143"/>
    </style:style>
    <style:style style:name="P36" style:family="paragraph" style:parent-style-name="Standard">
      <style:text-properties officeooo:paragraph-rsid="00b89355"/>
    </style:style>
    <style:style style:name="P37" style:family="paragraph" style:parent-style-name="Standard">
      <style:text-properties officeooo:rsid="01314287" officeooo:paragraph-rsid="01314287"/>
    </style:style>
    <style:style style:name="P38" style:family="paragraph" style:parent-style-name="Standard">
      <style:text-properties officeooo:paragraph-rsid="016927bf"/>
    </style:style>
    <style:style style:name="P39" style:family="paragraph" style:parent-style-name="Standard">
      <style:text-properties officeooo:rsid="015c580e" officeooo:paragraph-rsid="01be0657"/>
    </style:style>
    <style:style style:name="P40" style:family="paragraph" style:parent-style-name="Standard">
      <style:text-properties officeooo:rsid="016bd940" officeooo:paragraph-rsid="01708f98"/>
    </style:style>
    <style:style style:name="P41" style:family="paragraph" style:parent-style-name="Standard">
      <style:text-properties officeooo:paragraph-rsid="016cd4a2"/>
    </style:style>
    <style:style style:name="P42" style:family="paragraph" style:parent-style-name="Standard">
      <style:text-properties officeooo:rsid="0170a5df" officeooo:paragraph-rsid="0170a5df"/>
    </style:style>
    <style:style style:name="P43" style:family="paragraph" style:parent-style-name="Standard">
      <style:text-properties officeooo:rsid="0178aa03" officeooo:paragraph-rsid="0178aa03"/>
    </style:style>
    <style:style style:name="P44" style:family="paragraph" style:parent-style-name="Standard">
      <style:text-properties officeooo:paragraph-rsid="003b9e9e"/>
    </style:style>
    <style:style style:name="P45" style:family="paragraph" style:parent-style-name="Standard">
      <style:text-properties officeooo:paragraph-rsid="012832eb"/>
    </style:style>
    <style:style style:name="P46" style:family="paragraph" style:parent-style-name="Standard">
      <style:text-properties officeooo:paragraph-rsid="01bc96f7"/>
    </style:style>
    <style:style style:name="P47" style:family="paragraph" style:parent-style-name="Standard">
      <style:text-properties officeooo:paragraph-rsid="01be0657"/>
    </style:style>
    <style:style style:name="P48" style:family="paragraph" style:parent-style-name="Standard">
      <style:text-properties officeooo:paragraph-rsid="005959af"/>
    </style:style>
    <style:style style:name="P49" style:family="paragraph" style:parent-style-name="Standard">
      <style:text-properties officeooo:rsid="01c21937" officeooo:paragraph-rsid="01c21937"/>
    </style:style>
    <style:style style:name="P50" style:family="paragraph" style:parent-style-name="Standard">
      <style:text-properties officeooo:paragraph-rsid="01c3f8a8"/>
    </style:style>
    <style:style style:name="P51" style:family="paragraph" style:parent-style-name="Standard">
      <style:text-properties officeooo:paragraph-rsid="001abfc7"/>
    </style:style>
    <style:style style:name="P52" style:family="paragraph" style:parent-style-name="Standard">
      <style:text-properties officeooo:paragraph-rsid="01c6b67c"/>
    </style:style>
    <style:style style:name="P53" style:family="paragraph" style:parent-style-name="Standard">
      <style:text-properties officeooo:paragraph-rsid="00299cd9"/>
    </style:style>
    <style:style style:name="P54" style:family="paragraph" style:parent-style-name="Standard">
      <style:text-properties officeooo:paragraph-rsid="020b9dd6"/>
    </style:style>
    <style:style style:name="P55" style:family="paragraph" style:parent-style-name="Standard">
      <style:text-properties officeooo:paragraph-rsid="020c9bc0"/>
    </style:style>
    <style:style style:name="P56" style:family="paragraph" style:parent-style-name="Standard">
      <style:text-properties officeooo:paragraph-rsid="020e7711"/>
    </style:style>
    <style:style style:name="P57" style:family="paragraph" style:parent-style-name="Standard">
      <style:text-properties officeooo:paragraph-rsid="02100141"/>
    </style:style>
    <style:style style:name="P58" style:family="paragraph" style:parent-style-name="Standard">
      <style:text-properties officeooo:paragraph-rsid="02158952"/>
    </style:style>
    <style:style style:name="P59" style:family="paragraph" style:parent-style-name="Standard">
      <style:text-properties officeooo:paragraph-rsid="0216fa25"/>
    </style:style>
    <style:style style:name="P60" style:family="paragraph" style:parent-style-name="Standard">
      <style:text-properties officeooo:paragraph-rsid="02197a76"/>
    </style:style>
    <style:style style:name="P61" style:family="paragraph" style:parent-style-name="Standard">
      <style:text-properties officeooo:paragraph-rsid="021a8bc6"/>
    </style:style>
    <style:style style:name="P62" style:family="paragraph" style:parent-style-name="Standard">
      <style:text-properties officeooo:paragraph-rsid="021b3018"/>
    </style:style>
    <style:style style:name="P63" style:family="paragraph" style:parent-style-name="Standard">
      <style:text-properties officeooo:paragraph-rsid="021e6707"/>
    </style:style>
    <style:style style:name="P64" style:family="paragraph" style:parent-style-name="Standard">
      <style:text-properties officeooo:paragraph-rsid="0220983a"/>
    </style:style>
    <style:style style:name="P65" style:family="paragraph" style:parent-style-name="Standard">
      <style:text-properties officeooo:paragraph-rsid="0223e49c"/>
    </style:style>
    <style:style style:name="P66" style:family="paragraph" style:parent-style-name="Standard">
      <style:text-properties officeooo:paragraph-rsid="02252a90"/>
    </style:style>
    <style:style style:name="P67" style:family="paragraph" style:parent-style-name="Standard">
      <style:text-properties officeooo:paragraph-rsid="02269638"/>
    </style:style>
    <style:style style:name="P68" style:family="paragraph" style:parent-style-name="Standard">
      <style:text-properties officeooo:paragraph-rsid="02287b52"/>
    </style:style>
    <style:style style:name="P69" style:family="paragraph" style:parent-style-name="Standard">
      <style:text-properties officeooo:paragraph-rsid="001521aa"/>
    </style:style>
    <style:style style:name="P70" style:family="paragraph" style:parent-style-name="Standard">
      <style:text-properties officeooo:rsid="02291fdd" officeooo:paragraph-rsid="02291fdd"/>
    </style:style>
    <style:style style:name="P71" style:family="paragraph" style:parent-style-name="Standard">
      <style:text-properties officeooo:paragraph-rsid="022be391"/>
    </style:style>
    <style:style style:name="P72" style:family="paragraph" style:parent-style-name="Standard">
      <style:text-properties officeooo:rsid="022e0fc4" officeooo:paragraph-rsid="022e0fc4"/>
    </style:style>
    <style:style style:name="P73" style:family="paragraph" style:parent-style-name="Standard">
      <style:text-properties fo:letter-spacing="-0.0016in" officeooo:rsid="0012aefd" officeooo:paragraph-rsid="01bc96f7"/>
    </style:style>
    <style:style style:name="P74" style:family="paragraph" style:parent-style-name="Standard">
      <style:text-properties officeooo:paragraph-rsid="023c906a"/>
    </style:style>
    <style:style style:name="P75" style:family="paragraph" style:parent-style-name="Standard">
      <style:text-properties officeooo:paragraph-rsid="024a4ef4"/>
    </style:style>
    <style:style style:name="P76" style:family="paragraph" style:parent-style-name="Standard">
      <style:text-properties fo:color="#8d281e" loext:opacity="100%" officeooo:paragraph-rsid="024a4ef4"/>
    </style:style>
    <style:style style:name="P77" style:family="paragraph" style:parent-style-name="Standard">
      <style:text-properties officeooo:rsid="025145ac" officeooo:paragraph-rsid="025145ac"/>
    </style:style>
    <style:style style:name="P78" style:family="paragraph" style:parent-style-name="Standard">
      <style:paragraph-properties>
        <style:tab-stops>
          <style:tab-stop style:position="2.2866in"/>
        </style:tab-stops>
      </style:paragraph-properties>
      <style:text-properties officeooo:rsid="02580e51" officeooo:paragraph-rsid="02580e51"/>
    </style:style>
    <style:style style:name="P79" style:family="paragraph" style:parent-style-name="Standard">
      <style:text-properties officeooo:paragraph-rsid="02591656"/>
    </style:style>
    <style:style style:name="P80" style:family="paragraph" style:parent-style-name="Standard">
      <style:text-properties officeooo:paragraph-rsid="002ba271"/>
    </style:style>
    <style:style style:name="P81" style:family="paragraph" style:parent-style-name="Standard">
      <style:text-properties officeooo:rsid="025c78ed" officeooo:paragraph-rsid="025c78ed"/>
    </style:style>
    <style:style style:name="P82" style:family="paragraph" style:parent-style-name="Standard">
      <style:text-properties officeooo:paragraph-rsid="025c78ed"/>
    </style:style>
    <style:style style:name="P83" style:family="paragraph" style:parent-style-name="Standard">
      <style:text-properties officeooo:rsid="025deda7" officeooo:paragraph-rsid="025deda7"/>
    </style:style>
    <style:style style:name="P84" style:family="paragraph" style:parent-style-name="Standard">
      <style:text-properties officeooo:paragraph-rsid="025deda7"/>
    </style:style>
    <style:style style:name="P85" style:family="paragraph" style:parent-style-name="Standard">
      <style:text-properties officeooo:paragraph-rsid="026630b3"/>
    </style:style>
    <style:style style:name="P86" style:family="paragraph" style:parent-style-name="Standard">
      <style:text-properties officeooo:paragraph-rsid="025da09f"/>
    </style:style>
    <style:style style:name="P87" style:family="paragraph" style:parent-style-name="Standard">
      <style:text-properties officeooo:paragraph-rsid="002d5612"/>
    </style:style>
    <style:style style:name="P88" style:family="paragraph" style:parent-style-name="Standard">
      <style:paragraph-properties fo:margin-left="0.4925in" fo:margin-right="0in" fo:text-indent="0in" style:auto-text-indent="false"/>
      <style:text-properties officeooo:rsid="00069b8a" officeooo:paragraph-rsid="00069b8a"/>
    </style:style>
    <style:style style:name="P89" style:family="paragraph" style:parent-style-name="Standard">
      <style:paragraph-properties fo:margin-left="0.4925in" fo:margin-right="0in" fo:text-indent="0in" style:auto-text-indent="false"/>
      <style:text-properties officeooo:rsid="00069b8a" officeooo:paragraph-rsid="01ba70aa"/>
    </style:style>
    <style:style style:name="P90" style:family="paragraph" style:parent-style-name="Standard">
      <style:paragraph-properties fo:margin-left="0.4925in" fo:margin-right="0in" fo:text-indent="0in" style:auto-text-indent="false"/>
      <style:text-properties style:font-name="JuniusX" officeooo:rsid="000c028c" officeooo:paragraph-rsid="000c028c"/>
    </style:style>
    <style:style style:name="P91" style:family="paragraph" style:parent-style-name="Standard">
      <style:paragraph-properties fo:margin-left="0.4925in" fo:margin-right="0in" fo:text-indent="0in" style:auto-text-indent="false"/>
      <style:text-properties officeooo:paragraph-rsid="01ba70aa"/>
    </style:style>
    <style:style style:name="P92" style:family="paragraph" style:parent-style-name="Standard">
      <style:paragraph-properties fo:margin-left="0.4925in" fo:margin-right="0in" fo:margin-top="0.0799in" fo:margin-bottom="0.0799in" style:contextual-spacing="false" fo:text-indent="0in" style:auto-text-indent="false"/>
      <style:text-properties style:font-name="JuniusX1" fo:font-size="14pt" officeooo:rsid="01c21937" officeooo:paragraph-rsid="01c21937"/>
    </style:style>
    <style:style style:name="P93" style:family="paragraph" style:parent-style-name="Standard">
      <style:paragraph-properties fo:margin-left="0.4925in" fo:margin-right="0in" fo:margin-top="0.0799in" fo:margin-bottom="0.0799in" style:contextual-spacing="false" fo:text-indent="0in" style:auto-text-indent="false"/>
      <style:text-properties style:font-name="JuniusX1" fo:font-size="14pt" officeooo:rsid="01c21937" officeooo:paragraph-rsid="01c43667"/>
    </style:style>
    <style:style style:name="P94" style:family="paragraph" style:parent-style-name="Text_20_body">
      <style:paragraph-properties fo:margin-left="0.4925in" fo:margin-right="0in" fo:margin-top="0in" fo:margin-bottom="0in" style:contextual-spacing="false" fo:line-height="0.25in" fo:text-indent="0in" style:auto-text-indent="false"/>
    </style:style>
    <style:style style:name="P95" style:family="paragraph" style:parent-style-name="Text_20_body">
      <style:paragraph-properties fo:margin-left="0.4925in" fo:margin-right="0in" fo:margin-top="0in" fo:margin-bottom="0in" style:contextual-spacing="false" fo:line-height="0.25in" fo:text-indent="0in" style:auto-text-indent="false"/>
      <style:text-properties officeooo:rsid="021c70fc" officeooo:paragraph-rsid="021c70fc"/>
    </style:style>
    <style:style style:name="P96" style:family="paragraph" style:parent-style-name="Text_20_body">
      <style:paragraph-properties fo:margin-left="0.4925in" fo:margin-right="0in" fo:line-height="0.25in" fo:text-indent="0in" style:auto-text-indent="false"/>
      <style:text-properties officeooo:rsid="01f8f340" officeooo:paragraph-rsid="01f8f340"/>
    </style:style>
    <style:style style:name="P97" style:family="paragraph" style:parent-style-name="Index_20_Entry">
      <style:text-properties officeooo:rsid="00bcf06e" officeooo:paragraph-rsid="00bcf06e"/>
    </style:style>
    <style:style style:name="P98" style:family="paragraph" style:parent-style-name="Index_20_Entry">
      <style:text-properties officeooo:rsid="01054b2c" officeooo:paragraph-rsid="01054b2c"/>
    </style:style>
    <style:style style:name="P99" style:family="paragraph" style:parent-style-name="Index_20_Entry">
      <style:text-properties officeooo:rsid="01065f14" officeooo:paragraph-rsid="01065f14"/>
    </style:style>
    <style:style style:name="P100" style:family="paragraph" style:parent-style-name="Index_20_Entry">
      <style:text-properties officeooo:rsid="00bc2d40" officeooo:paragraph-rsid="00bc2d40"/>
    </style:style>
    <style:style style:name="P101" style:family="paragraph" style:parent-style-name="Index_20_Entry">
      <style:text-properties officeooo:rsid="0137e124" officeooo:paragraph-rsid="0137e124"/>
    </style:style>
    <style:style style:name="P102" style:family="paragraph" style:parent-style-name="Index_20_Entry">
      <style:text-properties officeooo:paragraph-rsid="015891d1"/>
    </style:style>
    <style:style style:name="P103" style:family="paragraph" style:parent-style-name="Index_20_Entry">
      <style:text-properties officeooo:paragraph-rsid="016927bf"/>
    </style:style>
    <style:style style:name="P104" style:family="paragraph" style:parent-style-name="Index_20_Entry">
      <style:text-properties officeooo:rsid="016927bf" officeooo:paragraph-rsid="01708f98"/>
    </style:style>
    <style:style style:name="P105" style:family="paragraph" style:parent-style-name="Index_20_Entry">
      <style:text-properties officeooo:rsid="01708f98" officeooo:paragraph-rsid="01708f98"/>
    </style:style>
    <style:style style:name="P106" style:family="paragraph" style:parent-style-name="Index_20_Entry">
      <style:text-properties officeooo:rsid="017828dc" officeooo:paragraph-rsid="017828dc"/>
    </style:style>
    <style:style style:name="P107" style:family="paragraph" style:parent-style-name="Index_20_Entry">
      <style:text-properties officeooo:rsid="00a6767e" officeooo:paragraph-rsid="00a6767e"/>
    </style:style>
    <style:style style:name="P108" style:family="paragraph" style:parent-style-name="Index_20_Entry">
      <style:text-properties officeooo:rsid="018f3b3c" officeooo:paragraph-rsid="018f3b3c"/>
    </style:style>
    <style:style style:name="P109" style:family="paragraph" style:parent-style-name="Index_20_Entry">
      <style:text-properties officeooo:paragraph-rsid="01d82940"/>
    </style:style>
    <style:style style:name="P110" style:family="paragraph" style:parent-style-name="Index_20_Entry">
      <style:text-properties officeooo:rsid="00a9b80a" officeooo:paragraph-rsid="01d82940"/>
    </style:style>
    <style:style style:name="P111" style:family="paragraph" style:parent-style-name="Index_20_Entry">
      <style:text-properties officeooo:rsid="01d82940" officeooo:paragraph-rsid="01d82940"/>
    </style:style>
    <style:style style:name="P112" style:family="paragraph" style:parent-style-name="Index_20_Entry">
      <style:text-properties officeooo:rsid="021164d6" officeooo:paragraph-rsid="021164d6"/>
    </style:style>
    <style:style style:name="P113" style:family="paragraph" style:parent-style-name="Index_20_Entry">
      <style:text-properties officeooo:rsid="022a3e47" officeooo:paragraph-rsid="022a3e47"/>
    </style:style>
    <style:style style:name="P114" style:family="paragraph" style:parent-style-name="Index_20_Entry">
      <style:text-properties officeooo:paragraph-rsid="022bd8cf"/>
    </style:style>
    <style:style style:name="P115" style:family="paragraph" style:parent-style-name="Index_20_Entry">
      <style:text-properties officeooo:rsid="0255acf4" officeooo:paragraph-rsid="0255acf4"/>
    </style:style>
    <style:style style:name="P116" style:family="paragraph" style:parent-style-name="Index_20_Entry">
      <style:text-properties officeooo:rsid="02608983" officeooo:paragraph-rsid="02608983"/>
    </style:style>
    <style:style style:name="P117" style:family="paragraph" style:parent-style-name="Index_20_Entry">
      <style:text-properties officeooo:rsid="02620a07" officeooo:paragraph-rsid="02620a07"/>
    </style:style>
    <style:style style:name="P118" style:family="paragraph" style:parent-style-name="Index_20_Entry">
      <style:text-properties officeooo:rsid="0263c5d0" officeooo:paragraph-rsid="0263c5d0"/>
    </style:style>
    <style:style style:name="P119" style:family="paragraph" style:parent-style-name="Index_20_Entry">
      <style:text-properties officeooo:rsid="0264d469" officeooo:paragraph-rsid="0264d469"/>
    </style:style>
    <style:style style:name="P120" style:family="paragraph" style:parent-style-name="Index_20_Entry">
      <style:text-properties officeooo:paragraph-rsid="0264d469"/>
    </style:style>
    <style:style style:name="P121" style:family="paragraph" style:parent-style-name="Index_20_Entry">
      <style:text-properties officeooo:paragraph-rsid="026630b3"/>
    </style:style>
    <style:style style:name="P122" style:family="paragraph" style:parent-style-name="Index_20_Entry">
      <style:text-properties officeooo:rsid="012b465d" officeooo:paragraph-rsid="012b465d"/>
    </style:style>
    <style:style style:name="P123" style:family="paragraph" style:parent-style-name="Index_20_Entry">
      <style:text-properties officeooo:paragraph-rsid="026a4da7"/>
    </style:style>
    <style:style style:name="P124" style:family="paragraph" style:parent-style-name="Index_20_Entry">
      <style:text-properties officeooo:paragraph-rsid="026aaa70"/>
    </style:style>
    <style:style style:name="P125" style:family="paragraph" style:parent-style-name="Index_20_Entry">
      <style:text-properties officeooo:rsid="026b63bb" officeooo:paragraph-rsid="026b63bb"/>
    </style:style>
    <style:style style:name="P126" style:family="paragraph" style:parent-style-name="Standard">
      <style:paragraph-properties fo:margin-top="0in" fo:margin-bottom="0.0799in" style:contextual-spacing="false"/>
      <style:text-properties officeooo:paragraph-rsid="01be0657"/>
    </style:style>
    <style:style style:name="P127" style:family="paragraph" style:parent-style-name="Standard">
      <style:paragraph-properties fo:margin-top="0in" fo:margin-bottom="0.0799in" style:contextual-spacing="false"/>
      <style:text-properties officeooo:rsid="01dcce7f" officeooo:paragraph-rsid="01dcce7f"/>
    </style:style>
    <style:style style:name="P128" style:family="paragraph" style:parent-style-name="Standard">
      <style:paragraph-properties fo:margin-top="0in" fo:margin-bottom="0.0799in" style:contextual-spacing="false"/>
      <style:text-properties officeooo:paragraph-rsid="01d91b9e"/>
    </style:style>
    <style:style style:name="P129" style:family="paragraph" style:parent-style-name="Standard">
      <style:paragraph-properties fo:margin-top="0in" fo:margin-bottom="0.0799in" style:contextual-spacing="false"/>
      <style:text-properties officeooo:paragraph-rsid="01df0317"/>
    </style:style>
    <style:style style:name="P130" style:family="paragraph" style:parent-style-name="Standard">
      <style:paragraph-properties fo:margin-top="0in" fo:margin-bottom="0.0799in" style:contextual-spacing="false"/>
      <style:text-properties officeooo:rsid="01eaf515" officeooo:paragraph-rsid="01eaf515"/>
    </style:style>
    <style:style style:name="P131" style:family="paragraph" style:parent-style-name="Standard">
      <style:paragraph-properties fo:margin-top="0in" fo:margin-bottom="0.0799in" style:contextual-spacing="false"/>
      <style:text-properties officeooo:paragraph-rsid="01fc75c0"/>
    </style:style>
    <style:style style:name="P132" style:family="paragraph" style:parent-style-name="Standard">
      <style:paragraph-properties fo:margin-top="0in" fo:margin-bottom="0.0799in" style:contextual-spacing="false"/>
      <style:text-properties officeooo:paragraph-rsid="02031b59"/>
    </style:style>
    <style:style style:name="P133" style:family="paragraph" style:parent-style-name="Standard">
      <style:paragraph-properties fo:margin-top="0in" fo:margin-bottom="0.0799in" style:contextual-spacing="false"/>
      <style:text-properties officeooo:paragraph-rsid="021b3018"/>
    </style:style>
    <style:style style:name="P134" style:family="paragraph" style:parent-style-name="Standard">
      <style:paragraph-properties fo:margin-top="0in" fo:margin-bottom="0.0799in" style:contextual-spacing="false"/>
      <style:text-properties officeooo:paragraph-rsid="024a4ef4"/>
    </style:style>
    <style:style style:name="P135" style:family="paragraph" style:parent-style-name="Standard">
      <style:paragraph-properties fo:margin-top="0in" fo:margin-bottom="0.0799in" style:contextual-spacing="false">
        <style:tab-stops>
          <style:tab-stop style:position="2.2866in"/>
        </style:tab-stops>
      </style:paragraph-properties>
      <style:text-properties officeooo:paragraph-rsid="01bfbcfb"/>
    </style:style>
    <style:style style:name="P136" style:family="paragraph" style:parent-style-name="Standard">
      <style:paragraph-properties fo:margin-left="0in" fo:margin-right="0in" fo:text-indent="0in" style:auto-text-indent="false"/>
      <style:text-properties style:font-name="JuniusX" officeooo:rsid="00a6be6c" officeooo:paragraph-rsid="00a6be6c"/>
    </style:style>
    <style:style style:name="P137" style:family="paragraph" style:parent-style-name="Standard">
      <style:paragraph-properties fo:margin-left="0in" fo:margin-right="0in" fo:text-indent="0in" style:auto-text-indent="false"/>
      <style:text-properties officeooo:paragraph-rsid="01c3bea2"/>
    </style:style>
    <style:style style:name="P138" style:family="paragraph" style:parent-style-name="Standard">
      <style:paragraph-properties fo:margin-top="0.1in" fo:margin-bottom="0in" style:contextual-spacing="false"/>
      <style:text-properties officeooo:paragraph-rsid="01c21937"/>
    </style:style>
    <style:style style:name="P139" style:family="paragraph" style:parent-style-name="Standard">
      <style:paragraph-properties fo:margin-top="0.1in" fo:margin-bottom="0in" style:contextual-spacing="false"/>
      <style:text-properties officeooo:paragraph-rsid="0051e39c"/>
    </style:style>
    <style:style style:name="P140" style:family="paragraph" style:parent-style-name="Footnote">
      <style:text-properties officeooo:paragraph-rsid="01da08fd"/>
    </style:style>
    <style:style style:name="P141" style:family="paragraph" style:parent-style-name="Footnote">
      <style:text-properties officeooo:paragraph-rsid="025c62e7"/>
    </style:style>
    <style:style style:name="P142" style:family="paragraph" style:parent-style-name="Standard">
      <style:paragraph-properties fo:margin-top="0.0799in" fo:margin-bottom="0in" style:contextual-spacing="false"/>
      <style:text-properties officeooo:paragraph-rsid="024a4ef4"/>
    </style:style>
    <style:style style:name="P143" style:family="paragraph" style:parent-style-name="Standard">
      <style:paragraph-properties fo:margin-top="0.0799in" fo:margin-bottom="0.0799in" style:contextual-spacing="false"/>
      <style:text-properties officeooo:rsid="025145ac" officeooo:paragraph-rsid="025145ac"/>
    </style:style>
    <style:style style:name="P144" style:family="paragraph" style:parent-style-name="Heading_20_1">
      <style:text-properties officeooo:paragraph-rsid="01be0657"/>
    </style:style>
    <style:style style:name="P145" style:family="paragraph" style:parent-style-name="Heading_20_1">
      <style:text-properties officeooo:paragraph-rsid="01bc96f7"/>
    </style:style>
    <style:style style:name="P146" style:family="paragraph" style:parent-style-name="Heading_20_2">
      <style:text-properties officeooo:paragraph-rsid="02591656"/>
    </style:style>
    <style:style style:name="P147" style:family="paragraph" style:parent-style-name="Heading_20_2">
      <style:text-properties officeooo:paragraph-rsid="012d6754"/>
    </style:style>
    <style:style style:name="P148" style:family="paragraph" style:parent-style-name="Heading_20_2">
      <style:text-properties officeooo:paragraph-rsid="019e5ab3"/>
    </style:style>
    <style:style style:name="P149" style:family="paragraph" style:parent-style-name="Heading_20_2">
      <style:text-properties officeooo:paragraph-rsid="01bc96f7"/>
    </style:style>
    <style:style style:name="P150" style:family="paragraph" style:parent-style-name="Heading_20_2">
      <style:text-properties officeooo:paragraph-rsid="01be0657"/>
    </style:style>
    <style:style style:name="P151" style:family="paragraph" style:parent-style-name="Heading_20_2">
      <style:text-properties officeooo:paragraph-rsid="02291fdd"/>
    </style:style>
    <style:style style:name="P152" style:family="paragraph" style:parent-style-name="Heading_20_2">
      <style:text-properties officeooo:paragraph-rsid="004c8ed2"/>
    </style:style>
    <style:style style:name="P153" style:family="paragraph" style:parent-style-name="Heading_20_2">
      <style:text-properties officeooo:rsid="00240db3" officeooo:paragraph-rsid="02291fdd"/>
    </style:style>
    <style:style style:name="P154" style:family="paragraph" style:parent-style-name="Heading_20_2">
      <style:text-properties officeooo:paragraph-rsid="022e0fc4"/>
    </style:style>
    <style:style style:name="P155" style:family="paragraph" style:parent-style-name="Heading_20_2">
      <style:text-properties officeooo:paragraph-rsid="01314287"/>
    </style:style>
    <style:style style:name="P156" style:family="paragraph" style:parent-style-name="Heading_20_2">
      <style:text-properties officeooo:paragraph-rsid="0131c52a"/>
    </style:style>
    <style:style style:name="P157" style:family="paragraph" style:parent-style-name="Heading_20_2">
      <style:text-properties officeooo:paragraph-rsid="025da09f"/>
    </style:style>
    <style:style style:name="P158" style:family="paragraph" style:parent-style-name="Heading_20_2">
      <style:text-properties officeooo:paragraph-rsid="01bfbcfb"/>
    </style:style>
    <style:style style:name="P159" style:family="paragraph" style:parent-style-name="Heading_20_2">
      <style:text-properties officeooo:paragraph-rsid="016927bf"/>
    </style:style>
    <style:style style:name="P160" style:family="paragraph" style:parent-style-name="Heading_20_2">
      <style:text-properties officeooo:paragraph-rsid="025569a4"/>
    </style:style>
    <style:style style:name="P161" style:family="paragraph" style:parent-style-name="Heading_20_2">
      <style:text-properties officeooo:paragraph-rsid="016bd940"/>
    </style:style>
    <style:style style:name="P162" style:family="paragraph" style:parent-style-name="Heading_20_2">
      <style:text-properties officeooo:paragraph-rsid="01708f98"/>
    </style:style>
    <style:style style:name="P163" style:family="paragraph" style:parent-style-name="Heading_20_2">
      <style:text-properties officeooo:rsid="012832eb" officeooo:paragraph-rsid="012d6754"/>
    </style:style>
    <style:style style:name="P164" style:family="paragraph" style:parent-style-name="Standard" style:list-style-name="L1">
      <style:text-properties officeooo:paragraph-rsid="01eaf515"/>
    </style:style>
    <style:style style:name="P165" style:family="paragraph" style:parent-style-name="Standard" style:list-style-name="L1">
      <style:text-properties officeooo:paragraph-rsid="02439767"/>
    </style:style>
    <style:style style:name="P166" style:family="paragraph" style:parent-style-name="Standard" style:list-style-name="L1">
      <style:text-properties officeooo:paragraph-rsid="01ec24a9"/>
    </style:style>
    <style:style style:name="P167" style:family="paragraph" style:parent-style-name="Standard" style:list-style-name="L1">
      <style:text-properties officeooo:rsid="02439767" officeooo:paragraph-rsid="02439767"/>
    </style:style>
    <style:style style:name="P168" style:family="paragraph" style:parent-style-name="Standard" style:list-style-name="L2"/>
    <style:style style:name="P169" style:family="paragraph" style:parent-style-name="Standard">
      <style:text-properties officeooo:paragraph-rsid="027465a3"/>
    </style:style>
    <style:style style:name="P170" style:family="paragraph" style:parent-style-name="Standard">
      <style:paragraph-properties fo:margin-top="0in" fo:margin-bottom="0.0799in" style:contextual-spacing="false"/>
      <style:text-properties officeooo:paragraph-rsid="027465a3"/>
    </style:style>
    <style:style style:name="P171" style:family="paragraph" style:parent-style-name="Text_20_body">
      <style:paragraph-properties fo:margin-left="0.4925in" fo:margin-right="0in" fo:margin-top="0in" fo:margin-bottom="0in" style:contextual-spacing="false" fo:line-height="0.25in" fo:text-indent="0in" style:auto-text-indent="false"/>
      <style:text-properties officeooo:rsid="02786127" officeooo:paragraph-rsid="02786127"/>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style:style>
    <style:style style:name="T28" style:family="text">
      <style:text-properties style:font-name="JuniusX:c2sc" officeooo:rsid="000a07c2"/>
    </style:style>
    <style:style style:name="T29" style:family="text">
      <style:text-properties style:font-name="JuniusX:c2sc" fo:font-size="14pt"/>
    </style:style>
    <style:style style:name="T30" style:family="text">
      <style:text-properties style:font-name="JuniusX:c2sc" fo:font-size="14pt" officeooo:rsid="023e9069"/>
    </style:style>
    <style:style style:name="T31" style:family="text">
      <style:text-properties style:font-name="JuniusX:c2sc" fo:font-size="14pt" officeooo:rsid="0243b3f4"/>
    </style:style>
    <style:style style:name="T32" style:family="text">
      <style:text-properties style:font-name="JuniusX:smcp"/>
    </style:style>
    <style:style style:name="T33" style:family="text">
      <style:text-properties style:font-name="JuniusX:smcp" officeooo:rsid="000a07c2"/>
    </style:style>
    <style:style style:name="T34" style:family="text">
      <style:text-properties style:font-name="JuniusX:smcp" officeooo:rsid="00aca23e"/>
    </style:style>
    <style:style style:name="T35" style:family="text">
      <style:text-properties style:font-name="JuniusX:smcp" fo:font-weight="bold" style:font-weight-asian="bold" style:font-weight-complex="bold"/>
    </style:style>
    <style:style style:name="T36" style:family="text">
      <style:text-properties style:font-name="JuniusX:smcp" officeooo:rsid="00b89355"/>
    </style:style>
    <style:style style:name="T37" style:family="text">
      <style:text-properties style:font-name="JuniusX:smcp" officeooo:rsid="0124d6e9"/>
    </style:style>
    <style:style style:name="T38" style:family="text">
      <style:text-properties style:font-name="JuniusX:smcp" officeooo:rsid="01886e6a"/>
    </style:style>
    <style:style style:name="T39" style:family="text">
      <style:text-properties style:font-name="JuniusX:smcp" fo:font-size="14pt" officeooo:rsid="01eaf515"/>
    </style:style>
    <style:style style:name="T40" style:family="text">
      <style:text-properties style:font-name="JuniusX"/>
    </style:style>
    <style:style style:name="T41" style:family="text">
      <style:text-properties style:font-name="JuniusX" officeooo:rsid="000a07c2"/>
    </style:style>
    <style:style style:name="T42" style:family="text">
      <style:text-properties style:font-name="JuniusX" officeooo:rsid="000d2b7c"/>
    </style:style>
    <style:style style:name="T43" style:family="text">
      <style:text-properties style:font-name="JuniusX" officeooo:rsid="0010ee1e"/>
    </style:style>
    <style:style style:name="T44" style:family="text">
      <style:text-properties style:font-name="JuniusX" officeooo:rsid="001957de"/>
    </style:style>
    <style:style style:name="T45" style:family="text">
      <style:text-properties style:font-name="JuniusX" officeooo:rsid="00360fd2"/>
    </style:style>
    <style:style style:name="T46" style:family="text">
      <style:text-properties style:font-name="JuniusX" officeooo:rsid="00484885"/>
    </style:style>
    <style:style style:name="T47" style:family="text">
      <style:text-properties style:font-name="JuniusX" officeooo:rsid="004c8ed2"/>
    </style:style>
    <style:style style:name="T48" style:family="text">
      <style:text-properties style:font-name="JuniusX" fo:font-size="14pt"/>
    </style:style>
    <style:style style:name="T49" style:family="text">
      <style:text-properties style:font-name="JuniusX" fo:font-size="14pt" officeooo:rsid="004c8ed2"/>
    </style:style>
    <style:style style:name="T50" style:family="text">
      <style:text-properties style:font-name="JuniusX" fo:font-size="14pt" officeooo:rsid="0051e39c"/>
    </style:style>
    <style:style style:name="T51" style:family="text">
      <style:text-properties style:font-name="JuniusX" fo:font-size="14pt" style:font-size-asian="14pt" style:font-size-complex="14pt"/>
    </style:style>
    <style:style style:name="T52" style:family="text">
      <style:text-properties style:font-name="JuniusX" fo:font-size="14pt" officeooo:rsid="006d52eb" style:font-size-asian="14pt" style:font-size-complex="14pt"/>
    </style:style>
    <style:style style:name="T53" style:family="text">
      <style:text-properties style:font-name="JuniusX" fo:font-size="14pt" officeooo:rsid="005e3da2"/>
    </style:style>
    <style:style style:name="T54" style:family="text">
      <style:text-properties style:font-name="JuniusX" fo:font-size="14pt" officeooo:rsid="00738961"/>
    </style:style>
    <style:style style:name="T55" style:family="text">
      <style:text-properties style:font-name="JuniusX" fo:font-size="14pt" officeooo:rsid="0074ed22"/>
    </style:style>
    <style:style style:name="T56" style:family="text">
      <style:text-properties style:font-name="JuniusX" fo:font-size="14pt" officeooo:rsid="0037cf74"/>
    </style:style>
    <style:style style:name="T57" style:family="text">
      <style:text-properties style:font-name="JuniusX" fo:font-size="14pt" officeooo:rsid="007d5e84"/>
    </style:style>
    <style:style style:name="T58" style:family="text">
      <style:text-properties style:font-name="JuniusX" fo:font-size="14pt" officeooo:rsid="00953ddf"/>
    </style:style>
    <style:style style:name="T59" style:family="text">
      <style:text-properties style:font-name="JuniusX" fo:font-size="14pt" officeooo:rsid="00a6767e"/>
    </style:style>
    <style:style style:name="T60" style:family="text">
      <style:text-properties style:font-name="JuniusX" fo:font-size="14pt" officeooo:rsid="00a6be6c"/>
    </style:style>
    <style:style style:name="T61" style:family="text">
      <style:text-properties style:font-name="JuniusX" fo:font-size="14pt" officeooo:rsid="00a9b80a"/>
    </style:style>
    <style:style style:name="T62" style:family="text">
      <style:text-properties style:font-name="JuniusX" fo:font-size="14pt" officeooo:rsid="00b2bda2"/>
    </style:style>
    <style:style style:name="T63" style:family="text">
      <style:text-properties style:font-name="JuniusX" fo:font-size="14pt" officeooo:rsid="00cf3b38"/>
    </style:style>
    <style:style style:name="T64" style:family="text">
      <style:text-properties style:font-name="JuniusX" fo:font-size="14pt" officeooo:rsid="0147dfe4"/>
    </style:style>
    <style:style style:name="T65" style:family="text">
      <style:text-properties style:font-name="JuniusX" fo:font-size="14pt" officeooo:rsid="019f7e32"/>
    </style:style>
    <style:style style:name="T66" style:family="text">
      <style:text-properties style:font-name="JuniusX" fo:font-size="14pt" officeooo:rsid="01a1ad78"/>
    </style:style>
    <style:style style:name="T67" style:family="text">
      <style:text-properties style:font-name="JuniusX" fo:font-size="14pt" officeooo:rsid="01c21937"/>
    </style:style>
    <style:style style:name="T68" style:family="text">
      <style:text-properties style:font-name="JuniusX" fo:font-size="14pt" officeooo:rsid="02031b59"/>
    </style:style>
    <style:style style:name="T69" style:family="text">
      <style:text-properties style:font-name="JuniusX" fo:font-size="14pt" officeooo:rsid="01c028ea"/>
    </style:style>
    <style:style style:name="T70" style:family="text">
      <style:text-properties style:font-name="JuniusX" fo:font-size="14pt" officeooo:rsid="01c3bea2"/>
    </style:style>
    <style:style style:name="T71" style:family="text">
      <style:text-properties style:font-name="JuniusX" fo:font-size="14pt" officeooo:rsid="02378f41"/>
    </style:style>
    <style:style style:name="T72" style:family="text">
      <style:text-properties style:font-name="JuniusX" fo:font-size="14pt" officeooo:rsid="01c43667"/>
    </style:style>
    <style:style style:name="T73" style:family="text">
      <style:text-properties style:font-name="JuniusX" fo:font-size="14pt" officeooo:rsid="01d63f56"/>
    </style:style>
    <style:style style:name="T74" style:family="text">
      <style:text-properties style:font-name="JuniusX" fo:font-size="14pt" officeooo:rsid="023b9081"/>
    </style:style>
    <style:style style:name="T75" style:family="text">
      <style:text-properties style:font-name="JuniusX" officeooo:rsid="004eb100"/>
    </style:style>
    <style:style style:name="T76" style:family="text">
      <style:text-properties style:font-name="JuniusX" officeooo:rsid="0051e39c"/>
    </style:style>
    <style:style style:name="T77" style:family="text">
      <style:text-properties style:font-name="JuniusX" officeooo:rsid="005f947d"/>
    </style:style>
    <style:style style:name="T78" style:family="text">
      <style:text-properties style:font-name="JuniusX" officeooo:rsid="002e2638"/>
    </style:style>
    <style:style style:name="T79" style:family="text">
      <style:text-properties style:font-name="JuniusX" officeooo:rsid="005c509d"/>
    </style:style>
    <style:style style:name="T80" style:family="text">
      <style:text-properties style:font-name="JuniusX" officeooo:rsid="001521aa"/>
    </style:style>
    <style:style style:name="T81" style:family="text">
      <style:text-properties style:font-name="JuniusX" officeooo:rsid="0081de80"/>
    </style:style>
    <style:style style:name="T82" style:family="text">
      <style:text-properties style:font-name="JuniusX" officeooo:rsid="008fa740"/>
    </style:style>
    <style:style style:name="T83" style:family="text">
      <style:text-properties style:font-name="JuniusX" officeooo:rsid="00953ddf"/>
    </style:style>
    <style:style style:name="T84" style:family="text">
      <style:text-properties style:font-name="JuniusX" officeooo:rsid="00101d9d"/>
    </style:style>
    <style:style style:name="T85" style:family="text">
      <style:text-properties style:font-name="JuniusX" officeooo:rsid="00a6767e"/>
    </style:style>
    <style:style style:name="T86" style:family="text">
      <style:text-properties style:font-name="JuniusX" officeooo:rsid="00a6be6c"/>
    </style:style>
    <style:style style:name="T87" style:family="text">
      <style:text-properties style:font-name="JuniusX" officeooo:rsid="000ebddd"/>
    </style:style>
    <style:style style:name="T88" style:family="text">
      <style:text-properties style:font-name="JuniusX" fo:language="zxx" fo:country="none" style:language-asian="zxx" style:country-asian="none" style:language-complex="zxx" style:country-complex="none"/>
    </style:style>
    <style:style style:name="T89" style:family="text">
      <style:text-properties style:font-name="JuniusX" officeooo:rsid="00aca23e"/>
    </style:style>
    <style:style style:name="T90" style:family="text">
      <style:text-properties style:font-name="JuniusX" officeooo:rsid="00ad314c"/>
    </style:style>
    <style:style style:name="T91" style:family="text">
      <style:text-properties style:font-name="JuniusX" officeooo:rsid="00ae905b"/>
    </style:style>
    <style:style style:name="T92" style:family="text">
      <style:text-properties style:font-name="JuniusX" officeooo:rsid="00b2cb56"/>
    </style:style>
    <style:style style:name="T93" style:family="text">
      <style:text-properties style:font-name="JuniusX" officeooo:rsid="00bcf06e"/>
    </style:style>
    <style:style style:name="T94" style:family="text">
      <style:text-properties style:font-name="JuniusX" officeooo:rsid="0016a143"/>
    </style:style>
    <style:style style:name="T95" style:family="text">
      <style:text-properties style:font-name="JuniusX" officeooo:rsid="0124d6e9"/>
    </style:style>
    <style:style style:name="T96" style:family="text">
      <style:text-properties style:font-name="JuniusX" officeooo:rsid="01256cf0"/>
    </style:style>
    <style:style style:name="T97" style:family="text">
      <style:text-properties style:font-name="JuniusX" officeooo:rsid="0147dfe4"/>
    </style:style>
    <style:style style:name="T98" style:family="text">
      <style:text-properties style:font-name="JuniusX" officeooo:rsid="014de630"/>
    </style:style>
    <style:style style:name="T99" style:family="text">
      <style:text-properties style:font-name="JuniusX" officeooo:rsid="01666cdf"/>
    </style:style>
    <style:style style:name="T100" style:family="text">
      <style:text-properties style:font-name="JuniusX" officeooo:rsid="019f7e32"/>
    </style:style>
    <style:style style:name="T101" style:family="text">
      <style:text-properties style:font-name="JuniusX" officeooo:rsid="01a3d7d7"/>
    </style:style>
    <style:style style:name="T102" style:family="text">
      <style:text-properties style:font-name="JuniusX" officeooo:rsid="01a5002f"/>
    </style:style>
    <style:style style:name="T103" style:family="text">
      <style:text-properties style:font-name="JuniusX" officeooo:rsid="01a6f95e"/>
    </style:style>
    <style:style style:name="T104" style:family="text">
      <style:text-properties style:font-name="JuniusX" officeooo:rsid="01a7b13b"/>
    </style:style>
    <style:style style:name="T105" style:family="text">
      <style:text-properties style:font-name="JuniusX" officeooo:rsid="01a945a8"/>
    </style:style>
    <style:style style:name="T106" style:family="text">
      <style:text-properties style:font-name="JuniusX" officeooo:rsid="01ba70aa"/>
    </style:style>
    <style:style style:name="T107" style:family="text">
      <style:text-properties style:font-name="JuniusX" officeooo:rsid="01bc96f7"/>
    </style:style>
    <style:style style:name="T108" style:family="text">
      <style:text-properties style:font-name="JuniusX" officeooo:rsid="01c028ea"/>
    </style:style>
    <style:style style:name="T109" style:family="text">
      <style:text-properties style:font-name="JuniusX" officeooo:rsid="001abfc7"/>
    </style:style>
    <style:style style:name="T110" style:family="text">
      <style:text-properties style:font-name="JuniusX" officeooo:rsid="01c4a39b"/>
    </style:style>
    <style:style style:name="T111" style:family="text">
      <style:text-properties style:font-name="JuniusX" officeooo:rsid="01cb3d24"/>
    </style:style>
    <style:style style:name="T112" style:family="text">
      <style:text-properties style:font-name="JuniusX" officeooo:rsid="02291fdd"/>
    </style:style>
    <style:style style:name="T113" style:family="text">
      <style:text-properties style:font-name="JuniusX" fo:letter-spacing="normal"/>
    </style:style>
    <style:style style:name="T114" style:family="text">
      <style:text-properties style:font-name="JuniusX" fo:letter-spacing="normal" officeooo:rsid="000a07c2"/>
    </style:style>
    <style:style style:name="T115" style:family="text">
      <style:text-properties style:font-name="JuniusX" officeooo:rsid="0239dbd1"/>
    </style:style>
    <style:style style:name="T116" style:family="text">
      <style:text-properties style:font-name="JuniusX" officeooo:rsid="023c906a"/>
    </style:style>
    <style:style style:name="T117" style:family="text">
      <style:text-properties style:font-name="JuniusX" officeooo:rsid="00bdd5f0"/>
    </style:style>
    <style:style style:name="T118" style:family="text">
      <style:text-properties style:font-name="JuniusX" officeooo:rsid="024d4a13"/>
    </style:style>
    <style:style style:name="T119" style:family="text">
      <style:text-properties style:font-name="JuniusX" officeooo:rsid="0257d157"/>
    </style:style>
    <style:style style:name="T120" style:family="text">
      <style:text-properties style:font-name="JuniusX:pcap" officeooo:rsid="000a07c2"/>
    </style:style>
    <style:style style:name="T121" style:family="text">
      <style:text-properties style:font-name="JuniusX:case"/>
    </style:style>
    <style:style style:name="T122" style:family="text">
      <style:text-properties style:font-name="JuniusX:case" officeooo:rsid="000a07c2"/>
    </style:style>
    <style:style style:name="T123" style:family="text">
      <style:text-properties style:font-name="JuniusX:case" officeooo:rsid="005c509d"/>
    </style:style>
    <style:style style:name="T124" style:family="text">
      <style:text-properties style:font-name="JuniusX:zero" officeooo:rsid="000a07c2"/>
    </style:style>
    <style:style style:name="T125" style:family="text">
      <style:text-properties style:font-name="JuniusX:zero&amp;pnum" officeooo:rsid="000a07c2"/>
    </style:style>
    <style:style style:name="T126" style:family="text">
      <style:text-properties style:font-name="JuniusX:zero&amp;onum" officeooo:rsid="000a07c2"/>
    </style:style>
    <style:style style:name="T127" style:family="text">
      <style:text-properties style:font-name="JuniusX:zero&amp;onum&amp;pnum" officeooo:rsid="000a07c2"/>
    </style:style>
    <style:style style:name="T128" style:family="text">
      <style:text-properties style:font-name="JuniusX:zero&amp;sups" officeooo:rsid="000a07c2"/>
    </style:style>
    <style:style style:name="T129" style:family="text">
      <style:text-properties style:font-name="JuniusX:zero&amp;subs" officeooo:rsid="000a07c2"/>
    </style:style>
    <style:style style:name="T130" style:family="text">
      <style:text-properties style:font-name="JuniusX:zero&amp;onum&amp;pnum&amp;subs" officeooo:rsid="000a07c2"/>
    </style:style>
    <style:style style:name="T131" style:family="text">
      <style:text-properties style:font-name="JuniusX:zero&amp;onum&amp;pnum&amp;sups" officeooo:rsid="000a07c2"/>
    </style:style>
    <style:style style:name="T132" style:family="text">
      <style:text-properties style:font-name="JuniusX:sups"/>
    </style:style>
    <style:style style:name="T133" style:family="text">
      <style:text-properties style:font-name="JuniusX:pnum&amp;onum&amp;sups"/>
    </style:style>
    <style:style style:name="T134" style:family="text">
      <style:text-properties style:font-name="JuniusX:subs"/>
    </style:style>
    <style:style style:name="T135" style:family="text">
      <style:text-properties style:font-name="JuniusX:pnum&amp;onum&amp;subs"/>
    </style:style>
    <style:style style:name="T136" style:family="text">
      <style:text-properties style:font-name="JuniusX:ornm=1"/>
    </style:style>
    <style:style style:name="T137" style:family="text">
      <style:text-properties style:font-name="JuniusX:ornm=2"/>
    </style:style>
    <style:style style:name="T138" style:family="text">
      <style:text-properties style:font-name="JuniusX:ornm=3"/>
    </style:style>
    <style:style style:name="T139" style:family="text">
      <style:text-properties style:font-name="JuniusX:ornm=4"/>
    </style:style>
    <style:style style:name="T140" style:family="text">
      <style:text-properties style:font-name="JuniusX:ornm"/>
    </style:style>
    <style:style style:name="T141" style:family="text">
      <style:text-properties style:font-name="JuniusX:ss01"/>
    </style:style>
    <style:style style:name="T142" style:family="text">
      <style:text-properties style:font-name="JuniusX:ss01" officeooo:rsid="000d2b7c"/>
    </style:style>
    <style:style style:name="T143" style:family="text">
      <style:text-properties style:font-name="JuniusX:ss01" officeooo:rsid="01aeb7a8"/>
    </style:style>
    <style:style style:name="T144" style:family="text">
      <style:text-properties style:font-name="JuniusX:ss01" fo:font-size="14pt" officeooo:rsid="02078644"/>
    </style:style>
    <style:style style:name="T145" style:family="text">
      <style:text-properties style:font-name="JuniusX:ss01" fo:font-size="14pt" officeooo:rsid="02220e58"/>
    </style:style>
    <style:style style:name="T146" style:family="text">
      <style:text-properties style:font-name="JuniusX:ss01" fo:font-size="14pt" officeooo:rsid="02203ffe"/>
    </style:style>
    <style:style style:name="T147" style:family="text">
      <style:text-properties style:font-name="JuniusX:ss01" fo:letter-spacing="-0.0016in" fo:font-weight="bold" officeooo:rsid="01291548" style:font-weight-asian="bold" style:font-weight-complex="bold"/>
    </style:style>
    <style:style style:name="T148" style:family="text">
      <style:text-properties style:font-name="JuniusX:ss01" fo:letter-spacing="-0.0016in" fo:font-weight="bold" officeooo:rsid="01543a56" style:font-weight-asian="bold" style:font-weight-complex="bold"/>
    </style:style>
    <style:style style:name="T149" style:family="text">
      <style:text-properties style:font-name="JuniusX:ss01" fo:letter-spacing="-0.0016in" officeooo:rsid="01291548"/>
    </style:style>
    <style:style style:name="T150" style:family="text">
      <style:text-properties style:font-name="JuniusX:ss01" fo:letter-spacing="-0.0016in" officeooo:rsid="01543a56"/>
    </style:style>
    <style:style style:name="T151" style:family="text">
      <style:text-properties style:font-name="JuniusX:ss01" officeooo:rsid="022e0fc4"/>
    </style:style>
    <style:style style:name="T152" style:family="text">
      <style:text-properties style:font-name="JuniusX:ss02" officeooo:rsid="000ebddd"/>
    </style:style>
    <style:style style:name="T153" style:family="text">
      <style:text-properties style:font-name="JuniusX:hist"/>
    </style:style>
    <style:style style:name="T154" style:family="text">
      <style:text-properties style:font-name="JuniusX:hist" officeooo:rsid="00101d9d"/>
    </style:style>
    <style:style style:name="T155" style:family="text">
      <style:text-properties style:font-name="JuniusX:hist" fo:font-size="14pt" fo:font-weight="bold" officeooo:rsid="0243b3f4" style:font-weight-asian="bold" style:font-weight-complex="bold"/>
    </style:style>
    <style:style style:name="T156" style:family="text">
      <style:text-properties style:font-name="JuniusX:hist" fo:font-weight="bold" style:font-weight-asian="bold" style:font-weight-complex="bold"/>
    </style:style>
    <style:style style:name="T157" style:family="text">
      <style:text-properties style:font-name="JuniusX:ss03"/>
    </style:style>
    <style:style style:name="T158" style:family="text">
      <style:text-properties style:font-name="JuniusX:ss04"/>
    </style:style>
    <style:style style:name="T159" style:family="text">
      <style:text-properties style:font-name="JuniusX:ss04" officeooo:rsid="01a3d7d7"/>
    </style:style>
    <style:style style:name="T160" style:family="text">
      <style:text-properties style:font-name="JuniusX:ss06"/>
    </style:style>
    <style:style style:name="T161" style:family="text">
      <style:text-properties style:font-name="JuniusX:ss07"/>
    </style:style>
    <style:style style:name="T162" style:family="text">
      <style:text-properties style:font-name="JuniusX:ss08" officeooo:rsid="00101d9d"/>
    </style:style>
    <style:style style:name="T163" style:family="text">
      <style:text-properties style:font-name="JuniusX:ss11"/>
    </style:style>
    <style:style style:name="T164" style:family="text">
      <style:text-properties style:font-name="JuniusX:ss12"/>
    </style:style>
    <style:style style:name="T165" style:family="text">
      <style:text-properties style:font-name="JuniusX:ss12" fo:font-size="14pt" officeooo:rsid="00a6be6c"/>
    </style:style>
    <style:style style:name="T166" style:family="text">
      <style:text-properties style:font-name="JuniusX:ss13"/>
    </style:style>
    <style:style style:name="T167" style:family="text">
      <style:text-properties style:font-name="JuniusX:ss14" officeooo:rsid="0010ee1e"/>
    </style:style>
    <style:style style:name="T168" style:family="text">
      <style:text-properties style:font-name="JuniusX:ss14" fo:letter-spacing="normal"/>
    </style:style>
    <style:style style:name="T169" style:family="text">
      <style:text-properties style:font-name="JuniusX:ss14" fo:letter-spacing="normal" officeooo:rsid="000a07c2"/>
    </style:style>
    <style:style style:name="T170" style:family="text">
      <style:text-properties style:font-name="JuniusX:ss14&amp;ss15" fo:letter-spacing="normal"/>
    </style:style>
    <style:style style:name="T171" style:family="text">
      <style:text-properties style:font-name="JuniusX:ss16"/>
    </style:style>
    <style:style style:name="T172" style:family="text">
      <style:text-properties style:font-name="JuniusX:ss16" officeooo:rsid="00b2cb56"/>
    </style:style>
    <style:style style:name="T173" style:family="text">
      <style:text-properties style:font-name="JuniusX:ss19"/>
    </style:style>
    <style:style style:name="T174" style:family="text">
      <style:text-properties style:font-name="JuniusX:cv01=4"/>
    </style:style>
    <style:style style:name="T175" style:family="text">
      <style:text-properties style:font-name="JuniusX:cv01=4" officeooo:rsid="001521aa"/>
    </style:style>
    <style:style style:name="T176" style:family="text">
      <style:text-properties style:font-name="JuniusX:cv01=5"/>
    </style:style>
    <style:style style:name="T177" style:family="text">
      <style:text-properties style:font-name="JuniusX:cv01=5" officeooo:rsid="001521aa"/>
    </style:style>
    <style:style style:name="T178" style:family="text">
      <style:text-properties style:font-name="JuniusX:cv01=5" fo:font-size="14pt" fo:font-weight="bold" officeooo:rsid="01df0317" style:font-weight-asian="bold" style:font-weight-complex="bold"/>
    </style:style>
    <style:style style:name="T179" style:family="text">
      <style:text-properties style:font-name="JuniusX:cv01=3"/>
    </style:style>
    <style:style style:name="T180" style:family="text">
      <style:text-properties style:font-name="JuniusX:cv01=3" officeooo:rsid="001521aa"/>
    </style:style>
    <style:style style:name="T181" style:family="text">
      <style:text-properties style:font-name="JuniusX:cv01=2"/>
    </style:style>
    <style:style style:name="T182" style:family="text">
      <style:text-properties style:font-name="JuniusX:cv01=2" officeooo:rsid="001521aa"/>
    </style:style>
    <style:style style:name="T183" style:family="text">
      <style:text-properties style:font-name="JuniusX:cv01=1" officeooo:rsid="001521aa"/>
    </style:style>
    <style:style style:name="T184" style:family="text">
      <style:text-properties style:font-name="JuniusX:cv02=1" officeooo:rsid="001521aa"/>
    </style:style>
    <style:style style:name="T185" style:family="text">
      <style:text-properties style:font-name="JuniusX:cv02=2" officeooo:rsid="001521aa"/>
    </style:style>
    <style:style style:name="T186" style:family="text">
      <style:text-properties style:font-name="JuniusX:cv02=3" officeooo:rsid="001521aa"/>
    </style:style>
    <style:style style:name="T187" style:family="text">
      <style:text-properties style:font-name="JuniusX:cv02=1&amp;smcp" officeooo:rsid="001521aa"/>
    </style:style>
    <style:style style:name="T188" style:family="text">
      <style:text-properties style:font-name="JuniusX:cv05=2"/>
    </style:style>
    <style:style style:name="T189" style:family="text">
      <style:text-properties style:font-name="JuniusX:cv05=2" officeooo:rsid="01c43667"/>
    </style:style>
    <style:style style:name="T190" style:family="text">
      <style:text-properties style:font-name="JuniusX:cv07=1" officeooo:rsid="001abfc7"/>
    </style:style>
    <style:style style:name="T191" style:family="text">
      <style:text-properties style:font-name="JuniusX:cv07=2" officeooo:rsid="001abfc7"/>
    </style:style>
    <style:style style:name="T192" style:family="text">
      <style:text-properties style:font-name="JuniusX:cv07=3" officeooo:rsid="001abfc7"/>
    </style:style>
    <style:style style:name="T193" style:family="text">
      <style:text-properties style:font-name="JuniusX:cv08=1" officeooo:rsid="01c60974"/>
    </style:style>
    <style:style style:name="T194" style:family="text">
      <style:text-properties style:font-name="JuniusX:cv08=1" officeooo:rsid="001abfc7"/>
    </style:style>
    <style:style style:name="T195" style:family="text">
      <style:text-properties style:font-name="JuniusX:cv08=1" officeooo:rsid="023b9081"/>
    </style:style>
    <style:style style:name="T196" style:family="text">
      <style:text-properties style:font-name="JuniusX:cv08=1" officeooo:rsid="023c906a"/>
    </style:style>
    <style:style style:name="T197" style:family="text">
      <style:text-properties officeooo:rsid="001c72fa"/>
    </style:style>
    <style:style style:name="T198" style:family="text">
      <style:text-properties style:font-name="JuniusX:cv09=1" officeooo:rsid="001c72fa"/>
    </style:style>
    <style:style style:name="T199" style:family="text">
      <style:text-properties style:font-name="JuniusX:cv09=5" officeooo:rsid="001c72fa"/>
    </style:style>
    <style:style style:name="T200" style:family="text">
      <style:text-properties style:font-name="JuniusX:cv09=4" officeooo:rsid="001c72fa"/>
    </style:style>
    <style:style style:name="T201" style:family="text">
      <style:text-properties style:font-name="JuniusX:cv09=3" officeooo:rsid="001c72fa"/>
    </style:style>
    <style:style style:name="T202" style:family="text">
      <style:text-properties style:font-name="JuniusX:cv09=2" officeooo:rsid="001c72fa"/>
    </style:style>
    <style:style style:name="T203" style:family="text">
      <style:text-properties style:font-name="JuniusX:cv10=1"/>
    </style:style>
    <style:style style:name="T204" style:family="text">
      <style:text-properties style:font-name="JuniusX:cv10=1&amp;smcp"/>
    </style:style>
    <style:style style:name="T205" style:family="text">
      <style:text-properties officeooo:rsid="001ebf2c"/>
    </style:style>
    <style:style style:name="T206" style:family="text">
      <style:text-properties style:font-name="JuniusX:cv10=5" officeooo:rsid="001ebf2c"/>
    </style:style>
    <style:style style:name="T207" style:family="text">
      <style:text-properties style:font-name="JuniusX:cv10=4" officeooo:rsid="001ebf2c"/>
    </style:style>
    <style:style style:name="T208" style:family="text">
      <style:text-properties style:font-name="JuniusX:cv10=3" officeooo:rsid="001ebf2c"/>
    </style:style>
    <style:style style:name="T209" style:family="text">
      <style:text-properties style:font-name="JuniusX:cv10=2" officeooo:rsid="001ebf2c"/>
    </style:style>
    <style:style style:name="T210" style:family="text">
      <style:text-properties style:font-name="JuniusX:cv11=1"/>
    </style:style>
    <style:style style:name="T211" style:family="text">
      <style:text-properties style:font-name="JuniusX:cv11=1&amp;ss07"/>
    </style:style>
    <style:style style:name="T212" style:family="text">
      <style:text-properties style:font-name="JuniusX:cv11=1&amp;ss07&amp;smcp"/>
    </style:style>
    <style:style style:name="T213" style:family="text">
      <style:text-properties style:font-name="JuniusX:cv11=1&amp;smcp"/>
    </style:style>
    <style:style style:name="T214" style:family="text">
      <style:text-properties officeooo:rsid="0022fd71"/>
    </style:style>
    <style:style style:name="T215" style:family="text">
      <style:text-properties style:font-name="JuniusX:cv12"/>
    </style:style>
    <style:style style:name="T216" style:family="text">
      <style:text-properties style:font-name="JuniusX:cv13=2" officeooo:rsid="01f9d82e"/>
    </style:style>
    <style:style style:name="T217" style:family="text">
      <style:text-properties style:font-name="JuniusX:cv15=3" officeooo:rsid="0022fd71"/>
    </style:style>
    <style:style style:name="T218" style:family="text">
      <style:text-properties style:font-name="JuniusX:cv15=2" fo:font-size="14pt" officeooo:rsid="0022fd71"/>
    </style:style>
    <style:style style:name="T219" style:family="text">
      <style:text-properties style:font-name="JuniusX:cv15=1" officeooo:rsid="0022fd71"/>
    </style:style>
    <style:style style:name="T220" style:family="text">
      <style:text-properties style:font-name="JuniusX:cv16=1"/>
    </style:style>
    <style:style style:name="T221" style:family="text">
      <style:text-properties style:font-name="JuniusX:cv17"/>
    </style:style>
    <style:style style:name="T222" style:family="text">
      <style:text-properties style:font-name="JuniusX:cv18=3" officeooo:rsid="0023cc65"/>
    </style:style>
    <style:style style:name="T223" style:family="text">
      <style:text-properties style:font-name="JuniusX:cv18=2" officeooo:rsid="0023cc65"/>
    </style:style>
    <style:style style:name="T224" style:family="text">
      <style:text-properties style:font-name="JuniusX:cv18=2&amp;smcp" officeooo:rsid="0023cc65"/>
    </style:style>
    <style:style style:name="T225" style:family="text">
      <style:text-properties style:font-name="JuniusX:cv19=2"/>
    </style:style>
    <style:style style:name="T226" style:family="text">
      <style:text-properties style:font-name="JuniusX:cv19=2&amp;smcp"/>
    </style:style>
    <style:style style:name="T227" style:family="text">
      <style:text-properties style:font-name="JuniusX:cv19=1"/>
    </style:style>
    <style:style style:name="T228" style:family="text">
      <style:text-properties style:font-name="JuniusX:cv19=1&amp;smcp"/>
    </style:style>
    <style:style style:name="T229" style:family="text">
      <style:text-properties style:font-name="JuniusX:cv21=4"/>
    </style:style>
    <style:style style:name="T230" style:family="text">
      <style:text-properties style:font-name="JuniusX:cv21=3"/>
    </style:style>
    <style:style style:name="T231" style:family="text">
      <style:text-properties style:font-name="JuniusX:cv21=2"/>
    </style:style>
    <style:style style:name="T232" style:family="text">
      <style:text-properties style:font-name="JuniusX:cv21=1"/>
    </style:style>
    <style:style style:name="T233" style:family="text">
      <style:text-properties style:font-name="JuniusX:cv22"/>
    </style:style>
    <style:style style:name="T234" style:family="text">
      <style:text-properties officeooo:rsid="0025cf0d"/>
    </style:style>
    <style:style style:name="T235" style:family="text">
      <style:text-properties style:font-name="JuniusX:cv23" fo:font-size="14pt" officeooo:rsid="01d3c99b"/>
    </style:style>
    <style:style style:name="T236" style:family="text">
      <style:text-properties style:font-name="JuniusX:cv25=3"/>
    </style:style>
    <style:style style:name="T237" style:family="text">
      <style:text-properties style:font-name="JuniusX:cv25=2"/>
    </style:style>
    <style:style style:name="T238" style:family="text">
      <style:text-properties style:font-name="JuniusX:cv25=4"/>
    </style:style>
    <style:style style:name="T239" style:family="text">
      <style:text-properties style:font-name="JuniusX:cv25=1"/>
    </style:style>
    <style:style style:name="T240" style:family="text">
      <style:text-properties style:font-name="JuniusX:cv25=1&amp;smcp"/>
    </style:style>
    <style:style style:name="T241" style:family="text">
      <style:text-properties style:font-name="JuniusX:cv26"/>
    </style:style>
    <style:style style:name="T242" style:family="text">
      <style:text-properties officeooo:rsid="00299cd9"/>
    </style:style>
    <style:style style:name="T243" style:family="text">
      <style:text-properties style:font-name="JuniusX:cv28=2" officeooo:rsid="01796276"/>
    </style:style>
    <style:style style:name="T244" style:family="text">
      <style:text-properties style:font-name="JuniusX:cv28=1" officeooo:rsid="01796276"/>
    </style:style>
    <style:style style:name="T245" style:family="text">
      <style:text-properties style:font-name="JuniusX1" fo:font-size="14pt"/>
    </style:style>
    <style:style style:name="T246" style:family="text">
      <style:text-properties style:font-name="JuniusX1" fo:font-size="14pt" officeooo:rsid="003fa184"/>
    </style:style>
    <style:style style:name="T247" style:family="text">
      <style:text-properties style:font-name="JuniusX1" fo:font-size="14pt" officeooo:rsid="00661a20"/>
    </style:style>
    <style:style style:name="T248" style:family="text">
      <style:text-properties style:font-name="JuniusX1" fo:font-size="14pt" officeooo:rsid="00666dbf"/>
    </style:style>
    <style:style style:name="T249" style:family="text">
      <style:text-properties style:font-name="JuniusX1" fo:font-size="14pt" officeooo:rsid="00ce6c8c"/>
    </style:style>
    <style:style style:name="T250" style:family="text">
      <style:text-properties style:font-name="JuniusX1" fo:font-size="14pt" officeooo:rsid="015a00ca"/>
    </style:style>
    <style:style style:name="T251" style:family="text">
      <style:text-properties style:font-name="JuniusX1" fo:font-size="14pt" officeooo:rsid="0081de80"/>
    </style:style>
    <style:style style:name="T252" style:family="text">
      <style:text-properties style:font-name="JuniusX1" fo:font-size="14pt" officeooo:rsid="015a8571"/>
    </style:style>
    <style:style style:name="T253" style:family="text">
      <style:text-properties style:font-name="JuniusX1" fo:font-size="14pt" officeooo:rsid="015aa282"/>
    </style:style>
    <style:style style:name="T254" style:family="text">
      <style:text-properties style:font-name="JuniusX1" fo:font-size="14pt" officeooo:rsid="015bb1a3"/>
    </style:style>
    <style:style style:name="T255" style:family="text">
      <style:text-properties style:font-name="JuniusX1" fo:font-size="14pt" officeooo:rsid="015c580e"/>
    </style:style>
    <style:style style:name="T256" style:family="text">
      <style:text-properties style:font-name="JuniusX1" fo:font-size="14pt" officeooo:rsid="016dab14"/>
    </style:style>
    <style:style style:name="T257" style:family="text">
      <style:text-properties style:font-name="JuniusX1" fo:font-size="14pt" officeooo:rsid="018d3198"/>
    </style:style>
    <style:style style:name="T258" style:family="text">
      <style:text-properties style:font-name="JuniusX1" fo:font-size="14pt" officeooo:rsid="018f3b3c"/>
    </style:style>
    <style:style style:name="T259" style:family="text">
      <style:text-properties style:font-name="JuniusX1" fo:font-size="14pt" officeooo:rsid="01968e82"/>
    </style:style>
    <style:style style:name="T260" style:family="text">
      <style:text-properties style:font-name="JuniusX1" fo:font-size="14pt" officeooo:rsid="01983ac8"/>
    </style:style>
    <style:style style:name="T261" style:family="text">
      <style:text-properties style:font-name="JuniusX1" fo:font-size="14pt" officeooo:rsid="019971b0"/>
    </style:style>
    <style:style style:name="T262" style:family="text">
      <style:text-properties style:font-name="JuniusX1" fo:font-size="14pt" officeooo:rsid="019ae2cc"/>
    </style:style>
    <style:style style:name="T263" style:family="text">
      <style:text-properties style:font-name="JuniusX1" fo:font-size="14pt" officeooo:rsid="019cced9"/>
    </style:style>
    <style:style style:name="T264" style:family="text">
      <style:text-properties style:font-name="JuniusX1" fo:font-size="14pt" officeooo:rsid="01aeb7a8"/>
    </style:style>
    <style:style style:name="T265" style:family="text">
      <style:text-properties style:font-name="JuniusX1" fo:font-size="14pt" officeooo:rsid="01b7b8ac"/>
    </style:style>
    <style:style style:name="T266" style:family="text">
      <style:text-properties style:font-name="JuniusX1" fo:font-size="14pt" officeooo:rsid="01ba70aa"/>
    </style:style>
    <style:style style:name="T267" style:family="text">
      <style:text-properties style:font-name="JuniusX1" fo:font-size="14pt" officeooo:rsid="01c21937"/>
    </style:style>
    <style:style style:name="T268" style:family="text">
      <style:text-properties style:font-name="JuniusX1" fo:font-size="14pt" officeooo:rsid="01c43667"/>
    </style:style>
    <style:style style:name="T269" style:family="text">
      <style:text-properties style:font-name="JuniusX1" fo:font-size="14pt" officeooo:rsid="01d0b81e"/>
    </style:style>
    <style:style style:name="T270" style:family="text">
      <style:text-properties style:font-name="JuniusX1" fo:font-size="14pt" officeooo:rsid="01d63f56"/>
    </style:style>
    <style:style style:name="T271" style:family="text">
      <style:text-properties style:font-name="JuniusX1" fo:font-size="14pt" officeooo:rsid="01d91b9e"/>
    </style:style>
    <style:style style:name="T272" style:family="text">
      <style:text-properties style:font-name="JuniusX1" fo:font-size="14pt" officeooo:rsid="01df0317"/>
    </style:style>
    <style:style style:name="T273" style:family="text">
      <style:text-properties style:font-name="JuniusX1" fo:font-size="14pt" fo:font-weight="bold" style:font-weight-asian="bold" style:font-weight-complex="bold"/>
    </style:style>
    <style:style style:name="T274" style:family="text">
      <style:text-properties style:font-name="JuniusX1" fo:font-size="14pt" fo:font-weight="bold" officeooo:rsid="01df0317" style:font-weight-asian="bold" style:font-weight-complex="bold"/>
    </style:style>
    <style:style style:name="T275" style:family="text">
      <style:text-properties style:font-name="JuniusX1" fo:font-size="14pt" fo:font-weight="bold" officeooo:rsid="01e0a3b7" style:font-weight-asian="bold" style:font-weight-complex="bold"/>
    </style:style>
    <style:style style:name="T276" style:family="text">
      <style:text-properties style:font-name="JuniusX1" fo:font-size="14pt" fo:font-weight="bold" officeooo:rsid="01eaf515" style:font-weight-asian="bold" style:font-weight-complex="bold"/>
    </style:style>
    <style:style style:name="T277" style:family="text">
      <style:text-properties style:font-name="JuniusX1" fo:font-size="14pt" fo:font-weight="bold" officeooo:rsid="023e3ace" style:font-weight-asian="bold" style:font-weight-complex="bold"/>
    </style:style>
    <style:style style:name="T278" style:family="text">
      <style:text-properties style:font-name="JuniusX1" fo:font-size="14pt" fo:font-weight="bold" officeooo:rsid="023e9069" style:font-weight-asian="bold" style:font-weight-complex="bold"/>
    </style:style>
    <style:style style:name="T279" style:family="text">
      <style:text-properties style:font-name="JuniusX1" fo:font-size="14pt" fo:font-weight="bold" officeooo:rsid="0243b3f4" style:font-weight-asian="bold" style:font-weight-complex="bold"/>
    </style:style>
    <style:style style:name="T280" style:family="text">
      <style:text-properties style:font-name="JuniusX1" fo:font-size="14pt" fo:font-weight="bold" officeooo:rsid="02459075" style:font-weight-asian="bold" style:font-weight-complex="bold"/>
    </style:style>
    <style:style style:name="T281" style:family="text">
      <style:text-properties style:font-name="JuniusX1" fo:font-size="14pt" officeooo:rsid="01e0a3b7"/>
    </style:style>
    <style:style style:name="T282" style:family="text">
      <style:text-properties style:font-name="JuniusX1" fo:font-size="14pt" officeooo:rsid="01e117da"/>
    </style:style>
    <style:style style:name="T283" style:family="text">
      <style:text-properties style:font-name="JuniusX1" fo:font-size="14pt" officeooo:rsid="01e19857"/>
    </style:style>
    <style:style style:name="T284" style:family="text">
      <style:text-properties style:font-name="JuniusX1" fo:font-size="14pt" officeooo:rsid="01e1a470"/>
    </style:style>
    <style:style style:name="T285" style:family="text">
      <style:text-properties style:font-name="JuniusX1" fo:font-size="14pt" officeooo:rsid="01e3facc"/>
    </style:style>
    <style:style style:name="T286" style:family="text">
      <style:text-properties style:font-name="JuniusX1" fo:font-size="14pt" officeooo:rsid="01e58649"/>
    </style:style>
    <style:style style:name="T287" style:family="text">
      <style:text-properties style:font-name="JuniusX1" fo:font-size="14pt" officeooo:rsid="01e5eeeb"/>
    </style:style>
    <style:style style:name="T288" style:family="text">
      <style:text-properties style:font-name="JuniusX1" fo:font-size="14pt" fo:font-style="italic" officeooo:rsid="01eaf515" style:font-style-asian="italic" style:font-style-complex="italic"/>
    </style:style>
    <style:style style:name="T289" style:family="text">
      <style:text-properties style:font-name="JuniusX1" fo:font-size="14pt" fo:font-style="italic" officeooo:rsid="02591656" style:font-style-asian="italic" style:font-style-complex="italic"/>
    </style:style>
    <style:style style:name="T290" style:family="text">
      <style:text-properties style:font-name="JuniusX1" fo:font-size="14pt" officeooo:rsid="01eaf515"/>
    </style:style>
    <style:style style:name="T291" style:family="text">
      <style:text-properties style:font-name="JuniusX1" fo:font-size="14pt" officeooo:rsid="01ec24a9"/>
    </style:style>
    <style:style style:name="T292" style:family="text">
      <style:text-properties style:font-name="JuniusX1" fo:font-size="14pt" officeooo:rsid="01ed4e67"/>
    </style:style>
    <style:style style:name="T293" style:family="text">
      <style:text-properties style:font-name="JuniusX1" fo:font-size="14pt" officeooo:rsid="01f0d3e8"/>
    </style:style>
    <style:style style:name="T294" style:family="text">
      <style:text-properties style:font-name="JuniusX1" fo:font-size="14pt" officeooo:rsid="01f0d5c0"/>
    </style:style>
    <style:style style:name="T295" style:family="text">
      <style:text-properties style:font-name="JuniusX1" fo:font-size="14pt" officeooo:rsid="01f9d82e"/>
    </style:style>
    <style:style style:name="T296" style:family="text">
      <style:text-properties style:font-name="JuniusX1" fo:font-size="14pt" officeooo:rsid="01fc75c0"/>
    </style:style>
    <style:style style:name="T297" style:family="text">
      <style:text-properties style:font-name="JuniusX1" fo:font-size="14pt" officeooo:rsid="020537f7"/>
    </style:style>
    <style:style style:name="T298" style:family="text">
      <style:text-properties style:font-name="JuniusX1" fo:font-size="14pt" officeooo:rsid="02078644"/>
    </style:style>
    <style:style style:name="T299" style:family="text">
      <style:text-properties style:font-name="JuniusX1" fo:font-size="14pt" officeooo:rsid="0205f404"/>
    </style:style>
    <style:style style:name="T300" style:family="text">
      <style:text-properties style:font-name="JuniusX1" fo:font-size="14pt" officeooo:rsid="020e7711"/>
    </style:style>
    <style:style style:name="T301" style:family="text">
      <style:text-properties style:font-name="JuniusX1" fo:font-size="14pt" officeooo:rsid="02100141"/>
    </style:style>
    <style:style style:name="T302" style:family="text">
      <style:text-properties style:font-name="JuniusX1" fo:font-size="14pt" officeooo:rsid="02031b59"/>
    </style:style>
    <style:style style:name="T303" style:family="text">
      <style:text-properties style:font-name="JuniusX1" fo:font-size="14pt" officeooo:rsid="021b3018"/>
    </style:style>
    <style:style style:name="T304" style:family="text">
      <style:text-properties style:font-name="JuniusX1" fo:font-size="14pt" officeooo:rsid="020434b1"/>
    </style:style>
    <style:style style:name="T305" style:family="text">
      <style:text-properties style:font-name="JuniusX1" fo:font-size="14pt" officeooo:rsid="021b3018" style:font-name-asian="Liberation Mono" style:font-name-complex="Liberation Mono"/>
    </style:style>
    <style:style style:name="T306" style:family="text">
      <style:text-properties style:font-name="JuniusX1" fo:font-size="14pt" officeooo:rsid="021e6707"/>
    </style:style>
    <style:style style:name="T307" style:family="text">
      <style:text-properties style:font-name="JuniusX1" fo:font-size="14pt" officeooo:rsid="021f9c18"/>
    </style:style>
    <style:style style:name="T308" style:family="text">
      <style:text-properties style:font-name="JuniusX1" fo:font-size="14pt" officeooo:rsid="02203ffe"/>
    </style:style>
    <style:style style:name="T309" style:family="text">
      <style:text-properties style:font-name="JuniusX1" fo:font-size="14pt" officeooo:rsid="0220983a"/>
    </style:style>
    <style:style style:name="T310" style:family="text">
      <style:text-properties style:font-name="JuniusX1" fo:font-size="14pt" officeooo:rsid="02220e58"/>
    </style:style>
    <style:style style:name="T311" style:family="text">
      <style:text-properties style:font-name="JuniusX1" fo:font-size="14pt" officeooo:rsid="0223e49c"/>
    </style:style>
    <style:style style:name="T312" style:family="text">
      <style:text-properties style:font-name="JuniusX1" fo:font-size="14pt" officeooo:rsid="022650bf"/>
    </style:style>
    <style:style style:name="T313" style:family="text">
      <style:text-properties style:font-name="JuniusX1" fo:font-size="14pt" fo:letter-spacing="-0.0016in" officeooo:rsid="012b465d"/>
    </style:style>
    <style:style style:name="T314" style:family="text">
      <style:text-properties style:font-name="JuniusX1" fo:font-size="14pt" fo:letter-spacing="-0.0016in" officeooo:rsid="01543a56"/>
    </style:style>
    <style:style style:name="T315" style:family="text">
      <style:text-properties style:font-name="JuniusX1" fo:font-size="14pt" fo:letter-spacing="-0.0016in" officeooo:rsid="015f4a48"/>
    </style:style>
    <style:style style:name="T316" style:family="text">
      <style:text-properties style:font-name="JuniusX1" fo:font-size="14pt" officeooo:rsid="023e3ace"/>
    </style:style>
    <style:style style:name="T317" style:family="text">
      <style:text-properties style:font-name="JuniusX1" fo:font-size="14pt" officeooo:rsid="023e9069"/>
    </style:style>
    <style:style style:name="T318" style:family="text">
      <style:text-properties style:font-name="JuniusX1" fo:font-size="14pt" officeooo:rsid="0240571c"/>
    </style:style>
    <style:style style:name="T319" style:family="text">
      <style:text-properties style:font-name="JuniusX1" fo:font-size="14pt" officeooo:rsid="0241360d"/>
    </style:style>
    <style:style style:name="T320" style:family="text">
      <style:text-properties style:font-name="JuniusX1" fo:font-size="14pt" officeooo:rsid="0243b3f4"/>
    </style:style>
    <style:style style:name="T321" style:family="text">
      <style:text-properties style:font-name="JuniusX1" fo:font-size="14pt" officeooo:rsid="02459075"/>
    </style:style>
    <style:style style:name="T322" style:family="text">
      <style:text-properties style:font-name="JuniusX1" fo:font-size="14pt" officeooo:rsid="0246638c"/>
    </style:style>
    <style:style style:name="T323" style:family="text">
      <style:text-properties style:font-name="JuniusX1" fo:font-size="14pt" officeooo:rsid="0246ed1d"/>
    </style:style>
    <style:style style:name="T324" style:family="text">
      <style:text-properties style:font-name="JuniusX1" fo:font-size="14pt" officeooo:rsid="025569a4"/>
    </style:style>
    <style:style style:name="T325" style:family="text">
      <style:text-properties style:font-name="JuniusX1" fo:font-size="14pt" officeooo:rsid="025831f8"/>
    </style:style>
    <style:style style:name="T326" style:family="text">
      <style:text-properties style:font-name="JuniusX1" fo:font-size="14pt" officeooo:rsid="02591656"/>
    </style:style>
    <style:style style:name="T327" style:family="text">
      <style:text-properties style:font-name="JuniusX1" fo:font-size="14pt" officeooo:rsid="025b5521"/>
    </style:style>
    <style:style style:name="T328" style:family="text">
      <style:text-properties style:font-name="JuniusX1" fo:font-size="14pt" officeooo:rsid="025c62e7"/>
    </style:style>
    <style:style style:name="T329" style:family="text">
      <style:text-properties style:font-name="JuniusX1" fo:font-size="14pt" officeooo:rsid="025da09f"/>
    </style:style>
    <style:style style:name="T330" style:family="text">
      <style:text-properties style:font-name="JuniusX1" fo:font-size="14pt" officeooo:rsid="025deda7"/>
    </style:style>
    <style:style style:name="T331" style:family="text">
      <style:text-properties style:font-name="JuniusX1" fo:font-size="14pt" officeooo:rsid="026733eb"/>
    </style:style>
    <style:style style:name="T332" style:family="text">
      <style:text-properties style:font-name="JuniusX1" fo:font-size="14pt" officeooo:rsid="027465a3"/>
    </style:style>
    <style:style style:name="T333" style:family="text">
      <style:text-properties style:font-name="JuniusX1" fo:font-size="12pt" fo:font-weight="bold" officeooo:rsid="016927bf" style:font-weight-asian="bold" style:font-weight-complex="bold"/>
    </style:style>
    <style:style style:name="T334" style:family="text">
      <style:text-properties style:font-name="JuniusX1" fo:font-size="12pt" fo:font-weight="bold" officeooo:rsid="0264d469" style:font-weight-asian="bold" style:font-weight-complex="bold"/>
    </style:style>
    <style:style style:name="T335" style:family="text">
      <style:text-properties style:font-name="JuniusX1" fo:font-size="12pt" fo:font-weight="bold" officeooo:rsid="026630b3" style:font-weight-asian="bold" style:font-weight-complex="bold"/>
    </style:style>
    <style:style style:name="T336" style:family="text">
      <style:text-properties style:font-name="JuniusX1" fo:font-size="12pt" fo:font-weight="bold" officeooo:rsid="026a4da7" style:font-weight-asian="bold" style:font-weight-complex="bold"/>
    </style:style>
    <style:style style:name="T337" style:family="text">
      <style:text-properties style:font-name="JuniusX1" fo:font-size="12pt" fo:font-weight="250" officeooo:rsid="026aaa70"/>
    </style:style>
    <style:style style:name="T338" style:family="text">
      <style:text-properties style:font-name="JuniusX1" fo:font-size="10pt" officeooo:rsid="01da08fd" style:font-size-asian="10pt" style:font-size-complex="10pt"/>
    </style:style>
    <style:style style:name="T339" style:family="text">
      <style:text-properties style:font-name="JuniusX1" fo:font-size="10pt" officeooo:rsid="025c62e7" style:font-size-asian="10pt" style:font-size-complex="10pt"/>
    </style:style>
    <style:style style:name="T340" style:family="text">
      <style:text-properties style:font-name="JuniusX:cv30=2"/>
    </style:style>
    <style:style style:name="T341" style:family="text">
      <style:text-properties style:font-name="JuniusX:cv30=1"/>
    </style:style>
    <style:style style:name="T342" style:family="text">
      <style:text-properties style:font-name="JuniusX:cv31=2" officeooo:rsid="002ba271"/>
    </style:style>
    <style:style style:name="T343" style:family="text">
      <style:text-properties style:font-name="JuniusX:cv31=1" officeooo:rsid="002ba271"/>
    </style:style>
    <style:style style:name="T344" style:family="text">
      <style:text-properties style:font-name="JuniusX:cv32"/>
    </style:style>
    <style:style style:name="T345" style:family="text">
      <style:text-properties style:font-name="JuniusX:cv40=2"/>
    </style:style>
    <style:style style:name="T346" style:family="text">
      <style:text-properties style:font-name="JuniusX:cv40"/>
    </style:style>
    <style:style style:name="T347" style:family="text">
      <style:text-properties style:font-name="JuniusX:cv41"/>
    </style:style>
    <style:style style:name="T348" style:family="text">
      <style:text-properties officeooo:rsid="002e2638"/>
    </style:style>
    <style:style style:name="T349" style:family="text">
      <style:text-properties style:font-name="JuniusX:cv42=2" officeooo:rsid="005959af"/>
    </style:style>
    <style:style style:name="T350" style:family="text">
      <style:text-properties style:font-name="JuniusX:cv42=2" officeooo:rsid="002e2638"/>
    </style:style>
    <style:style style:name="T351" style:family="text">
      <style:text-properties style:font-name="JuniusX:cv42=2" fo:font-size="14pt" officeooo:rsid="005a0cff"/>
    </style:style>
    <style:style style:name="T352" style:family="text">
      <style:text-properties style:font-name="JuniusX:cv42=2" officeooo:rsid="005c509d"/>
    </style:style>
    <style:style style:name="T353" style:family="text">
      <style:text-properties style:font-name="JuniusX:cv42=2" officeooo:rsid="005e3da2"/>
    </style:style>
    <style:style style:name="T354" style:family="text">
      <style:text-properties style:font-name="JuniusX:cv42=1" officeooo:rsid="002e2638"/>
    </style:style>
    <style:style style:name="T355" style:family="text">
      <style:text-properties style:font-name="JuniusX:cv42=1" officeooo:rsid="005f947d"/>
    </style:style>
    <style:style style:name="T356" style:family="text">
      <style:text-properties style:font-name="JuniusX:cv43"/>
    </style:style>
    <style:style style:name="T357" style:family="text">
      <style:text-properties style:font-name="JuniusX:cv44"/>
    </style:style>
    <style:style style:name="T358" style:family="text">
      <style:text-properties style:font-name="JuniusX:cv45"/>
    </style:style>
    <style:style style:name="T359" style:family="text">
      <style:text-properties style:font-name="JuniusX:cv46"/>
    </style:style>
    <style:style style:name="T360" style:family="text">
      <style:text-properties style:font-name="JuniusX:cv50"/>
    </style:style>
    <style:style style:name="T361" style:family="text">
      <style:text-properties style:font-name="JuniusX:ss12&amp;rtlm"/>
    </style:style>
    <style:style style:name="T362" style:family="text">
      <style:text-properties style:font-name="JuniusX:dlig" officeooo:rsid="00360fd2"/>
    </style:style>
    <style:style style:name="T363" style:family="text">
      <style:text-properties style:font-name="JuniusX:cv09=1&amp;smcp" officeooo:rsid="003b9e9e"/>
    </style:style>
    <style:style style:name="T364" style:family="text">
      <style:text-properties officeooo:rsid="003fa184"/>
    </style:style>
    <style:style style:name="T365" style:family="text">
      <style:text-properties officeooo:rsid="00069b8a"/>
    </style:style>
    <style:style style:name="T366" style:family="text">
      <style:text-properties officeooo:rsid="004702d5"/>
    </style:style>
    <style:style style:name="T367" style:family="text">
      <style:text-properties officeooo:rsid="000d2b7c"/>
    </style:style>
    <style:style style:name="T368" style:family="text">
      <style:text-properties officeooo:rsid="00484885"/>
    </style:style>
    <style:style style:name="T369" style:family="text">
      <style:text-properties officeooo:rsid="004c8ed2"/>
    </style:style>
    <style:style style:name="T370" style:family="text">
      <style:text-properties fo:font-weight="normal" officeooo:rsid="0037cf74" style:font-weight-asian="normal" style:font-weight-complex="normal"/>
    </style:style>
    <style:style style:name="T371" style:family="text">
      <style:text-properties officeooo:rsid="0051e39c"/>
    </style:style>
    <style:style style:name="T372" style:family="text">
      <style:text-properties fo:color="#127622" loext:opacity="100%" style:font-name="JuniusX2"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73" style:family="text">
      <style:text-properties fo:color="#127622" loext:opacity="100%" style:font-name="JuniusX2"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374" style:family="text">
      <style:text-properties fo:color="#127622" loext:opacity="100%" style:font-name="JuniusX2"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375"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76" style:family="text">
      <style:text-properties fo:color="#127622" loext:opacity="100%" fo:font-weight="bold" officeooo:rsid="016aa520" style:font-size-asian="16.1000003814697pt" style:font-weight-asian="bold" style:font-size-complex="16.1000003814697pt" style:font-weight-complex="bold"/>
    </style:style>
    <style:style style:name="T377" style:family="text">
      <style:text-properties fo:color="#127622" loext:opacity="100%" style:font-name="Liberation Mono" fo:font-size="11pt" fo:font-weight="bold" officeooo:rsid="02300b03" style:font-name-asian="Liberation Mono" style:font-size-asian="16.1000003814697pt" style:font-weight-asian="bold" style:font-name-complex="Liberation Mono" style:font-size-complex="16.1000003814697pt" style:font-weight-complex="bold"/>
    </style:style>
    <style:style style:name="T378" style:family="text">
      <style:text-properties fo:color="#8d281e" loext:opacity="100%" style:font-name="JuniusX" officeooo:rsid="00cbb540"/>
    </style:style>
    <style:style style:name="T379" style:family="text">
      <style:text-properties fo:color="#8d281e" loext:opacity="100%" style:font-name="JuniusX" officeooo:rsid="00bdd5f0"/>
    </style:style>
    <style:style style:name="T380" style:family="text">
      <style:text-properties fo:color="#8d281e" loext:opacity="100%" style:font-name="JuniusX" officeooo:rsid="00beea30"/>
    </style:style>
    <style:style style:name="T381" style:family="text">
      <style:text-properties fo:color="#8d281e" loext:opacity="100%" style:font-name="JuniusX" officeooo:rsid="00c21f93"/>
    </style:style>
    <style:style style:name="T382" style:family="text">
      <style:text-properties fo:color="#8d281e" loext:opacity="100%" style:font-name="JuniusX" officeooo:rsid="00c2542b"/>
    </style:style>
    <style:style style:name="T383" style:family="text">
      <style:text-properties fo:color="#8d281e" loext:opacity="100%" style:font-name="JuniusX" officeooo:rsid="00c3cd26"/>
    </style:style>
    <style:style style:name="T384" style:family="text">
      <style:text-properties fo:color="#8d281e" loext:opacity="100%" style:font-name="JuniusX" officeooo:rsid="00c0c0a7"/>
    </style:style>
    <style:style style:name="T385" style:family="text">
      <style:text-properties fo:color="#8d281e" loext:opacity="100%" style:font-name="JuniusX" officeooo:rsid="00c0fecb"/>
    </style:style>
    <style:style style:name="T386" style:family="text">
      <style:text-properties fo:color="#8d281e" loext:opacity="100%" style:font-name="JuniusX" officeooo:rsid="00c31a90"/>
    </style:style>
    <style:style style:name="T387" style:family="text">
      <style:text-properties fo:color="#8d281e" loext:opacity="100%" style:font-name="JuniusX" officeooo:rsid="00c3f246"/>
    </style:style>
    <style:style style:name="T388" style:family="text">
      <style:text-properties fo:color="#8d281e" loext:opacity="100%" style:font-name="JuniusX" officeooo:rsid="0143a640"/>
    </style:style>
    <style:style style:name="T389" style:family="text">
      <style:text-properties fo:color="#8d281e" loext:opacity="100%" style:font-name="JuniusX" officeooo:rsid="014402a4"/>
    </style:style>
    <style:style style:name="T390" style:family="text">
      <style:text-properties fo:color="#8d281e" loext:opacity="100%" style:font-name="JuniusX" officeooo:rsid="0145ce30"/>
    </style:style>
    <style:style style:name="T391" style:family="text">
      <style:text-properties fo:color="#8d281e" loext:opacity="100%" style:font-name="JuniusX" officeooo:rsid="0147dfe4"/>
    </style:style>
    <style:style style:name="T392" style:family="text">
      <style:text-properties fo:color="#8d281e" loext:opacity="100%" style:font-name="JuniusX" officeooo:rsid="014daffc"/>
    </style:style>
    <style:style style:name="T393" style:family="text">
      <style:text-properties fo:color="#8d281e" loext:opacity="100%" style:font-name="JuniusX" officeooo:rsid="016143a2"/>
    </style:style>
    <style:style style:name="T394" style:family="text">
      <style:text-properties fo:color="#8d281e" loext:opacity="100%" style:font-name="JuniusX"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95" style:family="text">
      <style:text-properties fo:color="#8d281e" loext:opacity="100%" style:font-name="JuniusX" officeooo:rsid="0248e1bb"/>
    </style:style>
    <style:style style:name="T396" style:family="text">
      <style:text-properties fo:color="#8d281e" loext:opacity="100%" style:font-name="JuniusX:hlig" officeooo:rsid="00bdd5f0"/>
    </style:style>
    <style:style style:name="T397" style:family="text">
      <style:text-properties fo:color="#8d281e" loext:opacity="100%" style:font-name="JuniusX:hlig" officeooo:rsid="00beea30"/>
    </style:style>
    <style:style style:name="T398" style:family="text">
      <style:text-properties fo:color="#8d281e" loext:opacity="100%" style:font-name="JuniusX:hlig" officeooo:rsid="00c21f93"/>
    </style:style>
    <style:style style:name="T399" style:family="text">
      <style:text-properties fo:color="#8d281e" loext:opacity="100%" style:font-name="JuniusX:hlig" officeooo:rsid="00c0c0a7"/>
    </style:style>
    <style:style style:name="T400" style:family="text">
      <style:text-properties fo:color="#8d281e" loext:opacity="100%" style:font-name="JuniusX:hlig" officeooo:rsid="00c0fecb"/>
    </style:style>
    <style:style style:name="T401" style:family="text">
      <style:text-properties fo:color="#8d281e" loext:opacity="100%" style:font-name="JuniusX:hlig" officeooo:rsid="00c2542b"/>
    </style:style>
    <style:style style:name="T402" style:family="text">
      <style:text-properties fo:color="#8d281e" loext:opacity="100%" style:font-name="JuniusX:hlig" officeooo:rsid="00c3cd26"/>
    </style:style>
    <style:style style:name="T403" style:family="text">
      <style:text-properties fo:color="#8d281e" loext:opacity="100%" style:font-name="JuniusX:hlig" officeooo:rsid="00c31a90"/>
    </style:style>
    <style:style style:name="T404" style:family="text">
      <style:text-properties fo:color="#8d281e" loext:opacity="100%" style:font-name="JuniusX:hlig" officeooo:rsid="00cbb540"/>
    </style:style>
    <style:style style:name="T405" style:family="text">
      <style:text-properties fo:color="#8d281e" loext:opacity="100%" style:font-name="JuniusX:hlig" officeooo:rsid="0143a640"/>
    </style:style>
    <style:style style:name="T406" style:family="text">
      <style:text-properties fo:color="#8d281e" loext:opacity="100%" style:font-name="JuniusX:hlig" officeooo:rsid="014402a4"/>
    </style:style>
    <style:style style:name="T407" style:family="text">
      <style:text-properties fo:color="#8d281e" loext:opacity="100%" style:font-name="JuniusX:hlig" officeooo:rsid="0145ce30"/>
    </style:style>
    <style:style style:name="T408" style:family="text">
      <style:text-properties fo:color="#8d281e" loext:opacity="100%" style:font-name="JuniusX:hlig" officeooo:rsid="0147dfe4"/>
    </style:style>
    <style:style style:name="T409" style:family="text">
      <style:text-properties fo:color="#8d281e" loext:opacity="100%" style:font-name="JuniusX:hlig" officeooo:rsid="014daffc"/>
    </style:style>
    <style:style style:name="T410" style:family="text">
      <style:text-properties fo:color="#8d281e" loext:opacity="100%" style:font-name="JuniusX:hlig" officeooo:rsid="016143a2"/>
    </style:style>
    <style:style style:name="T411" style:family="text">
      <style:text-properties fo:color="#8d281e" loext:opacity="100%" style:font-name="JuniusX:hlig" officeooo:rsid="024a4ef4"/>
    </style:style>
    <style:style style:name="T412" style:family="text">
      <style:text-properties fo:color="#8d281e" loext:opacity="100%" style:font-name="JuniusX:hlig" officeooo:rsid="0248e1bb"/>
    </style:style>
    <style:style style:name="T413" style:family="text">
      <style:text-properties fo:color="#8d281e" loext:opacity="100%" style:font-name="JuniusX:smcp" officeooo:rsid="00c2542b"/>
    </style:style>
    <style:style style:name="T414" style:family="text">
      <style:text-properties fo:color="#8d281e" loext:opacity="100%" style:font-name="JuniusX:smcp" officeooo:rsid="00c31a90"/>
    </style:style>
    <style:style style:name="T415" style:family="text">
      <style:text-properties fo:color="#8d281e" loext:opacity="100%" style:font-name="JuniusX:smcp&amp;cv33&amp;hlig" officeooo:rsid="00c2542b"/>
    </style:style>
    <style:style style:name="T416" style:family="text">
      <style:text-properties fo:color="#8d281e" loext:opacity="100%" style:font-name="JuniusX:ss01" officeooo:rsid="00beea30"/>
    </style:style>
    <style:style style:name="T417" style:family="text">
      <style:text-properties fo:color="#8d281e" loext:opacity="100%" style:font-name="JuniusX:ss01" officeooo:rsid="00c3cd26"/>
    </style:style>
    <style:style style:name="T418" style:family="text">
      <style:text-properties fo:color="#8d281e" loext:opacity="100%" style:font-name="JuniusX:ss01" officeooo:rsid="014daffc"/>
    </style:style>
    <style:style style:name="T419" style:family="text">
      <style:text-properties fo:color="#8d281e" loext:opacity="100%" style:font-name="JuniusX:ss01" officeooo:rsid="016143a2"/>
    </style:style>
    <style:style style:name="T420" style:family="text">
      <style:text-properties fo:color="#8d281e" loext:opacity="100%" style:font-name="JuniusX:hlig&amp;ss01" officeooo:rsid="00beea30"/>
    </style:style>
    <style:style style:name="T421" style:family="text">
      <style:text-properties fo:color="#8d281e" loext:opacity="100%" style:font-name="JuniusX:ss01&amp;hlig" officeooo:rsid="00beea30"/>
    </style:style>
    <style:style style:name="T422" style:family="text">
      <style:text-properties fo:color="#8d281e" loext:opacity="100%" style:font-name="JuniusX:ss01&amp;hlig" officeooo:rsid="014daffc"/>
    </style:style>
    <style:style style:name="T423" style:family="text">
      <style:text-properties fo:color="#8d281e" loext:opacity="100%" style:font-name="JuniusX:ss01&amp;hlig" officeooo:rsid="016143a2"/>
    </style:style>
    <style:style style:name="T424" style:family="text">
      <style:text-properties fo:color="#8d281e" loext:opacity="100%" style:font-name="JuniusX1" fo:font-size="14pt" officeooo:rsid="00c21f93"/>
    </style:style>
    <style:style style:name="T425" style:family="text">
      <style:text-properties fo:color="#8d281e" loext:opacity="100%" style:font-name="JuniusX:smcp&amp;hlig" officeooo:rsid="00c31a90"/>
    </style:style>
    <style:style style:name="T426" style:family="text">
      <style:text-properties fo:color="#8d281e" loext:opacity="100%" style:font-name="JuniusX:hist" officeooo:rsid="00c31a90"/>
    </style:style>
    <style:style style:name="T427" style:family="text">
      <style:text-properties fo:color="#8d281e" loext:opacity="100%" style:font-name="JuniusX:hist" officeooo:rsid="015f14d4"/>
    </style:style>
    <style:style style:name="T428" style:family="text">
      <style:text-properties fo:color="#8d281e" loext:opacity="100%" style:font-name="JuniusX:ss11" officeooo:rsid="00bdd5f0"/>
    </style:style>
    <style:style style:name="T429" style:family="text">
      <style:text-properties fo:color="#8d281e" loext:opacity="100%" style:font-name="JuniusX:ss11" officeooo:rsid="014daffc"/>
    </style:style>
    <style:style style:name="T430" style:family="text">
      <style:text-properties fo:color="#8d281e" loext:opacity="100%" style:font-name="JuniusX:ss11" officeooo:rsid="00c31a90"/>
    </style:style>
    <style:style style:name="T431" style:family="text">
      <style:text-properties fo:color="#8d281e" loext:opacity="100%" style:font-name="JuniusX:ss11&amp;hlig" officeooo:rsid="00bdd5f0"/>
    </style:style>
    <style:style style:name="T432" style:family="text">
      <style:text-properties fo:color="#8d281e" loext:opacity="100%" style:font-name="JuniusX:ss11&amp;hlig" officeooo:rsid="014daffc"/>
    </style:style>
    <style:style style:name="T433" style:family="text">
      <style:text-properties fo:color="#8d281e" loext:opacity="100%" style:font-name="JuniusX:hist&amp;hlig" officeooo:rsid="00c31a90"/>
    </style:style>
    <style:style style:name="T434" style:family="text">
      <style:text-properties fo:color="#8d281e" loext:opacity="100%" style:font-name="JuniusX:hist&amp;hlig" officeooo:rsid="015f14d4"/>
    </style:style>
    <style:style style:name="T435" style:family="text">
      <style:text-properties fo:color="#8d281e" loext:opacity="100%" style:font-name="JuniusX:dlig" officeooo:rsid="00c3f246"/>
    </style:style>
    <style:style style:name="T436" style:family="text">
      <style:text-properties fo:color="#8d281e" loext:opacity="100%" style:font-name="JuniusX:dlig&amp;hist" officeooo:rsid="00c3f246"/>
    </style:style>
    <style:style style:name="T437" style:family="text">
      <style:text-properties fo:color="#8d281e" loext:opacity="100%" style:font-name="JuniusX:ss17" fo:letter-spacing="-0.0016in" officeooo:rsid="012962f1"/>
    </style:style>
    <style:style style:name="T438" style:family="text">
      <style:text-properties fo:color="#8d281e" loext:opacity="100%" style:font-name="JuniusX:ss01&amp;hist" officeooo:rsid="014daffc"/>
    </style:style>
    <style:style style:name="T439" style:family="text">
      <style:text-properties fo:color="#8d281e" loext:opacity="100%" style:font-name="JuniusX:ss01&amp;hist" officeooo:rsid="016143a2"/>
    </style:style>
    <style:style style:name="T440" style:family="text">
      <style:text-properties fo:color="#8d281e" loext:opacity="100%" style:font-name="JuniusX:ss01&amp;hist" officeooo:rsid="00c3cd26"/>
    </style:style>
    <style:style style:name="T441" style:family="text">
      <style:text-properties fo:color="#8d281e" loext:opacity="100%" style:font-name="JuniusX:ss01&amp;hist&amp;hlig" officeooo:rsid="016143a2"/>
    </style:style>
    <style:style style:name="T442" style:family="text">
      <style:text-properties fo:color="#8d281e" loext:opacity="100%" style:font-name="JuniusX3" fo:font-size="16pt" fo:font-weight="600" officeooo:rsid="01d63f56" style:font-name-asian="PingFang SC" style:font-size-asian="18.2000007629395pt" style:font-weight-asian="bold" style:font-name-complex="Arial Unicode MS" style:font-size-complex="18.2000007629395pt" style:font-weight-complex="bold"/>
    </style:style>
    <style:style style:name="T443" style:family="text">
      <style:text-properties fo:color="#8d281e" loext:opacity="100%" style:font-name="JuniusX3" fo:font-size="16pt" fo:font-weight="600" officeooo:rsid="026ede9b" style:font-name-asian="PingFang SC" style:font-size-asian="18.2000007629395pt" style:font-weight-asian="bold" style:font-name-complex="Arial Unicode MS" style:font-size-complex="18.2000007629395pt" style:font-weight-complex="bold"/>
    </style:style>
    <style:style style:name="T444" style:family="text">
      <style:text-properties style:font-name="JuniusX:cv08=1&amp;smcp" officeooo:rsid="001abfc7"/>
    </style:style>
    <style:style style:name="T445" style:family="text">
      <style:text-properties style:font-name="JuniusX:cv08=1&amp;smcp" officeooo:rsid="023b9081"/>
    </style:style>
    <style:style style:name="T446" style:family="text">
      <style:text-properties style:font-name="JuniusX:cv06"/>
    </style:style>
    <style:style style:name="T447" style:family="text">
      <style:text-properties style:font-name="JuniusX:cv42=3" officeooo:rsid="002e2638"/>
    </style:style>
    <style:style style:name="T448" style:family="text">
      <style:text-properties style:font-name="JuniusX:cv42=3" officeooo:rsid="005c509d"/>
    </style:style>
    <style:style style:name="T449" style:family="text">
      <style:text-properties style:font-name="JuniusX:cv42=3" officeooo:rsid="005f947d"/>
    </style:style>
    <style:style style:name="T450" style:family="text">
      <style:text-properties style:font-name="JuniusX:cv42=3" officeooo:rsid="0124d6e9"/>
    </style:style>
    <style:style style:name="T451" style:family="text">
      <style:text-properties style:font-name="JuniusX:case&amp;cv42" officeooo:rsid="005c509d"/>
    </style:style>
    <style:style style:name="T452" style:family="text">
      <style:text-properties style:font-name="JuniusX:case&amp;cv42=2" officeooo:rsid="005c509d"/>
    </style:style>
    <style:style style:name="T453" style:family="text">
      <style:text-properties style:font-name="JuniusX:case&amp;cv42=3" officeooo:rsid="005c509d"/>
    </style:style>
    <style:style style:name="T454" style:family="text">
      <style:text-properties officeooo:rsid="005c509d"/>
    </style:style>
    <style:style style:name="T455" style:family="text">
      <style:text-properties officeooo:rsid="00661a20"/>
    </style:style>
    <style:style style:name="T456" style:family="text">
      <style:text-properties style:font-name="JuniusX:cv52"/>
    </style:style>
    <style:style style:name="T457" style:family="text">
      <style:text-properties officeooo:rsid="00666dbf"/>
    </style:style>
    <style:style style:name="T458" style:family="text">
      <style:text-properties style:font-name="JuniusX:cv52&amp;ss01"/>
    </style:style>
    <style:style style:name="T459" style:family="text">
      <style:text-properties officeooo:rsid="006d52eb"/>
    </style:style>
    <style:style style:name="T460" style:family="text">
      <style:text-properties officeooo:rsid="006da0f8"/>
    </style:style>
    <style:style style:name="T461" style:family="text">
      <style:text-properties officeooo:rsid="00738961"/>
    </style:style>
    <style:style style:name="T462" style:family="text">
      <style:text-properties officeooo:rsid="0074ed22"/>
    </style:style>
    <style:style style:name="T463" style:family="text">
      <style:text-properties officeooo:rsid="0081de80"/>
    </style:style>
    <style:style style:name="T464" style:family="text">
      <style:text-properties officeooo:rsid="00829c94"/>
    </style:style>
    <style:style style:name="T465" style:family="text">
      <style:text-properties fo:font-weight="bold" style:font-weight-asian="bold" style:font-weight-complex="bold"/>
    </style:style>
    <style:style style:name="T466" style:family="text">
      <style:text-properties fo:font-weight="bold" officeooo:rsid="013881e5" style:font-weight-asian="bold" style:font-weight-complex="bold"/>
    </style:style>
    <style:style style:name="T467" style:family="text">
      <style:text-properties fo:font-weight="bold" officeooo:rsid="01d82940" style:font-weight-asian="bold" style:font-weight-complex="bold"/>
    </style:style>
    <style:style style:name="T468" style:family="text">
      <style:text-properties fo:font-weight="bold" officeooo:rsid="02315c22" style:font-weight-asian="bold" style:font-weight-complex="bold"/>
    </style:style>
    <style:style style:name="T469" style:family="text">
      <style:text-properties fo:font-weight="bold" officeooo:rsid="024a4ef4" style:font-weight-asian="bold" style:font-weight-complex="bold"/>
    </style:style>
    <style:style style:name="T470" style:family="text">
      <style:text-properties fo:font-weight="bold" officeooo:rsid="0256de2d" style:font-weight-asian="bold" style:font-weight-complex="bold"/>
    </style:style>
    <style:style style:name="T471" style:family="text">
      <style:text-properties fo:font-weight="bold" officeooo:rsid="02620a07" style:font-weight-asian="bold" style:font-weight-complex="bold"/>
    </style:style>
    <style:style style:name="T472" style:family="text">
      <style:text-properties fo:font-weight="bold" officeooo:rsid="026aaa70" style:font-weight-asian="bold" style:font-weight-complex="bold"/>
    </style:style>
    <style:style style:name="T473" style:family="text">
      <style:text-properties fo:font-weight="bold" officeooo:rsid="027465a3" style:font-weight-asian="bold" style:font-weight-complex="bold"/>
    </style:style>
    <style:style style:name="T474" style:family="text">
      <style:text-properties officeooo:rsid="008d35d0"/>
    </style:style>
    <style:style style:name="T475" style:family="text">
      <style:text-properties officeooo:rsid="008fa740"/>
    </style:style>
    <style:style style:name="T476" style:family="text">
      <style:text-properties officeooo:rsid="00953ddf"/>
    </style:style>
    <style:style style:name="T477" style:family="text">
      <style:text-properties officeooo:rsid="00a587dd"/>
    </style:style>
    <style:style style:name="T478" style:family="text">
      <style:text-properties officeooo:rsid="00a6767e"/>
    </style:style>
    <style:style style:name="T479" style:family="text">
      <style:text-properties officeooo:rsid="00a9b80a"/>
    </style:style>
    <style:style style:name="T480" style:family="text">
      <style:text-properties style:font-name="JuniusX:cv07=1&amp;smcp" officeooo:rsid="00ab3576"/>
    </style:style>
    <style:style style:name="T481" style:family="text">
      <style:text-properties style:font-name="JuniusX:smcp&amp;ss07" officeooo:rsid="00aca23e"/>
    </style:style>
    <style:style style:name="T482" style:family="text">
      <style:text-properties style:font-name="JuniusX:smcp&amp;cv33&amp;hlig" officeooo:rsid="00b89355"/>
    </style:style>
    <style:style style:name="T483" style:family="text">
      <style:text-properties officeooo:rsid="00bcf06e"/>
    </style:style>
    <style:style style:name="T484" style:family="text">
      <style:text-properties officeooo:rsid="00ce6c8c"/>
    </style:style>
    <style:style style:name="T485" style:family="text">
      <style:text-properties officeooo:rsid="00b89355"/>
    </style:style>
    <style:style style:name="T486" style:family="text">
      <style:text-properties style:font-name="JuniusX:cv13"/>
    </style:style>
    <style:style style:name="T487" style:family="text">
      <style:text-properties officeooo:rsid="0103a01b"/>
    </style:style>
    <style:style style:name="T488" style:family="text">
      <style:text-properties officeooo:rsid="0124d6e9"/>
    </style:style>
    <style:style style:name="T489" style:family="text">
      <style:text-properties officeooo:rsid="0023cc65"/>
    </style:style>
    <style:style style:name="T490" style:family="text">
      <style:text-properties style:font-name="JuniusX:cv18"/>
    </style:style>
    <style:style style:name="T491" style:family="text">
      <style:text-properties style:font-name="JuniusX:cv18&amp;smcp"/>
    </style:style>
    <style:style style:name="T492" style:family="text">
      <style:text-properties style:font-name="JuniusX:cv24" officeooo:rsid="01ab91f7"/>
    </style:style>
    <style:style style:name="T493" style:family="text">
      <style:text-properties style:font-name="JuniusX:cv05"/>
    </style:style>
    <style:style style:name="T494" style:family="text">
      <style:text-properties style:font-name="JuniusX:smcp&amp;cv42=2" officeooo:rsid="0124d6e9"/>
    </style:style>
    <style:style style:name="T495" style:family="text">
      <style:text-properties style:font-name="JuniusX:smcp&amp;cv42=3" officeooo:rsid="0124d6e9"/>
    </style:style>
    <style:style style:name="T496" style:family="text">
      <style:text-properties style:font-name="JuniusX:smcp&amp;cv42" officeooo:rsid="0124d6e9"/>
    </style:style>
    <style:style style:name="T497" style:family="text">
      <style:text-properties fo:font-style="italic" style:font-style-asian="italic" style:font-style-complex="italic"/>
    </style:style>
    <style:style style:name="T498" style:family="text">
      <style:text-properties fo:font-style="italic" officeooo:rsid="01886e6a" style:font-style-asian="italic" style:font-style-complex="italic"/>
    </style:style>
    <style:style style:name="T499" style:family="text">
      <style:text-properties fo:font-style="italic" officeooo:rsid="01c60974" style:font-style-asian="italic" style:font-style-complex="italic"/>
    </style:style>
    <style:style style:name="T500" style:family="text">
      <style:text-properties fo:font-style="italic" officeooo:rsid="025deda7" style:font-style-asian="italic" style:font-style-complex="italic"/>
    </style:style>
    <style:style style:name="T501" style:family="text">
      <style:text-properties fo:font-style="italic" officeooo:rsid="026630b3" style:font-style-asian="italic" style:font-style-complex="italic"/>
    </style:style>
    <style:style style:name="T502" style:family="text">
      <style:text-properties fo:font-style="italic" officeooo:rsid="026907e0" style:font-style-asian="italic" style:font-style-complex="italic"/>
    </style:style>
    <style:style style:name="T503" style:family="text">
      <style:text-properties style:font-name="JuniusX:ss01&amp;ss17" fo:letter-spacing="-0.0016in" fo:font-weight="bold" officeooo:rsid="01291548" style:font-weight-asian="bold" style:font-weight-complex="bold"/>
    </style:style>
    <style:style style:name="T504" style:family="text">
      <style:text-properties style:font-name="JuniusX:ss01&amp;ss17" fo:letter-spacing="-0.0016in" fo:font-weight="bold" officeooo:rsid="01543a56" style:font-weight-asian="bold" style:font-weight-complex="bold"/>
    </style:style>
    <style:style style:name="T505" style:family="text">
      <style:text-properties style:font-name="JuniusX:ss17" fo:letter-spacing="-0.0016in" fo:font-weight="bold" officeooo:rsid="012962f1" style:font-weight-asian="bold" style:font-weight-complex="bold"/>
    </style:style>
    <style:style style:name="T506" style:family="text">
      <style:text-properties style:font-name="JuniusX:ss17" fo:letter-spacing="-0.0016in" fo:font-weight="bold" officeooo:rsid="012b465d" style:font-weight-asian="bold" style:font-weight-complex="bold"/>
    </style:style>
    <style:style style:name="T507" style:family="text">
      <style:text-properties officeooo:rsid="01314287"/>
    </style:style>
    <style:style style:name="T508" style:family="text">
      <style:text-properties style:font-name="JuniusX:cv34"/>
    </style:style>
    <style:style style:name="T509" style:family="text">
      <style:text-properties officeooo:rsid="01319851"/>
    </style:style>
    <style:style style:name="T510" style:family="text">
      <style:text-properties style:font-name="JuniusX:cv35" officeooo:rsid="01319851"/>
    </style:style>
    <style:style style:name="T511" style:family="text">
      <style:text-properties style:font-name="JuniusX:cv35=2" officeooo:rsid="01319851"/>
    </style:style>
    <style:style style:name="T512" style:family="text">
      <style:text-properties style:font-name="JuniusX:cv36"/>
    </style:style>
    <style:style style:name="T513" style:family="text">
      <style:text-properties style:font-name="JuniusX:cv36&amp;smcp"/>
    </style:style>
    <style:style style:name="T514" style:family="text">
      <style:text-properties style:font-name="JuniusX:cv37"/>
    </style:style>
    <style:style style:name="T515" style:family="text">
      <style:text-properties officeooo:rsid="0137e124"/>
    </style:style>
    <style:style style:name="T516" style:family="text">
      <style:text-properties officeooo:rsid="002d5612"/>
    </style:style>
    <style:style style:name="T517" style:family="text">
      <style:text-properties officeooo:rsid="015891d1"/>
    </style:style>
    <style:style style:name="T518" style:family="text">
      <style:text-properties officeooo:rsid="015a00ca"/>
    </style:style>
    <style:style style:name="T519" style:family="text">
      <style:text-properties officeooo:rsid="015aa282"/>
    </style:style>
    <style:style style:name="T520" style:family="text">
      <style:text-properties style:font-name="JuniusX:cv53" officeooo:rsid="015aa282"/>
    </style:style>
    <style:style style:name="T521" style:family="text">
      <style:text-properties style:font-name="JuniusX:cv53=2" officeooo:rsid="015aa282"/>
    </style:style>
    <style:style style:name="T522" style:family="text">
      <style:text-properties officeooo:rsid="015bb1a3"/>
    </style:style>
    <style:style style:name="T523" style:family="text">
      <style:text-properties style:font-name="JuniusX:cv54"/>
    </style:style>
    <style:style style:name="T524" style:family="text">
      <style:text-properties officeooo:rsid="016927bf"/>
    </style:style>
    <style:style style:name="T525" style:family="text">
      <style:text-properties style:font-name="JuniusX:cv47"/>
    </style:style>
    <style:style style:name="T526" style:family="text">
      <style:text-properties style:font-name="JuniusX:cv47=2" officeooo:rsid="00661a20"/>
    </style:style>
    <style:style style:name="T527" style:family="text">
      <style:text-properties style:font-name="JuniusX:cv47=3" officeooo:rsid="00661a20"/>
    </style:style>
    <style:style style:name="T528" style:family="text">
      <style:text-properties officeooo:rsid="015c580e"/>
    </style:style>
    <style:style style:name="T529" style:family="text">
      <style:text-properties officeooo:rsid="016ba6c1"/>
    </style:style>
    <style:style style:name="T530" style:family="text">
      <style:text-properties officeooo:rsid="016bd940"/>
    </style:style>
    <style:style style:name="T531" style:family="text">
      <style:text-properties style:font-name="JuniusX:cv55" officeooo:rsid="016bd940"/>
    </style:style>
    <style:style style:name="T532" style:family="text">
      <style:text-properties officeooo:rsid="016cd4a2"/>
    </style:style>
    <style:style style:name="T533" style:family="text">
      <style:text-properties officeooo:rsid="016dab14"/>
    </style:style>
    <style:style style:name="T534" style:family="text">
      <style:text-properties style:font-name="JuniusX:cv56"/>
    </style:style>
    <style:style style:name="T535" style:family="text">
      <style:text-properties officeooo:rsid="016f38e1"/>
    </style:style>
    <style:style style:name="T536" style:family="text">
      <style:text-properties officeooo:rsid="01708f98"/>
    </style:style>
    <style:style style:name="T537" style:family="text">
      <style:text-properties officeooo:rsid="0170a5df"/>
    </style:style>
    <style:style style:name="T538" style:family="text">
      <style:text-properties style:font-name="JuniusX:cv55=2" officeooo:rsid="016bd940"/>
    </style:style>
    <style:style style:name="T539" style:family="text">
      <style:text-properties style:font-name="JuniusX:cv55=3" officeooo:rsid="016bd940"/>
    </style:style>
    <style:style style:name="T540" style:family="text">
      <style:text-properties style:font-name="JuniusX:cv55=4" officeooo:rsid="016bd940"/>
    </style:style>
    <style:style style:name="T541" style:family="text">
      <style:text-properties style:font-name="JuniusX:cv55=5" officeooo:rsid="016bd940"/>
    </style:style>
    <style:style style:name="T542" style:family="text">
      <style:text-properties style:font-name="JuniusX:cv55=6" officeooo:rsid="016bd940"/>
    </style:style>
    <style:style style:name="T543" style:family="text">
      <style:text-properties style:font-name="JuniusX:cv55=7" officeooo:rsid="016bd940"/>
    </style:style>
    <style:style style:name="T544" style:family="text">
      <style:text-properties style:font-name="JuniusX:cv55=8" officeooo:rsid="016bd940"/>
    </style:style>
    <style:style style:name="T545" style:family="text">
      <style:text-properties style:font-name="JuniusX:cv55=9" officeooo:rsid="016bd940"/>
    </style:style>
    <style:style style:name="T546" style:family="text">
      <style:text-properties style:font-name="JuniusX:cv55=10" officeooo:rsid="016bd940"/>
    </style:style>
    <style:style style:name="T547" style:family="text">
      <style:text-properties style:font-name="JuniusX:cv55=11" officeooo:rsid="016bd940"/>
    </style:style>
    <style:style style:name="T548" style:family="text">
      <style:text-properties style:font-name="JuniusX:cv55=12" officeooo:rsid="016bd940"/>
    </style:style>
    <style:style style:name="T549" style:family="text">
      <style:text-properties style:font-name="JuniusX:cv55=13" officeooo:rsid="016bd940"/>
    </style:style>
    <style:style style:name="T550" style:family="text">
      <style:text-properties style:font-name="JuniusX:cv55=14" officeooo:rsid="016bd940"/>
    </style:style>
    <style:style style:name="T551" style:family="text">
      <style:text-properties style:font-name="JuniusX:cv55=15" officeooo:rsid="016bd940"/>
    </style:style>
    <style:style style:name="T552" style:family="text">
      <style:text-properties style:font-name="JuniusX:cv55=16" officeooo:rsid="016bd940"/>
    </style:style>
    <style:style style:name="T553" style:family="text">
      <style:text-properties style:font-name="JuniusX:cv55=17" officeooo:rsid="016bd940"/>
    </style:style>
    <style:style style:name="T554" style:family="text">
      <style:text-properties style:font-name="JuniusX:cv55=18" officeooo:rsid="016bd940"/>
    </style:style>
    <style:style style:name="T555" style:family="text">
      <style:text-properties style:font-name="JuniusX:cv55=19" officeooo:rsid="016bd940"/>
    </style:style>
    <style:style style:name="T556" style:family="text">
      <style:text-properties style:font-name="JuniusX:cv55=20" officeooo:rsid="016bd940"/>
    </style:style>
    <style:style style:name="T557" style:family="text">
      <style:text-properties style:font-name="JuniusX:cv55=21" officeooo:rsid="016bd940"/>
    </style:style>
    <style:style style:name="T558" style:family="text">
      <style:text-properties style:font-name="JuniusX:cv55=22" officeooo:rsid="016bd940"/>
    </style:style>
    <style:style style:name="T559" style:family="text">
      <style:text-properties style:font-name="JuniusX:cv55=23" officeooo:rsid="016bd940"/>
    </style:style>
    <style:style style:name="T560" style:family="text">
      <style:text-properties style:font-name="JuniusX:cv55=24" officeooo:rsid="016bd940"/>
    </style:style>
    <style:style style:name="T561" style:family="text">
      <style:text-properties style:font-name="JuniusX:cv55=25" officeooo:rsid="016bd940"/>
    </style:style>
    <style:style style:name="T562" style:family="text">
      <style:text-properties style:font-name="JuniusX:cv55=26" officeooo:rsid="016bd940"/>
    </style:style>
    <style:style style:name="T563" style:family="text">
      <style:text-properties style:font-name="JuniusX:cv55=27" officeooo:rsid="016bd940"/>
    </style:style>
    <style:style style:name="T564" style:family="text">
      <style:text-properties officeooo:rsid="017494f9"/>
    </style:style>
    <style:style style:name="T565" style:family="text">
      <style:text-properties style:font-name="JuniusX:cv57"/>
    </style:style>
    <style:style style:name="T566" style:family="text">
      <style:text-properties style:font-name="JuniusX:cv57=2" officeooo:rsid="017494f9"/>
    </style:style>
    <style:style style:name="T567" style:family="text">
      <style:text-properties style:font-name="JuniusX:cv57=3" officeooo:rsid="017494f9"/>
    </style:style>
    <style:style style:name="T568" style:family="text">
      <style:text-properties style:font-name="JuniusX:cv57=4" officeooo:rsid="017494f9"/>
    </style:style>
    <style:style style:name="T569" style:family="text">
      <style:text-properties style:font-name="JuniusX:cv57=5" officeooo:rsid="017494f9"/>
    </style:style>
    <style:style style:name="T570" style:family="text">
      <style:text-properties style:font-name="JuniusX:cv57=6" officeooo:rsid="017494f9"/>
    </style:style>
    <style:style style:name="T571" style:family="text">
      <style:text-properties officeooo:rsid="01750a80"/>
    </style:style>
    <style:style style:name="T572" style:family="text">
      <style:text-properties style:font-name="JuniusX:cv58"/>
    </style:style>
    <style:style style:name="T573" style:family="text">
      <style:text-properties style:font-name="JuniusX:cv59"/>
    </style:style>
    <style:style style:name="T574" style:family="text">
      <style:text-properties officeooo:rsid="01763e3e"/>
    </style:style>
    <style:style style:name="T575" style:family="text">
      <style:text-properties officeooo:rsid="017828dc"/>
    </style:style>
    <style:style style:name="T576" style:family="text">
      <style:text-properties style:font-name="JuniusX:cv60"/>
    </style:style>
    <style:style style:name="T577" style:family="text">
      <style:text-properties officeooo:rsid="01796276"/>
    </style:style>
    <style:style style:name="T578" style:family="text">
      <style:text-properties style:font-name="JuniusX:cv28=4" officeooo:rsid="01796276"/>
    </style:style>
    <style:style style:name="T579" style:family="text">
      <style:text-properties style:font-name="JuniusX:cv28=3" officeooo:rsid="01796276"/>
    </style:style>
    <style:style style:name="T580" style:family="text">
      <style:text-properties officeooo:rsid="017997ba"/>
    </style:style>
    <style:style style:name="T581" style:family="text">
      <style:text-properties style:font-name="JuniusX:cv25=5" officeooo:rsid="017997ba"/>
    </style:style>
    <style:style style:name="T582" style:family="text">
      <style:text-properties officeooo:rsid="017b2214"/>
    </style:style>
    <style:style style:name="T583" style:family="text">
      <style:text-properties style:font-name="JuniusX:cv30=5" officeooo:rsid="017b2214"/>
    </style:style>
    <style:style style:name="T584" style:family="text">
      <style:text-properties style:font-name="JuniusX:cv30=4" officeooo:rsid="017b2214"/>
    </style:style>
    <style:style style:name="T585" style:family="text">
      <style:text-properties style:font-name="JuniusX:cv30=3" officeooo:rsid="017b2214"/>
    </style:style>
    <style:style style:name="T586" style:family="text">
      <style:text-properties officeooo:rsid="017c1eb0"/>
    </style:style>
    <style:style style:name="T587" style:family="text">
      <style:text-properties style:font-name="JuniusX:cv25=6" officeooo:rsid="017c1eb0"/>
    </style:style>
    <style:style style:name="T588" style:family="text">
      <style:text-properties officeooo:rsid="017da5c3"/>
    </style:style>
    <style:style style:name="T589" style:family="text">
      <style:text-properties style:font-name="JuniusX:cv31=3" fo:font-size="14pt" officeooo:rsid="025a728b"/>
    </style:style>
    <style:style style:name="T590" style:family="text">
      <style:text-properties officeooo:rsid="017eac28"/>
    </style:style>
    <style:style style:name="T591" style:family="text">
      <style:text-properties style:font-name="JuniusX:cv19=3" officeooo:rsid="017eac28"/>
    </style:style>
    <style:style style:name="T592" style:family="text">
      <style:text-properties officeooo:rsid="0180b69a"/>
    </style:style>
    <style:style style:name="T593" style:family="text">
      <style:text-properties style:font-name="JuniusX:cv12=2" officeooo:rsid="0180b69a"/>
    </style:style>
    <style:style style:name="T594" style:family="text">
      <style:text-properties officeooo:rsid="018532a6"/>
    </style:style>
    <style:style style:name="T595" style:family="text">
      <style:text-properties officeooo:rsid="0187b12e"/>
    </style:style>
    <style:style style:name="T596" style:family="text">
      <style:text-properties style:font-name="JuniusX:cv48" officeooo:rsid="01886e6a"/>
    </style:style>
    <style:style style:name="T597" style:family="text">
      <style:text-properties style:font-name="JuniusX:cv48=2" officeooo:rsid="01886e6a"/>
    </style:style>
    <style:style style:name="T598" style:family="text">
      <style:text-properties style:font-name="JuniusX:cv48=3" officeooo:rsid="01886e6a"/>
    </style:style>
    <style:style style:name="T599" style:family="text">
      <style:text-properties style:font-name="JuniusX:cv48=4" officeooo:rsid="01886e6a"/>
    </style:style>
    <style:style style:name="T600" style:family="text">
      <style:text-properties style:font-name="JuniusX:cv48=5" officeooo:rsid="01886e6a"/>
    </style:style>
    <style:style style:name="T601" style:family="text">
      <style:text-properties style:font-name="JuniusX:cv48=6" officeooo:rsid="01886e6a"/>
    </style:style>
    <style:style style:name="T602" style:family="text">
      <style:text-properties style:font-name="JuniusX:cv48=7" officeooo:rsid="01886e6a"/>
    </style:style>
    <style:style style:name="T603" style:family="text">
      <style:text-properties style:font-name="JuniusX:cv48=8" officeooo:rsid="01886e6a"/>
    </style:style>
    <style:style style:name="T604" style:family="text">
      <style:text-properties style:font-name="JuniusX:cv48=9" officeooo:rsid="01886e6a"/>
    </style:style>
    <style:style style:name="T605" style:family="text">
      <style:text-properties style:font-name="JuniusX:cv48=10" officeooo:rsid="01886e6a"/>
    </style:style>
    <style:style style:name="T606" style:family="text">
      <style:text-properties style:font-name="JuniusX:cv48=11" officeooo:rsid="01886e6a"/>
    </style:style>
    <style:style style:name="T607" style:family="text">
      <style:text-properties style:font-name="JuniusX:cv48=11" fo:font-size="14pt" officeooo:rsid="019971b0"/>
    </style:style>
    <style:style style:name="T608" style:family="text">
      <style:text-properties style:font-name="JuniusX:cv48=12" officeooo:rsid="01886e6a"/>
    </style:style>
    <style:style style:name="T609" style:family="text">
      <style:text-properties style:font-name="JuniusX:cv48=12" fo:font-size="14pt" officeooo:rsid="019971b0"/>
    </style:style>
    <style:style style:name="T610" style:family="text">
      <style:text-properties style:font-name="JuniusX:cv48=13" officeooo:rsid="01886e6a"/>
    </style:style>
    <style:style style:name="T611" style:family="text">
      <style:text-properties style:font-name="JuniusX:cv48=14" officeooo:rsid="01886e6a"/>
    </style:style>
    <style:style style:name="T612" style:family="text">
      <style:text-properties style:font-name="JuniusX:cv48=15" officeooo:rsid="01886e6a"/>
    </style:style>
    <style:style style:name="T613" style:family="text">
      <style:text-properties style:font-name="JuniusX:cv48=16" officeooo:rsid="01886e6a"/>
    </style:style>
    <style:style style:name="T614" style:family="text">
      <style:text-properties style:font-name="JuniusX:cv48=17" officeooo:rsid="01886e6a"/>
    </style:style>
    <style:style style:name="T615" style:family="text">
      <style:text-properties style:font-name="JuniusX:cv48=17" officeooo:rsid="01aeb7a8"/>
    </style:style>
    <style:style style:name="T616" style:family="text">
      <style:text-properties style:font-name="JuniusX:cv48=18" officeooo:rsid="01886e6a"/>
    </style:style>
    <style:style style:name="T617" style:family="text">
      <style:text-properties style:font-name="JuniusX:cv48=19" officeooo:rsid="01886e6a"/>
    </style:style>
    <style:style style:name="T618" style:family="text">
      <style:text-properties style:font-name="JuniusX:cv48=20" officeooo:rsid="01886e6a"/>
    </style:style>
    <style:style style:name="T619" style:family="text">
      <style:text-properties style:font-name="JuniusX:cv48=21" officeooo:rsid="01886e6a"/>
    </style:style>
    <style:style style:name="T620" style:family="text">
      <style:text-properties style:font-name="JuniusX:cv48=21" officeooo:rsid="01aeb7a8"/>
    </style:style>
    <style:style style:name="T621" style:family="text">
      <style:text-properties style:font-name="JuniusX:cv48=21" officeooo:rsid="01af9472"/>
    </style:style>
    <style:style style:name="T622" style:family="text">
      <style:text-properties style:font-name="JuniusX:cv48=22" officeooo:rsid="01886e6a"/>
    </style:style>
    <style:style style:name="T623" style:family="text">
      <style:text-properties style:font-name="JuniusX:cv48=23" officeooo:rsid="01886e6a"/>
    </style:style>
    <style:style style:name="T624" style:family="text">
      <style:text-properties style:font-name="JuniusX:cv48=24" officeooo:rsid="01886e6a"/>
    </style:style>
    <style:style style:name="T625" style:family="text">
      <style:text-properties style:font-name="JuniusX:cv48=25" officeooo:rsid="01886e6a"/>
    </style:style>
    <style:style style:name="T626" style:family="text">
      <style:text-properties style:font-name="JuniusX:cv48=26" officeooo:rsid="01886e6a"/>
    </style:style>
    <style:style style:name="T627" style:family="text">
      <style:text-properties style:font-name="JuniusX:cv48=27" officeooo:rsid="01886e6a"/>
    </style:style>
    <style:style style:name="T628" style:family="text">
      <style:text-properties style:font-name="JuniusX:cv48=28" officeooo:rsid="01886e6a"/>
    </style:style>
    <style:style style:name="T629" style:family="text">
      <style:text-properties style:font-name="JuniusX:cv48=29" officeooo:rsid="01886e6a"/>
    </style:style>
    <style:style style:name="T630" style:family="text">
      <style:text-properties style:font-name="JuniusX:cv48=30" officeooo:rsid="01886e6a"/>
    </style:style>
    <style:style style:name="T631" style:family="text">
      <style:text-properties style:font-name="JuniusX:cv48=31" officeooo:rsid="01886e6a"/>
    </style:style>
    <style:style style:name="T632" style:family="text">
      <style:text-properties style:font-name="JuniusX:cv48=32" officeooo:rsid="01886e6a"/>
    </style:style>
    <style:style style:name="T633" style:family="text">
      <style:text-properties officeooo:rsid="018a5d4d"/>
    </style:style>
    <style:style style:name="T634" style:family="text">
      <style:text-properties style:font-name="JuniusX:cv48=33" officeooo:rsid="018a5d4d"/>
    </style:style>
    <style:style style:name="T635" style:family="text">
      <style:text-properties style:font-name="JuniusX:cv48=33" officeooo:rsid="01886e6a"/>
    </style:style>
    <style:style style:name="T636" style:family="text">
      <style:text-properties officeooo:rsid="01886e6a"/>
    </style:style>
    <style:style style:name="T637" style:family="text">
      <style:text-properties style:font-name="JuniusX:cv48=34" officeooo:rsid="018a5d4d"/>
    </style:style>
    <style:style style:name="T638" style:family="text">
      <style:text-properties style:font-name="JuniusX:cv48=35" officeooo:rsid="018a5d4d"/>
    </style:style>
    <style:style style:name="T639" style:family="text">
      <style:text-properties style:font-name="JuniusX:cv48=36" officeooo:rsid="018a5d4d"/>
    </style:style>
    <style:style style:name="T640" style:family="text">
      <style:text-properties officeooo:rsid="018bc115"/>
    </style:style>
    <style:style style:name="T641" style:family="text">
      <style:text-properties officeooo:rsid="018d3198"/>
    </style:style>
    <style:style style:name="T642" style:family="text">
      <style:text-properties officeooo:rsid="018e337a"/>
    </style:style>
    <style:style style:name="T643" style:family="text">
      <style:text-properties officeooo:rsid="018f3b3c"/>
    </style:style>
    <style:style style:name="T644" style:family="text">
      <style:text-properties officeooo:rsid="01911c7b"/>
    </style:style>
    <style:style style:name="T645" style:family="text">
      <style:text-properties officeooo:rsid="01983ac8"/>
    </style:style>
    <style:style style:name="T646" style:family="text">
      <style:text-properties officeooo:rsid="019971b0"/>
    </style:style>
    <style:style style:name="T647" style:family="text">
      <style:text-properties style:font-name="JuniusX:cv48=37" officeooo:rsid="019971b0"/>
    </style:style>
    <style:style style:name="T648" style:family="text">
      <style:text-properties style:font-name="JuniusX:smcp&amp;cv48=11" fo:font-size="14pt" officeooo:rsid="019971b0"/>
    </style:style>
    <style:style style:name="T649" style:family="text">
      <style:text-properties officeooo:rsid="019e5ab3"/>
    </style:style>
    <style:style style:name="T650" style:family="text">
      <style:text-properties officeooo:rsid="019f7e32"/>
    </style:style>
    <style:style style:name="T651" style:family="text">
      <style:text-properties officeooo:rsid="00a6be6c"/>
    </style:style>
    <style:style style:name="T652" style:family="text">
      <style:text-properties style:font-name="Liberation Mono" fo:font-size="11pt" officeooo:rsid="01a1ad78" style:font-name-asian="Liberation Mono" style:font-name-complex="Liberation Mono"/>
    </style:style>
    <style:style style:name="T653" style:family="text">
      <style:text-properties style:font-name="Liberation Mono" fo:font-size="11pt" officeooo:rsid="01ba70aa" style:font-name-asian="Liberation Mono" style:font-name-complex="Liberation Mono"/>
    </style:style>
    <style:style style:name="T654" style:family="text">
      <style:text-properties style:font-name="JuniusX:ss05&amp;ss01&amp;hist"/>
    </style:style>
    <style:style style:name="T655" style:family="text">
      <style:text-properties style:font-name="JuniusX:ss05&amp;ss01&amp;hist" officeooo:rsid="01a3d7d7"/>
    </style:style>
    <style:style style:name="T656" style:family="text">
      <style:text-properties style:font-name="JuniusX:ss11&amp;smcp"/>
    </style:style>
    <style:style style:name="T657" style:family="text">
      <style:text-properties officeooo:rsid="01a7b13b"/>
    </style:style>
    <style:style style:name="T658" style:family="text">
      <style:text-properties officeooo:rsid="01a945a8"/>
    </style:style>
    <style:style style:name="T659" style:family="text">
      <style:text-properties style:font-name="JuniusX:cv05=3" officeooo:rsid="01a945a8"/>
    </style:style>
    <style:style style:name="T660" style:family="text">
      <style:text-properties style:font-name="JuniusX:cv09=6" officeooo:rsid="01a945a8"/>
    </style:style>
    <style:style style:name="T661" style:family="text">
      <style:text-properties style:font-name="JuniusX:cv15=4" officeooo:rsid="01d052b8"/>
    </style:style>
    <style:style style:name="T662" style:family="text">
      <style:text-properties style:font-name="JuniusX:cv10=6" officeooo:rsid="01a945a8"/>
    </style:style>
    <style:style style:name="T663" style:family="text">
      <style:text-properties officeooo:rsid="01a9e78e"/>
    </style:style>
    <style:style style:name="T664" style:family="text">
      <style:text-properties style:font-name="JuniusX:cv04"/>
    </style:style>
    <style:style style:name="T665" style:family="text">
      <style:text-properties style:font-name="JuniusX:cv04" officeooo:rsid="01c3f8a8"/>
    </style:style>
    <style:style style:name="T666" style:family="text">
      <style:text-properties officeooo:rsid="01ab91f7"/>
    </style:style>
    <style:style style:name="T667" style:family="text">
      <style:text-properties style:font-name="JuniusX:cv26=2" officeooo:rsid="01ab91f7"/>
    </style:style>
    <style:style style:name="T668" style:family="text">
      <style:text-properties style:font-name="JuniusX:cv19=4" officeooo:rsid="01ab91f7"/>
    </style:style>
    <style:style style:name="T669" style:family="text">
      <style:text-properties officeooo:rsid="01aeb7a8"/>
    </style:style>
    <style:style style:name="T670" style:family="text">
      <style:text-properties officeooo:rsid="01af9472"/>
    </style:style>
    <style:style style:name="T671" style:family="text">
      <style:text-properties officeooo:rsid="01b123c1"/>
    </style:style>
    <style:style style:name="T672" style:family="text">
      <style:text-properties style:font-name="JuniusX:ss20"/>
    </style:style>
    <style:style style:name="T673" style:family="text">
      <style:text-properties officeooo:rsid="01b4823f"/>
    </style:style>
    <style:style style:name="T674" style:family="text">
      <style:text-properties style:font-name="JuniusX:ss01&amp;ss20"/>
    </style:style>
    <style:style style:name="T675" style:family="text">
      <style:text-properties style:font-name="JuniusX:ss01&amp;ss20&amp;cv48=21"/>
    </style:style>
    <style:style style:name="T676" style:family="text">
      <style:text-properties officeooo:rsid="01b5d5e9"/>
    </style:style>
    <style:style style:name="T677" style:family="text">
      <style:text-properties officeooo:rsid="01b97a88"/>
    </style:style>
    <style:style style:name="T678" style:family="text">
      <style:text-properties officeooo:rsid="01ba70aa"/>
    </style:style>
    <style:style style:name="T679" style:family="text">
      <style:text-properties officeooo:rsid="01bb04a0"/>
    </style:style>
    <style:style style:name="T680" style:family="text">
      <style:text-properties officeooo:rsid="019cced9"/>
    </style:style>
    <style:style style:name="T681" style:family="text">
      <style:text-properties officeooo:rsid="01be0657"/>
    </style:style>
    <style:style style:name="T682" style:family="text">
      <style:text-properties style:font-name="JuniusX:cv01=7" officeooo:rsid="01c028ea"/>
    </style:style>
    <style:style style:name="T683" style:family="text">
      <style:text-properties style:font-name="JuniusX:cv01=6" fo:font-size="14pt" officeooo:rsid="01c028ea"/>
    </style:style>
    <style:style style:name="T684" style:family="text">
      <style:text-properties style:font-name="JuniusX:cv01=6" officeooo:rsid="01c028ea"/>
    </style:style>
    <style:style style:name="T685" style:family="text">
      <style:text-properties officeooo:rsid="01c21937"/>
    </style:style>
    <style:style style:name="T686" style:family="text">
      <style:text-properties style:font-name="JuniusX:cv02=2&amp;smcp" officeooo:rsid="001521aa"/>
    </style:style>
    <style:style style:name="T687" style:family="text">
      <style:text-properties style:font-name="JuniusX:cv04=2"/>
    </style:style>
    <style:style style:name="T688" style:family="text">
      <style:text-properties style:font-name="JuniusX:cv05&amp;smcp"/>
    </style:style>
    <style:style style:name="T689" style:family="text">
      <style:text-properties style:font-name="JuniusX:cv05=2&amp;smcp" officeooo:rsid="01c43667"/>
    </style:style>
    <style:style style:name="T690" style:family="text">
      <style:text-properties style:font-name="JuniusX:cv01=1&amp;smcp" officeooo:rsid="01c43667"/>
    </style:style>
    <style:style style:name="T691" style:family="text">
      <style:text-properties style:font-name="JuniusX:cv01=1&amp;smcp" officeooo:rsid="02378f41"/>
    </style:style>
    <style:style style:name="T692" style:family="text">
      <style:text-properties style:font-name="JuniusX:cv01=1&amp;smcp" officeooo:rsid="02391d96"/>
    </style:style>
    <style:style style:name="T693" style:family="text">
      <style:text-properties style:font-name="JuniusX:cv01=2&amp;smcp" officeooo:rsid="01c43667"/>
    </style:style>
    <style:style style:name="T694" style:family="text">
      <style:text-properties style:font-name="JuniusX:cv01=3&amp;smcp" officeooo:rsid="01c43667"/>
    </style:style>
    <style:style style:name="T695" style:family="text">
      <style:text-properties style:font-name="JuniusX:cv07=2&amp;smcp" officeooo:rsid="01c4a39b"/>
    </style:style>
    <style:style style:name="T696" style:family="text">
      <style:text-properties style:font-name="JuniusX:cv07=4" officeooo:rsid="01c4a39b"/>
    </style:style>
    <style:style style:name="T697" style:family="text">
      <style:text-properties officeooo:rsid="01c60974"/>
    </style:style>
    <style:style style:name="T698" style:family="text">
      <style:text-properties style:font-name="JuniusX:cv08=1&amp;ss06" officeooo:rsid="001abfc7"/>
    </style:style>
    <style:style style:name="T699" style:family="text">
      <style:text-properties style:font-name="JuniusX:cv48=15&amp;cv08=1" officeooo:rsid="01c60974"/>
    </style:style>
    <style:style style:name="T700" style:family="text">
      <style:text-properties officeooo:rsid="01c6b67c"/>
    </style:style>
    <style:style style:name="T701" style:family="text">
      <style:text-properties style:font-name="JuniusX:ss07&amp;cv09"/>
    </style:style>
    <style:style style:name="T702" style:family="text">
      <style:text-properties style:font-name="JuniusX:ss07&amp;cv09&amp;smcp"/>
    </style:style>
    <style:style style:name="T703" style:family="text">
      <style:text-properties officeooo:rsid="01cb3d24"/>
    </style:style>
    <style:style style:name="T704" style:family="text">
      <style:text-properties style:font-name="JuniusX:cv10=7" officeooo:rsid="01cb3d24"/>
    </style:style>
    <style:style style:name="T705" style:family="text">
      <style:text-properties style:font-name="JuniusX:cv10=7&amp;smcp" officeooo:rsid="01cb3d24"/>
    </style:style>
    <style:style style:name="T706" style:family="text">
      <style:text-properties officeooo:rsid="01d052b8"/>
    </style:style>
    <style:style style:name="T707" style:family="text">
      <style:text-properties style:font-name="JuniusX:cv18=4"/>
    </style:style>
    <style:style style:name="T708" style:family="text">
      <style:text-properties style:font-name="JuniusX:cv23=2" fo:font-size="14pt" officeooo:rsid="01d3c99b"/>
    </style:style>
    <style:style style:name="T709" style:family="text">
      <style:text-properties officeooo:rsid="01d82940"/>
    </style:style>
    <style:style style:name="T710" style:family="text">
      <style:text-properties officeooo:rsid="01d91b9e"/>
    </style:style>
    <style:style style:name="T711" style:family="text">
      <style:text-properties officeooo:rsid="01da08fd"/>
    </style:style>
    <style:style style:name="T712" style:family="text">
      <style:text-properties officeooo:rsid="01dbffb0"/>
    </style:style>
    <style:style style:name="T713" style:family="text">
      <style:text-properties officeooo:rsid="01dcce7f"/>
    </style:style>
    <style:style style:name="T714" style:family="text">
      <style:text-properties officeooo:rsid="01dddb61"/>
    </style:style>
    <style:style style:name="T715" style:family="text">
      <style:text-properties officeooo:rsid="01df0317"/>
    </style:style>
    <style:style style:name="T716" style:family="text">
      <style:text-properties officeooo:rsid="01e19857"/>
    </style:style>
    <style:style style:name="T717" style:family="text">
      <style:text-properties officeooo:rsid="01e1a470"/>
    </style:style>
    <style:style style:name="T718" style:family="text">
      <style:text-properties style:font-name="JuniusX:cv25=2&amp;smcp" officeooo:rsid="01e30025"/>
    </style:style>
    <style:style style:name="T719" style:family="text">
      <style:text-properties style:font-name="JuniusX:cv32&amp;smcp"/>
    </style:style>
    <style:style style:name="T720" style:family="text">
      <style:text-properties style:font-name="JuniusX:cv35&amp;smcp" officeooo:rsid="01319851"/>
    </style:style>
    <style:style style:name="T721" style:family="text">
      <style:text-properties officeooo:rsid="01e5eeeb"/>
    </style:style>
    <style:style style:name="T722" style:family="text">
      <style:text-properties officeooo:rsid="01eee633"/>
    </style:style>
    <style:style style:name="T723" style:family="text">
      <style:text-properties style:font-name="JuniusX:cv32=2" officeooo:rsid="01eee633"/>
    </style:style>
    <style:style style:name="T724" style:family="text">
      <style:text-properties officeooo:rsid="01f05447"/>
    </style:style>
    <style:style style:name="T725" style:family="text">
      <style:text-properties officeooo:rsid="01f0d5c0"/>
    </style:style>
    <style:style style:name="T726" style:family="text">
      <style:text-properties officeooo:rsid="01f40e44"/>
    </style:style>
    <style:style style:name="T727" style:family="text">
      <style:text-properties officeooo:rsid="01f9d82e"/>
    </style:style>
    <style:style style:name="T728" style:family="text">
      <style:text-properties style:font-name="JuniusX:cv13=3"/>
    </style:style>
    <style:style style:name="T729" style:family="text">
      <style:text-properties style:font-name="JuniusX:cv13&amp;smcp" officeooo:rsid="01fc3c3f"/>
    </style:style>
    <style:style style:name="T730" style:family="text">
      <style:text-properties style:font-name="JuniusX:cv14"/>
    </style:style>
    <style:style style:name="T731" style:family="text">
      <style:text-properties style:font-name="JuniusX:cv14&amp;smcp"/>
    </style:style>
    <style:style style:name="T732" style:family="text">
      <style:text-properties style:font-name="JuniusX:cv14=2"/>
    </style:style>
    <style:style style:name="T733" style:family="text">
      <style:text-properties officeooo:rsid="02020f80"/>
    </style:style>
    <style:style style:name="T734" style:family="text">
      <style:text-properties officeooo:rsid="02021209"/>
    </style:style>
    <style:style style:name="T735" style:family="text">
      <style:text-properties officeooo:rsid="020537f7"/>
    </style:style>
    <style:style style:name="T736" style:family="text">
      <style:text-properties officeooo:rsid="02078644"/>
    </style:style>
    <style:style style:name="T737" style:family="text">
      <style:text-properties style:font-name="JuniusX:ss10"/>
    </style:style>
    <style:style style:name="T738" style:family="text">
      <style:text-properties style:font-name="JuniusX:ss10" fo:font-size="14pt" officeooo:rsid="02078644"/>
    </style:style>
    <style:style style:name="T739" style:family="text">
      <style:text-properties officeooo:rsid="020e7711"/>
    </style:style>
    <style:style style:name="T740" style:family="text">
      <style:text-properties officeooo:rsid="02100141"/>
    </style:style>
    <style:style style:name="T741" style:family="text">
      <style:text-properties style:font-name="JuniusX:ss10&amp;ss01"/>
    </style:style>
    <style:style style:name="T742" style:family="text">
      <style:text-properties style:font-name="JuniusX:ss10&amp;ss01" fo:font-size="14pt" officeooo:rsid="02078644"/>
    </style:style>
    <style:style style:name="T743" style:family="text">
      <style:text-properties style:font-name="JuniusX:ss10&amp;ss01" officeooo:rsid="02078644"/>
    </style:style>
    <style:style style:name="T744" style:family="text">
      <style:text-properties officeooo:rsid="02291fdd"/>
    </style:style>
    <style:style style:name="T745" style:family="text">
      <style:text-properties style:font-name="JuniusX:cv38"/>
    </style:style>
    <style:style style:name="T746" style:family="text">
      <style:text-properties style:font-name="JuniusX:cv39"/>
    </style:style>
    <style:style style:name="T747" style:family="text">
      <style:text-properties officeooo:rsid="022a3e47"/>
    </style:style>
    <style:style style:name="T748" style:family="text">
      <style:text-properties officeooo:rsid="022bd8cf"/>
    </style:style>
    <style:style style:name="T749" style:family="text">
      <style:text-properties officeooo:rsid="022be391"/>
    </style:style>
    <style:style style:name="T750" style:family="text">
      <style:text-properties style:font-name="JuniusX:ss06&amp;cv36=2"/>
    </style:style>
    <style:style style:name="T751" style:family="text">
      <style:text-properties officeooo:rsid="022c2624"/>
    </style:style>
    <style:style style:name="T752" style:family="text">
      <style:text-properties officeooo:rsid="022e0fc4"/>
    </style:style>
    <style:style style:name="T753" style:family="text">
      <style:text-properties style:font-name="JuniusX:ss01&amp;cv52"/>
    </style:style>
    <style:style style:name="T754" style:family="text">
      <style:text-properties officeooo:rsid="02315c22"/>
    </style:style>
    <style:style style:name="T755" style:family="text">
      <style:text-properties fo:letter-spacing="-0.0016in" officeooo:rsid="012832eb"/>
    </style:style>
    <style:style style:name="T756" style:family="text">
      <style:text-properties fo:letter-spacing="-0.0016in" fo:font-weight="bold" officeooo:rsid="012832eb" style:font-weight-asian="bold" style:font-weight-complex="bold"/>
    </style:style>
    <style:style style:name="T757" style:family="text">
      <style:text-properties fo:letter-spacing="-0.0016in" fo:font-weight="bold" officeooo:rsid="012a66f1" style:font-weight-asian="bold" style:font-weight-complex="bold"/>
    </style:style>
    <style:style style:name="T758" style:family="text">
      <style:text-properties fo:letter-spacing="-0.0016in" officeooo:rsid="01291548"/>
    </style:style>
    <style:style style:name="T759" style:family="text">
      <style:text-properties fo:letter-spacing="-0.0016in" officeooo:rsid="012962f1"/>
    </style:style>
    <style:style style:name="T760" style:family="text">
      <style:text-properties fo:letter-spacing="-0.0016in" officeooo:rsid="012b465d"/>
    </style:style>
    <style:style style:name="T761" style:family="text">
      <style:text-properties fo:letter-spacing="-0.0016in" officeooo:rsid="01543a56"/>
    </style:style>
    <style:style style:name="T762" style:family="text">
      <style:text-properties fo:letter-spacing="-0.0016in" officeooo:rsid="012a66f1"/>
    </style:style>
    <style:style style:name="T763" style:family="text">
      <style:text-properties fo:letter-spacing="-0.0016in" fo:font-style="italic" officeooo:rsid="01543a56" style:font-style-asian="italic" style:font-style-complex="italic"/>
    </style:style>
    <style:style style:name="T764" style:family="text">
      <style:text-properties fo:letter-spacing="normal"/>
    </style:style>
    <style:style style:name="T765" style:family="text">
      <style:text-properties officeooo:rsid="02378f41"/>
    </style:style>
    <style:style style:name="T766" style:family="text">
      <style:text-properties officeooo:rsid="01c3bea2"/>
    </style:style>
    <style:style style:name="T767" style:family="text">
      <style:text-properties officeooo:rsid="0239dbd1"/>
    </style:style>
    <style:style style:name="T768" style:family="text">
      <style:text-properties officeooo:rsid="023c906a"/>
    </style:style>
    <style:style style:name="T769" style:family="text">
      <style:text-properties style:font-name="JuniusX:cv08=2"/>
    </style:style>
    <style:style style:name="T770" style:family="text">
      <style:text-properties officeooo:rsid="024a4ef4"/>
    </style:style>
    <style:style style:name="T771" style:family="text">
      <style:text-properties style:use-window-font-color="true" loext:opacity="0%"/>
    </style:style>
    <style:style style:name="T772" style:family="text">
      <style:text-properties style:use-window-font-color="true" loext:opacity="0%" style:font-name="JuniusX" officeooo:rsid="00c2542b"/>
    </style:style>
    <style:style style:name="T773" style:family="text">
      <style:text-properties style:use-window-font-color="true" loext:opacity="0%" style:font-name="JuniusX" fo:font-size="14pt" officeooo:rsid="024a4ef4"/>
    </style:style>
    <style:style style:name="T774" style:family="text">
      <style:text-properties style:use-window-font-color="true" loext:opacity="0%" style:font-name="JuniusX" officeooo:rsid="024a4ef4"/>
    </style:style>
    <style:style style:name="T775" style:family="text">
      <style:text-properties style:use-window-font-color="true" loext:opacity="0%" style:font-name="JuniusX" officeooo:rsid="00360fd2"/>
    </style:style>
    <style:style style:name="T776" style:family="text">
      <style:text-properties style:use-window-font-color="true" loext:opacity="0%" style:font-name="JuniusX" officeooo:rsid="00cbb540"/>
    </style:style>
    <style:style style:name="T777" style:family="text">
      <style:text-properties style:use-window-font-color="true" loext:opacity="0%" style:font-name="JuniusX:smcp&amp;cv33&amp;hlig" fo:font-weight="bold" officeooo:rsid="00c2542b" style:font-weight-asian="bold" style:font-weight-complex="bold"/>
    </style:style>
    <style:style style:name="T778" style:family="text">
      <style:text-properties style:use-window-font-color="true" loext:opacity="0%" officeooo:rsid="00c2542b"/>
    </style:style>
    <style:style style:name="T779" style:family="text">
      <style:text-properties style:use-window-font-color="true" loext:opacity="0%" style:font-name="JuniusX:smcp&amp;hlig" fo:font-weight="bold" officeooo:rsid="00c31a90" style:font-weight-asian="bold" style:font-weight-complex="bold"/>
    </style:style>
    <style:style style:name="T780" style:family="text">
      <style:text-properties style:font-name="JuniusX:hist&amp;ss11&amp;hlig"/>
    </style:style>
    <style:style style:name="T781" style:family="text">
      <style:text-properties style:font-name="JuniusX:hist&amp;ss11&amp;cv12" officeooo:rsid="00bdd5f0"/>
    </style:style>
    <style:style style:name="T782" style:family="text">
      <style:text-properties officeooo:rsid="024d4a13"/>
    </style:style>
    <style:style style:name="T783" style:family="text">
      <style:text-properties officeooo:rsid="025145ac"/>
    </style:style>
    <style:style style:name="T784" style:family="text">
      <style:text-properties officeooo:rsid="025569a4"/>
    </style:style>
    <style:style style:name="T785" style:family="text">
      <style:text-properties style:font-name="JuniusX:cv61" fo:font-size="14pt"/>
    </style:style>
    <style:style style:name="T786" style:family="text">
      <style:text-properties officeooo:rsid="0255acf4"/>
    </style:style>
    <style:style style:name="T787" style:family="text">
      <style:text-properties officeooo:rsid="02591656"/>
    </style:style>
    <style:style style:name="T788" style:family="text">
      <style:text-properties style:font-name="JuniusX:cv08=2&amp;smcp"/>
    </style:style>
    <style:style style:name="T789" style:family="text">
      <style:text-properties officeooo:rsid="002ba271"/>
    </style:style>
    <style:style style:name="T790" style:family="text">
      <style:text-properties officeooo:rsid="025c62e7"/>
    </style:style>
    <style:style style:name="T791" style:family="text">
      <style:text-properties style:font-name="JuniusX:cv70"/>
    </style:style>
    <style:style style:name="T792" style:family="text">
      <style:text-properties style:font-name="JuniusX:cv71=2"/>
    </style:style>
    <style:style style:name="T793" style:family="text">
      <style:text-properties style:font-name="JuniusX:cv71=1"/>
    </style:style>
    <style:style style:name="T794" style:family="text">
      <style:text-properties style:font-name="JuniusX:cv72"/>
    </style:style>
    <style:style style:name="T795" style:family="text">
      <style:text-properties style:font-name="JuniusX:cv72" officeooo:rsid="026630b3"/>
    </style:style>
    <style:style style:name="T796" style:family="text">
      <style:text-properties style:font-name="JuniusX:cv72" fo:font-style="italic" officeooo:rsid="026630b3" style:font-style-asian="italic" style:font-style-complex="italic"/>
    </style:style>
    <style:style style:name="T797" style:family="text">
      <style:text-properties style:font-name="JuniusX:cv72=2"/>
    </style:style>
    <style:style style:name="T798" style:family="text">
      <style:text-properties style:font-name="JuniusX:cv72=3"/>
    </style:style>
    <style:style style:name="T799" style:family="text">
      <style:text-properties style:font-name="JuniusX:cv72=4"/>
    </style:style>
    <style:style style:name="T800" style:family="text">
      <style:text-properties style:font-name="JuniusX:cv72=5"/>
    </style:style>
    <style:style style:name="T801" style:family="text">
      <style:text-properties style:font-name="JuniusX:cv73=4" officeooo:rsid="025c78ed"/>
    </style:style>
    <style:style style:name="T802" style:family="text">
      <style:text-properties style:font-name="JuniusX:cv73=3" officeooo:rsid="025c78ed"/>
    </style:style>
    <style:style style:name="T803" style:family="text">
      <style:text-properties style:font-name="JuniusX:cv73=2" officeooo:rsid="025c78ed"/>
    </style:style>
    <style:style style:name="T804" style:family="text">
      <style:text-properties style:font-name="JuniusX:cv73" officeooo:rsid="025c78ed"/>
    </style:style>
    <style:style style:name="T805" style:family="text">
      <style:text-properties officeooo:rsid="025da09f"/>
    </style:style>
    <style:style style:name="T806" style:family="text">
      <style:text-properties style:font-name="JuniusX:cv74" officeooo:rsid="025da09f"/>
    </style:style>
    <style:style style:name="T807" style:family="text">
      <style:text-properties style:font-name="JuniusX:cv75=3" officeooo:rsid="025da09f"/>
    </style:style>
    <style:style style:name="T808" style:family="text">
      <style:text-properties style:font-name="JuniusX:cv75=2" officeooo:rsid="025da09f"/>
    </style:style>
    <style:style style:name="T809" style:family="text">
      <style:text-properties style:font-name="JuniusX:cv75=1" officeooo:rsid="025da09f"/>
    </style:style>
    <style:style style:name="T810" style:family="text">
      <style:text-properties style:font-name="JuniusX:cv76" officeooo:rsid="025da09f"/>
    </style:style>
    <style:style style:name="T811" style:family="text">
      <style:text-properties officeooo:rsid="025deda7"/>
    </style:style>
    <style:style style:name="T812" style:family="text">
      <style:text-properties style:font-name="JuniusX:cv77" officeooo:rsid="025deda7"/>
    </style:style>
    <style:style style:name="T813" style:family="text">
      <style:text-properties style:font-name="JuniusX:cv78=2"/>
    </style:style>
    <style:style style:name="T814" style:family="text">
      <style:text-properties style:font-name="JuniusX:cv78"/>
    </style:style>
    <style:style style:name="T815" style:family="text">
      <style:text-properties officeooo:rsid="025ed203"/>
    </style:style>
    <style:style style:name="T816" style:family="text">
      <style:text-properties officeooo:rsid="02620a07"/>
    </style:style>
    <style:style style:name="T817" style:family="text">
      <style:text-properties officeooo:rsid="0264d469"/>
    </style:style>
    <style:style style:name="T818" style:family="text">
      <style:text-properties officeooo:rsid="026630b3"/>
    </style:style>
    <style:style style:name="T819" style:family="text">
      <style:text-properties officeooo:rsid="025c78ed"/>
    </style:style>
    <style:style style:name="T820" style:family="text">
      <style:text-properties officeooo:rsid="026733eb"/>
    </style:style>
    <style:style style:name="T821" style:family="text">
      <style:text-properties officeooo:rsid="026907e0"/>
    </style:style>
    <style:style style:name="T822" style:family="text">
      <style:text-properties officeooo:rsid="026a4da7"/>
    </style:style>
    <style:style style:name="T823" style:family="text">
      <style:text-properties officeooo:rsid="026aaa70"/>
    </style:style>
    <style:style style:name="T824" style:family="text">
      <style:text-properties officeooo:rsid="0263c5d0"/>
    </style:style>
    <style:style style:name="T825" style:family="text">
      <style:text-properties officeooo:rsid="026ede9b"/>
    </style:style>
    <style:style style:name="T826" style:family="text">
      <style:text-properties fo:color="#000080" loext:opacity="100%" style:font-name="JuniusX1" fo:font-size="14pt" fo:language="zxx" fo:country="none" style:text-underline-style="solid" style:text-underline-width="auto" style:text-underline-color="font-color" officeooo:rsid="026ede9b" style:language-asian="zxx" style:country-asian="none" style:language-complex="zxx" style:country-complex="none"/>
    </style:style>
    <style:style style:name="T827" style:family="text">
      <style:text-properties officeooo:rsid="027465a3"/>
    </style:style>
    <style:style style:name="T828" style:family="text">
      <style:text-properties style:font-name="JuniusX4"/>
    </style:style>
    <style:style style:name="T829" style:family="text">
      <style:text-properties style:font-name="JuniusX:cv79=1"/>
    </style:style>
    <style:style style:name="T830" style:family="text">
      <style:text-properties style:font-name="JuniusX:cv79=2" officeooo:rsid="027465a3"/>
    </style:style>
    <style:style style:name="T831" style:family="text">
      <style:text-properties style:font-name="JuniusX:cv79=3" officeooo:rsid="027465a3"/>
    </style:style>
    <style:style style:name="T832" style:family="text">
      <style:text-properties style:font-name="JuniusX:cv79=4" officeooo:rsid="027465a3"/>
    </style:style>
    <style:style style:name="T833" style:family="text">
      <style:text-properties style:font-name="JuniusX:cv79=5" officeooo:rsid="027465a3"/>
    </style:style>
    <style:style style:name="T834" style:family="text">
      <style:text-properties style:font-name="JuniusX:cv79=6" officeooo:rsid="027465a3"/>
    </style:style>
    <style:style style:name="T835" style:family="text">
      <style:text-properties style:font-name="JuniusX:cv79=78" officeooo:rsid="027465a3"/>
    </style:style>
    <style:style style:name="T836" style:family="text">
      <style:text-properties style:font-name="JuniusX:cv79=7" officeooo:rsid="027465a3"/>
    </style:style>
    <style:style style:name="T837" style:family="text">
      <style:text-properties style:font-name="JuniusX:cv79=8" officeooo:rsid="027465a3"/>
    </style:style>
    <style:style style:name="T838" style:family="text">
      <style:text-properties style:font-name="JuniusX:cv79=9" officeooo:rsid="027465a3"/>
    </style:style>
    <style:style style:name="T839" style:family="text">
      <style:text-properties style:font-name="JuniusX:cv79=10" officeooo:rsid="027465a3"/>
    </style:style>
    <style:style style:name="T840" style:family="text">
      <style:text-properties style:font-name="JuniusX:cv79=11" officeooo:rsid="027465a3"/>
    </style:style>
    <style:style style:name="T841" style:family="text">
      <style:text-properties style:font-name="JuniusX:cv79=12" officeooo:rsid="027465a3"/>
    </style:style>
    <style:style style:name="T842" style:family="text">
      <style:text-properties style:font-name="JuniusX:cv79=13" officeooo:rsid="027465a3"/>
    </style:style>
    <style:style style:name="T843" style:family="text">
      <style:text-properties style:font-name="JuniusX:cv79=14" officeooo:rsid="027465a3"/>
    </style:style>
    <style:style style:name="T844" style:family="text">
      <style:text-properties style:font-name="JuniusX:cv79=15" officeooo:rsid="027465a3"/>
    </style:style>
    <style:style style:name="T845" style:family="text">
      <style:text-properties style:font-name="JuniusX:cv79=16" officeooo:rsid="027465a3"/>
    </style:style>
    <style:style style:name="T846" style:family="text">
      <style:text-properties style:font-name="JuniusX:cv79=17" officeooo:rsid="027465a3"/>
    </style:style>
    <style:style style:name="T847" style:family="text">
      <style:text-properties style:font-name="JuniusX:cv79=18" officeooo:rsid="027465a3"/>
    </style:style>
    <style:style style:name="T848" style:family="text">
      <style:text-properties style:font-name="JuniusX:cv79=19" officeooo:rsid="027465a3"/>
    </style:style>
    <style:style style:name="T849" style:family="text">
      <style:text-properties style:font-name="JuniusX:cv79=20" officeooo:rsid="027465a3"/>
    </style:style>
    <style:style style:name="T850" style:family="text">
      <style:text-properties officeooo:rsid="0276349a"/>
    </style:style>
    <style:style style:name="T851" style:family="text"/>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P171"><text:a xlink:type="simple" xlink:href="#intro" text:style-name="Internet_20_link" text:visited-style-name="Visited_20_Internet_20_Link">Introduction</text:a></text:p>
      <text:p text:style-name="P94">A.<text:tab/><text:a xlink:type="simple" xlink:href="#SectionA" text:style-name="Internet_20_link" text:visited-style-name="Visited_20_Internet_20_Link">Case-</text:a><text:a xlink:type="simple" xlink:href="#SectionA" text:style-name="Internet_20_link" text:visited-style-name="Visited_20_Internet_20_Link"><text:span text:style-name="T826">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826">F</text:span></text:a><text:a xlink:type="simple" xlink:href="#SectionA" text:style-name="Internet_20_link" text:visited-style-name="Visited_20_Internet_20_Link">eatures</text:a></text:p>
      <text:p text:style-name="P94">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826">S</text:span></text:a><text:a xlink:type="simple" xlink:href="#SectionB" text:style-name="Internet_20_link" text:visited-style-name="Visited_20_Internet_20_Link">equencing</text:a></text:p>
      <text:p text:style-name="P94">C.<text:tab/><text:a xlink:type="simple" xlink:href="#SectionC" text:style-name="Internet_20_link" text:visited-style-name="Visited_20_Internet_20_Link">Superscripts and Subscripts</text:a></text:p>
      <text:p text:style-name="P94">D.<text:tab/><text:a xlink:type="simple" xlink:href="#SectionD" text:style-name="Internet_20_link" text:visited-style-name="Visited_20_Internet_20_Link">Ornaments</text:a></text:p>
      <text:p text:style-name="P94">E.<text:tab/><text:a xlink:type="simple" xlink:href="#SectionE" text:style-name="Internet_20_link" text:visited-style-name="Visited_20_Internet_20_Link">Alphabetic Variants</text:a></text:p>
      <text:p text:style-name="P94">F.<text:tab/><text:a xlink:type="simple" xlink:href="#SectionF" text:style-name="Internet_20_link" text:visited-style-name="Visited_20_Internet_20_Link">Punctuation</text:a></text:p>
      <text:p text:style-name="P94">G.<text:tab/><text:a xlink:type="simple" xlink:href="#SectionG" text:style-name="Internet_20_link" text:visited-style-name="Visited_20_Internet_20_Link">Abbreviations</text:a></text:p>
      <text:p text:style-name="P94">H.<text:tab/><text:a xlink:type="simple" xlink:href="#SectionH" text:style-name="Internet_20_link" text:visited-style-name="Visited_20_Internet_20_Link">Combining Marks</text:a></text:p>
      <text:p text:style-name="P94">I.<text:tab/><text:a xlink:type="simple" xlink:href="#SectionI" text:style-name="Internet_20_link" text:visited-style-name="Visited_20_Internet_20_Link">Currency </text:a><text:a xlink:type="simple" xlink:href="#SectionI" text:style-name="Internet_20_link" text:visited-style-name="Visited_20_Internet_20_Link"><text:span text:style-name="T825">and Weights</text:span></text:a></text:p>
      <text:p text:style-name="P94">J.<text:tab/><text:a xlink:type="simple" xlink:href="#SectionJ" text:style-name="Internet_20_link" text:visited-style-name="Visited_20_Internet_20_Link">Gothic</text:a></text:p>
      <text:p text:style-name="P94">K.<text:tab/><text:a xlink:type="simple" xlink:href="#SectionK" text:style-name="Internet_20_link" text:visited-style-name="Visited_20_Internet_20_Link">Runic</text:a></text:p>
      <text:p text:style-name="P94">L.<text:tab/><text:a xlink:type="simple" xlink:href="#SectionL" text:style-name="Internet_20_link" text:visited-style-name="Visited_20_Internet_20_Link">Ligatures and Digraphs</text:a></text:p>
      <text:p text:style-name="P94">M.<text:tab/><text:a xlink:type="simple" xlink:href="#req" text:style-name="Internet_20_link" text:visited-style-name="Visited_20_Internet_20_Link">Required Features</text:a></text:p>
      <text:p text:style-name="P95">N.<text:tab/><text:a xlink:type="simple" xlink:href="#SectionN" text:style-name="Internet_20_link" text:visited-style-name="Visited_20_Internet_20_Link">Entities</text:a></text:p>
      <text:p text:style-name="P96"><text:a xlink:type="simple" xlink:href="#idx" text:style-name="Internet_20_link" text:visited-style-name="Visited_20_Internet_20_Link">Index</text:a></text:p>
      <text:h text:style-name="Heading_20_1" text:outline-level="1"><text:bookmark-start text:name="intro"/>Introduction<text:bookmark-end text:name="intro"/></text:h>
      <text:p text:style-name="P128">The OpenType features of JuniusX have two purposes. One is to provide convenient access to <text:span text:style-name="T710">the rich medieval character set </text:span><text:span text:style-name="T716">of</text:span><text:span text:style-name="T710"> the Medieval Unicode Font Initiative (MUFI) recommendation. The other is to enable </text:span><text:span text:style-name="T271">best</text:span><text:span text:style-name="T710"> practices in the presentation of medieval text, promoting accessibility in electronic texts from PDFs to e-books to web pages.</text:span></text:p>
      <text:p text:style-name="P128"><text:span text:style-name="T710">Each character in the MUFI recommendation has a code point</text:span><text:span text:style-name="T710"><text:note text:id="ftn1" text:note-class="footnote"><text:note-citation>1</text:note-citation><text:note-body><text:p text:style-name="P140"><text:span text:style-name="T711">A Unicode code point is generally expressed </text:span><text:span text:style-name="T338">as a four-digit</text:span><text:span text:style-name="T711"> hexadecimal (or base-16) number with a prefix of ‘U+’. The letter capital “A,” for example, is U+0041 (65 in decimal notation), and lowercase “ȝ” (Middle English yogh) is U+021D.</text:span></text:p></text:note-body></text:note></text:span><text:span text:style-name="T710"> associated with it: either the </text:span><text:span text:style-name="T711">one</text:span><text:span text:style-name="T710"> assigned by Unicode or, where the character is not recognized by Unicode, in the Private Use Area </text:span><text:span text:style-name="T713">(PUA)</text:span><text:span text:style-name="T710"> </text:span><text:span text:style-name="T711">of the Basic Multilingual Plane</text:span><text:span text:style-name="T710">, a block of codes, </text:span><text:span text:style-name="T711">running from U+E000 to U+F8FF, </text:span><text:span text:style-name="T712">that are assigned no value by Unicode but instead are </text:span><text:span text:style-name="T284">available</text:span><text:span text:style-name="T712"> for font designers to use in any way they please.</text:span></text:p>
      <text:p text:style-name="P127"><text:soft-page-break/>The problem with PUA code points is precisely <text:span text:style-name="T725">their lack of any</text:span> value. For example, if you encode <text:span text:style-name="T714">the PUA character</text:span> U+F215 <text:span text:style-name="T32">latin small letter neckless a</text:span> <text:span text:style-name="T714">() </text:span>in your text, the software that displays the text has no notion that it is a variant of <text:span text:style-name="T465">a</text:span>, or that it is lowercase, <text:span text:style-name="T717">or</text:span> a letter in the Latin alphabet, <text:span text:style-name="T714">or even a character in a language system</text:span>. A screen reader cannot read, or even spell out, a word with <text:span text:style-name="T715">U+F215</text:span> in it; a search engine will not recognize the word as containing the letter <text:span text:style-name="T465">a</text:span>.</text:p>
      <text:p text:style-name="P129"><text:span text:style-name="T272">JuniusX offers the full range of MUFI characters—</text:span><text:span text:style-name="T284">you can enter the PUA code points—</text:span><text:span text:style-name="T272">but also a solution to the problems posed by </text:span><text:span text:style-name="T284">those</text:span><text:span text:style-name="T272"> code points. Think of a display text (perhaps generated from an XML document) as having two layers: an underlying text and the one your readers see. In the case of </text:span><text:span text:style-name="T281">U+F215</text:span><text:span text:style-name="T272"> the underlying text should contain the </text:span><text:span text:style-name="T294">plain</text:span><text:span text:style-name="T272"> letter </text:span><text:span text:style-name="T274">a</text:span><text:span text:style-name="T272"> </text:span><text:span text:style-name="T281">(U+0061);</text:span><text:span text:style-name="T272"> a layout engine applies OpenType feature </text:span><text:span text:style-name="Source_20_Text"><text:span text:style-name="T715">cv01[5]</text:span></text:span><text:span text:style-name="T272"><text:note text:id="ftn2" text:note-class="footnote"><text:note-citation>2</text:note-citation><text:note-body><text:p text:style-name="P141"><text:span text:style-name="T790">Many OpenType features produce different outcomes depending on an index passed to an application’s layout engine along with the feature tag. Different applications have different ways of entering this index: consult your application’s documentation. </text:span><text:span text:style-name="T339">H</text:span><text:span text:style-name="T790">ere, the index is </text:span><text:span text:style-name="T339">recorded</text:span><text:span text:style-name="T790"> in brackets after the feature tag.</text:span></text:p></text:note-body></text:note></text:span><text:span text:style-name="T328"> </text:span><text:span text:style-name="T272">to this </text:span><text:span text:style-name="T274">a</text:span><text:span text:style-name="T272">, </text:span><text:span text:style-name="T284">bypassing the PUA code point,</text:span><text:span text:style-name="T272"> and the result is that your readers see </text:span><text:span text:style-name="T178">a</text:span><text:span text:style-name="T272">—</text:span><text:span text:style-name="T281">the “neckless a”—</text:span><text:span text:style-name="T284">while</text:span><text:span text:style-name="T281"> </text:span><text:span text:style-name="T284">s</text:span><text:span text:style-name="T281">earches and screen readers </text:span><text:span text:style-name="T284">operate on</text:span><text:span text:style-name="T281"> the underlying text, </text:span><text:span text:style-name="T284">which still contains a plain</text:span><text:span text:style-name="T281"> </text:span><text:span text:style-name="T275">a</text:span><text:span text:style-name="T281">.</text:span></text:p>
      <text:p text:style-name="P131"><text:span text:style-name="T281">The full range of OpenType features listed in this document </text:span><text:span text:style-name="T294">is</text:span><text:span text:style-name="T281"> supported by web browsers, LibreOffice, XeTeX, LuaTeX, </text:span><text:span text:style-name="T294">and (presumably) other document processing applications</text:span><text:span text:style-name="T281">. All characters listed here are available in Adobe InDesign, though that program supports only a selection of OpenType features. </text:span><text:span text:style-name="T282">Microsoft Word, unfortunately, supports only Stylistic Sets, ligatures (</text:span><text:span text:style-name="T294">all but the standard ones </text:span><text:span text:style-name="T282">in peculiar and </text:span><text:span text:style-name="T294">probably</text:span><text:span text:style-name="T282"> useless combinations), number variants, and the </text:span><text:a xlink:type="simple" xlink:href="#req" text:style-name="Internet_20_link" text:visited-style-name="Visited_20_Internet_20_Link"><text:span text:style-name="T296">R</text:span></text:a><text:a xlink:type="simple" xlink:href="#req" text:style-name="Internet_20_link" text:visited-style-name="Visited_20_Internet_20_Link"><text:span text:style-name="T282">equired </text:span></text:a><text:a xlink:type="simple" xlink:href="#req" text:style-name="Internet_20_link" text:visited-style-name="Visited_20_Internet_20_Link"><text:span text:style-name="T296">F</text:span></text:a><text:a xlink:type="simple" xlink:href="#req" text:style-name="Internet_20_link" text:visited-style-name="Visited_20_Internet_20_Link"><text:span text:style-name="T282">eatures</text:span></text:a><text:span text:style-name="T282">. In terms of </text:span><text:span text:style-name="T283">OpenType support</text:span><text:span text:style-name="T282">, </text:span><text:span text:style-name="T296">Word</text:span><text:span text:style-name="T282"> is the most primitive of the major text processing applications.</text:span></text:p>
      <text:p text:style-name="P130"><text:span text:style-name="T282">M</text:span><text:span text:style-name="T245">any MUFI characters cannot be produced by using the OpenType variants of JuniusX. These </text:span><text:span text:style-name="T294">characters</text:span><text:span text:style-name="T245"> fall into three categories:</text:span></text:p>
      <text:list xml:id="list3972237179" text:style-name="L1">
        <text:list-item>
          <text:p text:style-name="P164"><text:span text:style-name="T294">Those</text:span><text:span text:style-name="T290"> with non-PUA code points. MUFI has done valuable work obtaining Unicode code points for medieval characters. All such characters (those with hexadecimal codes that </text:span><text:span text:style-name="T288">do not</text:span><text:span text:style-name="T290"> begin with E or F) are safe to use in accessible and searchable text</text:span><text:span text:style-name="T296">. </text:span><text:span text:style-name="T319">As a convenience, however, many of these are covered by JuniusX OpenType features.</text:span></text:p>
        </text:list-item>
        <text:list-item>
          <text:p text:style-name="P165"><text:soft-page-break/><text:span text:style-name="T294">Precomposed characters—those</text:span><text:span text:style-name="T290"> consisting of base character </text:span><text:span text:style-name="T292">+ one or more</text:span><text:span text:style-name="T290"> diacritic. </text:span><text:span text:style-name="T319">For greatest accessibility, t</text:span><text:span text:style-name="T290">hese should be entered not as PUA code points, but rather as sequences consisting of base character + one or more diacritics. For example, instead of MUFI U+E498 </text:span><text:span text:style-name="T29">LATIN SMALL LETTER E WITH DOT BELOW AND ACUTE</text:span><text:span text:style-name="T290">, use e + U+0323 </text:span><text:span text:style-name="T39">combining dot below</text:span><text:span text:style-name="T290"> + U+0301 </text:span><text:span text:style-name="T39">combining acute accent</text:span><text:span text:style-name="T290">: </text:span><text:span text:style-name="T276">ẹ́</text:span><text:span text:style-name="T290"> </text:span><text:span text:style-name="T291">(when applying combining marks, </text:span><text:span text:style-name="T316">start with any marks below the character and work down</text:span><text:span text:style-name="T317">wards</text:span><text:span text:style-name="T316">, then continue with any marks above the character and work up</text:span><text:span text:style-name="T317">wards</text:span><text:span text:style-name="T316">. For example, to make </text:span><text:span text:style-name="T277">ǭ̣́</text:span><text:span text:style-name="T316">, </text:span><text:span text:style-name="T317">place characters in this order: o, ogonek U+0328, dot </text:span><text:span text:style-name="T318">below</text:span><text:span text:style-name="T317"> U+0323, macron U+0304, acute U+0301</text:span><text:span text:style-name="T291">). </text:span><text:span text:style-name="T317">Some MUFI characters have marks in unconventional locations, e.g. </text:span><text:span text:style-name="T278">ȯ́</text:span><text:span text:style-name="T317"> </text:span><text:span text:style-name="T30">LATIN SMALL LETTER O WITH DOT ABOVE AND ACUTE</text:span><text:span text:style-name="T317">, </text:span><text:span text:style-name="T318">where the acute appears beside the dot instead of above. This and other characters like it should still be entered as a sequence of base character + marks (here o, dot above U+0307, acute U+0301). JuniusX will position the marks correctly.</text:span></text:p>
        </text:list-item>
        <text:list-item>
          <text:p text:style-name="P167"><text:span text:style-name="T318">C</text:span><text:span text:style-name="T245">haracters for which a base character (a Unicode character to which it can be linked) cannot be identified, or for which there may be an inconsistency in the MUFI recommendation. These include:</text:span></text:p>
          <text:list>
            <text:list-item>
              <text:p text:style-name="P167"><text:span text:style-name="T273"></text:span><text:span text:style-name="T245"> U+E8AF. This is a ligature of </text:span><text:span text:style-name="T155">s</text:span><text:span text:style-name="T320"> and </text:span><text:span text:style-name="T279">l</text:span><text:span text:style-name="T320"> with stroke, but there are no base characters with this style of stroke.</text:span></text:p>
            </text:list-item>
            <text:list-item>
              <text:p text:style-name="P167"><text:span text:style-name="T279"></text:span><text:span text:style-name="T320"> U+EFD8 and U+EFD9. MUFI lists these as ligatures (corresponding to the ligatures  U+E8C7 and U+E8C6, but they cannot be treated as ligatures in the font because a single diacritic is positioned over the glyphs as if they were digraphs like </text:span><text:span text:style-name="T279">ꜳꜲ</text:span><text:span text:style-name="T320">.</text:span></text:p>
            </text:list-item>
            <text:list-item>
              <text:p text:style-name="P167"><text:span text:style-name="T279"></text:span><text:span text:style-name="T320"> U+EBE7 and U+EBE6, for the same reason.</text:span></text:p>
            </text:list-item>
            <text:list-item>
              <text:p text:style-name="P165"><text:span text:style-name="T279"></text:span><text:span text:style-name="T320"> U+F159 </text:span><text:span text:style-name="T31">LATIN ABBREVIATION SIGN SMALL DE</text:span><text:span text:style-name="T320">. </text:span><text:span text:style-name="T321">Neither a variant of </text:span><text:span text:style-name="T280">d</text:span><text:span text:style-name="T321"> nor an eth (</text:span><text:span text:style-name="T280">ð</text:span><text:span text:style-name="T321">), this character may be a candidate for Unicode </text:span><text:span text:style-name="T323">encoding</text:span><text:span text:style-name="T321">.</text:span></text:p>
            </text:list-item>
          </text:list>
        </text:list-item>
        <text:list-item>
          <text:p text:style-name="P166"><text:span text:style-name="T291">Characters for which OpenType programming is not yet available. These will be added </text:span><text:span text:style-name="T322">as they are located and studied</text:span><text:span text:style-name="T291">. </text:span><text:span text:style-name="T327">[</text:span><text:span text:style-name="T325">Check: U+EBF1, and smcp version.</text:span><text:span text:style-name="T327">]</text:span></text:p>
        </text:list-item>
      </text:list>
      <text:p text:style-name="P143">These characters should be avoided, even if you are otherwise using MUFI’s PUA characters:</text:p>
      <text:list xml:id="list2622063670" text:style-name="L2">
        <text:list-item>
          <text:p text:style-name="P168"><text:span text:style-name="T465">U+F1C5</text:span> <text:span text:style-name="T27">COMBINING CURL HIGH POSITION</text:span>. Use U+1DCE <text:span text:style-name="T27">COMBINING OGONEK ABOVE</text:span>. <text:span text:style-name="T783">The positioning problem mentioned in the MUFI recommendation has been solved.</text:span></text:p>
        </text:list-item>
        <text:list-item>
          <text:p text:style-name="P168"><text:soft-page-break/><text:span text:style-name="T465">U+F1CA</text:span> <text:span text:style-name="T27">COMBINING DOT ABOVE HIGH POSITION</text:span>. Use U+0307 <text:span text:style-name="T27">COMBINING DOT ABOVE</text:span>.</text:p>
        </text:list-item>
      </text:list>
      <text:p text:style-name="P77"/>
      <text:h text:style-name="Heading_20_1" text:outline-level="1">A. <text:bookmark-start text:name="SectionA"/>Case-<text:span text:style-name="T443">R</text:span><text:span text:style-name="T649">elated </text:span><text:span text:style-name="T443">F</text:span><text:span text:style-name="T649">eatures</text:span><text:bookmark-end text:name="SectionA"/></text:h>
      <text:h text:style-name="P146" text:outline-level="2"><text:span text:style-name="T463"><text:sequence text:ref-name="refFeature0" text:name="Feature" text:formula="ooow:Feature+1" style:num-format="1">1</text:sequence></text:span><text:span text:style-name="T463">. </text:span><text:bookmark-start text:name="smcp"/><text:span text:style-name="Source_20_Text">smcp</text:span><text:bookmark-end text:name="smcp"/> – Small Capitals</text:h>
      <text:p text:style-name="P79"><text:span text:style-name="T365">Converts lowercase letters to small caps; also several symbols and combining marks. All lower- and uppercase pairs </text:span><text:span text:style-name="T787">(except those that </text:span><text:span text:style-name="T326">have code points</text:span><text:span text:style-name="T787"> only in the Private Use Area)</text:span><text:span text:style-name="T365"> have a small cap equivalent. </text:span><text:span text:style-name="T326">L</text:span><text:span text:style-name="T474">owercase letters without matching caps may lack </text:span><text:span text:style-name="T477">matching</text:span><text:span text:style-name="T474"> small cap</text:span><text:span text:style-name="T477">s.</text:span><text:span text:style-name="T365"> </text:span><text:span text:style-name="T26">fghij → </text:span><text:span text:style-name="T33">fghij.</text:span></text:p>
      <text:h text:style-name="P146"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477">Use with </text:span><text:span text:style-name="Source_20_Text"><text:span text:style-name="T477">smcp</text:span></text:span><text:span text:style-name="T477"> for all-small-cap text. </text:span><text:span text:style-name="T26">ABCDE → </text:span><text:span text:style-name="T28">ABCDE.</text:span></text:p>
      <text:h text:style-name="P147" text:outline-level="2"><text:span text:style-name="T463"><text:sequence text:ref-name="refFeature2" text:name="Feature" text:formula="ooow:Feature+1" style:num-format="1">3</text:sequence></text:span><text:span text:style-name="T463">. </text:span><text:bookmark-start text:name="pcap"/><text:span text:style-name="Source_20_Text">pcap</text:span><text:bookmark-end text:name="pcap"/> – Petite Capitals</text:h>
      <text:p text:style-name="P3">Produces small caps in a <text:span text:style-name="T474">smaller</text:span> size tha<text:span text:style-name="T474">n smcp. Use these when small caps have to be mixed with lowercase letters</text:span>. <text:span text:style-name="T366">The whole of the basic Latin alphabet is covered, plus several other letters.</text:span> <text:span text:style-name="T26">klmno → </text:span><text:span text:style-name="T120">klmno</text:span><text:span text:style-name="T26">.</text:span></text:p>
      <text:h text:style-name="P148" text:outline-level="2"><text:span text:style-name="T463"><text:sequence text:ref-name="refFeature3" text:name="Feature" text:formula="ooow:Feature+1" style:num-format="1">4</text:sequence></text:span><text:span text:style-name="T463">. </text:span><text:bookmark-start text:name="case"/><text:span text:style-name="Source_20_Text">case</text:span><text:bookmark-end text:name="case"/> – Case-Sensitive <text:span text:style-name="T372">F</text:span>orms</text:h>
      <text:p text:style-name="P3">Produces combining marks that harmonize with capital letters: <text:span text:style-name="T122">Ř, X̉,</text:span><text:span text:style-name="T26"> </text:span><text:span text:style-name="T474">etc. </text:span><text:span text:style-name="T678">Use of this feature reduces the likelihood that a combining mark will collide with a glyph in the line above.</text:span></text:p>
      <text:h text:style-name="Heading_20_1" text:outline-level="1">B. <text:bookmark-start text:name="SectionB"/>Numbers and <text:span text:style-name="T825">S</text:span>equencing<text:bookmark-end text:name="SectionB"/></text:h>
      <text:h text:style-name="P147" text:outline-level="2"><text:span text:style-name="T463"><text:sequence text:ref-name="refFeature4" text:name="Feature" text:formula="ooow:Feature+1" style:num-format="1">5</text:sequence></text:span><text:span text:style-name="T463">.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88"><text:span text:style-name="Source_20_Text"><text:span text:style-name="T678">nalt[</text:span></text:span><text:span text:style-name="Source_20_Text">1</text:span><text:span text:style-name="Source_20_Text"><text:span text:style-name="T678">]</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91"><text:span text:style-name="Source_20_Text"><text:span text:style-name="T678">nalt[</text:span></text:span><text:span text:style-name="Source_20_Text"><text:span text:style-name="T653">2</text:span></text:span><text:span text:style-name="Source_20_Text"><text:span text:style-name="T678">]</text:span></text:span><text:span text:style-name="T365">, letter or numbers in parentheses: </text:span><text:span text:style-name="T5">a . . . z;</text:span><text:span text:style-name="T4"> </text:span><text:span text:style-name="T6">0 </text:span><text:span text:style-name="T5">1 . . . 20.</text:span></text:p>
      <text:p text:style-name="P91"><text:span text:style-name="Source_20_Text"><text:span text:style-name="T678">nalt[3]</text:span></text:span><text:span text:style-name="T365">, double-circled numbers: </text:span><text:span text:style-name="T8">0 </text:span><text:span text:style-name="T9">1</text:span><text:span text:style-name="T7"> . . . 10.</text:span></text:p>
      <text:p text:style-name="P91"><text:span text:style-name="Source_20_Text"><text:span text:style-name="T678">nalt[4]</text:span></text:span><text:span text:style-name="T365">, white numbers in black circles: </text:span><text:span text:style-name="T12">0 </text:span><text:span text:style-name="T11">1 2 3 . . .</text:span><text:span text:style-name="T10"> 20</text:span></text:p>
      <text:p text:style-name="P89"><text:span text:style-name="Source_20_Text"><text:span text:style-name="T678">nalt[5]</text:span></text:span>, numbers followed by period: <text:span text:style-name="T14">0 1 . . .</text:span><text:span text:style-name="T13"> 20</text:span></text:p>
      <text:p text:style-name="Standard"><text:soft-page-break/>For enclosed figures <text:span text:style-name="T476">10 and higher</text:span>, <text:span text:style-name="Source_20_Text"><text:span text:style-name="T475">rlig</text:span></text:span><text:span text:style-name="T475"> (Required Ligatures) must also be enabled (as it should be by default: see </text:span><text:a xlink:type="simple" xlink:href="#req" text:style-name="Internet_20_link" text:visited-style-name="Visited_20_Internet_20_Link"><text:span text:style-name="T475">Required Features</text:span></text:a><text:span text:style-name="T475"> below).</text:span></text:p>
      <text:h text:style-name="P147" text:outline-level="2"><text:span text:style-name="T463"><text:sequence text:ref-name="refFeature5" text:name="Feature" text:formula="ooow:Feature+1" style:num-format="1">6</text:sequence></text:span><text:span text:style-name="T463">. </text:span><text:span text:style-name="Source_20_Text">tnum</text:span> – Tabular Figures</text:h>
      <text:p text:style-name="P3">F<text:span text:style-name="T364">ixed-width f</text:span>igures: 0123456789 <text:span text:style-name="T364">(default </text:span><text:span text:style-name="T366">or with </text:span><text:span text:style-name="Source_20_Text"><text:span text:style-name="T366">lnum</text:span></text:span><text:span text:style-name="T364">),</text:span> <text:span text:style-name="T15">0123456789 </text:span><text:span text:style-name="T16">(with </text:span><text:span text:style-name="Source_20_Text"><text:span text:style-name="T364">onum</text:span></text:span><text:span text:style-name="T16">).</text:span></text:p>
      <text:h text:style-name="P147" text:outline-level="2"><text:span text:style-name="T463"><text:sequence text:ref-name="refFeature6" text:name="Feature" text:formula="ooow:Feature+1" style:num-format="1">7</text:sequence></text:span><text:span text:style-name="T463">. </text:span><text:bookmark-start text:name="onum"/><text:span text:style-name="Source_20_Text">onum</text:span><text:bookmark-end text:name="onum"/> – Oldstyle Figures</text:h>
      <text:p text:style-name="P3">Figures that harmonize with lowercase characters: <text:span text:style-name="T17">0123456789 </text:span><text:span text:style-name="T18">(default or with </text:span><text:span text:style-name="Source_20_Text"><text:span text:style-name="T364">tnum</text:span></text:span><text:span text:style-name="T18">),</text:span> <text:span text:style-name="T19">0123456789 </text:span><text:span text:style-name="T20">(with </text:span><text:span text:style-name="Source_20_Text"><text:span text:style-name="T364">pnum</text:span></text:span><text:span text:style-name="T20">). </text:span><text:span text:style-name="T22">When combined with </text:span><text:span text:style-name="Source_20_Text"><text:span text:style-name="T475">pnum</text:span></text:span><text:span text:style-name="T22">, this feature also affects subscripts and superscripts.</text:span></text:p>
      <text:h text:style-name="P147" text:outline-level="2"><text:span text:style-name="T463"><text:sequence text:ref-name="refFeature7" text:name="Feature" text:formula="ooow:Feature+1" style:num-format="1">8</text:sequence></text:span><text:span text:style-name="T463">. </text:span><text:bookmark-start text:name="pnum"/><text:span text:style-name="Source_20_Text">pnum</text:span><text:bookmark-end text:name="pnum"/> – Proportional Figures</text:h>
      <text:p text:style-name="P32"><text:span text:style-name="T364">Proportionally spaced </text:span><text:span text:style-name="T246">fi</text:span><text:span text:style-name="T365">gures: </text:span><text:span text:style-name="T24">0123456789 </text:span><text:span text:style-name="T25">(default or with </text:span><text:span text:style-name="Source_20_Text"><text:span text:style-name="T364">lnum</text:span></text:span><text:span text:style-name="T25">),</text:span><text:span text:style-name="T365"> </text:span><text:span text:style-name="T21">0123456789 </text:span><text:span text:style-name="T20">(with </text:span><text:span text:style-name="Source_20_Text"><text:span text:style-name="T364">onum</text:span></text:span><text:span text:style-name="T20">). </text:span><text:span text:style-name="T22">When combined with </text:span><text:span text:style-name="Source_20_Text"><text:span text:style-name="T475">onum</text:span></text:span><text:span text:style-name="T22">, this feature also affects subscripts and superscripts.</text:span></text:p>
      <text:h text:style-name="P147" text:outline-level="2"><text:span text:style-name="T463"><text:sequence text:ref-name="refFeature8" text:name="Feature" text:formula="ooow:Feature+1" style:num-format="1">9</text:sequence></text:span><text:span text:style-name="T463">. </text:span><text:bookmark-start text:name="lnum"/><text:span text:style-name="Source_20_Text">lnum</text:span><text:bookmark-end text:name="lnum"/> – Lining Figures</text:h>
      <text:p text:style-name="P4">Figures in a uniform height, harmonizing with uppercase letters: 0123456789 <text:span text:style-name="T364">(default </text:span><text:span text:style-name="T366">or with </text:span><text:span text:style-name="Source_20_Text"><text:span text:style-name="T366">tnum</text:span></text:span><text:span text:style-name="T364">),</text:span> <text:span text:style-name="T23">0123456789 </text:span><text:span text:style-name="T25">(with </text:span><text:span text:style-name="Source_20_Text"><text:span text:style-name="T364">pnum</text:span></text:span><text:span text:style-name="T25">).</text:span></text:p>
      <text:h text:style-name="P147" text:outline-level="2"><text:span text:style-name="T463"><text:sequence text:ref-name="refFeature9" text:name="Feature" text:formula="ooow:Feature+1" style:num-format="1">10</text:sequence></text:span><text:span text:style-name="T463">. </text:span><text:bookmark-start text:name="zero"/><text:span text:style-name="Source_20_Text">zero</text:span><text:bookmark-end text:name="zero"/> – Slashed <text:span text:style-name="T372">Z</text:span>ero</text:h>
      <text:p text:style-name="P44"><text:span text:style-name="T41">Produces slashed zero in all number styles: </text:span><text:span text:style-name="T124">0 </text:span><text:span text:style-name="T125">0</text:span><text:span text:style-name="T124"> </text:span><text:span text:style-name="T126">0 </text:span><text:span text:style-name="T127">0</text:span><text:span text:style-name="T41">. Includ</text:span><text:span text:style-name="T59">es</text:span><text:span text:style-name="T41"> superscripts and subscripts: </text:span><text:span text:style-name="T128">0</text:span><text:span text:style-name="T126"> </text:span><text:span text:style-name="T129">0</text:span><text:span text:style-name="T126"> </text:span><text:span text:style-name="T130">0</text:span><text:span text:style-name="T126"> </text:span><text:span text:style-name="T131">0</text:span><text:span text:style-name="T41">.</text:span></text:p>
      <text:h text:style-name="Heading_20_1" text:outline-level="1"><text:span text:style-name="T65">C</text:span><text:span text:style-name="T41">. </text:span><text:bookmark-start text:name="SectionC"/><text:span text:style-name="T100">Superscripts and Subscripts</text:span><text:bookmark-end text:name="SectionC"/></text:h>
      <text:h text:style-name="P147" text:outline-level="2"><text:span text:style-name="T463"><text:sequence text:ref-name="refFeature10" text:name="Feature" text:formula="ooow:Feature+1" style:num-format="1">11</text:sequence></text:span><text:span text:style-name="T463">. </text:span><text:bookmark-start text:name="sups"/><text:span text:style-name="Source_20_Text">sups</text:span><text:bookmark-end text:name="sups"/> – Superscripts</text:h>
      <text:p text:style-name="P5">Produces superscript numbers and letters. Only affects lining tabular and oldstyle proportional figures. All lowercase letters of the basic Latin alphabet are covered, and most uppercase letters: <text:span text:style-name="T132">0123</text:span> <text:span text:style-name="T133">4567 </text:span><text:span text:style-name="T132">abcde</text:span> <text:span text:style-name="T132">ABDEG</text:span>.</text:p>
      <text:h text:style-name="P147" text:outline-level="2"><text:span text:style-name="T463"><text:sequence text:ref-name="refFeature11" text:name="Feature" text:formula="ooow:Feature+1" style:num-format="1">12</text:sequence></text:span><text:span text:style-name="T463">. </text:span><text:bookmark-start text:name="subs"/><text:span text:style-name="Source_20_Text">subs</text:span><text:bookmark-end text:name="subs"/> – Subscripts</text:h>
      <text:p text:style-name="P5">Produces subscript numbers. Only affects lining tabular and oldstyle proportional figures: <text:span text:style-name="T134">8901</text:span> <text:span text:style-name="T135">2345</text:span>.</text:p>
      <text:h text:style-name="Heading_20_1" text:outline-level="1"><text:soft-page-break/>D. <text:bookmark-start text:name="SectionD"/>Ornaments<text:bookmark-end text:name="SectionD"/></text:h>
      <text:h text:style-name="P147" text:outline-level="2"><text:span text:style-name="T463"><text:sequence text:ref-name="refFeature12" text:name="Feature" text:formula="ooow:Feature+1" style:num-format="1">13</text:sequence></text:span><text:span text:style-name="T463">. </text:span><text:bookmark-start text:name="ornm"/><text:span text:style-name="Source_20_Text">ornm</text:span><text:bookmark-end text:name="ornm"/> – Ornaments</text:h>
      <text:p text:style-name="P6">Produces ornaments (fleurons) in either of two ways: as an indexed variant of the bullet character (U+2022) or as a variant of a-z, A-C (all fleurons are available by either method):</text:p>
      <text:p text:style-name="P90">As a variant of •: 1=<text:span text:style-name="T136">•</text:span>, 2=<text:span text:style-name="T137">•</text:span>, 3=<text:span text:style-name="T138">•</text:span>, 4=<text:span text:style-name="T139">•</text:span>, etc., up to 29.</text:p>
      <text:p text:style-name="P90">As a variant of a-z, A-C: e=<text:span text:style-name="T140">e</text:span>, f=<text:span text:style-name="T140">f</text:span>, g=<text:span text:style-name="T140">g</text:span>, h=<text:span text:style-name="T140">h</text:span>, etc.</text:p>
      <text:p text:style-name="P136">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442">E</text:span>. <text:bookmark-start text:name="SectionE"/><text:span text:style-name="T650">Alphabetic </text:span><text:span text:style-name="T685">Variants</text:span><text:bookmark-end text:name="SectionE"/></text:h>
      <text:p text:style-name="P138"><text:span text:style-name="T267">For features where one or more case-</text:span><text:span text:style-name="T268">groups</text:span><text:span text:style-name="T267"> are </text:span><text:span text:style-name="T270">listed</text:span><text:span text:style-name="T267"> </text:span><text:span text:style-name="T268">(in the order lowercase-uppercase-small cap)</text:span><text:span text:style-name="T267">, missing case forms should be assumed to be the default. For example, for </text:span><text:span text:style-name="Source_20_Text"><text:span text:style-name="T685">cv01</text:span></text:span><text:span text:style-name="T267"> “Variants of aA,” these forms are given:</text:span></text:p>
      <text:p text:style-name="P92"><text:span text:style-name="T80">1=</text:span><text:span text:style-name="T183">aA</text:span><text:span text:style-name="T691">a</text:span><text:span text:style-name="T80">, 2=</text:span><text:span text:style-name="T182">a</text:span><text:span text:style-name="T80">, 3=</text:span><text:span text:style-name="T180">a</text:span><text:span text:style-name="T80">, 4=</text:span><text:span text:style-name="T175">a</text:span><text:span text:style-name="T80">, 5=</text:span><text:span text:style-name="T177">a</text:span><text:span text:style-name="T80">, </text:span><text:span text:style-name="T108">6=</text:span><text:span text:style-name="T684">A</text:span><text:span text:style-name="T108">, 7=</text:span><text:span text:style-name="T682">A</text:span><text:span text:style-name="T108">.</text:span></text:p>
      <text:p text:style-name="P49"><text:span text:style-name="T67">U</text:span><text:span text:style-name="T48">nderstand this string as shorthand for the following:</text:span></text:p>
      <text:p text:style-name="P93"><text:span text:style-name="T80">1=</text:span><text:span text:style-name="T183">aA</text:span><text:span text:style-name="T690">a</text:span><text:span text:style-name="T80">, 2=</text:span><text:span text:style-name="T182">a</text:span><text:span text:style-name="T181">A</text:span><text:span text:style-name="T693">a</text:span><text:span text:style-name="T80">, 3=</text:span><text:span text:style-name="T180">a</text:span><text:span text:style-name="T179">A</text:span><text:span text:style-name="T694">a</text:span><text:span text:style-name="T80">, 4=</text:span><text:span text:style-name="T175">a</text:span><text:span text:style-name="T174">A</text:span><text:span text:style-name="T694">a</text:span><text:span text:style-name="T80">, 5=</text:span><text:span text:style-name="T177">a</text:span><text:span text:style-name="T176">A</text:span><text:span text:style-name="T694">a</text:span><text:span text:style-name="T80">, </text:span><text:span text:style-name="T108">6=</text:span><text:span text:style-name="T40">a</text:span><text:span text:style-name="T684">A</text:span><text:span text:style-name="T694">a</text:span><text:span text:style-name="T108">, 7=</text:span><text:span text:style-name="T40">a</text:span><text:span text:style-name="T682">A</text:span><text:span text:style-name="T694">a</text:span><text:span text:style-name="T108">.</text:span></text:p>
      <text:p text:style-name="P137"><text:span text:style-name="T69">T</text:span><text:span text:style-name="T70">hat is, </text:span><text:span text:style-name="Source_20_Text"><text:span text:style-name="T766">cv01[2]</text:span></text:span><text:span text:style-name="T70"> changes only the lowercase form and </text:span><text:span text:style-name="Source_20_Text"><text:span text:style-name="T766">cv01[6]</text:span></text:span><text:span text:style-name="T70"> changes only the uppercase form, but </text:span><text:span text:style-name="Source_20_Text"><text:span text:style-name="T766">cv01[1]</text:span></text:span><text:span text:style-name="T70"> changes both the upper- and lowercase. </text:span><text:span text:style-name="T71">The only</text:span><text:span text:style-name="T72"> small cap variant </text:span><text:span text:style-name="T73">of aA </text:span><text:span text:style-name="T71">is produced by </text:span><text:span text:style-name="Source_20_Text"><text:span text:style-name="T765">cv01[1]</text:span></text:span><text:span text:style-name="T72">.</text:span></text:p>
      <text:h text:style-name="P149" text:outline-level="2"><text:span text:style-name="T463"><text:sequence text:ref-name="refFeature13" text:name="Feature" text:formula="ooow:Feature+1" style:num-format="1">14</text:sequence></text:span><text:span text:style-name="T463">. </text:span><text:bookmark-start text:name="ss02"/><text:span text:style-name="Source_20_Text"><text:span text:style-name="T367">s</text:span></text:span><text:span text:style-name="Source_20_Text">s02</text:span><text:bookmark-end text:name="ss02"/><text:span text:style-name="T40"> – Insular </text:span><text:span text:style-name="T375">L</text:span><text:span text:style-name="T40">etter-</text:span><text:span text:style-name="T375">F</text:span><text:span text:style-name="T40">orms</text:span></text:h>
      <text:p text:style-name="P46"><text:span text:style-name="T87">Produces insular letter-forms, e.g. </text:span><text:span text:style-name="T152">dfgrsw</text:span><text:span text:style-name="T87">. Does not affect capitals (except W), as these </text:span><text:span text:style-name="T66">do not</text:span><text:span text:style-name="T87"> not commonly </text:span><text:span text:style-name="T66">have insular shapes</text:span><text:span text:style-name="T87"> in early manuscripts. </text:span><text:span text:style-name="T86">For these, </text:span><text:span text:style-name="T66">enter the Unicode code points or use</text:span><text:span text:style-name="T86"> the Character Variant (</text:span><text:span text:style-name="Source_20_Text"><text:span text:style-name="T651">cv</text:span></text:span><text:span text:style-name="Source_20_Text"><text:span text:style-name="T652">NN</text:span></text:span><text:span text:style-name="T86">) features.</text:span></text:p>
      <text:h text:style-name="P150" text:outline-level="2"><text:span text:style-name="T463"><text:sequence text:ref-name="refFeature14" text:name="Feature" text:formula="ooow:Feature+1" style:num-format="1">15</text:sequence></text:span><text:span text:style-name="T463">. </text:span><text:bookmark-start text:name="ss04"/><text:span text:style-name="Source_20_Text">ss04</text:span><text:bookmark-end text:name="ss04"/> – High <text:span text:style-name="T372">O</text:span>verline</text:h>
      <text:p text:style-name="P10"><text:span text:style-name="T40">Produces a high overline over letters used as roman numbers: </text:span><text:span text:style-name="T158">cdij</text:span><text:span text:style-name="T159">lmvx</text:span><text:span text:style-name="T158"> </text:span><text:span text:style-name="T159">CDIJLMVX</text:span><text:span text:style-name="T158">Ↄ</text:span><text:span text:style-name="T40">.</text:span></text:p>
      <text:h text:style-name="P150" text:outline-level="2"><text:soft-page-break/><text:span text:style-name="T463"><text:sequence text:ref-name="refFeature15" text:name="Feature" text:formula="ooow:Feature+1" style:num-format="1">16</text:sequence></text:span><text:span text:style-name="T463">. </text:span><text:bookmark-start text:name="ss05"/><text:span text:style-name="Source_20_Text">ss05</text:span><text:bookmark-end text:name="ss05"/> – Medium-High Overline</text:h>
      <text:p text:style-name="P10"><text:span text:style-name="T40">Produces a medium-high overline over (or through the ascenders of) letters used as roman numbers, </text:span><text:span text:style-name="T101">and some others as well:</text:span><text:span text:style-name="T40"> </text:span><text:span text:style-name="T655">bc</text:span><text:span text:style-name="T654">d</text:span><text:span text:style-name="T655">h</text:span><text:span text:style-name="T654">ij</text:span><text:span text:style-name="T655">klmsvxþ</text:span><text:span text:style-name="T40">.</text:span></text:p>
      <text:h text:style-name="P150" text:outline-level="2"><text:span text:style-name="T463"><text:sequence text:ref-name="refFeature16" text:name="Feature" text:formula="ooow:Feature+1" style:num-format="1">17</text:sequence></text:span><text:span text:style-name="T463">. </text:span><text:bookmark-start text:name="ss06"/><text:span text:style-name="Source_20_Text">ss06</text:span><text:bookmark-end text:name="ss06"/> – Enlarged Minuscules</text:h>
      <text:p text:style-name="P10"><text:span text:style-name="T40">Lowercase letters that match the height of normal ones, but with a higher x-height, e.g. </text:span><text:span text:style-name="T160">abcdefg</text:span><text:span text:style-name="T40">. </text:span><text:span text:style-name="T86">Covers the whole of the basic Latin alphabet and several other letters: consult the MUFI recommendation for details.</text:span></text:p>
      <text:h text:style-name="P150" text:outline-level="2"><text:span text:style-name="T463"><text:sequence text:ref-name="refFeature17" text:name="Feature" text:formula="ooow:Feature+1" style:num-format="1">18</text:sequence></text:span><text:span text:style-name="T463">. </text:span><text:bookmark-start text:name="ss07"/><text:span text:style-name="Source_20_Text">ss07</text:span><text:bookmark-end text:name="ss07"/> – Underdotted <text:span text:style-name="T372">T</text:span>ext</text:h>
      <text:p text:style-name="P10"><text:span text:style-name="T40">Produces underdotted text </text:span><text:span text:style-name="T90">(</text:span><text:span text:style-name="T106">a standard way of </text:span><text:span text:style-name="T90">indicating deletion in medieval manuscript</text:span><text:span text:style-name="T106">s</text:span><text:span text:style-name="T90">)</text:span><text:span text:style-name="T40"> for many letters (including the whole of the basic Latin alphabet and a number of other </text:span><text:span text:style-name="T76">letters</text:span><text:span text:style-name="T40">), e.g. </text:span><text:span text:style-name="T161">abcdefg HIJKLM</text:span><text:span text:style-name="T40">. </text:span><text:span text:style-name="T89">This also affects small caps, e.g. </text:span><text:span text:style-name="T34">abcdef</text:span><text:span text:style-name="T89"> </text:span><text:span text:style-name="T41">→ </text:span><text:span text:style-name="T481">abcdef</text:span><text:span text:style-name="T89">.</text:span><text:span text:style-name="T40"> </text:span><text:span text:style-name="T90">For letters </text:span><text:span text:style-name="T92">without corresponding</text:span><text:span text:style-name="T90"> underdotted </text:span><text:span text:style-name="T92">forms</text:span><text:span text:style-name="T90"> </text:span><text:span text:style-name="T91">(e.g. U+A75</text:span><text:span text:style-name="T92">1</text:span><text:span text:style-name="T91">, ꝑ)</text:span><text:span text:style-name="T90">, use U+0323, combining dot below </text:span><text:span text:style-name="T91">( ꝑ̣)</text:span><text:span text:style-name="T90">.</text:span></text:p>
      <text:h text:style-name="P150" text:outline-level="2"><text:span text:style-name="T463"><text:sequence text:ref-name="refFeature18" text:name="Feature" text:formula="ooow:Feature+1" style:num-format="1">19</text:sequence></text:span><text:span text:style-name="T463">. </text:span><text:bookmark-start text:name="cv01"/><text:span text:style-name="Source_20_Text">cv01</text:span><text:bookmark-end text:name="cv01"/> – Variants of aA</text:h>
      <text:p text:style-name="P69"><text:span text:style-name="T80">1=</text:span><text:span text:style-name="T183">aA</text:span><text:span text:style-name="T692">a</text:span><text:span text:style-name="T80">, 2=</text:span><text:span text:style-name="T182">a</text:span><text:span text:style-name="T80">, 3=</text:span><text:span text:style-name="T180">a</text:span><text:span text:style-name="T80">, 4=</text:span><text:span text:style-name="T175">a</text:span><text:span text:style-name="T80">, 5=</text:span><text:span text:style-name="T177">a</text:span><text:span text:style-name="T80">, </text:span><text:span text:style-name="T108">6=</text:span><text:span text:style-name="T683">A</text:span><text:span text:style-name="T108">, 7=</text:span><text:span text:style-name="T682">A</text:span><text:span text:style-name="T108">.</text:span></text:p>
      <text:h text:style-name="P151" text:outline-level="2"><text:span text:style-name="T81"><text:sequence text:ref-name="refFeature19" text:name="Feature" text:formula="ooow:Feature+1" style:num-format="1">20</text:sequence></text:span><text:span text:style-name="T81">. </text:span><text:bookmark-start text:name="cv38"/><text:span text:style-name="T112">cv38</text:span><text:bookmark-end text:name="cv38"/><text:span text:style-name="T112"> – Variant of ä</text:span></text:h>
      <text:p text:style-name="P70">1=<text:span text:style-name="T745">ä</text:span>.</text:p>
      <text:h text:style-name="P147" text:outline-level="2"><text:span text:style-name="T463"><text:sequence text:ref-name="refFeature20" text:name="Feature" text:formula="ooow:Feature+1" style:num-format="1">21</text:sequence></text:span><text:span text:style-name="T463">. </text:span><text:bookmark-start text:name="cv02"/><text:span text:style-name="Source_20_Text">cv02</text:span><text:bookmark-end text:name="cv02"/> – Variants of ąĄ</text:h>
      <text:p text:style-name="P50"><text:span text:style-name="T80">1=</text:span><text:span text:style-name="T184">ąĄ</text:span><text:span text:style-name="T187">ą</text:span><text:span text:style-name="T80">, 2=</text:span><text:span text:style-name="T185">ąĄ</text:span><text:span text:style-name="T686">ą</text:span><text:span text:style-name="T80">, 3=</text:span><text:span text:style-name="T186">Ą</text:span></text:p>
      <text:h text:style-name="P152" text:outline-level="2"><text:bookmark-start text:name="cv05unused"/><text:span text:style-name="Source_20_Text"><text:span text:style-name="T369">cv0</text:span></text:span><text:span text:style-name="Source_20_Text"><text:span text:style-name="T460">3</text:span></text:span><text:bookmark-end text:name="cv05unused"/></text:h>
      <text:p text:style-name="Standard">There are no variants of bB.</text:p>
      <text:h text:style-name="P147" text:outline-level="2"><text:span text:style-name="T463"><text:sequence text:ref-name="refFeature21" text:name="Feature" text:formula="ooow:Feature+1" style:num-format="1">22</text:sequence></text:span><text:span text:style-name="T463">. </text:span><text:bookmark-start text:name="cv04"/><text:span text:style-name="Source_20_Text">cv04</text:span><text:bookmark-end text:name="cv04"/> – Variant of <text:span text:style-name="T663">c</text:span>C</text:h>
      <text:p text:style-name="Standard">1=<text:span text:style-name="T664">c, </text:span><text:span text:style-name="T665">2=</text:span><text:span text:style-name="T687">C</text:span>.</text:p>
      <text:h text:style-name="P147" text:outline-level="2"><text:span text:style-name="T463"><text:sequence text:ref-name="refFeature22" text:name="Feature" text:formula="ooow:Feature+1" style:num-format="1">23</text:sequence></text:span><text:span text:style-name="T463">. </text:span><text:bookmark-start text:name="cv05"/><text:span text:style-name="Source_20_Text">cv05</text:span><text:bookmark-end text:name="cv05"/> – Variants of dD</text:h>
      <text:p text:style-name="P35"><text:span text:style-name="T94">1=</text:span><text:span text:style-name="T493">dD</text:span><text:span text:style-name="T688">d</text:span><text:span text:style-name="T94">, 2=</text:span><text:span text:style-name="T188">d</text:span><text:span text:style-name="T189">D</text:span><text:span text:style-name="T689">d</text:span><text:span text:style-name="T94">, </text:span><text:span text:style-name="T105">3=</text:span><text:span text:style-name="T659">d</text:span><text:span text:style-name="T105">.</text:span></text:p>
      <text:h text:style-name="P147" text:outline-level="2"><text:span text:style-name="T463"><text:sequence text:ref-name="refFeature23" text:name="Feature" text:formula="ooow:Feature+1" style:num-format="1">24</text:sequence></text:span><text:span text:style-name="T463">. </text:span><text:bookmark-start text:name="cv06"/><text:span text:style-name="Source_20_Text">cv06</text:span><text:bookmark-end text:name="cv06"/><text:span text:style-name="Source_20_Text"><text:span text:style-name="T51"> – Variant of đ </text:span></text:span><text:span text:style-name="Source_20_Text"><text:span text:style-name="T52">(U+0111, d with stroke)</text:span></text:span></text:h>
      <text:p text:style-name="P8">1=<text:span text:style-name="T446">đ</text:span></text:p>
      <text:h text:style-name="P147" text:outline-level="2"><text:soft-page-break/><text:span text:style-name="T463"><text:sequence text:ref-name="refFeature24" text:name="Feature" text:formula="ooow:Feature+1" style:num-format="1">25</text:sequence></text:span><text:span text:style-name="T463">. </text:span><text:bookmark-start text:name="cv07"/><text:span text:style-name="Source_20_Text"><text:span text:style-name="T26">c</text:span></text:span><text:span text:style-name="Source_20_Text">v07</text:span><text:bookmark-end text:name="cv07"/><text:span text:style-name="T40"> – </text:span><text:span text:style-name="T44">Variants of eE</text:span></text:h>
      <text:p text:style-name="P51"><text:span text:style-name="T109">1=</text:span><text:span text:style-name="T190">eE</text:span><text:span text:style-name="T480">e</text:span><text:span text:style-name="T109">, 2=</text:span><text:span text:style-name="T191">eE</text:span><text:span text:style-name="T695">e</text:span><text:span text:style-name="T109">, 3=</text:span><text:span text:style-name="T192">e</text:span><text:span text:style-name="T109">, </text:span><text:span text:style-name="T110">4=</text:span><text:span text:style-name="T696">e</text:span>.</text:p>
      <text:h text:style-name="P147" text:outline-level="2"><text:span text:style-name="T463"><text:sequence text:ref-name="refFeature25" text:name="Feature" text:formula="ooow:Feature+1" style:num-format="1">26</text:sequence></text:span><text:span text:style-name="T463">. </text:span><text:bookmark-start text:name="cv08"/><text:span text:style-name="Source_20_Text">cv08</text:span><text:bookmark-end text:name="cv08"/> – Variants of ęĘ</text:h>
      <text:p text:style-name="P74"><text:span text:style-name="T115">The default forms of ę are appropriate for modern languages, </text:span><text:span text:style-name="T74">t</text:span><text:span text:style-name="T115">he forms produced by </text:span><text:span text:style-name="Source_20_Text"><text:span text:style-name="T767">cv08[1]</text:span></text:span><text:span text:style-name="T115"> for medieval Latin and other older languages. </text:span><text:span text:style-name="T109">1=</text:span><text:span text:style-name="T194">ęĘ</text:span><text:span text:style-name="T444">ę</text:span><text:span text:style-name="T194">, </text:span><text:span text:style-name="T193">enlarged minuscule </text:span><text:span text:style-name="T698">ę</text:span><text:span text:style-name="T109">, </text:span><text:span text:style-name="T116">underdotted</text:span><text:span text:style-name="T194"> </text:span><text:span text:style-name="T195">ę̣</text:span><text:span text:style-name="T445">ę̣</text:span><text:span text:style-name="T193">, </text:span><text:span text:style-name="T196">and combining ę </text:span><text:span text:style-name="T193">(</text:span><text:span text:style-name="T699">◌᷑</text:span><text:span text:style-name="T193">, U+1DD1/</text:span><text:span text:style-name="Source_20_Text"><text:span text:style-name="T697">cv48[15].</text:span></text:span><text:span text:style-name="T193"> </text:span><text:span text:style-name="T289">R</text:span><text:span text:style-name="T499">emember that a feature that affects a combining mark must also be applied to the base character</text:span>). 2=<text:span text:style-name="T769">ęĘ</text:span><text:span text:style-name="T788">ę</text:span>,<text:span text:style-name="T768"> forms used in older Polish printing.</text:span></text:p>
      <text:h text:style-name="P147" text:outline-level="2"><text:span text:style-name="T463"><text:sequence text:ref-name="refFeature26" text:name="Feature" text:formula="ooow:Feature+1" style:num-format="1">27</text:sequence></text:span><text:span text:style-name="T463">. </text:span><text:bookmark-start text:name="cv09"/><text:span text:style-name="Source_20_Text">cv09</text:span><text:bookmark-end text:name="cv09"/> – Variants of f <text:span text:style-name="T197">F</text:span></text:h>
      <text:p text:style-name="P52"><text:span text:style-name="T197">1=</text:span><text:span text:style-name="T198">fF</text:span><text:span text:style-name="T363">f</text:span><text:span text:style-name="T197">, 2=</text:span><text:span text:style-name="T202">f</text:span><text:span text:style-name="T197">, 3=</text:span><text:span text:style-name="T201">f</text:span><text:span text:style-name="T197">, 4=</text:span><text:span text:style-name="T200">f</text:span><text:span text:style-name="T197">, 5=</text:span><text:span text:style-name="T199">f</text:span><text:span text:style-name="T197">, </text:span><text:span text:style-name="T658">6=</text:span><text:span text:style-name="T660">f</text:span><text:span text:style-name="T658">. </text:span><text:span text:style-name="Source_20_Text"><text:span text:style-name="T700">cv09[1]</text:span></text:span><text:span text:style-name="T700"> also affects the underdotted form of f (produced by </text:span><text:span text:style-name="Source_20_Text"><text:span text:style-name="T700">ss07</text:span></text:span><text:span text:style-name="T700">): 1=</text:span><text:span text:style-name="T701">fF</text:span><text:span text:style-name="T702">f</text:span><text:span text:style-name="T700">.</text:span></text:p>
      <text:h text:style-name="P147" text:outline-level="2"><text:span text:style-name="T463"><text:sequence text:ref-name="refFeature27" text:name="Feature" text:formula="ooow:Feature+1" style:num-format="1">28</text:sequence></text:span><text:span text:style-name="T463">. </text:span><text:bookmark-start text:name="cv10"/><text:span text:style-name="Source_20_Text">cv10</text:span><text:bookmark-end text:name="cv10"/> – Variants of Gg</text:h>
      <text:p text:style-name="P14">1=<text:span text:style-name="T203">gG</text:span><text:span text:style-name="T204">g</text:span>, <text:span text:style-name="T205">2=</text:span><text:span text:style-name="T209">g</text:span><text:span text:style-name="T205">, 3=</text:span><text:span text:style-name="T208">g</text:span><text:span text:style-name="T205">, 4=</text:span><text:span text:style-name="T207">g</text:span><text:span text:style-name="T205">, 5=</text:span><text:span text:style-name="T206">g</text:span><text:span text:style-name="T205">, </text:span><text:span text:style-name="T658">6=</text:span><text:span text:style-name="T662">g</text:span><text:span text:style-name="T658">, </text:span><text:span text:style-name="T703">7=</text:span><text:span text:style-name="T704">G</text:span><text:span text:style-name="T705">g</text:span><text:span text:style-name="T703">.</text:span></text:p>
      <text:h text:style-name="P147" text:outline-level="2"><text:span text:style-name="T463"><text:sequence text:ref-name="refFeature28" text:name="Feature" text:formula="ooow:Feature+1" style:num-format="1">29</text:sequence></text:span><text:span text:style-name="T463">. </text:span><text:bookmark-start text:name="cv11"/><text:span text:style-name="Source_20_Text">cv11</text:span><text:bookmark-end text:name="cv11"/> – Variants of ȝȜ (Yogh)</text:h>
      <text:p text:style-name="P15">1=<text:span text:style-name="T210">ȝȜ</text:span><text:span text:style-name="T213">ȝ. </text:span><text:span text:style-name="T111">This feature also affects the yogh with dot below: 1=</text:span><text:span text:style-name="T211">ȝȜ</text:span><text:span text:style-name="T212">ȝ</text:span>.</text:p>
      <text:h text:style-name="P147" text:outline-level="2"><text:span text:style-name="T463"><text:sequence text:ref-name="refFeature29" text:name="Feature" text:formula="ooow:Feature+1" style:num-format="1">30</text:sequence></text:span><text:span text:style-name="T463">. </text:span><text:bookmark-start text:name="cv12"/><text:span text:style-name="Source_20_Text">cv12</text:span><text:bookmark-end text:name="cv12"/> – Variants of hH</text:h>
      <text:p text:style-name="P16">1=<text:span text:style-name="T215">hH</text:span>, <text:span text:style-name="T592">2=</text:span><text:span text:style-name="T593">h</text:span><text:span text:style-name="T592">.</text:span></text:p>
      <text:h text:style-name="P147" text:outline-level="2"><text:span text:style-name="T463"><text:sequence text:ref-name="refFeature30" text:name="Feature" text:formula="ooow:Feature+1" style:num-format="1">31</text:sequence></text:span><text:span text:style-name="T463">. </text:span><text:bookmark-start text:name="cv13"/><text:span text:style-name="Source_20_Text">cv13</text:span><text:bookmark-end text:name="cv13"/> – Variants of iI</text:h>
      <text:p text:style-name="Standard">1=<text:span text:style-name="T486">iI</text:span><text:span text:style-name="T729">i</text:span>, <text:span text:style-name="T727">2=</text:span><text:span text:style-name="T216">iI</text:span><text:span text:style-name="T727">,</text:span> <text:span text:style-name="T295">3</text:span>=<text:span text:style-name="T728">i</text:span><text:span text:style-name="T40">.</text:span></text:p>
      <text:h text:style-name="P147" text:outline-level="2"><text:span text:style-name="T487"><text:sequence text:ref-name="refFeature31" text:name="Feature" text:formula="ooow:Feature+1" style:num-format="1">32</text:sequence></text:span><text:span text:style-name="T487">. </text:span><text:bookmark-start text:name="cv14"/><text:span text:style-name="Source_20_Text">cv14</text:span><text:bookmark-end text:name="cv14"/> – <text:span text:style-name="T487">Variants of j</text:span><text:span text:style-name="T733">J</text:span></text:h>
      <text:p text:style-name="Standard">1=<text:span text:style-name="T730">jJ</text:span><text:span text:style-name="T731">j</text:span>, 2=<text:span text:style-name="T732">j</text:span>.</text:p>
      <text:h text:style-name="P147" text:outline-level="2"><text:span text:style-name="T463"><text:sequence text:ref-name="refFeature32" text:name="Feature" text:formula="ooow:Feature+1" style:num-format="1">33</text:sequence></text:span><text:span text:style-name="T463">. </text:span><text:bookmark-start text:name="cv15"/><text:span text:style-name="Source_20_Text">cv15</text:span><text:bookmark-end text:name="cv15"/> – Variants of k</text:h>
      <text:p text:style-name="P17"><text:span text:style-name="T214">1=</text:span><text:span text:style-name="T219">k</text:span><text:span text:style-name="T214">, 2=</text:span><text:span text:style-name="T218">k</text:span><text:span text:style-name="T214">, 3=</text:span><text:span text:style-name="T217">k</text:span><text:span text:style-name="T214">, </text:span><text:span text:style-name="T269">4</text:span><text:span text:style-name="T706">=</text:span><text:span text:style-name="T661">k</text:span><text:span text:style-name="T706">.</text:span></text:p>
      <text:h text:style-name="P147" text:outline-level="2"><text:span text:style-name="T463"><text:sequence text:ref-name="refFeature33" text:name="Feature" text:formula="ooow:Feature+1" style:num-format="1">34</text:sequence></text:span><text:span text:style-name="T463">. </text:span><text:bookmark-start text:name="cv16"/><text:span text:style-name="Source_20_Text">cv16</text:span><text:bookmark-end text:name="cv16"/> – Variant of l</text:h>
      <text:p text:style-name="P18">1=<text:span text:style-name="T220">l</text:span>.</text:p>
      <text:h text:style-name="P147" text:outline-level="2"><text:soft-page-break/><text:span text:style-name="T463"><text:sequence text:ref-name="refFeature34" text:name="Feature" text:formula="ooow:Feature+1" style:num-format="1">35</text:sequence></text:span><text:span text:style-name="T463">. </text:span><text:bookmark-start text:name="cv17"/><text:span text:style-name="Source_20_Text">cv17</text:span><text:bookmark-end text:name="cv17"/> – Variant of ꝉ (U+A749, <text:span text:style-name="T459">l with high stroke</text:span>)</text:h>
      <text:p text:style-name="P18">1=<text:span text:style-name="T221">ꝉ</text:span>.</text:p>
      <text:h text:style-name="P147" text:outline-level="2"><text:span text:style-name="T463"><text:sequence text:ref-name="refFeature35" text:name="Feature" text:formula="ooow:Feature+1" style:num-format="1">36</text:sequence></text:span><text:span text:style-name="T463">. </text:span><text:bookmark-start text:name="cv18"/><text:span text:style-name="Source_20_Text">cv18</text:span><text:bookmark-end text:name="cv18"/> – Variants of mM</text:h>
      <text:p text:style-name="P34">1=<text:span text:style-name="T490">mM</text:span><text:span text:style-name="T491">m</text:span>,<text:span text:style-name="T489"> 2=</text:span><text:span text:style-name="T223">mM</text:span><text:span text:style-name="T224">m</text:span><text:span text:style-name="T489">, 3=</text:span><text:span text:style-name="T222">m</text:span>, 4=<text:span text:style-name="T707">M</text:span>.</text:p>
      <text:h text:style-name="P147" text:outline-level="2"><text:span text:style-name="T463"><text:sequence text:ref-name="refFeature36" text:name="Feature" text:formula="ooow:Feature+1" style:num-format="1">37</text:sequence></text:span><text:span text:style-name="T463">. </text:span><text:bookmark-start text:name="cv19"/><text:span text:style-name="Source_20_Text">cv19</text:span><text:bookmark-end text:name="cv19"/> – Variants of nN</text:h>
      <text:p text:style-name="P19">1=<text:span text:style-name="T227">nN</text:span><text:span text:style-name="T228">n</text:span>, 2=<text:span text:style-name="T225">n</text:span><text:span text:style-name="T226">n</text:span>, <text:span text:style-name="T590">3=</text:span><text:span text:style-name="T591">n</text:span><text:span text:style-name="T590">, </text:span><text:span text:style-name="T666">4=</text:span><text:span text:style-name="T668">n</text:span><text:span text:style-name="T666">.</text:span></text:p>
      <text:h text:style-name="Heading_20_2" text:outline-level="2"><text:bookmark-start text:name="cv20"/><text:span text:style-name="Source_20_Text">cv20</text:span><text:bookmark-end text:name="cv20"/></text:h>
      <text:p text:style-name="P31">There are no variants of oO.</text:p>
      <text:h text:style-name="P147" text:outline-level="2"><text:span text:style-name="T463"><text:sequence text:ref-name="refFeature37" text:name="Feature" text:formula="ooow:Feature+1" style:num-format="1">38</text:sequence></text:span><text:span text:style-name="T463">. </text:span><text:bookmark-start text:name="cv21"/><text:span text:style-name="Source_20_Text">cv21</text:span><text:bookmark-end text:name="cv21"/> – Variants of ø</text:h>
      <text:p text:style-name="P19">1=<text:span text:style-name="T232">ø</text:span>, 2=<text:span text:style-name="T231">ø</text:span>, 3=<text:span text:style-name="T230">ø</text:span>, 4=<text:span text:style-name="T229">ø</text:span>.</text:p>
      <text:h text:style-name="P153" text:outline-level="2"><text:span text:style-name="T463"><text:sequence text:ref-name="refFeature38" text:name="Feature" text:formula="ooow:Feature+1" style:num-format="1">39</text:sequence></text:span><text:span text:style-name="T463">. </text:span><text:bookmark-start text:name="cv39"/><text:span text:style-name="T744">cv39</text:span><text:bookmark-end text:name="cv39"/><text:span text:style-name="T744"> – Variant of ö</text:span></text:h>
      <text:p text:style-name="P70">1=<text:span text:style-name="T746">ö</text:span>.</text:p>
      <text:h text:style-name="P154" text:outline-level="2"><text:span text:style-name="T463"><text:sequence text:ref-name="refFeature39" text:name="Feature" text:formula="ooow:Feature+1" style:num-format="1">40</text:sequence></text:span><text:span text:style-name="T463">. </text:span><text:bookmark-start text:name="cv52"/><text:span text:style-name="Source_20_Text"><text:span text:style-name="T752">cv</text:span></text:span><text:span text:style-name="Source_20_Text"><text:span text:style-name="T377">52</text:span></text:span><text:bookmark-end text:name="cv52"/><text:span text:style-name="T752"> – Variants of </text:span><text:span text:style-name="T151">ꝥ</text:span><text:span text:style-name="T752">ꝥ (U+A765)</text:span></text:h>
      <text:p text:style-name="P72">1=<text:span text:style-name="T456">ꝥ</text:span> in English text, <text:span text:style-name="T753">ꝥ</text:span> elsewhere. <text:span text:style-name="T782">See also </text:span><text:a xlink:type="simple" xlink:href="#ss01" text:style-name="Internet_20_link" text:visited-style-name="Visited_20_Internet_20_Link"><text:span text:style-name="Source_20_Text"><text:span text:style-name="T782">ss01</text:span></text:span></text:a><text:span text:style-name="T782">.</text:span></text:p>
      <text:h text:style-name="P147" text:outline-level="2"><text:span text:style-name="T463"><text:sequence text:ref-name="refFeature40" text:name="Feature" text:formula="ooow:Feature+1" style:num-format="1">41</text:sequence></text:span><text:span text:style-name="T463">. </text:span><text:bookmark-start text:name="cv22"/><text:span text:style-name="Source_20_Text">cv22</text:span><text:bookmark-end text:name="cv22"/> – Variant of P</text:h>
      <text:p text:style-name="P20">1=<text:span text:style-name="T233">P</text:span>.</text:p>
      <text:h text:style-name="P147" text:outline-level="2"><text:span text:style-name="T463"><text:sequence text:ref-name="refFeature41" text:name="Feature" text:formula="ooow:Feature+1" style:num-format="1">42</text:sequence></text:span><text:span text:style-name="T463">. </text:span><text:bookmark-start text:name="cv23"/><text:span text:style-name="Source_20_Text">cv23</text:span><text:bookmark-end text:name="cv23"/> – Variant<text:span text:style-name="T590">s</text:span> of <text:span text:style-name="T590">q</text:span>Q</text:h>
      <text:p text:style-name="P21"><text:span text:style-name="T234">1=</text:span><text:span text:style-name="T235">q</text:span>, 2=<text:span text:style-name="T708">Q</text:span><text:span text:style-name="T234">.</text:span></text:p>
      <text:h text:style-name="P147" text:outline-level="2"><text:span text:style-name="T463"><text:sequence text:ref-name="refFeature42" text:name="Feature" text:formula="ooow:Feature+1" style:num-format="1">43</text:sequence></text:span><text:span text:style-name="T463">. </text:span><text:bookmark-start text:name="cv24"/><text:span text:style-name="Source_20_Text">cv24</text:span><text:bookmark-end text:name="cv24"/> – Variants of rR</text:h>
      <text:p text:style-name="P21">1<text:span text:style-name="T666">=</text:span><text:span text:style-name="T492">r</text:span><text:span text:style-name="T666">.</text:span></text:p>
      <text:h text:style-name="P150" text:outline-level="2"><text:span text:style-name="T463"><text:sequence text:ref-name="refFeature43" text:name="Feature" text:formula="ooow:Feature+1" style:num-format="1">44</text:sequence></text:span><text:span text:style-name="T463">. </text:span><text:bookmark-start text:name="ss11"/><text:span text:style-name="Source_20_Text">ss11</text:span><text:bookmark-end text:name="ss11"/> – r <text:span text:style-name="T372">R</text:span>otunda</text:h>
      <text:p text:style-name="P12"><text:span text:style-name="T40">In lowercase and small caps, substitutes </text:span><text:span text:style-name="T163">r</text:span><text:span text:style-name="T40"> rotunda (</text:span><text:span text:style-name="T163">r</text:span><text:span text:style-name="T656">r</text:span><text:span text:style-name="T40">) for r. </text:span><text:span text:style-name="T102">This features does not affect capital R: </text:span><text:span text:style-name="T103">the uncommon</text:span><text:span text:style-name="T102"> Ꝛ (U+A75A) must be entered manually.</text:span><text:span text:style-name="T40"> See also </text:span><text:a xlink:type="simple" xlink:href="#ss16" text:style-name="Internet_20_link" text:visited-style-name="Visited_20_Internet_20_Link"><text:span text:style-name="Source_20_Text">ss16</text:span></text:a>.</text:p>
      <text:h text:style-name="P150" text:outline-level="2"><text:soft-page-break/><text:span text:style-name="T463"><text:sequence text:ref-name="refFeature44" text:name="Feature" text:formula="ooow:Feature+1" style:num-format="1">45</text:sequence></text:span><text:span text:style-name="T463">. </text:span><text:bookmark-start text:name="ss16"/><text:span text:style-name="Source_20_Text">ss16</text:span><text:bookmark-end text:name="ss16"/> – Contextual r <text:span text:style-name="T372">R</text:span>otunda</text:h>
      <text:p text:style-name="P13"><text:span text:style-name="T40">Converts r to </text:span><text:span text:style-name="T163">r</text:span><text:span text:style-name="T40"> </text:span><text:span text:style-name="T104">(lowercase only) </text:span><text:span text:style-name="T40">following the most common rules of medieval manuscripts: </text:span><text:span text:style-name="T171">priest, firm</text:span><text:span text:style-name="T172">er</text:span><text:span text:style-name="T171">, </text:span><text:span text:style-name="T172">frost,</text:span><text:span text:style-name="T171"> ornament</text:span><text:span text:style-name="T40">. </text:span><text:span text:style-name="T84">For </text:span><text:span text:style-name="T58">this feature to work properly</text:span><text:span text:style-name="T84">, </text:span><text:span text:style-name="Source_20_Text"><text:span text:style-name="T476">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 </text:span><text:span text:style-name="T104">See also </text:span><text:a xlink:type="simple" xlink:href="#ss11" text:style-name="Internet_20_link" text:visited-style-name="Visited_20_Internet_20_Link"><text:span text:style-name="Source_20_Text"><text:span text:style-name="T657">ss11</text:span></text:span></text:a><text:span text:style-name="T104">.</text:span></text:p>
      <text:h text:style-name="P150" text:outline-level="2"><text:span text:style-name="T463"><text:sequence text:ref-name="refFeature45" text:name="Feature" text:formula="ooow:Feature+1" style:num-format="1">46</text:sequence></text:span><text:span text:style-name="T463">. </text:span><text:bookmark-start text:name="cv25"/><text:span text:style-name="Source_20_Text">cv25</text:span><text:bookmark-end text:name="cv25"/> – Variants of sS</text:h>
      <text:p text:style-name="P22">1=<text:span text:style-name="T239">sS</text:span><text:span text:style-name="T240">s</text:span>, 2=<text:span text:style-name="T237">sS</text:span><text:span text:style-name="T718">s</text:span>, 3=<text:span text:style-name="T236">s</text:span>, 4=<text:span text:style-name="T238">s</text:span>, <text:span text:style-name="T580">5=</text:span><text:span text:style-name="T581">s </text:span><text:span text:style-name="T580">, </text:span><text:span text:style-name="T586">6=</text:span><text:span text:style-name="T587">s</text:span><text:span text:style-name="T586">.</text:span></text:p>
      <text:h text:style-name="P150" text:outline-level="2"><text:span text:style-name="T463"><text:sequence text:ref-name="refFeature46" text:name="Feature" text:formula="ooow:Feature+1" style:num-format="1">47</text:sequence></text:span><text:span text:style-name="T463">. </text:span><text:bookmark-start text:name="hist"/><text:span text:style-name="Source_20_Text">hist</text:span><text:bookmark-end text:name="hist"/> – Historical Forms</text:h>
      <text:p text:style-name="P9"><text:span text:style-name="T40">Changes s to </text:span><text:span text:style-name="T153">s</text:span><text:span text:style-name="T40"> (longs).</text:span></text:p>
      <text:h text:style-name="P150" text:outline-level="2"><text:span text:style-name="T463"><text:sequence text:ref-name="refFeature47" text:name="Feature" text:formula="ooow:Feature+1" style:num-format="1">48</text:sequence></text:span><text:span text:style-name="T463">. </text:span><text:bookmark-start text:name="ss03"/><text:span text:style-name="Source_20_Text">ss03</text:span><text:bookmark-end text:name="ss03"/> – Long s</text:h>
      <text:p text:style-name="P9"><text:span text:style-name="T40">Changes s to </text:span><text:span text:style-name="T157">s</text:span><text:span text:style-name="T40"> (duplicating </text:span><text:span text:style-name="Source_20_Text">hist</text:span><text:span text:style-name="T40">). </text:span><text:span text:style-name="T46">see also </text:span><text:span text:style-name="Source_20_Text"><text:span text:style-name="T368">ss08</text:span></text:span><text:span text:style-name="T46">.</text:span></text:p>
      <text:h text:style-name="P150" text:outline-level="2"><text:span text:style-name="T463"><text:sequence text:ref-name="refFeature48" text:name="Feature" text:formula="ooow:Feature+1" style:num-format="1">49</text:sequence></text:span><text:span text:style-name="T463">. </text:span><text:bookmark-start text:name="ss08"/><text:span text:style-name="Source_20_Text">ss08</text:span><text:bookmark-end text:name="ss08"/> – Contextual <text:span text:style-name="T372">L</text:span>ong s</text:h>
      <text:p text:style-name="P47"><text:span text:style-name="T84">In English and French text only, varies s and </text:span><text:span text:style-name="T154">s</text:span><text:span text:style-name="T84"> according to rules followed by many early printers: </text:span><text:span text:style-name="T162">sports, essence, stormy, disheveled, transfusions, slyness, cliffside</text:span><text:span text:style-name="T84">. For </text:span><text:span text:style-name="T58">this feature to work properly</text:span><text:span text:style-name="T84">, </text:span><text:span text:style-name="Source_20_Text"><text:span text:style-name="T476">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text:span></text:p>
      <text:h text:style-name="P150" text:outline-level="2"><text:span text:style-name="T463"><text:sequence text:ref-name="refFeature49" text:name="Feature" text:formula="ooow:Feature+1" style:num-format="1">50</text:sequence></text:span><text:span text:style-name="T463">. </text:span><text:bookmark-start text:name="cv26"/><text:span text:style-name="Source_20_Text">cv26</text:span><text:bookmark-end text:name="cv26"/> – Variants of tT</text:h>
      <text:p text:style-name="Standard">1=<text:span text:style-name="T241">tTt</text:span>, <text:span text:style-name="T666">2=</text:span><text:span text:style-name="T667">t</text:span><text:span text:style-name="T666">.</text:span></text:p>
      <text:h text:style-name="Heading_20_2" text:outline-level="2"><text:span text:style-name="Source_20_Text">cv27</text:span></text:h>
      <text:p text:style-name="P31">There are no variants of uU.</text:p>
      <text:h text:style-name="P147" text:outline-level="2"><text:span text:style-name="T463"><text:sequence text:ref-name="refFeature50" text:name="Feature" text:formula="ooow:Feature+1" style:num-format="1">51</text:sequence></text:span><text:span text:style-name="T463">. </text:span><text:bookmark-start text:name="cv28"/><text:span text:style-name="Source_20_Text"><text:span text:style-name="T242">cv28</text:span></text:span><text:bookmark-end text:name="cv28"/><text:span text:style-name="T242"> – Variants of vV</text:span></text:h>
      <text:p text:style-name="P53"><text:span text:style-name="T285">1</text:span><text:span text:style-name="T577">=</text:span><text:span text:style-name="T244">v</text:span><text:span text:style-name="T577">, </text:span><text:span text:style-name="T285">2</text:span><text:span text:style-name="T577">=</text:span><text:span text:style-name="T243">v</text:span><text:span text:style-name="T577">, </text:span><text:span text:style-name="T285">3</text:span><text:span text:style-name="T577">=</text:span><text:span text:style-name="T579">v</text:span><text:span text:style-name="T577">, </text:span><text:span text:style-name="T285">4</text:span><text:span text:style-name="T577">=</text:span><text:span text:style-name="T578">v</text:span><text:span text:style-name="T577">.</text:span></text:p>
      <text:h text:style-name="Heading_20_2" text:outline-level="2"><text:span text:style-name="Source_20_Text">cv29</text:span></text:h>
      <text:p text:style-name="P31">There are no variants of wW.</text:p>
      <text:h text:style-name="P147" text:outline-level="2"><text:span text:style-name="T463"><text:sequence text:ref-name="refFeature51" text:name="Feature" text:formula="ooow:Feature+1" style:num-format="1">52</text:sequence></text:span><text:span text:style-name="T463">. </text:span><text:bookmark-start text:name="cv30"/><text:span text:style-name="Source_20_Text">cv30</text:span><text:bookmark-end text:name="cv30"/> – Variants of x</text:h>
      <text:p text:style-name="P23">1=<text:span text:style-name="T341">x</text:span>, 2=<text:span text:style-name="T340">x</text:span>, <text:span text:style-name="T582">3=</text:span><text:span text:style-name="T585">x</text:span><text:span text:style-name="T582">, 4=</text:span><text:span text:style-name="T584">x</text:span><text:span text:style-name="T582">, 5=</text:span><text:span text:style-name="T583">x</text:span><text:span text:style-name="T582">.</text:span></text:p>
      <text:h text:style-name="P147" text:outline-level="2"><text:soft-page-break/><text:span text:style-name="T463"><text:sequence text:ref-name="refFeature52" text:name="Feature" text:formula="ooow:Feature+1" style:num-format="1">53</text:sequence></text:span><text:span text:style-name="T463">. </text:span><text:bookmark-start text:name="cv31"/><text:span text:style-name="Source_20_Text">cv31</text:span><text:bookmark-end text:name="cv31"/> – Variants of y</text:h>
      <text:p text:style-name="P80"><text:span text:style-name="T789">1=</text:span><text:span text:style-name="T343">y</text:span><text:span text:style-name="T789">, 2=</text:span><text:span text:style-name="T342">y</text:span><text:span text:style-name="T789">, </text:span><text:span text:style-name="T588">3=</text:span><text:span text:style-name="T589">Y</text:span><text:span text:style-name="T588">.</text:span></text:p>
      <text:h text:style-name="P147" text:outline-level="2"><text:span text:style-name="T463"><text:sequence text:ref-name="refFeature53" text:name="Feature" text:formula="ooow:Feature+1" style:num-format="1">54</text:sequence></text:span><text:span text:style-name="T463">. </text:span><text:bookmark-start text:name="cv32"/><text:span text:style-name="Source_20_Text">cv32</text:span><text:bookmark-end text:name="cv32"/> – Variant<text:span text:style-name="T724">s</text:span> of <text:span text:style-name="T724">z</text:span>Z</text:h>
      <text:p text:style-name="Standard">1=<text:span text:style-name="T344">zZ</text:span><text:span text:style-name="T719">z</text:span>, <text:span text:style-name="T722">2=</text:span><text:span text:style-name="T723">z</text:span><text:span text:style-name="T722">.</text:span></text:p>
      <text:h text:style-name="P149" text:outline-level="2"><text:span text:style-name="T463"><text:sequence text:ref-name="refFeature54" text:name="Feature" text:formula="ooow:Feature+1" style:num-format="1">55</text:sequence></text:span><text:span text:style-name="T463">. </text:span><text:bookmark-start text:name="ss01"/><text:span text:style-name="Source_20_Text">ss01</text:span><text:bookmark-end text:name="ss01"/> – Alternate thorn and eth</text:h>
      <text:p text:style-name="P46"><text:span text:style-name="T42">Produces Nordic thorn and eth (</text:span><text:span text:style-name="T142">þðÞ</text:span><text:span text:style-name="T42">) when the language is English, and English thorn and eth (þðÞ) with any other language. This also affects small caps, crossed thorn (ꝥ</text:span><text:span text:style-name="T142"> ꝥ</text:span><text:span text:style-name="T42">—</text:span><text:span text:style-name="T118">see also </text:span><text:a xlink:type="simple" xlink:href="#cv52" text:style-name="Internet_20_link" text:visited-style-name="Visited_20_Internet_20_Link"><text:span text:style-name="Source_20_Text"><text:span text:style-name="T782">cv52</text:span></text:span></text:a><text:span text:style-name="T118">)</text:span><text:span text:style-name="T42">, combining mark eth (U+1DD9, ◌ᷙ </text:span><text:span text:style-name="T142">◌ᷙ</text:span><text:span text:style-name="T42">), and enlarged thorn and eth (see </text:span><text:a xlink:type="simple" xlink:href="#ss06" text:style-name="Internet_20_link" text:visited-style-name="Visited_20_Internet_20_Link"><text:span text:style-name="Source_20_Text"><text:span text:style-name="T367">ss06</text:span></text:span></text:a><text:span text:style-name="T42">). </text:span><text:span text:style-name="T85">This feature depends on </text:span><text:a xlink:type="simple" xlink:href="#req" text:style-name="Internet_20_link" text:visited-style-name="Visited_20_Internet_20_Link"><text:span text:style-name="Source_20_Text"><text:span text:style-name="T478">loca</text:span></text:span></text:a><text:span text:style-name="T85"> (Localized Forms), which in most applications will always be enabled.</text:span></text:p>
      <text:h text:style-name="P149" text:outline-level="2"><text:sequence text:ref-name="refFeature55" text:name="Feature" text:formula="ooow:Feature+1" style:num-format="1">56</text:sequence>. <text:bookmark-start text:name="cv33"/><text:span text:style-name="Source_20_Text">cv33</text:span><text:bookmark-end text:name="cv33"/> – <text:span text:style-name="T32">a</text:span><text:span text:style-name="T40"> </text:span><text:span text:style-name="T93">to a</text:span></text:h>
      <text:p text:style-name="P36"><text:span text:style-name="T485">l=a. This features </text:span><text:span text:style-name="T249">reverts</text:span><text:span text:style-name="T485"> small cap </text:span><text:span text:style-name="T36">a</text:span><text:span text:style-name="T485"> to a, enabling it to ligature with small cap </text:span><text:span text:style-name="T36">n</text:span><text:span text:style-name="T485"> or </text:span><text:span text:style-name="T36">r</text:span><text:span text:style-name="T485"> via </text:span><text:span text:style-name="Source_20_Text"><text:span text:style-name="T485">hlig</text:span></text:span><text:span text:style-name="T485">: </text:span><text:span text:style-name="T482">an, ar</text:span><text:span text:style-name="T485">. </text:span><text:span text:style-name="T484">Be sure to </text:span><text:span text:style-name="T249">a</text:span><text:span text:style-name="T485">pply </text:span><text:span text:style-name="Source_20_Text"><text:span text:style-name="T485">smcp</text:span></text:span><text:span text:style-name="T485">, </text:span><text:span text:style-name="Source_20_Text"><text:span text:style-name="T485">cv33</text:span></text:span><text:span text:style-name="T485"> and </text:span><text:span text:style-name="Source_20_Text"><text:span text:style-name="T485">hlig</text:span></text:span><text:span text:style-name="T485"> to both components of the ligature.</text:span></text:p>
      <text:h text:style-name="P155" text:outline-level="2"><text:sequence text:ref-name="refFeature56" text:name="Feature" text:formula="ooow:Feature+1" style:num-format="1">57</text:sequence>. <text:bookmark-start text:name="cv34"/><text:span text:style-name="Source_20_Text"><text:span text:style-name="T507">cv34</text:span></text:span><text:bookmark-end text:name="cv34"/><text:span text:style-name="T507"> – Variant of ꜳ </text:span><text:span text:style-name="T644">(U+A733)</text:span></text:h>
      <text:p text:style-name="P37">1=<text:span text:style-name="T508">ꜳ</text:span>.</text:p>
      <text:h text:style-name="Heading_20_2" text:outline-level="2"><text:sequence text:ref-name="refFeature57" text:name="Feature" text:formula="ooow:Feature+1" style:num-format="1">58</text:sequence>. <text:bookmark-start text:name="cv35"/><text:span text:style-name="Source_20_Text"><text:span text:style-name="T509">cv35</text:span></text:span><text:bookmark-end text:name="cv35"/><text:span text:style-name="T509"> – Variants of æÆ</text:span></text:h>
      <text:p text:style-name="Standard"><text:span text:style-name="T509">1=</text:span><text:span text:style-name="T510">æÆ</text:span><text:span text:style-name="T720">æ</text:span><text:span text:style-name="T509">, 2=</text:span><text:span text:style-name="T511">æ</text:span>.</text:p>
      <text:h text:style-name="Heading_20_2" text:outline-level="2"><text:sequence text:ref-name="refFeature58" text:name="Feature" text:formula="ooow:Feature+1" style:num-format="1">59</text:sequence>. <text:bookmark-start text:name="cv36"/><text:span text:style-name="Source_20_Text">cv36</text:span><text:bookmark-end text:name="cv36"/> – Variants of ꜵꜴ <text:span text:style-name="T644">(U+A735, A734)</text:span></text:h>
      <text:p text:style-name="P71">1=<text:span text:style-name="T512">ꜵꜴ</text:span><text:span text:style-name="T513">ꜵ.</text:span> <text:span text:style-name="Source_20_Text"><text:span text:style-name="T751">cv36[</text:span></text:span><text:span text:style-name="Source_20_Text">2</text:span><text:span text:style-name="Source_20_Text"><text:span text:style-name="T751">]</text:span></text:span> produces a variant of <text:span text:style-name="T749">the “enlarged minuscule”</text:span> <text:span text:style-name="T160">ꜵ</text:span>: <text:span text:style-name="T750">ꜵ</text:span>.</text:p>
      <text:h text:style-name="P156" text:outline-level="2"><text:sequence text:ref-name="refFeature59" text:name="Feature" text:formula="ooow:Feature+1" style:num-format="1">60</text:sequence>. cv37 – Variant of ꜹ <text:span text:style-name="T644">(U+A739)</text:span></text:h>
      <text:p text:style-name="Standard">1=<text:span text:style-name="T514">ꜹ</text:span>.</text:p>
      <text:h text:style-name="P150" text:outline-level="2"><text:span text:style-name="T463"><text:sequence text:ref-name="refFeature60" text:name="Feature" text:formula="ooow:Feature+1" style:num-format="1">61</text:sequence></text:span><text:span text:style-name="T463">. </text:span><text:bookmark-start text:name="cv50"/><text:span text:style-name="Source_20_Text">cv50</text:span><text:bookmark-end text:name="cv50"/> – Variant of ʔ (U+0294, <text:span text:style-name="T371">glottal stop</text:span>)</text:h>
      <text:p text:style-name="P29">1=<text:span text:style-name="T360">ʔ</text:span>.</text:p>
      <text:h text:style-name="Heading_20_1" text:outline-level="1"><text:span text:style-name="T442">F</text:span>. <text:bookmark-start text:name="SectionF"/><text:span text:style-name="T681">Punctuation</text:span><text:bookmark-end text:name="SectionF"/></text:h>
      <text:p text:style-name="P170">MUFI encodes <text:span text:style-name="T827">nearly</text:span> twenty marks of punctuation in the PUA. <text:span text:style-name="T815">In JuniusX these </text:span><text:span text:style-name="T827">can be accessed in either of two ways: all are indexed variants of </text:span><text:span text:style-name="T473">.</text:span><text:span text:style-name="T827"> (period), and all</text:span><text:span text:style-name="T815"> are </text:span><text:soft-page-break/><text:span text:style-name="T815">associated with the Unicode marks of punctuation they most resemble (but it should not be inferred that the medieval marks are semantically identical with the Unicode marks, or that there is an etymological relationship between them). </text:span><text:span text:style-name="T827">The first method will be easier for most to use, but the second is more likely to yield acceptable fallbacks in environments where JuniusX is not available.</text:span></text:p>
      <text:p text:style-name="P169"><text:span text:style-name="T815">Marks with Unicode encoding are not included here, as they can safely be entered directly. </text:span><text:span text:style-name="T332">I</text:span><text:span text:style-name="T820">n MUFI 4.0 </text:span><text:span text:style-name="T332">s</text:span><text:span text:style-name="T820">everal marks have PUA encodings, but </text:span><text:span text:style-name="T827">have </text:span><text:span text:style-name="T820">since </text:span><text:span text:style-name="T332">that release</text:span><text:span text:style-name="T820"> </text:span><text:span text:style-name="T331">been assigned</text:span><text:span text:style-name="T820"> Unicode code points: </text:span><text:span text:style-name="T502">paragraphus</text:span><text:span text:style-name="T821"> (⹍ U+2E4D), medieval comma (⹌ U+2E4C), </text:span><text:span text:style-name="T502">punctus elevatus</text:span><text:span text:style-name="T821"> (⹎ U+2E4E),</text:span> <text:span text:style-name="T497">virgula suspensiva</text:span> (⹊ U+2E4A), <text:span text:style-name="T822">triple dagger (⹋ U+2E4B).</text:span></text:p>
      <text:h text:style-name="P150" text:outline-level="2"><text:span text:style-name="T463"><text:sequence text:ref-name="refFeature61" text:name="Feature" text:formula="ooow:Feature+1" style:num-format="1">62</text:sequence></text:span><text:span text:style-name="T463">. </text:span><text:bookmark-start text:name="ss18"/><text:span text:style-name="Source_20_Text">ss18</text:span><text:bookmark-end text:name="ss18"/> – Old-<text:span text:style-name="T372">S</text:span>tyle <text:span text:style-name="T372">P</text:span>unctuation <text:span text:style-name="T372">S</text:span>pacing</text:h>
      <text:p text:style-name="P7">Colons, semicolons, parentheses, quotation marks and several other glyphs are spaced as in early printed books.</text:p>
      <text:h text:style-name="P150" text:outline-level="2"><text:span text:style-name="T463"><text:sequence text:ref-name="refFeature62" text:name="Feature" text:formula="ooow:Feature+1" style:num-format="1">63</text:sequence></text:span><text:span text:style-name="T463">. </text:span><text:bookmark-start text:name="cv40"/><text:span text:style-name="Source_20_Text">cv40</text:span><text:bookmark-end text:name="cv40"/> – Variants of ⁊⹒ (U+204A<text:span text:style-name="T517"> </text:span>/<text:span text:style-name="T517"> U+2E52</text:span>, Tironian nota)</text:h>
      <text:p text:style-name="P87"><text:span text:style-name="T516">1=</text:span><text:span text:style-name="T346">⁊⹒</text:span><text:span text:style-name="T516">, 2=</text:span><text:span text:style-name="T345">⁊⹒</text:span><text:span text:style-name="T516">.</text:span></text:p>
      <text:h text:style-name="Heading_20_2" text:outline-level="2"><text:span text:style-name="T463"><text:sequence text:ref-name="refFeature63" text:name="Feature" text:formula="ooow:Feature+1" style:num-format="1">64</text:sequence></text:span>. <text:span text:style-name="Source_20_Text">cv79</text:span> – Variants of . (period)</text:h>
      <text:p text:style-name="P169">1=<text:span text:style-name="T829">.</text:span>, <text:span text:style-name="T827">2=</text:span><text:span text:style-name="T830">.</text:span><text:span text:style-name="T827">, 3=</text:span><text:span text:style-name="T831">.</text:span><text:span text:style-name="T827">, 4=</text:span><text:span text:style-name="T832">.</text:span><text:span text:style-name="T827">, 5=</text:span><text:span text:style-name="T833">.</text:span><text:span text:style-name="T827">, 6=</text:span><text:span text:style-name="T834">.</text:span><text:span text:style-name="T827">, 7=</text:span><text:span text:style-name="T836">.</text:span><text:span text:style-name="T827">, 8=</text:span><text:span text:style-name="T837">.</text:span><text:span text:style-name="T827">, 9=</text:span><text:span text:style-name="T838">.</text:span><text:span text:style-name="T827">, 10=</text:span><text:span text:style-name="T839">.</text:span><text:span text:style-name="T827">, 11=</text:span><text:span text:style-name="T840">.</text:span><text:span text:style-name="T827">, 12=</text:span><text:span text:style-name="T841">.</text:span><text:span text:style-name="T827">, 13=</text:span><text:span text:style-name="T842">.</text:span><text:span text:style-name="T827">, 14=</text:span><text:span text:style-name="T843">.</text:span><text:span text:style-name="T827">, 15=</text:span><text:span text:style-name="T844">.</text:span><text:span text:style-name="T827">, 16=</text:span><text:span text:style-name="T845">.</text:span><text:span text:style-name="T827">, 17=</text:span><text:span text:style-name="T846">.</text:span><text:span text:style-name="T827">, 18=</text:span><text:span text:style-name="T847">.</text:span><text:span text:style-name="T827">, 19=</text:span><text:span text:style-name="T848">.</text:span><text:span text:style-name="T827">, 20=</text:span><text:span text:style-name="T849">.</text:span><text:span text:style-name="T827">. </text:span><text:span text:style-name="T850">See also </text:span><text:span text:style-name="Source_20_Text"><text:span text:style-name="T850">cv70</text:span></text:span><text:span text:style-name="T850">–</text:span><text:span text:style-name="Source_20_Text"><text:span text:style-name="T850">cv78</text:span></text:span><text:span text:style-name="T850">.</text:span></text:p>
      <text:h text:style-name="Heading_20_2" text:outline-level="2"><text:span text:style-name="T463"><text:sequence text:ref-name="refFeature64" text:name="Feature" text:formula="ooow:Feature+1" style:num-format="1">65</text:sequence></text:span>. <text:bookmark-start text:name="cv70"/><text:span text:style-name="Source_20_Text">cv70</text:span><text:bookmark-end text:name="cv70"/> – Variant of · (U+00B7, middle dot)</text:h>
      <text:p text:style-name="P81">1=<text:span text:style-name="T791">·</text:span> (<text:span text:style-name="T502">distinctio</text:span>).</text:p>
      <text:h text:style-name="Heading_20_2" text:outline-level="2"><text:span text:style-name="T463"><text:sequence text:ref-name="refFeature65" text:name="Feature" text:formula="ooow:Feature+1" style:num-format="1">66</text:sequence></text:span>. <text:bookmark-start text:name="cv71"/><text:span text:style-name="Source_20_Text">cv71</text:span><text:bookmark-end text:name="cv71"/> – Variants of , (comma)</text:h>
      <text:p text:style-name="P81">1=<text:span text:style-name="T793">,</text:span>, 2=<text:span text:style-name="T792">,</text:span>.</text:p>
      <text:h text:style-name="Heading_20_2" text:outline-level="2"><text:span text:style-name="T463"><text:sequence text:ref-name="refFeature66" text:name="Feature" text:formula="ooow:Feature+1" style:num-format="1">67</text:sequence></text:span>. <text:bookmark-start text:name="cv72"/><text:span text:style-name="Source_20_Text">cv72</text:span><text:bookmark-end text:name="cv72"/> – Variants of ; (semicolon)</text:h>
      <text:p text:style-name="P82">1=<text:span text:style-name="T794">; </text:span><text:span text:style-name="T795">(</text:span><text:span text:style-name="T796">punctus versus</text:span><text:span text:style-name="T795">)</text:span>, 2=<text:span text:style-name="T797">;</text:span>, 3=<text:span text:style-name="T798">;</text:span>, 4=<text:span text:style-name="T799">;</text:span>, 5=<text:span text:style-name="T800">;</text:span>.</text:p>
      <text:h text:style-name="Heading_20_2" text:outline-level="2"><text:span text:style-name="T463"><text:sequence text:ref-name="refFeature67" text:name="Feature" text:formula="ooow:Feature+1" style:num-format="1">68</text:sequence></text:span>. <text:bookmark-start text:name="cv73"/><text:span text:style-name="Source_20_Text">cv73</text:span><text:bookmark-end text:name="cv73"/> – Variants of ⹎ (U+2E4E, <text:span text:style-name="T497">punctus elevatus</text:span>)</text:h>
      <text:p text:style-name="P82"><text:span text:style-name="T819">1=</text:span><text:span text:style-name="T804">⹎</text:span><text:span text:style-name="T819">, 2=</text:span><text:span text:style-name="T803">⹎</text:span><text:span text:style-name="T819">, 3=</text:span><text:span text:style-name="T802">⹎</text:span><text:span text:style-name="T819">, 4=</text:span><text:span text:style-name="T801">⹎</text:span> (<text:span text:style-name="T497">punctus flexus</text:span>).</text:p>
      <text:h text:style-name="P157" text:outline-level="2"><text:soft-page-break/><text:span text:style-name="T463"><text:sequence text:ref-name="refFeature68" text:name="Feature" text:formula="ooow:Feature+1" style:num-format="1">69</text:sequence></text:span>. <text:bookmark-start text:name="cv74"/><text:span text:style-name="Source_20_Text">cv74</text:span><text:bookmark-end text:name="cv74"/> – Variant of ! (exclamation mark)</text:h>
      <text:p text:style-name="P85"><text:span text:style-name="T805">1=</text:span><text:span text:style-name="T806">!</text:span> (<text:span text:style-name="T497">punctus exclamativus</text:span>).</text:p>
      <text:h text:style-name="Heading_20_2" text:outline-level="2"><text:span text:style-name="T463"><text:sequence text:ref-name="refFeature69" text:name="Feature" text:formula="ooow:Feature+1" style:num-format="1">70</text:sequence></text:span>. <text:bookmark-start text:name="cv75"/><text:span text:style-name="Source_20_Text">cv75</text:span><text:bookmark-end text:name="cv75"/> – <text:span text:style-name="T811">V</text:span>ariants of ? (question mark)</text:h>
      <text:p text:style-name="P86"><text:span text:style-name="T805">1=</text:span><text:span text:style-name="T809">?</text:span><text:span text:style-name="T805">, 2=</text:span><text:span text:style-name="T808">?</text:span><text:span text:style-name="T805">, 3=</text:span><text:span text:style-name="T807">?</text:span><text:span text:style-name="T805">. </text:span><text:span text:style-name="T331">S</text:span><text:span text:style-name="T818">hapes of the </text:span><text:span text:style-name="T501">punctus interrogativus</text:span><text:span text:style-name="T818">.</text:span></text:p>
      <text:h text:style-name="Heading_20_2" text:outline-level="2"><text:span text:style-name="T463"><text:sequence text:ref-name="refFeature70" text:name="Feature" text:formula="ooow:Feature+1" style:num-format="1">71</text:sequence></text:span><text:span text:style-name="T805">. </text:span><text:bookmark-start text:name="cv76"/><text:span text:style-name="Source_20_Text"><text:span text:style-name="T805">cv76</text:span></text:span><text:bookmark-end text:name="cv76"/><text:span text:style-name="T805"> – </text:span><text:span text:style-name="T329">V</text:span><text:span text:style-name="T805">ariant of ~ (ASCII tilde)</text:span></text:h>
      <text:p text:style-name="P86"><text:span text:style-name="T805">1=</text:span><text:span text:style-name="T810">~</text:span> (same as MUFI U+F1F9, “wavy line”).</text:p>
      <text:h text:style-name="Heading_20_2" text:outline-level="2"><text:span text:style-name="T463"><text:sequence text:ref-name="refFeature71" text:name="Feature" text:formula="ooow:Feature+1" style:num-format="1">72</text:sequence></text:span>. <text:bookmark-start text:name="cv77"/><text:span text:style-name="Source_20_Text">cv77</text:span><text:bookmark-end text:name="cv77"/> – Variant of * (asterisk)</text:h>
      <text:p text:style-name="P84"><text:span text:style-name="T811">1=</text:span><text:span text:style-name="T812">*</text:span><text:span text:style-name="T811">. MUFI defines U+F1EC as a </text:span><text:span text:style-name="T500">signe de renvoi</text:span><text:span text:style-name="T811">. Manuscripts employ a number of shapes (of which this is one) </text:span><text:span text:style-name="T330">for this purpose</text:span><text:span text:style-name="T811">. JuniusX defines it as a variant of the asterisk—the most common modern </text:span><text:span text:style-name="T500">signe de renvoi</text:span><text:span text:style-name="T811">.</text:span></text:p>
      <text:h text:style-name="Heading_20_2" text:outline-level="2"><text:span text:style-name="T463"><text:sequence text:ref-name="refFeature72" text:name="Feature" text:formula="ooow:Feature+1" style:num-format="1">73</text:sequence></text:span>. <text:bookmark-start text:name="cv78"/><text:span text:style-name="Source_20_Text">cv78</text:span><text:bookmark-end text:name="cv78"/> – Variants of / (slash)</text:h>
      <text:p text:style-name="P83">1=<text:span text:style-name="T814">/</text:span>, 2=<text:span text:style-name="T813">/</text:span>. The first of these is Unicode, U+2E4E.</text:p>
      <text:h text:style-name="P144" text:outline-level="1">G. <text:bookmark-start text:name="SectionG"/>Abbreviations<text:bookmark-end text:name="SectionG"/></text:h>
      <text:h text:style-name="P147" text:outline-level="2"><text:span text:style-name="T463"><text:sequence text:ref-name="refFeature73" text:name="Feature" text:formula="ooow:Feature+1" style:num-format="1">74</text:sequence></text:span><text:span text:style-name="T463">. </text:span><text:bookmark-start text:name="cv41"/><text:span text:style-name="Source_20_Text">cv41</text:span><text:bookmark-end text:name="cv41"/> – Variant of ꝝ <text:span text:style-name="T348">(U+A75D, </text:span><text:span text:style-name="T371">rum abbreviation</text:span><text:span text:style-name="T348">)</text:span></text:h>
      <text:p text:style-name="P24">1=<text:span text:style-name="T347">ꝝ</text:span>.</text:p>
      <text:h text:style-name="P147" text:outline-level="2"><text:span text:style-name="T463"><text:sequence text:ref-name="refFeature74" text:name="Feature" text:formula="ooow:Feature+1" style:num-format="1">75</text:sequence></text:span><text:span text:style-name="T463">. </text:span><text:bookmark-start text:name="cv42"/><text:span text:style-name="Source_20_Text">cv42</text:span><text:bookmark-end text:name="cv42"/> – Variants of ◌͛ (U+035B, <text:span text:style-name="T371">combining zigzag above</text:span>)</text:h>
      <text:p text:style-name="P48"><text:span text:style-name="T348">1=</text:span><text:span text:style-name="T354">◌͛</text:span><text:span text:style-name="T348">, 2=</text:span><text:span text:style-name="T350">◌͛, </text:span><text:span text:style-name="T351">3</text:span><text:span text:style-name="T349">=</text:span><text:span text:style-name="T447">◌͛. </text:span><text:span text:style-name="T77">Positioning of the zigzag can differ from that of other combining marks, e.g. b͛, </text:span><text:span text:style-name="T449">f͛</text:span><text:span text:style-name="T77">, </text:span><text:span text:style-name="T355">d͛</text:span><text:span text:style-name="T77">.</text:span><text:span text:style-name="T78"> </text:span><text:span text:style-name="T79">If </text:span><text:span text:style-name="Source_20_Text"><text:span text:style-name="T454">calt</text:span></text:span><text:span text:style-name="T79"> “Contextual Alternates” is enabled (as it </text:span><text:span text:style-name="T119">is by default</text:span><text:span text:style-name="T79"> </text:span><text:span text:style-name="T53">in </text:span><text:span text:style-name="T63">most</text:span><text:span text:style-name="T53"> apps</text:span><text:span text:style-name="T79">), variant </text:span><text:span text:style-name="T62">forms</text:span><text:span text:style-name="T79"> of </text:span><text:span text:style-name="Source_20_Text"><text:span text:style-name="T677">cv42[</text:span></text:span><text:span text:style-name="Source_20_Text"><text:span text:style-name="T454">2</text:span></text:span><text:span text:style-name="Source_20_Text"><text:span text:style-name="T677">]</text:span></text:span><text:span text:style-name="T79"> will be used with several letters, e.g.</text:span><text:span text:style-name="T448"> </text:span><text:span text:style-name="T353">d͛,</text:span><text:span text:style-name="T352"> f͛, k͛</text:span><text:span text:style-name="T448">. Enable </text:span><text:span text:style-name="Source_20_Text"><text:span text:style-name="T454">case</text:span></text:span><text:span text:style-name="T448"> for </text:span><text:span text:style-name="T450">forms that harmonize with</text:span><text:span text:style-name="T448"> capitals </text:span><text:span text:style-name="T450">(</text:span><text:span text:style-name="T123">A͛ </text:span><text:span text:style-name="T451">B͛</text:span><text:span text:style-name="T123"> </text:span><text:span text:style-name="T452">C͛</text:span><text:span text:style-name="T123"> </text:span><text:span text:style-name="T453">D͛</text:span><text:span text:style-name="T450">)</text:span><text:span text:style-name="T95">, </text:span><text:span text:style-name="Source_20_Text"><text:span text:style-name="T488">smcp</text:span></text:span><text:span text:style-name="T95"> for forms </text:span><text:span text:style-name="T96">that harmonize</text:span><text:span text:style-name="T95"> with small caps (</text:span><text:span text:style-name="T37">e͛ </text:span><text:span text:style-name="T496">f͛</text:span><text:span text:style-name="T37"> </text:span><text:span text:style-name="T494">g͛</text:span><text:span text:style-name="T37"> </text:span><text:span text:style-name="T495">h͛</text:span><text:span text:style-name="T95">).</text:span></text:p>
      <text:h text:style-name="P150" text:outline-level="2"><text:span text:style-name="T251"><text:sequence text:ref-name="refFeature75" text:name="Feature" text:formula="ooow:Feature+1" style:num-format="1">76</text:sequence></text:span><text:span text:style-name="T248">. </text:span><text:bookmark-start text:name="cv53"/><text:span text:style-name="Source_20_Text"><text:span text:style-name="T518">cv53</text:span></text:span><text:bookmark-end text:name="cv53"/><text:span text:style-name="T250"> – </text:span><text:span text:style-name="T252">Variants of spacing ꝰ (U+A770)</text:span></text:h>
      <text:p text:style-name="P47"><text:span text:style-name="T519">1=</text:span><text:span text:style-name="T520">ꝰ</text:span><text:span text:style-name="T519">, 2=</text:span><text:span text:style-name="T521">ꝰ</text:span><text:span text:style-name="T519">. </text:span><text:span text:style-name="Source_20_Text"><text:span text:style-name="T677">cv53[</text:span></text:span><text:span text:style-name="Source_20_Text"><text:span text:style-name="T519">1</text:span></text:span><text:span text:style-name="Source_20_Text"><text:span text:style-name="T677">]</text:span></text:span><text:span text:style-name="T519"> produces the baseline -us abbreviation (</text:span><text:span text:style-name="T522">same as </text:span><text:span text:style-name="T519">MUFI U+F1A6). </text:span><text:span text:style-name="T254">MUFI also has an uppercase baseline -us abbreviation</text:span><text:span text:style-name="T519"> (U+F1A</text:span><text:span text:style-name="T253">5</text:span><text:span text:style-name="T519">), </text:span><text:span text:style-name="T522">but as there is no uppercase version of U+A770 to pair it with, it is </text:span><text:span text:style-name="T286">indexed separately</text:span><text:span text:style-name="T522"> here.</text:span></text:p>
      <text:h text:style-name="P150" text:outline-level="2"><text:soft-page-break/><text:span text:style-name="T251"><text:sequence text:ref-name="refFeature76" text:name="Feature" text:formula="ooow:Feature+1" style:num-format="1">77</text:sequence></text:span><text:span text:style-name="T251">. </text:span><text:bookmark-start text:name="cv54"/><text:span text:style-name="Source_20_Text"><text:span text:style-name="T528">cv54</text:span></text:span><text:bookmark-end text:name="cv54"/><text:span text:style-name="T255"> – Variant of ꝫ (U+A76B, “</text:span><text:span text:style-name="T287">et” abbreviation</text:span><text:span text:style-name="T255">)</text:span></text:h>
      <text:p text:style-name="P39">1=<text:span text:style-name="T523">ꝫ</text:span>. Identical in shape to a semicolon, but as it is semantically the same as U+A76B, it is preferable to use that character with this feature.</text:p>
      <text:h text:style-name="P144" text:outline-level="1"><text:span text:style-name="T394">H</text:span><text:span text:style-name="T95">. </text:span><text:bookmark-start text:name="SectionH"/><text:span text:style-name="T40">Combining Marks</text:span><text:bookmark-end text:name="SectionH"/></text:h>
      <text:h text:style-name="P150" text:outline-level="2"><text:sequence text:ref-name="refFeature77" text:name="Feature" text:formula="ooow:Feature+1" style:num-format="1">78</text:sequence>. <text:bookmark-start text:name="cv48"/><text:span text:style-name="Source_20_Text"><text:span text:style-name="T594">cv48</text:span></text:span><text:bookmark-end text:name="cv48"/><text:span text:style-name="T594"> – </text:span><text:span text:style-name="T595">MUFI combining marks (variants of U+1DD1)</text:span></text:h>
      <text:p text:style-name="P126"><text:span text:style-name="T636">MUFI encodes a number of combining marks in the </text:span><text:span text:style-name="T726">PUA</text:span><text:span text:style-name="T636"> (with code points between E000 and F8FF), but when these characters are entered directly, they </text:span><text:span text:style-name="T257">can</text:span><text:span text:style-name="T636"> interfere with search</text:span><text:span text:style-name="T679">ing and accessibility</text:span><text:span text:style-name="T636">, and some important applications fail to position them correctly over their base characters. To avoid these problems, enter U+1DD1 (◌᷑, </text:span><text:span text:style-name="T38">combining ur above</text:span><text:span text:style-name="T636">) and apply </text:span><text:span text:style-name="Source_20_Text"><text:span text:style-name="T636">cv48</text:span></text:span><text:span text:style-name="T636">, </text:span><text:span text:style-name="T640">with the appropriate index, </text:span><text:span text:style-name="T636">to </text:span><text:span text:style-name="T498">both mark and base character</text:span><text:span text:style-name="T636">. </text:span><text:span text:style-name="T640">This </text:span><text:span text:style-name="T257">collection of marks</text:span><text:span text:style-name="T640"> does not include </text:span><text:span text:style-name="T641">any</text:span><text:span text:style-name="T640"> Unicode-encoded marks </text:span><text:span text:style-name="T642">(</text:span><text:span text:style-name="T258">from the “Combining Diacritical Marks” ranges</text:span><text:span text:style-name="T642">)</text:span><text:span text:style-name="T640">, </text:span><text:span text:style-name="T257">as these</text:span><text:span text:style-name="T640"> can safely be entered directly. It does include three marks (</text:span><text:span text:style-name="Source_20_Text"><text:span text:style-name="T677">cv48[</text:span></text:span><text:span text:style-name="Source_20_Text"><text:span text:style-name="T640">3</text:span></text:span><text:span text:style-name="Source_20_Text"><text:span text:style-name="T646">5</text:span></text:span><text:span text:style-name="Source_20_Text"><text:span text:style-name="T677">]</text:span></text:span><text:span text:style-name="T640">, </text:span><text:span text:style-name="Source_20_Text"><text:span text:style-name="T677">[</text:span></text:span><text:span text:style-name="Source_20_Text"><text:span text:style-name="T640">3</text:span></text:span><text:span text:style-name="Source_20_Text"><text:span text:style-name="T646">6</text:span></text:span><text:span text:style-name="Source_20_Text"><text:span text:style-name="T677">]</text:span></text:span><text:span text:style-name="T640"> </text:span><text:span text:style-name="T643">and</text:span><text:span text:style-name="T640"> </text:span><text:span text:style-name="Source_20_Text"><text:span text:style-name="T677">[</text:span></text:span><text:span text:style-name="Source_20_Text"><text:span text:style-name="T640">3</text:span></text:span><text:span text:style-name="Source_20_Text"><text:span text:style-name="T646">7</text:span></text:span><text:span text:style-name="Source_20_Text"><text:span text:style-name="T677">]</text:span></text:span><text:span text:style-name="T640">) that lack MUFI code points but are used to form MUFI characters.</text:span></text:p>
      <text:p text:style-name="P126"><text:span text:style-name="T259">These marks can sometimes be produced by other features </text:span><text:span text:style-name="T260">(see </text:span><text:span text:style-name="Source_20_Text"><text:span text:style-name="T645">cv42</text:span></text:span><text:span text:style-name="T260">–</text:span><text:span text:style-name="Source_20_Text"><text:span text:style-name="T645">cv46</text:span></text:span><text:span text:style-name="T260">), </text:span><text:span text:style-name="T261">which</text:span><text:span text:style-name="T260"> may be preferable to </text:span><text:span text:style-name="Source_20_Text"><text:span text:style-name="T645">cv48</text:span></text:span><text:span text:style-name="T260"> as providing fallbacks for applications that do not support Character Variant (</text:span><text:span text:style-name="Source_20_Text"><text:span text:style-name="T645">cvNN</text:span></text:span><text:span text:style-name="T260">) features. </text:span><text:span text:style-name="T261">These marks</text:span><text:span text:style-name="T260"> are not affected by most other features. This is to preserve flexibility, given the rule that the feature that produces the</text:span><text:span text:style-name="T263">m</text:span><text:span text:style-name="T260"> must be applied to both the mark and the base character. For example, if </text:span><text:span text:style-name="Source_20_Text"><text:span text:style-name="T645">smcp</text:span></text:span><text:span text:style-name="T260"> “Small Caps” changed </text:span><text:span text:style-name="Source_20_Text"><text:span text:style-name="T679">cv48[</text:span></text:span><text:span text:style-name="Source_20_Text"><text:span text:style-name="T680">11</text:span></text:span><text:span text:style-name="Source_20_Text"><text:span text:style-name="T679">]</text:span></text:span><text:span text:style-name="T261"> </text:span><text:span text:style-name="T607">◌᷑</text:span><text:span text:style-name="T261"> to </text:span><text:span text:style-name="Source_20_Text"><text:span text:style-name="T679">[</text:span></text:span><text:span text:style-name="Source_20_Text"><text:span text:style-name="T680">12</text:span></text:span><text:span text:style-name="Source_20_Text"><text:span text:style-name="T679">]</text:span></text:span><text:span text:style-name="T261"> </text:span><text:span text:style-name="T609">◌᷑</text:span><text:span text:style-name="T261">, it would be impossible to produce the sequence </text:span><text:span text:style-name="T648">na᷑a</text:span><text:span text:style-name="T261"> </text:span><text:span text:style-name="T262">with the diacritic properly positioned.</text:span></text:p>
      <text:p text:style-name="P47"><text:span text:style-name="T636">1=</text:span><text:span text:style-name="T596">◌᷑</text:span><text:span text:style-name="T636">, 2=</text:span><text:span text:style-name="T597">◌᷑◌</text:span><text:span text:style-name="T636">, 3=</text:span><text:span text:style-name="T598">◌᷑</text:span><text:span text:style-name="T636">, 4=</text:span><text:span text:style-name="T599">◌᷑</text:span><text:span text:style-name="T636">, 5=</text:span><text:span text:style-name="T600">◌᷑</text:span><text:span text:style-name="T636">, 6=</text:span><text:span text:style-name="T601">◌᷑</text:span><text:span text:style-name="T636">, 7=</text:span><text:span text:style-name="T602">◌᷑</text:span><text:span text:style-name="T636">, 8=</text:span><text:span text:style-name="T603">◌᷑</text:span><text:span text:style-name="T636">, 9=</text:span><text:span text:style-name="T604">◌᷑</text:span><text:span text:style-name="T636">, 10=</text:span><text:span text:style-name="T605">◌᷑</text:span><text:span text:style-name="T636">, 11=</text:span><text:span text:style-name="T606">◌᷑</text:span><text:span text:style-name="T636">, 12=</text:span><text:span text:style-name="T608">◌᷑</text:span><text:span text:style-name="T636">, 13=</text:span><text:span text:style-name="T610">◌᷑</text:span><text:span text:style-name="T636">, 14=</text:span><text:span text:style-name="T611">◌᷑</text:span><text:span text:style-name="T636">, 15=</text:span><text:span text:style-name="T612">◌᷑</text:span><text:span text:style-name="T636">, 16=</text:span><text:span text:style-name="T613">◌᷑</text:span><text:span text:style-name="T636">, 17=</text:span><text:span text:style-name="T614">◌᷑</text:span><text:span text:style-name="T636">, 18=</text:span><text:span text:style-name="T616">◌᷑</text:span><text:span text:style-name="T636">, 19=</text:span><text:span text:style-name="T617">◌᷑</text:span><text:span text:style-name="T636">, 20=</text:span><text:span text:style-name="T618">◌᷑</text:span><text:span text:style-name="T636">, 21=</text:span><text:span text:style-name="T619">◌᷑</text:span><text:span text:style-name="T636">, 22=</text:span><text:span text:style-name="T622">◌᷑</text:span><text:span text:style-name="T636">, 23=</text:span><text:span text:style-name="T623">◌᷑</text:span><text:span text:style-name="T636">, 24=</text:span><text:span text:style-name="T624">◌᷑</text:span><text:span text:style-name="T636">, 25=</text:span><text:span text:style-name="T625">◌᷑</text:span><text:span text:style-name="T636">, 26=</text:span><text:span text:style-name="T626">◌᷑</text:span><text:span text:style-name="T636">, 27=</text:span><text:span text:style-name="T627">◌᷑</text:span><text:span text:style-name="T636">, 28=</text:span><text:span text:style-name="T628">◌᷑</text:span><text:span text:style-name="T636">, 29=</text:span><text:span text:style-name="T629">◌᷑</text:span><text:span text:style-name="T636">, 30=</text:span><text:span text:style-name="T630">◌᷑</text:span><text:span text:style-name="T636">, 31=</text:span><text:span text:style-name="T631">◌᷑</text:span><text:span text:style-name="T636">, 32=</text:span><text:span text:style-name="T632">◌᷑,</text:span><text:span text:style-name="T636"> </text:span><text:span text:style-name="T633">33=</text:span><text:span text:style-name="T635">◌᷑, </text:span><text:span text:style-name="T634">34=</text:span><text:span text:style-name="T637">◌᷑</text:span><text:span text:style-name="T634">, 35=</text:span><text:span text:style-name="T638">◌᷑</text:span><text:span text:style-name="T634">, 36=</text:span><text:span text:style-name="T639">◌᷑</text:span><text:span text:style-name="T636">, </text:span><text:span text:style-name="T646">37=</text:span><text:span text:style-name="T647">◌᷑</text:span><text:span text:style-name="T646">.</text:span></text:p>
      <text:h text:style-name="P158" text:outline-level="2"><text:span text:style-name="T81"><text:sequence text:ref-name="refFeature78" text:name="Feature" text:formula="ooow:Feature+1" style:num-format="1">79</text:sequence></text:span><text:span text:style-name="T40">. ss20 – Low Diacritics</text:span></text:h>
      <text:p text:style-name="P135">The MUFI recommendation includes a number of precomposed characters with <text:span text:style-name="T266">base</text:span> letters <text:span text:style-name="T143">b, h, k, þ, ꝺ and ð</text:span><text:span text:style-name="T669"> </text:span><text:span text:style-name="T266">and</text:span><text:span text:style-name="T671"> combining marks</text:span><text:span text:style-name="T669"> ◌ͣ (U+0363), ◌ͤ (U+0364), </text:span><text:span text:style-name="T615">◌᷑</text:span><text:span text:style-name="T669"> (U+1DD1/cv48[</text:span><text:span text:style-name="T264">17</text:span><text:span text:style-name="T669">]), ◌ͦ (U+0366), ◌ͬ </text:span><text:span text:style-name="T670">(U+036C)</text:span><text:span text:style-name="T669">, ◌ᷢ </text:span><text:span text:style-name="T673">U+1DE2),</text:span><text:span text:style-name="T669"> ◌ͭ </text:span><text:span text:style-name="T670">(U+036D)</text:span><text:span text:style-name="T669">, ◌ͮ </text:span><text:span text:style-name="T670">(U+036E)</text:span><text:span text:style-name="T669">, ◌ᷦ </text:span><text:span text:style-name="T670">(U+1DE6)</text:span><text:span text:style-name="T669"> </text:span><text:span text:style-name="T670">and</text:span><text:span text:style-name="T669"> </text:span><text:span text:style-name="T620">◌᷑ </text:span><text:span text:style-name="T621">(U+1DD1/cv48[21]).</text:span> Instead of being positioned <text:span text:style-name="T676">above ascender height</text:span> as usual (e.g. hͣ), the MUFI glyphs have the marks positioned <text:span text:style-name="T287">above</text:span> the x-height (e.g. <text:span text:style-name="T672">hͣ</text:span>). <text:span text:style-name="T721">U</text:span>sing the MUFI code points <text:span text:style-name="T678">for these precomposed </text:span><text:soft-page-break/><text:span text:style-name="T678">glyphs</text:span> can interfere with search<text:span text:style-name="T676">ing</text:span> and <text:span text:style-name="T676">drastically reduce</text:span> accessibility. Users of JuniusX should instead use a sequence of base character + combining mark, and apply <text:span text:style-name="Source_20_Text">ss20</text:span> to the two glyphs. A variant shape of eth (<text:span text:style-name="T141">ð</text:span>) that accommodates the combining mark wi<text:span text:style-name="T265">ll</text:span> be substituted for the normal letter <text:span text:style-name="T721">(but this is not necessary for the other base characters)</text:span>. Examples: <text:span text:style-name="T674">bͦ, ꝺᷦ, </text:span><text:span text:style-name="T675">h᷑</text:span><text:span text:style-name="T674">, kͤ, þͭ, ðᷢ</text:span>.</text:p>
      <text:p text:style-name="P78"><text:span text:style-name="Source_20_Text">ss20</text:span> affects only the diacritics and base characters listed here; other combinations (e.g. <text:span text:style-name="T737">m&amp;_e;</text:span>, <text:span text:style-name="T121">h́</text:span>) are not affected. It will therefore probably be safe to apply this feature to the whole text if it is needed anywhere.</text:p>
      <text:h text:style-name="P158" text:outline-level="2"><text:span text:style-name="T463"><text:sequence text:ref-name="refFeature79" text:name="Feature" text:formula="ooow:Feature+1" style:num-format="1">80</text:sequence></text:span><text:span text:style-name="T463">. </text:span><text:bookmark-start text:name="cv43"/><text:span text:style-name="Source_20_Text">cv43</text:span><text:bookmark-end text:name="cv43"/> – Variant of ◌ᷓ (U+1DD3, <text:span text:style-name="T371">combining open a</text:span>)</text:h>
      <text:p text:style-name="P25">1=<text:span text:style-name="T356">◌ᷓ</text:span>.</text:p>
      <text:h text:style-name="P147" text:outline-level="2"><text:span text:style-name="T463"><text:sequence text:ref-name="refFeature80" text:name="Feature" text:formula="ooow:Feature+1" style:num-format="1">81</text:sequence></text:span><text:span text:style-name="T463">. </text:span><text:bookmark-start text:name="cv44"/><text:span text:style-name="Source_20_Text">cv44</text:span><text:bookmark-end text:name="cv44"/> – Variant of ◌ᷣ (U+1DE3, <text:span text:style-name="T371">combining r rotunda</text:span>)</text:h>
      <text:p text:style-name="P26">1=<text:span text:style-name="T357">◌ᷣ</text:span>.</text:p>
      <text:h text:style-name="P147" text:outline-level="2"><text:span text:style-name="T463"><text:sequence text:ref-name="refFeature81" text:name="Feature" text:formula="ooow:Feature+1" style:num-format="1">82</text:sequence></text:span><text:span text:style-name="T463">. </text:span><text:bookmark-start text:name="cv45"/><text:span text:style-name="Source_20_Text">cv45</text:span><text:bookmark-end text:name="cv45"/> – Variant of ◌̅◌ (U+0305, <text:span text:style-name="T371">two-letter overline</text:span>)</text:h>
      <text:p text:style-name="P27">1=<text:span text:style-name="T358">◌̅◌</text:span>.</text:p>
      <text:h text:style-name="P147" text:outline-level="2"><text:span text:style-name="T463"><text:sequence text:ref-name="refFeature82" text:name="Feature" text:formula="ooow:Feature+1" style:num-format="1">83</text:sequence></text:span><text:span text:style-name="T463">. </text:span><text:bookmark-start text:name="cv46"/><text:span text:style-name="Source_20_Text">cv46</text:span><text:bookmark-end text:name="cv46"/> – Variant of ◌̃ (U+0303, <text:span text:style-name="T371">combining tilde</text:span>)</text:h>
      <text:p text:style-name="P28">1=<text:span text:style-name="T359">◌̃</text:span>.</text:p>
      <text:h text:style-name="P159" text:outline-level="2"><text:span text:style-name="T463"><text:sequence text:ref-name="refFeature83" text:name="Feature" text:formula="ooow:Feature+1" style:num-format="1">84</text:sequence></text:span><text:span text:style-name="T463">.</text:span><text:span text:style-name="T373"> </text:span><text:bookmark-start text:name="cv47"/><text:span text:style-name="Source_20_Text"><text:span text:style-name="T376">cv47</text:span></text:span><text:bookmark-end text:name="cv47"/><text:span text:style-name="T373"> – </text:span>Variants of short horizontal stroke <text:span text:style-name="T455">(U+0335)</text:span></text:h>
      <text:p text:style-name="P38"><text:span text:style-name="T455">1= </text:span><text:span text:style-name="T525">◌̵</text:span>, <text:span text:style-name="T455">2= </text:span><text:span text:style-name="T526">◌̵</text:span><text:span text:style-name="T455">, 3= </text:span><text:span text:style-name="T527">◌̵</text:span></text:p>
      <text:p text:style-name="P38"><text:span text:style-name="T455">This character </text:span><text:span text:style-name="T247">can be used with letters with ascenders or descenders, e.g. d̵ b̵ þ̵ </text:span><text:span text:style-name="T248">p̵</text:span><text:span text:style-name="T247">. </text:span><text:span text:style-name="Source_20_Text"><text:span text:style-name="T455">cv</text:span></text:span><text:span text:style-name="Source_20_Text"><text:span text:style-name="T524">47</text:span></text:span><text:span text:style-name="Source_20_Text"><text:span text:style-name="T677">[</text:span></text:span><text:span text:style-name="Source_20_Text"><text:span text:style-name="T455">1</text:span></text:span><text:span text:style-name="Source_20_Text"><text:span text:style-name="T677">]</text:span></text:span><text:span text:style-name="T247"> widens the stroke, and </text:span><text:span text:style-name="Source_20_Text"><text:span text:style-name="T677">cv47[</text:span></text:span><text:span text:style-name="Source_20_Text"><text:span text:style-name="T455">2</text:span></text:span><text:span text:style-name="Source_20_Text"><text:span text:style-name="T677">]</text:span></text:span><text:span text:style-name="T247"> and </text:span><text:span text:style-name="Source_20_Text"><text:span text:style-name="T677">[</text:span></text:span><text:span text:style-name="Source_20_Text"><text:span text:style-name="T455">3</text:span></text:span><text:span text:style-name="Source_20_Text"><text:span text:style-name="T677">]</text:span></text:span><text:span text:style-name="T247"> offset the stroke to the right or left. Via </text:span><text:span text:style-name="Source_20_Text"><text:span text:style-name="T455">calt</text:span></text:span><text:span text:style-name="T247"> “</text:span><text:span text:style-name="T293">Contextual Alternates,”</text:span><text:span text:style-name="T247"> this </text:span><text:span text:style-name="T248">offset</text:span><text:span text:style-name="T247"> is </text:span><text:span text:style-name="T248">performed</text:span><text:span text:style-name="T247"> automatically for certain characters </text:span><text:span text:style-name="T248">with ascenders</text:span><text:span text:style-name="T247">, </text:span><text:span text:style-name="T456">e.g. b̵ d̵ þ̵ </text:span><text:span text:style-name="T458">þ̵</text:span><text:span text:style-name="T247">. </text:span><text:span text:style-name="T248">Thus it should rarely be necessary to use an index with </text:span><text:span text:style-name="Source_20_Text"><text:span text:style-name="T457">cv</text:span></text:span><text:span text:style-name="Source_20_Text"><text:span text:style-name="T524">47</text:span></text:span><text:span text:style-name="T248">.</text:span></text:p>
      <text:h text:style-name="P160" text:outline-level="2"><text:span text:style-name="T251"><text:sequence text:ref-name="refFeature84" text:name="Feature" text:formula="ooow:Feature+1" style:num-format="1">85</text:sequence></text:span><text:span text:style-name="T248">. </text:span><text:bookmark-start text:name="cv61"/><text:span text:style-name="T324">cv61</text:span><text:bookmark-end text:name="cv61"/><text:span text:style-name="T324"> – Variant of breve below (U+032E)</text:span></text:h>
      <text:p text:style-name="Standard"><text:span text:style-name="T324">1</text:span><text:span text:style-name="T245">=</text:span><text:span text:style-name="T785">◌◌̮◌</text:span>. <text:span text:style-name="T784">Position the mark after the middle of three glyphs, and apply </text:span><text:span text:style-name="Source_20_Text"><text:span text:style-name="T784">cv61</text:span></text:span><text:span text:style-name="T784"> to both the mark and (at least) the middle glyph. </text:span><text:span text:style-name="T786">This mark is not available via </text:span><text:span text:style-name="Source_20_Text"><text:span text:style-name="T786">cv48</text:span></text:span><text:span text:style-name="T786">.</text:span></text:p>
      <text:h text:style-name="Heading_20_1" text:outline-level="1"><text:soft-page-break/><text:span text:style-name="T442">I</text:span>. <text:bookmark-start text:name="SectionI"/>Currency <text:bookmark-end text:name="SectionI"/><text:span text:style-name="T443">and Weights</text:span></text:h>
      <text:h text:style-name="P161" text:outline-level="2"><text:span text:style-name="T251"><text:sequence text:ref-name="refFeature85" text:name="Feature" text:formula="ooow:Feature+1" style:num-format="1">86</text:sequence></text:span>. <text:bookmark-start text:name="cv55"/><text:span text:style-name="Source_20_Text"><text:span text:style-name="T536">cv55</text:span></text:span><text:bookmark-end text:name="cv55"/><text:span text:style-name="T536"> </text:span>– Variants of ¤ (U+0044, generic currency sign)</text:h>
      <text:p text:style-name="P41"><text:span text:style-name="T530">1=</text:span><text:span text:style-name="T531">¤</text:span><text:span text:style-name="T530">, 2=</text:span><text:span text:style-name="T538">¤</text:span><text:span text:style-name="T530">, 3=</text:span><text:span text:style-name="T539">¤</text:span><text:span text:style-name="T530">, 4=</text:span><text:span text:style-name="T540">¤</text:span><text:span text:style-name="T530">, </text:span><text:span text:style-name="T532">5</text:span><text:span text:style-name="T530">=</text:span><text:span text:style-name="T541">¤</text:span><text:span text:style-name="T530">, </text:span><text:span text:style-name="T532">6</text:span><text:span text:style-name="T530">=</text:span><text:span text:style-name="T542">¤</text:span><text:span text:style-name="T530">, </text:span><text:span text:style-name="T532">7</text:span><text:span text:style-name="T530">=</text:span><text:span text:style-name="T543">¤</text:span><text:span text:style-name="T530">, </text:span><text:span text:style-name="T532">8</text:span><text:span text:style-name="T530">=</text:span><text:span text:style-name="T544">¤</text:span><text:span text:style-name="T530">, </text:span><text:span text:style-name="T532">9</text:span><text:span text:style-name="T530">=</text:span><text:span text:style-name="T545">¤</text:span><text:span text:style-name="T530">, </text:span><text:span text:style-name="T532">10</text:span><text:span text:style-name="T530">=</text:span><text:span text:style-name="T546">¤</text:span><text:span text:style-name="T530">, </text:span><text:span text:style-name="T532">11</text:span><text:span text:style-name="T530">=</text:span><text:span text:style-name="T547">¤</text:span><text:span text:style-name="T530">, </text:span><text:span text:style-name="T532">12</text:span><text:span text:style-name="T530">=</text:span><text:span text:style-name="T548">¤</text:span><text:span text:style-name="T530">, </text:span><text:span text:style-name="T532">13</text:span><text:span text:style-name="T530">=</text:span><text:span text:style-name="T549">¤</text:span><text:span text:style-name="T530">, </text:span><text:span text:style-name="T532">1</text:span><text:span text:style-name="T530">4=</text:span><text:span text:style-name="T550">¤</text:span><text:span text:style-name="T530">, </text:span><text:span text:style-name="T532">15</text:span><text:span text:style-name="T530">=</text:span><text:span text:style-name="T551">¤</text:span><text:span text:style-name="T530">, </text:span><text:span text:style-name="T532">16</text:span><text:span text:style-name="T530">=</text:span><text:span text:style-name="T552">¤</text:span><text:span text:style-name="T530">, </text:span><text:span text:style-name="T532">17</text:span><text:span text:style-name="T530">=</text:span><text:span text:style-name="T553">¤</text:span><text:span text:style-name="T530">, </text:span><text:span text:style-name="T532">18</text:span><text:span text:style-name="T530">=</text:span><text:span text:style-name="T554">¤</text:span><text:span text:style-name="T530">, </text:span><text:span text:style-name="T532">19</text:span><text:span text:style-name="T530">=</text:span><text:span text:style-name="T555">¤</text:span><text:span text:style-name="T530">, </text:span><text:span text:style-name="T532">20</text:span><text:span text:style-name="T530">=</text:span><text:span text:style-name="T556">¤</text:span><text:span text:style-name="T530">, </text:span><text:span text:style-name="T532">21</text:span><text:span text:style-name="T530">=</text:span><text:span text:style-name="T557">¤</text:span><text:span text:style-name="T530">, </text:span><text:span text:style-name="T532">22</text:span><text:span text:style-name="T530">=</text:span><text:span text:style-name="T558">¤</text:span><text:span text:style-name="T530">, </text:span><text:span text:style-name="T532">23</text:span><text:span text:style-name="T530">=</text:span><text:span text:style-name="T559">¤</text:span><text:span text:style-name="T530">, </text:span><text:span text:style-name="T532">2</text:span><text:span text:style-name="T530">4=</text:span><text:span text:style-name="T560">¤</text:span><text:span text:style-name="T530">, </text:span><text:span text:style-name="T532">25</text:span><text:span text:style-name="T530">=</text:span><text:span text:style-name="T561">¤</text:span><text:span text:style-name="T530">, </text:span><text:span text:style-name="T532">26</text:span><text:span text:style-name="T530">=</text:span><text:span text:style-name="T562">¤</text:span><text:span text:style-name="T530">, </text:span><text:span text:style-name="T532">27</text:span><text:span text:style-name="T530">=</text:span><text:span text:style-name="T563">¤</text:span><text:span text:style-name="T530">. </text:span><text:span text:style-name="T533">All of MUFI’s currency and weight symbols (those that do not have Unicode </text:span><text:span text:style-name="T256">code points</text:span><text:span text:style-name="T533">) are gathered here, </text:span><text:span text:style-name="T535">but some are also variants of other currency signs </text:span><text:span text:style-name="T575">(see below)</text:span><text:span text:style-name="T533">.</text:span></text:p>
      <text:h text:style-name="P162" text:outline-level="2"><text:span text:style-name="T251"><text:sequence text:ref-name="refFeature86" text:name="Feature" text:formula="ooow:Feature+1" style:num-format="1">87</text:sequence></text:span>. <text:bookmark-start text:name="cv56"/><text:span text:style-name="Source_20_Text"><text:span text:style-name="T536">cv56</text:span></text:span><text:bookmark-end text:name="cv56"/><text:span text:style-name="T536"> </text:span><text:span text:style-name="T529">– Variant of ℔ </text:span><text:span text:style-name="T530">(U+2114)</text:span></text:h>
      <text:p text:style-name="P40">1=<text:span text:style-name="T534">℔</text:span>. Same as MUFI U+F2EB (French Libra sign).</text:p>
      <text:h text:style-name="Heading_20_2" text:outline-level="2"><text:span text:style-name="T251"><text:sequence text:ref-name="refFeature87" text:name="Feature" text:formula="ooow:Feature+1" style:num-format="1">88</text:sequence></text:span>. <text:bookmark-start text:name="cv57"/><text:span text:style-name="Source_20_Text"><text:span text:style-name="T537">cv57</text:span></text:span><text:bookmark-end text:name="cv57"/><text:span text:style-name="T537"> – Variants of £ (U+00A3, British pound sign)</text:span></text:h>
      <text:p text:style-name="P42">1=<text:span text:style-name="T565">£</text:span>, <text:span text:style-name="T564">2=</text:span><text:span text:style-name="T566">£</text:span><text:span text:style-name="T564">, 3=</text:span><text:span text:style-name="T567">£</text:span><text:span text:style-name="T564">, 4=</text:span><text:span text:style-name="T568">£</text:span><text:span text:style-name="T564">, 5=</text:span><text:span text:style-name="T569">£</text:span><text:span text:style-name="T564">, 6=</text:span><text:span text:style-name="T570">£</text:span><text:span text:style-name="T564">. </text:span><text:span text:style-name="T571">Same as MUFI U+F2EA, F2EB, F2EC, F2ED, F2EE, F2EF, pound signs from various locales.</text:span></text:p>
      <text:h text:style-name="Heading_20_2" text:outline-level="2"><text:span text:style-name="T251"><text:sequence text:ref-name="refFeature88" text:name="Feature" text:formula="ooow:Feature+1" style:num-format="1">89</text:sequence></text:span>. <text:bookmark-start text:name="cv58"/><text:span text:style-name="Source_20_Text"><text:span text:style-name="T571">cv58</text:span></text:span><text:bookmark-end text:name="cv58"/><text:span text:style-name="T571"> – Variant of ₰ (U+20B0, German penny sign)</text:span></text:h>
      <text:p text:style-name="Standard">1=<text:span text:style-name="T572">₰</text:span>. <text:span text:style-name="T571">Same as MUFI U+F</text:span><text:span text:style-name="T574">2F5.</text:span></text:p>
      <text:h text:style-name="Heading_20_2" text:outline-level="2"><text:span text:style-name="T251"><text:sequence text:ref-name="refFeature89" text:name="Feature" text:formula="ooow:Feature+1" style:num-format="1">90</text:sequence></text:span>. <text:bookmark-start text:name="cv59"/><text:span text:style-name="Source_20_Text"><text:span text:style-name="T571">cv59</text:span></text:span><text:bookmark-end text:name="cv59"/><text:span text:style-name="T571"> – Variant of ƒ (U+0192, florin)</text:span></text:h>
      <text:p text:style-name="Standard">1=<text:span text:style-name="T573">ƒ</text:span>. Same as MUFI U+F2E8.</text:p>
      <text:h text:style-name="Heading_20_2" text:outline-level="2"><text:span text:style-name="T251"><text:sequence text:ref-name="refFeature90" text:name="Feature" text:formula="ooow:Feature+1" style:num-format="1">91</text:sequence></text:span>. <text:span text:style-name="Source_20_Text">cv60</text:span> – Variant of ℥ (U+2125, Ounce sign)</text:h>
      <text:p text:style-name="P43">1=<text:span text:style-name="T576">℥</text:span>. Same as MUFI U+F2FD, Script ounce sign.</text:p>
      <text:h text:style-name="Heading_20_1" text:outline-level="1"><text:span text:style-name="T442">J</text:span>. <text:bookmark-start text:name="SectionJ"/>Gothic<text:bookmark-end text:name="SectionJ"/></text:h>
      <text:h text:style-name="P149" text:outline-level="2"><text:span text:style-name="T463"><text:sequence text:ref-name="refFeature91" text:name="Feature" text:formula="ooow:Feature+1" style:num-format="1">92</text:sequence></text:span><text:span text:style-name="T463">. </text:span><text:bookmark-start text:name="ss19"/><text:span text:style-name="Source_20_Text">ss19</text:span><text:bookmark-end text:name="ss19"/> – Latin to Gothic <text:span text:style-name="T372">T</text:span>ransliteration</text:h>
      <text:p text:style-name="P73"><text:span text:style-name="T40">Produces Gothic letters from Latin: </text:span><text:span text:style-name="T88">Warþ þan in dagans jainans</text:span><text:span text:style-name="T40"> </text:span><text:span text:style-name="T41">→</text:span><text:span text:style-name="T40"> </text:span><text:span text:style-name="T173">Warþ þan in dagans jainans</text:span><text:span text:style-name="T40">. </text:span><text:span text:style-name="T107">In web pages, the letters will be searchable as their Latin equivalents.</text:span></text:p>
      <text:h text:style-name="P145" text:outline-level="1"><text:span text:style-name="T442">K</text:span>. <text:bookmark-start text:name="SectionK"/>Runic<text:bookmark-end text:name="SectionK"/></text:h>
      <text:h text:style-name="P149" text:outline-level="2"><text:span text:style-name="T463"><text:sequence text:ref-name="refFeature92" text:name="Feature" text:formula="ooow:Feature+1" style:num-format="1">93</text:sequence></text:span><text:span text:style-name="T463">. </text:span><text:bookmark-start text:name="ss12"/><text:span text:style-name="Source_20_Text">ss12</text:span><text:bookmark-end text:name="ss12"/> – Early English Futhorc</text:h>
      <text:p text:style-name="P46"><text:span text:style-name="T43">Changes Latin letters to their equivalents in the early English futhorc. Because of the variability of the runic alphabet, this method of transliteration may not produce the </text:span><text:soft-page-break/><text:span text:style-name="T43">result you want. In that case, it may be necessary to manually edit the result. </text:span><text:span text:style-name="T60">fisc flodu ahof</text:span><text:span text:style-name="T43"> </text:span><text:span text:style-name="T41">→ </text:span><text:span text:style-name="T165">fisc flodu ahof</text:span><text:span text:style-name="T43">.</text:span></text:p>
      <text:h text:style-name="P149" text:outline-level="2"><text:span text:style-name="T463"><text:sequence text:ref-name="refFeature93" text:name="Feature" text:formula="ooow:Feature+1" style:num-format="1">94</text:sequence></text:span><text:span text:style-name="T463">. </text:span><text:bookmark-start text:name="ss13"/><text:span text:style-name="Source_20_Text">ss13</text:span><text:bookmark-end text:name="ss13"/> – Elder Futhark</text:h>
      <text:p text:style-name="P11"><text:span text:style-name="T40">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41">→ </text:span><text:span text:style-name="T166">ABCDEFG</text:span><text:span text:style-name="T40">.</text:span></text:p>
      <text:h text:style-name="P149" text:outline-level="2"><text:span text:style-name="T463"><text:sequence text:ref-name="refFeature94" text:name="Feature" text:formula="ooow:Feature+1" style:num-format="1">95</text:sequence></text:span><text:span text:style-name="T463">. </text:span><text:bookmark-start text:name="ss14"/><text:span text:style-name="Source_20_Text">ss14</text:span><text:bookmark-end text:name="ss14"/> – Younger Futhark</text:h>
      <text:p text:style-name="P46"><text:span text:style-name="T43">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41">→ </text:span><text:span text:style-name="T167">ABCDEFG</text:span><text:span text:style-name="T43">.</text:span></text:p>
      <text:h text:style-name="P149" text:outline-level="2"><text:span text:style-name="T463"><text:sequence text:ref-name="refFeature95" text:name="Feature" text:formula="ooow:Feature+1" style:num-format="1">96</text:sequence></text:span><text:span text:style-name="T463">. </text:span><text:bookmark-start text:name="ss15"/><text:span text:style-name="Source_20_Text">ss15</text:span><text:bookmark-end text:name="ss15"/> – Long Branch to Short Twig</text:h>
      <text:p text:style-name="P11"><text:span text:style-name="T113">In combination with </text:span><text:span text:style-name="Source_20_Text"><text:span text:style-name="T764">ss14</text:span></text:span><text:span text:style-name="T113">, converts long branch to short twig runes: </text:span><text:span text:style-name="T168">ABCDEFG </text:span><text:span text:style-name="T114">→</text:span><text:span text:style-name="T169"> </text:span><text:span text:style-name="T170">ABCDEFG</text:span><text:span text:style-name="T113">.</text:span></text:p>
      <text:h text:style-name="P149" text:outline-level="2"><text:span text:style-name="T463"><text:sequence text:ref-name="refFeature96" text:name="Feature" text:formula="ooow:Feature+1" style:num-format="1">97</text:sequence></text:span><text:span text:style-name="T463">. </text:span><text:bookmark-start text:name="rtlm"/><text:span text:style-name="Source_20_Text">rtlm</text:span><text:bookmark-end text:name="rtlm"/> – Right to Left Mirrored Forms</text:h>
      <text:p text:style-name="P30">Produces mirrored runes, e.g. <text:span text:style-name="T164">ABCDEFG</text:span> <text:span text:style-name="T41">→ </text:span><text:span text:style-name="T361">ABCDEFG</text:span><text:span text:style-name="T40">.</text:span></text:p>
      <text:h text:style-name="Heading_20_1" text:outline-level="1"><text:span text:style-name="T442">L</text:span>. <text:bookmark-start text:name="SectionL"/>Ligatures and Digraphs<text:bookmark-end text:name="SectionL"/></text:h>
      <text:h text:style-name="P147" text:outline-level="2"><text:span text:style-name="T463"><text:sequence text:ref-name="refFeature97" text:name="Feature" text:formula="ooow:Feature+1" style:num-format="1">98</text:sequence></text:span><text:span text:style-name="T463">. </text:span><text:bookmark-start text:name="hlig"/><text:span text:style-name="Source_20_Text">hlig</text:span><text:bookmark-end text:name="hlig"/> – Historic <text:span text:style-name="T372">L</text:span>igatures</text:h>
      <text:p text:style-name="P134"><text:span text:style-name="T45">Produces ligatures </text:span><text:span text:style-name="T75">for combinations</text:span><text:span text:style-name="T45"> that </text:span><text:span text:style-name="T75">sh</text:span><text:span text:style-name="T45">ould not </text:span><text:span text:style-name="T50">ordinarily</text:span><text:span text:style-name="T45"> </text:span><text:span text:style-name="T98">be rendered as ligatures</text:span><text:span text:style-name="T45"> in modern text. </text:span><text:span text:style-name="T99">Most of these are from the MUFI recommendation, ranges B.1.1(b) and B.1.4.</text:span><text:span text:style-name="T45"> This </text:span><text:span text:style-name="T47">feature</text:span><text:span text:style-name="T45"> does not </text:span><text:span text:style-name="T49">produce</text:span><text:span text:style-name="T45"> digraphs </text:span><text:span text:style-name="T97">(</text:span><text:span text:style-name="T64">which</text:span><text:span text:style-name="T45"> have a phonetic value</text:span><text:span text:style-name="T97">), </text:span><text:span text:style-name="T99">for which</text:span><text:span text:style-name="T97"> see </text:span><text:a xlink:type="simple" xlink:href="#ss17" text:style-name="Internet_20_link" text:visited-style-name="Visited_20_Internet_20_Link"><text:span text:style-name="T97">ss17</text:span></text:a><text:span text:style-name="T45">.</text:span><text:span text:style-name="T775"> </text:span><text:span text:style-name="T776">The ligatures:</text:span></text:p>
      <text:section text:style-name="Sect1" text:name="Section3">
        <text:p text:style-name="P75"><text:span text:style-name="T380">af→</text:span><text:span text:style-name="T397">af</text:span></text:p>
        <text:p text:style-name="P75"><text:span text:style-name="T380">aꝼ→</text:span><text:span text:style-name="T397">aꝼ</text:span></text:p>
        <text:p text:style-name="P75"><text:span text:style-name="T380">ag→</text:span><text:span text:style-name="T397">ag</text:span></text:p>
        <text:p text:style-name="P75"><text:span text:style-name="T380">al→</text:span><text:span text:style-name="T397">a</text:span><text:span text:style-name="T411">l</text:span></text:p>
        <text:p text:style-name="P75"><text:span text:style-name="T380">an→</text:span><text:span text:style-name="T397">an</text:span></text:p>
        <text:p text:style-name="P75"><text:span text:style-name="T382">a</text:span><text:span text:style-name="T413">n</text:span><text:span text:style-name="T382">→</text:span><text:span text:style-name="T415">an</text:span></text:p>
        <text:p text:style-name="P75"><text:span text:style-name="T380">ap→</text:span><text:span text:style-name="T397">ap</text:span></text:p>
        <text:p text:style-name="P75"><text:span text:style-name="T380">ar→</text:span><text:span text:style-name="T397">ar</text:span></text:p>
        <text:p text:style-name="P75"><text:span text:style-name="T382">a</text:span><text:span text:style-name="T413">r</text:span><text:span text:style-name="T382">→</text:span><text:span text:style-name="T415">ar</text:span></text:p>
        <text:p text:style-name="P75"><text:span text:style-name="T416">aþ</text:span><text:span text:style-name="T380">→</text:span><text:span text:style-name="T420">aþ</text:span></text:p>
        <text:p text:style-name="P75"><text:span text:style-name="T388">bb</text:span><text:span text:style-name="T383">→</text:span><text:span text:style-name="T405">bb</text:span></text:p>
        <text:p text:style-name="P75"><text:span text:style-name="T383">bg→</text:span><text:span text:style-name="T402">bg</text:span></text:p>
        <text:p text:style-name="P75"><text:span text:style-name="T380">ch→</text:span><text:span text:style-name="T397">ch</text:span></text:p>
        <text:p text:style-name="P75"><text:span text:style-name="T380">ck→</text:span><text:span text:style-name="T397">ck</text:span></text:p>
        <text:p text:style-name="P75"><text:span text:style-name="T380">ꝺꝺ</text:span><text:span text:style-name="T381">→</text:span><text:span text:style-name="T398">ꝺꝺ</text:span></text:p>
        <text:p text:style-name="P75"><text:span text:style-name="T380">ey→</text:span><text:span text:style-name="T397">ey</text:span></text:p>
        <text:p text:style-name="P75"><text:span text:style-name="T380">f‌​ä→</text:span><text:span text:style-name="T397">fä</text:span></text:p>
        <text:p text:style-name="P75"><text:span text:style-name="T380">gd→</text:span><text:span text:style-name="T397">gd</text:span></text:p>
        <text:p text:style-name="P75"><text:span text:style-name="T416">gð→</text:span><text:span text:style-name="T421">gð</text:span></text:p>
        <text:p text:style-name="P75"><text:span text:style-name="T384">gꝺ→</text:span><text:span text:style-name="T399">gꝺ</text:span></text:p>
        <text:p text:style-name="P75"><text:span text:style-name="T384">g</text:span><text:span text:style-name="T424">g</text:span><text:span text:style-name="T384">→</text:span><text:span text:style-name="T403">gg</text:span></text:p>
        <text:p text:style-name="P75"><text:span text:style-name="T378">ɡɡ→</text:span><text:span text:style-name="T400">ɡɡ</text:span></text:p>
        <text:p text:style-name="P75"><text:span text:style-name="T385">go→</text:span><text:span text:style-name="T400">go</text:span></text:p>
        <text:p text:style-name="P75"><text:span text:style-name="T385">gp→</text:span><text:span text:style-name="T400">gp</text:span></text:p>
        <text:p text:style-name="P75"><text:span text:style-name="T385">gr→</text:span><text:span text:style-name="T400">gr</text:span></text:p>
        <text:p text:style-name="P75"><text:span text:style-name="T391">Hr</text:span><text:span text:style-name="T380">→</text:span><text:span text:style-name="T408">Hr</text:span></text:p>
        <text:p text:style-name="P75"><text:span text:style-name="T389">hr</text:span><text:span text:style-name="T386">→</text:span><text:span text:style-name="T406">hr</text:span></text:p>
        <text:p text:style-name="P75"><text:span text:style-name="T427">hs</text:span><text:span text:style-name="T426">→</text:span><text:span text:style-name="T434">hs</text:span></text:p>
        <text:p text:style-name="P75"><text:span text:style-name="T393">h</text:span><text:span text:style-name="T423">ẝ</text:span><text:span text:style-name="T386">→</text:span><text:span text:style-name="T410">hẝ</text:span></text:p>
        <text:p text:style-name="P75"><text:span text:style-name="T390">kr</text:span><text:span text:style-name="T386">→</text:span><text:span text:style-name="T407">kr</text:span></text:p>
        <text:p text:style-name="P75"><text:soft-page-break/><text:span text:style-name="T427">ks</text:span><text:span text:style-name="T426">→</text:span><text:span text:style-name="T434">ks</text:span></text:p>
        <text:p text:style-name="P75"><text:span text:style-name="T393">k</text:span><text:span text:style-name="T423">ẝ</text:span><text:span text:style-name="T386">→</text:span><text:span text:style-name="T410">kẝ</text:span></text:p>
        <text:p text:style-name="P75"><text:span text:style-name="T390">ll</text:span><text:span text:style-name="T386">→</text:span><text:span text:style-name="T407">ll</text:span></text:p>
        <text:p text:style-name="P75"><text:span text:style-name="T414">n</text:span><text:span text:style-name="T386">ſ→</text:span><text:span text:style-name="T425">nſ</text:span></text:p>
        <text:p text:style-name="P75"><text:span text:style-name="T381">oc→</text:span><text:span text:style-name="T398">oc</text:span></text:p>
        <text:p text:style-name="P75"><text:span text:style-name="T379">OꝚ</text:span><text:span text:style-name="T380">→</text:span><text:span text:style-name="T396">OꝚ</text:span></text:p>
        <text:p text:style-name="P75"><text:span text:style-name="T428">or</text:span><text:span text:style-name="T379">→</text:span><text:span text:style-name="T431">or</text:span></text:p>
        <text:p text:style-name="P75"><text:span text:style-name="T380">OꝜ→</text:span><text:span text:style-name="T397">OꝜ</text:span></text:p>
        <text:p text:style-name="P75"><text:span text:style-name="T379">oꝝ→</text:span><text:span text:style-name="T396">oꝝ</text:span></text:p>
        <text:p text:style-name="P75"><text:span text:style-name="T381">PP→</text:span><text:span text:style-name="T398">PP</text:span></text:p>
        <text:p text:style-name="P75"><text:span text:style-name="T381">pp→</text:span><text:span text:style-name="T398">pp</text:span></text:p>
        <text:p text:style-name="P75"><text:span text:style-name="T381">ꝓ</text:span><text:span text:style-name="T382">p→</text:span><text:span text:style-name="T398">ꝓ</text:span><text:span text:style-name="T401">p</text:span></text:p>
        <text:p text:style-name="P75"><text:span text:style-name="T395">Ps</text:span><text:span text:style-name="T382">→</text:span><text:span text:style-name="T412">Ps</text:span></text:p>
        <text:p text:style-name="P75"><text:span text:style-name="T395">ps</text:span><text:span text:style-name="T382">→</text:span><text:span text:style-name="T412">ps</text:span></text:p>
        <text:p text:style-name="P75"><text:span text:style-name="T395">Psi</text:span><text:span text:style-name="T382">→</text:span><text:span text:style-name="T412">Psi</text:span></text:p>
        <text:p text:style-name="P75"><text:span text:style-name="T395">psi</text:span><text:span text:style-name="T382">→</text:span><text:span text:style-name="T412">psi</text:span></text:p>
        <text:p text:style-name="P75"><text:span text:style-name="T382">qꝩ→</text:span><text:span text:style-name="T401">qꝩ</text:span></text:p>
        <text:p text:style-name="P75"><text:span text:style-name="T392">qꝫ</text:span><text:span text:style-name="T426">→</text:span><text:span text:style-name="T409">qꝫ</text:span></text:p>
        <text:p text:style-name="P75"><text:span text:style-name="T429">qr</text:span><text:span text:style-name="T430">→</text:span><text:span text:style-name="T432">qr</text:span></text:p>
        <text:p text:style-name="P75"><text:span text:style-name="T426">sä→</text:span><text:span text:style-name="T433">sä</text:span></text:p>
        <text:p text:style-name="P76"><text:span text:style-name="T781">sch</text:span><text:span text:style-name="T117">→</text:span><text:span text:style-name="T780">sch</text:span></text:p>
        <text:p text:style-name="P75"><text:span text:style-name="T426">s</text:span><text:span text:style-name="T386">tr</text:span><text:span text:style-name="T379">→</text:span><text:span text:style-name="T433">str</text:span></text:p>
        <text:p text:style-name="P75"><text:span text:style-name="T426">sꝩ</text:span><text:span text:style-name="T386">→</text:span><text:span text:style-name="T433">sꝩ</text:span></text:p>
        <text:p text:style-name="P75"><text:span text:style-name="T386">ꞇꞇ→</text:span><text:span text:style-name="T403">ꞇꞇ</text:span></text:p>
        <text:p text:style-name="P75"><text:span text:style-name="T380">UE→</text:span><text:span text:style-name="T397">UE</text:span></text:p>
        <text:p text:style-name="P75"><text:span text:style-name="T383">ue→</text:span><text:span text:style-name="T404">ue</text:span></text:p>
        <text:p text:style-name="P75"><text:span text:style-name="T380">UU→</text:span><text:span text:style-name="T397">UU</text:span></text:p>
        <text:p text:style-name="P75"><text:span text:style-name="T383">uu→</text:span><text:span text:style-name="T402">uu</text:span></text:p>
        <text:p text:style-name="P75"><text:span text:style-name="T417">þ</text:span><text:span text:style-name="T418">r</text:span><text:span text:style-name="T383">→</text:span><text:span text:style-name="T422">þr</text:span></text:p>
        <text:p text:style-name="P75"><text:span text:style-name="T438">þ</text:span><text:span text:style-name="T439">s</text:span><text:span text:style-name="T440">→</text:span><text:span text:style-name="T441">þs</text:span></text:p>
        <text:p text:style-name="P75"><text:span text:style-name="T419">þ</text:span><text:span text:style-name="T423">ẝ</text:span><text:span text:style-name="T430">→</text:span><text:span text:style-name="T423">þẝ</text:span><text:span text:style-name="T392">.</text:span></text:p>
      </text:section>
      <text:p text:style-name="P142"><text:span text:style-name="T771">Notes: </text:span><text:span text:style-name="T773">F</text:span><text:span text:style-name="T772">or </text:span><text:span text:style-name="T777">an</text:span><text:span text:style-name="T772"> and </text:span><text:span text:style-name="T777">ar</text:span><text:span text:style-name="T772"> see </text:span><text:a xlink:type="simple" xlink:href="#cv33" text:style-name="Internet_20_link" text:visited-style-name="Visited_20_Internet_20_Link"><text:span text:style-name="Source_20_Text"><text:span text:style-name="T778">cv33</text:span></text:span></text:a><text:span text:style-name="T772"> above. </text:span><text:span text:style-name="T774">For the ligature </text:span><text:span text:style-name="T779">nſ</text:span> to work properly, U+017F <text:span text:style-name="T156">s</text:span> must be entered directly, <text:span text:style-name="T770">not by applying an OpenType feature to </text:span><text:span text:style-name="T469">s</text:span><text:span text:style-name="T770">.</text:span></text:p>
      <text:h text:style-name="P147" text:outline-level="2"><text:span text:style-name="T463"><text:sequence text:ref-name="refFeature98" text:name="Feature" text:formula="ooow:Feature+1" style:num-format="1">99</text:sequence></text:span><text:span text:style-name="T463">. </text:span><text:bookmark-start text:name="dlig"/><text:span text:style-name="Source_20_Text">dlig</text:span><text:bookmark-end text:name="dlig"/> – <text:span text:style-name="T372">D</text:span>iscretionary <text:span text:style-name="T372">L</text:span>igatures</text:h>
      <text:p text:style-name="P33"><text:span text:style-name="T45">Produces lesser-used ligatures, but also roman numbers, e.g. </text:span><text:span text:style-name="T362">ii, II, xi, XI. </text:span><text:span text:style-name="T378">The lesser-used ligatures: </text:span><text:span text:style-name="T435">ct, </text:span><text:span text:style-name="T436">sp, str,</text:span><text:span text:style-name="T435"> st, tr, tt, ty</text:span><text:span text:style-name="T387">.</text:span></text:p>
      <text:h text:style-name="P163" text:outline-level="2"><text:span text:style-name="T81"><text:sequence text:ref-name="refFeature99" text:name="Feature" text:formula="ooow:Feature+1" style:num-format="1">100</text:sequence></text:span><text:span text:style-name="T40">. </text:span><text:bookmark-start text:name="ss17"/><text:span text:style-name="Source_20_Text">ss17</text:span><text:bookmark-end text:name="ss17"/><text:span text:style-name="T40"> – Rare Digraphs</text:span></text:h>
      <text:p text:style-name="P45"><text:span text:style-name="T755">By “digraph” we mean conjoined letters that represent a phonetic value: the most common examples for western languages are </text:span><text:span text:style-name="T756">æ</text:span><text:span text:style-name="T755"> and </text:span><text:span text:style-name="T756">œ</text:span><text:span text:style-name="T755"> (though these, because they are so common, are not included in this feature). Use of this feature in web pages </text:span><text:span text:style-name="T758">enables easier searches: for example, producing </text:span><text:span text:style-name="T503">þ</text:span><text:span text:style-name="T504">au</text:span><text:span text:style-name="T758"> from </text:span><text:span text:style-name="T147">þa</text:span><text:span text:style-name="T148">u</text:span><text:span text:style-name="T758"> allows the word to be searched as “</text:span><text:span text:style-name="T149">þa</text:span><text:span text:style-name="T150">u</text:span><text:span text:style-name="T758">.” </text:span><text:span text:style-name="T759">The digraphs covered by this feature are </text:span><text:span text:style-name="T437">aa, ao, au, av, ay, oo, vy</text:span><text:span text:style-name="T759">, plus capital and small cap equivalents </text:span><text:span text:style-name="T760">and digraph + diacritic combinations anticipated in the MUFI recommendation</text:span><text:span text:style-name="T759">. To produce </text:span><text:span text:style-name="T760">such a</text:span><text:span text:style-name="T759"> digraph + diacritic combination, either type </text:span><text:span text:style-name="T313">a</text:span><text:span text:style-name="T759"> letter + diacritic combination as the second element of the digraph or type the diacritic after the second element. For example, a + ú yields </text:span><text:span text:style-name="T505">aú</text:span><text:span text:style-name="T759">, and </text:span><text:span text:style-name="T761">so does a + u + U+0301 (combining acute accent). </text:span><text:span text:style-name="T762">To produce a digraph + diacritic combination not covered by MUFI (e.g. </text:span><text:span text:style-name="T757">ꜵ̈</text:span><text:span text:style-name="T762">), you may have to enter the digraph directly and not via </text:span><text:span text:style-name="Source_20_Text"><text:span text:style-name="T762">ss17</text:span></text:span><text:span text:style-name="T762"> </text:span><text:span text:style-name="T760">(rare diacritics, however, are usually safe to use with this feature—e.g. </text:span><text:span text:style-name="T506">aaᷘ</text:span><text:span text:style-name="T760">). </text:span><text:span text:style-name="T314">N</text:span><text:span text:style-name="T761">ote that </text:span><text:span text:style-name="Source_20_Text"><text:span text:style-name="T761">ss17</text:span></text:span><text:span text:style-name="T761"> must be applied to </text:span><text:span text:style-name="T315">the two</text:span><text:span text:style-name="T761"> elements of the digraph </text:span><text:span text:style-name="T763">and</text:span><text:span text:style-name="T761"> any following diacritic.</text:span></text:p>
      <text:h text:style-name="Heading_20_1" text:outline-level="1">M. <text:bookmark-start text:name="req"/>Required<text:bookmark-end text:name="req"/> Features</text:h>
      <text:p text:style-name="P139"><text:span text:style-name="T54">Required features, which provide some of the font’s most basic functionality—ligatures, support </text:span><text:span text:style-name="T55">for</text:span><text:span text:style-name="T54"> other features, kerning, and more—include</text:span><text:span text:style-name="T50"> </text:span><text:span text:style-name="Source_20_Text"><text:span text:style-name="T370">ccmp</text:span></text:span><text:span text:style-name="T56"> (Glyph Composition/Decomposition), </text:span><text:span text:style-name="Source_20_Text"><text:span text:style-name="T461">calt</text:span></text:span><text:span text:style-name="T54"> (Contextual Alternates), </text:span><text:span text:style-name="Source_20_Text"><text:span text:style-name="T461">liga</text:span></text:span><text:span text:style-name="T54"> (Standard Ligatures), </text:span><text:span text:style-name="Source_20_Text"><text:span text:style-name="T479">loca</text:span></text:span><text:span text:style-name="T61"> (Localized Forms),</text:span><text:span text:style-name="T50"> </text:span><text:span text:style-name="Source_20_Text"><text:span text:style-name="T371">rlig</text:span></text:span><text:span text:style-name="T50"> (Required Ligatures), </text:span><text:span text:style-name="Source_20_Text"><text:span text:style-name="T462">kern</text:span></text:span><text:span text:style-name="T55"> (Horizontal </text:span><text:soft-page-break/><text:span text:style-name="T55">Kerning), and </text:span><text:span text:style-name="Source_20_Text"><text:span text:style-name="T462">mark</text:span></text:span><text:span text:style-name="T462">/</text:span><text:span text:style-name="Source_20_Text"><text:span text:style-name="T464">mkmk</text:span></text:span><text:span text:style-name="T55"> (Mark Positioning). In MS Word these features have to be explicitly enabled on the Advanced tab of the Font dialog (Ctrl-D or Cmd-D: </text:span><text:span text:style-name="T57">enable Kerning, Standard Ligatures, and Contextual Alternates, and the others will be enabled automatically</text:span><text:span text:style-name="T55">), but in most other applications they </text:span><text:span text:style-name="T61">are</text:span><text:span text:style-name="T55"> enabled by default.</text:span></text:p>
      <text:h text:style-name="Heading_20_1" text:outline-level="1"><text:bookmark-start text:name="SectionN"/><text:span text:style-name="T55">N. </text:span><text:span text:style-name="T48">Entit</text:span><text:span text:style-name="T68">ies</text:span><text:bookmark-end text:name="SectionN"/></text:h>
      <text:h text:style-name="Heading_20_2" text:outline-level="2"><text:sequence text:ref-name="refFeature100" text:name="Feature" text:formula="ooow:Feature+1" style:num-format="1">101</text:sequence>. <text:bookmark-start text:name="ss10"/><text:span text:style-name="Source_20_Text"><text:span text:style-name="T734">ss10</text:span></text:span><text:bookmark-end text:name="ss10"/><text:span text:style-name="T734"> – </text:span><text:span text:style-name="T374">Character Entity References</text:span></text:h>
      <text:p text:style-name="P132"><text:span text:style-name="T302">In XML and HTML, characters that can’t easily be typed on a keyboard can be expressed as entity references consisting of an ampersand, a name, and a semicolon. The XML standard defines a few entities and HTML many more, but document authors can define </text:span><text:span text:style-name="T303">as many as they like</text:span><text:span text:style-name="T302"> in a DTD. JuniusX anticipates the need of medievalists for entities in addition to those defined in XML and HTML </text:span><text:span text:style-name="T304">and defines more than a hundred of them. A few of these overlap with the collection of HTML entities, but most are peculiar to JuniusX, emphasizing characters that are widely used in medieval texts and those that have only PUA code points (especially combining marks, which present special technical difficulties).</text:span></text:p>
      <text:p text:style-name="P133"><text:span text:style-name="Source_20_Text"><text:span text:style-name="T305">I</text:span></text:span><text:span text:style-name="Source_20_Text"><text:span text:style-name="T303">n applications that support Stylistic Sets, </text:span></text:span><text:span text:style-name="Source_20_Text"><text:span text:style-name="T735">ss10</text:span></text:span><text:span text:style-name="T297"> makes these entities appear as the characters they represent. A DTD fragment supplied with JuniusX can define the </text:span><text:span text:style-name="T298">entities</text:span><text:span text:style-name="T297"> for an XML document. </text:span><text:span text:style-name="T303">But as such entities</text:span><text:span text:style-name="T297"> can interfere with searching and accessibility</text:span><text:span text:style-name="T298"> </text:span><text:span text:style-name="T303">when embedded</text:span><text:span text:style-name="T298"> in a web page, </text:span><text:span text:style-name="T303">y</text:span><text:span text:style-name="T298">ou should think of them as a convenient set of mnemonics to be used when typing, </text:span><text:span text:style-name="T306">to be</text:span><text:span text:style-name="T297"> replace</text:span><text:span text:style-name="T303">d</text:span><text:span text:style-name="T297"> with their Unicode equivalents (or in the case of characters with PUA code points, with </text:span><text:span text:style-name="T299">the Unicode + feature combinations listed in this document) before </text:span><text:span text:style-name="T298">publication.</text:span></text:p>
      <text:section text:style-name="Sect2" text:name="Section2">
        <text:p text:style-name="P55"><text:span text:style-name="T298">&amp;aa; → </text:span><text:span text:style-name="EntityRef"><text:span text:style-name="T736">&amp;aa;</text:span></text:span></text:p>
        <text:p text:style-name="P55"><text:span text:style-name="T298">&amp;AA; → </text:span><text:span text:style-name="EntityRef"><text:span text:style-name="T736">&amp;AA;</text:span></text:span></text:p>
        <text:p text:style-name="P63"><text:span text:style-name="T298">&amp;aelig; → </text:span><text:span text:style-name="T738">&amp;aelig;</text:span></text:p>
        <text:p text:style-name="P63"><text:span text:style-name="T298">&amp;AElig; → </text:span><text:span text:style-name="T738">&amp;AElig;</text:span></text:p>
        <text:p text:style-name="P59"><text:span text:style-name="T298">&amp;ao; → </text:span><text:span text:style-name="EntityRef"><text:span text:style-name="T736">&amp;ao;</text:span></text:span></text:p>
        <text:p text:style-name="P55"><text:span text:style-name="T298">&amp;AO; → </text:span><text:span text:style-name="EntityRef"><text:span text:style-name="T736">&amp;AO;</text:span></text:span></text:p>
        <text:p text:style-name="P55"><text:span text:style-name="T298">&amp;au; → </text:span><text:span text:style-name="EntityRef"><text:span text:style-name="T736">&amp;au;</text:span></text:span></text:p>
        <text:p text:style-name="P55"><text:span text:style-name="T298">&amp;AU; → </text:span><text:span text:style-name="EntityRef"><text:span text:style-name="T736">&amp;AU;</text:span></text:span></text:p>
        <text:p text:style-name="P56"><text:span text:style-name="T298">&amp;av; → </text:span><text:span text:style-name="EntityRef"><text:span text:style-name="T736">&amp;av;</text:span></text:span></text:p>
        <text:p text:style-name="P56"><text:span text:style-name="T298">&amp;AV; → </text:span><text:span text:style-name="EntityRef"><text:span text:style-name="T736">&amp;AV;</text:span></text:span></text:p>
        <text:p text:style-name="P56"><text:span text:style-name="T298">&amp;ay; → </text:span><text:span text:style-name="EntityRef"><text:span text:style-name="T736">&amp;ay;</text:span></text:span></text:p>
        <text:p text:style-name="P56"><text:span text:style-name="T298">&amp;AY; → </text:span><text:span text:style-name="EntityRef"><text:span text:style-name="T736">&amp;AY;</text:span></text:span></text:p>
        <text:p text:style-name="P59"><text:span text:style-name="T298">&amp;co; → </text:span><text:span text:style-name="EntityRef"><text:span text:style-name="T736">&amp;co;</text:span></text:span></text:p>
        <text:p text:style-name="P63"><text:span text:style-name="T298">&amp;eth; → </text:span><text:span text:style-name="EntityRef"><text:span text:style-name="T736">&amp;eth;</text:span></text:span></text:p>
        <text:p text:style-name="P59"><text:span text:style-name="T298">&amp;ETH; → </text:span><text:span text:style-name="EntityRef"><text:span text:style-name="T736">&amp;ETH;</text:span></text:span></text:p>
        <text:p text:style-name="P59"><text:span text:style-name="T298">&amp;et; → </text:span><text:span text:style-name="EntityRef"><text:span text:style-name="T736">&amp;et;</text:span></text:span></text:p>
        <text:p text:style-name="P59"><text:span text:style-name="T298">&amp;ti; → </text:span><text:span text:style-name="EntityRef"><text:span text:style-name="T736">&amp;ti;</text:span></text:span></text:p>
        <text:p text:style-name="P59"><text:span text:style-name="T298">&amp;yo; → </text:span><text:span text:style-name="EntityRef"><text:span text:style-name="T736">&amp;yo;</text:span></text:span></text:p>
        <text:p text:style-name="P58"><text:span text:style-name="T298">&amp;YO; → </text:span><text:span text:style-name="EntityRef"><text:span text:style-name="T736">&amp;YO;</text:span></text:span></text:p>
        <text:p text:style-name="P58"><text:span text:style-name="T298">&amp;kl; → </text:span><text:span text:style-name="EntityRef"><text:span text:style-name="T736">&amp;kl;</text:span></text:span></text:p>
        <text:p text:style-name="P58"><text:span text:style-name="T298">&amp;ob; → </text:span><text:span text:style-name="EntityRef"><text:span text:style-name="T736">&amp;ob;</text:span></text:span></text:p>
        <text:p text:style-name="P58"><text:span text:style-name="T298">&amp;OB; → </text:span><text:span text:style-name="EntityRef"><text:span text:style-name="T736">&amp;OB;</text:span></text:span></text:p>
        <text:p text:style-name="P58"><text:span text:style-name="T298">&amp;OO; → </text:span><text:span text:style-name="EntityRef"><text:span text:style-name="T736">&amp;OO;</text:span></text:span></text:p>
        <text:p text:style-name="P58"><text:span text:style-name="T298">&amp;oo; → </text:span><text:span text:style-name="EntityRef"><text:span text:style-name="T736">&amp;oo;</text:span></text:span></text:p>
        <text:p text:style-name="Standard">&amp;pr; → <text:span text:style-name="EntityRef">&amp;pr;</text:span></text:p>
        <text:p text:style-name="P58"><text:span text:style-name="T298">&amp;po; → </text:span><text:span text:style-name="EntityRef"><text:span text:style-name="T736">&amp;po;</text:span></text:span></text:p>
        <text:p text:style-name="P58"><text:span text:style-name="T298">&amp;</text:span><text:span text:style-name="T301">q</text:span><text:span text:style-name="T298">1; → </text:span><text:span text:style-name="EntityRef"><text:span text:style-name="T736">&amp;</text:span></text:span><text:span text:style-name="EntityRef"><text:span text:style-name="T740">q</text:span></text:span><text:span text:style-name="EntityRef"><text:span text:style-name="T736">1;</text:span></text:span></text:p>
        <text:p text:style-name="P58"><text:soft-page-break/><text:span text:style-name="T298">&amp;</text:span><text:span text:style-name="T301">q</text:span><text:span text:style-name="T298">2; → </text:span><text:span text:style-name="EntityRef"><text:span text:style-name="T736">&amp;</text:span></text:span><text:span text:style-name="EntityRef"><text:span text:style-name="T740">q</text:span></text:span><text:span text:style-name="EntityRef"><text:span text:style-name="T736">2;</text:span></text:span></text:p>
        <text:p text:style-name="P58"><text:span text:style-name="T298">&amp;rr; → </text:span><text:span text:style-name="EntityRef"><text:span text:style-name="T736">&amp;rr;</text:span></text:span></text:p>
        <text:p text:style-name="P58"><text:span text:style-name="T298">&amp;ru; → </text:span><text:span text:style-name="EntityRef"><text:span text:style-name="T736">&amp;ru;</text:span></text:span></text:p>
        <text:p text:style-name="P59"><text:span text:style-name="T298">&amp;is; → </text:span><text:span text:style-name="EntityRef"><text:span text:style-name="T736">&amp;is;</text:span></text:span></text:p>
        <text:p text:style-name="P59"><text:span text:style-name="T298">&amp;sd; → </text:span><text:span text:style-name="EntityRef"><text:span text:style-name="T736">&amp;sd;</text:span></text:span></text:p>
        <text:p text:style-name="P59"><text:span text:style-name="T298">&amp;US; → </text:span><text:span text:style-name="EntityRef"><text:span text:style-name="T736">&amp;US;</text:span></text:span></text:p>
        <text:p text:style-name="P59"><text:span text:style-name="T298">&amp;</text:span><text:span text:style-name="T300">v</text:span><text:span text:style-name="T298">y; → </text:span><text:span text:style-name="EntityRef"><text:span text:style-name="T736">&amp;</text:span></text:span><text:span text:style-name="EntityRef"><text:span text:style-name="T739">v</text:span></text:span><text:span text:style-name="EntityRef"><text:span text:style-name="T736">y;</text:span></text:span></text:p>
        <text:p text:style-name="P57"><text:span text:style-name="T298">&amp;</text:span><text:span text:style-name="T300">V</text:span><text:span text:style-name="T298">Y; → </text:span><text:span text:style-name="EntityRef"><text:span text:style-name="T736">&amp;</text:span></text:span><text:span text:style-name="EntityRef"><text:span text:style-name="T739">V</text:span></text:span><text:span text:style-name="EntityRef"><text:span text:style-name="T736">Y;</text:span></text:span></text:p>
        <text:p text:style-name="P57"><text:span text:style-name="T298">&amp;wn; → </text:span><text:span text:style-name="EntityRef"><text:span text:style-name="T736">&amp;wn;</text:span></text:span></text:p>
        <text:p text:style-name="P57"><text:span text:style-name="T298">&amp;WN; → </text:span><text:span text:style-name="EntityRef"><text:span text:style-name="T736">&amp;WN;</text:span></text:span></text:p>
        <text:p text:style-name="P59"><text:span text:style-name="T298">&amp;thorn; → </text:span><text:span text:style-name="T742">&amp;thorn;</text:span></text:p>
        <text:p text:style-name="P59"><text:span text:style-name="T298">&amp;THORN; → </text:span><text:span text:style-name="T742">&amp;THORN;</text:span></text:p>
        <text:p text:style-name="P59"><text:span text:style-name="T298">&amp;ct; → </text:span><text:span text:style-name="EntityRef"><text:span text:style-name="T743">&amp;ct;</text:span></text:span></text:p>
        <text:p text:style-name="P60"><text:span text:style-name="T298">&amp;_ZZ; → </text:span><text:span text:style-name="EntityRef"><text:span text:style-name="T736">◌&amp;_ZZ;</text:span></text:span></text:p>
        <text:p text:style-name="P62"><text:span text:style-name="T298">&amp;_zz; → </text:span><text:span text:style-name="EntityRef"><text:span text:style-name="T736">◌&amp;_zz;</text:span></text:span></text:p>
        <text:p text:style-name="P62"><text:span text:style-name="T298">&amp;_us; → </text:span><text:span text:style-name="EntityRef"><text:span text:style-name="T736">◌&amp;_us;</text:span></text:span></text:p>
        <text:p text:style-name="P60"><text:span text:style-name="T298">&amp;_ol; → </text:span><text:span text:style-name="EntityRef"><text:span text:style-name="T736">◌&amp;_ol;◌</text:span></text:span></text:p>
        <text:p text:style-name="P62"><text:span text:style-name="T298">&amp;_a; → </text:span><text:span text:style-name="EntityRef"><text:span text:style-name="T736">◌&amp;_a;</text:span></text:span></text:p>
        <text:p text:style-name="P62"><text:span text:style-name="T298">&amp;_oa; → </text:span><text:span text:style-name="EntityRef"><text:span text:style-name="T736">◌&amp;_oa;</text:span></text:span></text:p>
        <text:p text:style-name="P60">&amp;_ansc; → <text:span text:style-name="EntityRef">◌&amp;_ansc;</text:span></text:p>
        <text:p text:style-name="P59"><text:span text:style-name="T298">&amp;_an; → </text:span><text:span text:style-name="EntityRef"><text:span text:style-name="T736">◌&amp;_an;</text:span></text:span></text:p>
        <text:p text:style-name="P60"><text:span text:style-name="T298">&amp;_ar; → </text:span><text:span text:style-name="EntityRef"><text:span text:style-name="T736">◌&amp;_ar;</text:span></text:span></text:p>
        <text:p text:style-name="P67"><text:span text:style-name="T298">&amp;_arsc; → </text:span><text:span text:style-name="EntityRef"><text:span text:style-name="T736">◌&amp;_arsc;</text:span></text:span></text:p>
        <text:p text:style-name="P67"><text:span text:style-name="T298">&amp;_ao; → </text:span><text:span text:style-name="EntityRef"><text:span text:style-name="T736">◌&amp;_ao;</text:span></text:span></text:p>
        <text:p text:style-name="P59"><text:span text:style-name="T298">&amp;_av; → </text:span><text:span text:style-name="EntityRef"><text:span text:style-name="T736">◌&amp;_av;</text:span></text:span></text:p>
        <text:p text:style-name="P65"><text:span text:style-name="T298">&amp;_</text:span><text:span text:style-name="T307">aelig</text:span><text:span text:style-name="T298">; → </text:span><text:span text:style-name="EntityRef">◌&amp;_aelig;</text:span></text:p>
        <text:p text:style-name="P60"><text:span text:style-name="T298">&amp;_b; → </text:span><text:span text:style-name="EntityRef"><text:span text:style-name="T736">◌&amp;_b;</text:span></text:span></text:p>
        <text:p text:style-name="P60"><text:span text:style-name="T298">&amp;_bsc; → </text:span><text:span text:style-name="EntityRef"><text:span text:style-name="T736">◌&amp;_bsc;</text:span></text:span></text:p>
        <text:p text:style-name="P60"><text:span text:style-name="T298">&amp;_c; → </text:span><text:span text:style-name="EntityRef"><text:span text:style-name="T736">◌&amp;_c;</text:span></text:span></text:p>
        <text:p text:style-name="P65"><text:span text:style-name="T298">&amp;_</text:span><text:span text:style-name="T307">ccedil</text:span><text:span text:style-name="T298">; → </text:span><text:span text:style-name="EntityRef">◌&amp;_ccedil;</text:span></text:p>
        <text:p text:style-name="P60"><text:span text:style-name="T298">&amp;_d; → </text:span><text:span text:style-name="EntityRef"><text:span text:style-name="T736">◌&amp;_d;</text:span></text:span></text:p>
        <text:p text:style-name="P60"><text:span text:style-name="T298">&amp;_dsc; → </text:span><text:span text:style-name="EntityRef"><text:span text:style-name="T736">◌&amp;_dsc;</text:span></text:span></text:p>
        <text:p text:style-name="P65"><text:span text:style-name="T298">&amp;_</text:span><text:span text:style-name="T308">dins</text:span><text:span text:style-name="T298">; → </text:span><text:span text:style-name="EntityRef">◌&amp;_dins;</text:span></text:p>
        <text:p text:style-name="P65"><text:span text:style-name="T144">&amp;_</text:span><text:span text:style-name="T146">eth</text:span><text:span text:style-name="T144">;</text:span><text:span text:style-name="T298"> → </text:span><text:span text:style-name="EntityRef"><text:span text:style-name="T741">◌&amp;_eth;</text:span></text:span></text:p>
        <text:p text:style-name="P60"><text:span text:style-name="T298">&amp;_e; → </text:span><text:span text:style-name="EntityRef"><text:span text:style-name="T736">◌&amp;_e;</text:span></text:span></text:p>
        <text:p text:style-name="P65"><text:span text:style-name="T298">&amp;_</text:span><text:span text:style-name="T308">eogo</text:span><text:span text:style-name="T298">; → </text:span><text:span text:style-name="EntityRef">◌&amp;_eogo;</text:span></text:p>
        <text:p text:style-name="P65"><text:span text:style-name="T298">&amp;_</text:span><text:span text:style-name="T308">emac</text:span><text:span text:style-name="T298">; → </text:span><text:span text:style-name="EntityRef">◌&amp;_emac;</text:span></text:p>
        <text:p text:style-name="P60"><text:span text:style-name="T298">&amp;_f; → </text:span><text:span text:style-name="EntityRef"><text:span text:style-name="T736">◌&amp;_f;</text:span></text:span></text:p>
        <text:p text:style-name="P60"><text:span text:style-name="T298">&amp;_g; → </text:span><text:span text:style-name="EntityRef"><text:span text:style-name="T736">◌&amp;_g;</text:span></text:span></text:p>
        <text:p text:style-name="P60"><text:span text:style-name="T298">&amp;_gsc; → </text:span><text:span text:style-name="EntityRef"><text:span text:style-name="T736">◌&amp;_gsc;</text:span></text:span></text:p>
        <text:p text:style-name="P60"><text:span text:style-name="T298">&amp;_h; → </text:span><text:span text:style-name="EntityRef"><text:span text:style-name="T736">◌&amp;_h;</text:span></text:span></text:p>
        <text:p text:style-name="P60"><text:span text:style-name="T298">&amp;_i; → </text:span><text:span text:style-name="EntityRef"><text:span text:style-name="T736">◌&amp;_i;</text:span></text:span></text:p>
        <text:p text:style-name="P68"><text:span text:style-name="T298">&amp;_</text:span><text:span text:style-name="T312">idotl</text:span><text:span text:style-name="T298">; → </text:span><text:span text:style-name="EntityRef">◌&amp;_idotl;</text:span></text:p>
        <text:p text:style-name="P60"><text:span text:style-name="T298">&amp;_j; → </text:span><text:span text:style-name="EntityRef"><text:span text:style-name="T736">◌&amp;_j;</text:span></text:span></text:p>
        <text:p text:style-name="P65"><text:span text:style-name="T298">&amp;_</text:span><text:span text:style-name="T308">jdotl</text:span><text:span text:style-name="T298">; → </text:span><text:span text:style-name="EntityRef">◌&amp;_jdotl;</text:span></text:p>
        <text:p text:style-name="P60"><text:span text:style-name="T298">&amp;_k; → </text:span><text:span text:style-name="EntityRef"><text:span text:style-name="T736">◌&amp;_k;</text:span></text:span></text:p>
        <text:p text:style-name="P60"><text:span text:style-name="T298">&amp;_ksc; → </text:span><text:span text:style-name="EntityRef"><text:span text:style-name="T736">◌&amp;_ksc;</text:span></text:span></text:p>
        <text:p text:style-name="P60"><text:span text:style-name="T298">&amp;_l; → </text:span><text:span text:style-name="EntityRef"><text:span text:style-name="T736">◌&amp;_l;</text:span></text:span></text:p>
        <text:p text:style-name="P60"><text:span text:style-name="T298">&amp;_lsc; → </text:span><text:span text:style-name="EntityRef"><text:span text:style-name="T736">◌&amp;_lsc;</text:span></text:span></text:p>
        <text:p text:style-name="P60"><text:span text:style-name="T298">&amp;_m; → </text:span><text:span text:style-name="EntityRef"><text:span text:style-name="T736">◌&amp;_m;</text:span></text:span></text:p>
        <text:p text:style-name="P60"><text:span text:style-name="T298">&amp;_msc; → </text:span><text:span text:style-name="EntityRef"><text:span text:style-name="T736">◌&amp;_msc;</text:span></text:span></text:p>
        <text:p text:style-name="P59"><text:span text:style-name="T298">&amp;_munc; → </text:span><text:span text:style-name="EntityRef"><text:span text:style-name="T736">◌&amp;_munc;</text:span></text:span></text:p>
        <text:p text:style-name="P60"><text:span text:style-name="T298">&amp;_n; → </text:span><text:span text:style-name="EntityRef"><text:span text:style-name="T736">◌&amp;_n;</text:span></text:span></text:p>
        <text:p text:style-name="Standard">&amp;_nsc; → <text:span text:style-name="EntityRef">◌&amp;_nsc;</text:span></text:p>
        <text:p text:style-name="P60"><text:span text:style-name="T298">&amp;_o; → </text:span><text:span text:style-name="EntityRef"><text:span text:style-name="T736">◌&amp;_o;</text:span></text:span></text:p>
        <text:p text:style-name="P65"><text:span text:style-name="T298">&amp;_</text:span><text:span text:style-name="T308">oogo</text:span><text:span text:style-name="T298">; → </text:span><text:span text:style-name="EntityRef">◌&amp;_oogo;</text:span></text:p>
        <text:p text:style-name="P65"><text:span text:style-name="T298">&amp;_</text:span><text:span text:style-name="T308">oslash</text:span><text:span text:style-name="T298">; → </text:span><text:span text:style-name="EntityRef">◌&amp;_oslash;</text:span></text:p>
        <text:p text:style-name="P65"><text:span text:style-name="T298">&amp;_</text:span><text:span text:style-name="T309">omac</text:span><text:span text:style-name="T298">; → </text:span><text:span text:style-name="EntityRef">◌&amp;_omac;</text:span></text:p>
        <text:p text:style-name="P59"><text:span text:style-name="T298">&amp;_orr; → </text:span><text:span text:style-name="EntityRef"><text:span text:style-name="T736">◌&amp;_orr;</text:span></text:span></text:p>
        <text:p text:style-name="P65"><text:span text:style-name="T298">&amp;_o</text:span><text:span text:style-name="T309">ru</text:span><text:span text:style-name="T298">; → </text:span><text:span text:style-name="EntityRef">◌&amp;_oru;</text:span></text:p>
        <text:p text:style-name="P64"><text:span text:style-name="T298">&amp;_p; → </text:span><text:span text:style-name="EntityRef"><text:span text:style-name="T736">◌&amp;_p;</text:span></text:span></text:p>
        <text:p text:style-name="P60"><text:span text:style-name="T298">&amp;_q; → </text:span><text:span text:style-name="EntityRef"><text:span text:style-name="T736">◌&amp;_q;</text:span></text:span></text:p>
        <text:p text:style-name="P66"><text:span text:style-name="T298">&amp;_</text:span><text:span text:style-name="T311">rr</text:span><text:span text:style-name="T298">; → </text:span><text:span text:style-name="EntityRef">◌&amp;_rr;</text:span></text:p>
        <text:p text:style-name="P60"><text:span text:style-name="T298">&amp;_rsc; → </text:span><text:span text:style-name="EntityRef"><text:span text:style-name="T736">◌&amp;_rsc;</text:span></text:span></text:p>
        <text:p text:style-name="P59"><text:span text:style-name="T298">&amp;_ur; → </text:span><text:span text:style-name="EntityRef"><text:span text:style-name="T736">◌&amp;_ur;</text:span></text:span></text:p>
        <text:p text:style-name="P65"><text:span text:style-name="T298">&amp;_</text:span><text:span text:style-name="T309">ru</text:span><text:span text:style-name="T298">; → </text:span><text:span text:style-name="EntityRef">◌&amp;_ru;</text:span></text:p>
        <text:p text:style-name="P61"><text:span text:style-name="T298">&amp;_s; → </text:span><text:span text:style-name="EntityRef"><text:span text:style-name="T736">◌&amp;_s;</text:span></text:span></text:p>
        <text:p text:style-name="P65"><text:span text:style-name="T298">&amp;_</text:span><text:span text:style-name="T309">longs</text:span><text:span text:style-name="T298">; → </text:span><text:span text:style-name="EntityRef">◌&amp;_longs;</text:span></text:p>
        <text:p text:style-name="P65"><text:span text:style-name="T298">&amp;_</text:span><text:span text:style-name="T310">tins</text:span><text:span text:style-name="T298">; → </text:span><text:span text:style-name="EntityRef">◌&amp;_tins;</text:span></text:p>
        <text:p text:style-name="P60"><text:span text:style-name="T298">&amp;_tsc; → </text:span><text:span text:style-name="EntityRef"><text:span text:style-name="T736">◌&amp;_tsc;</text:span></text:span></text:p>
        <text:p text:style-name="P60"><text:span text:style-name="T298">&amp;_u; → </text:span><text:span text:style-name="EntityRef"><text:span text:style-name="T736">◌&amp;_u;</text:span></text:span></text:p>
        <text:p text:style-name="P60"><text:span text:style-name="T298">&amp;_w; → </text:span><text:span text:style-name="EntityRef"><text:span text:style-name="T736">◌&amp;_w;</text:span></text:span></text:p>
        <text:p text:style-name="P54"><text:span text:style-name="T298">&amp;_y; → </text:span><text:span text:style-name="EntityRef"><text:span text:style-name="T736">◌&amp;_y;</text:span></text:span></text:p>
        <text:p text:style-name="P65"><text:span text:style-name="T144">&amp;_</text:span><text:span text:style-name="T145">thorn</text:span><text:span text:style-name="T144">; → </text:span><text:span text:style-name="EntityRef"><text:span text:style-name="T741">◌&amp;_thorn;</text:span></text:span></text:p>
        <text:p text:style-name="P54"><text:span text:style-name="T298">&amp;_r; → </text:span><text:span text:style-name="EntityRef"><text:span text:style-name="T736">◌&amp;_r;</text:span></text:span></text:p>
        <text:p text:style-name="P54"><text:span text:style-name="T298">&amp;_t; → </text:span><text:span text:style-name="EntityRef"><text:span text:style-name="T736">◌&amp;_t;</text:span></text:span></text:p>
        <text:p text:style-name="P54"><text:span text:style-name="T298">&amp;_v; → </text:span><text:span text:style-name="EntityRef"><text:span text:style-name="T736">◌&amp;_v;</text:span></text:span></text:p>
        <text:p text:style-name="P54"><text:span text:style-name="T298">&amp;_x; → </text:span><text:span text:style-name="EntityRef"><text:span text:style-name="T736">◌&amp;_x;</text:span></text:span></text:p>
        <text:p text:style-name="P54"><text:span text:style-name="T298">&amp;_z; → </text:span><text:span text:style-name="EntityRef"><text:span text:style-name="T736">◌&amp;_z;</text:span></text:span></text:p>
      </text:section>
      <text:h text:style-name="Heading_20_3" text:outline-level="3"><text:bookmark-start text:name="idx"/><text:bookmark-start text:name="index"/>Index<text:bookmark-end text:name="idx"/><text:bookmark-end text:name="index"/></text:h>
      <text:section text:style-name="Sect3" text:name="Section1">
        <text:p text:style-name="Index_20_Entry"><text:span text:style-name="T465">a</text:span>, combining open, variant of. <text:a xlink:type="simple" xlink:href="#cv43" text:style-name="Internet_20_link" text:visited-style-name="Visited_20_Internet_20_Link"><text:sequence-ref text:reference-format="value" text:ref-name="refFeature79">80</text:sequence-ref></text:a>.</text:p>
        <text:p text:style-name="P97"><text:span text:style-name="T35">a</text:span><text:span text:style-name="T465"> to a</text:span>. <text:a xlink:type="simple" xlink:href="#cv33" text:style-name="Internet_20_link" text:visited-style-name="Visited_20_Internet_20_Link"><text:sequence-ref text:reference-format="value" text:ref-name="refFeature55">56</text:sequence-ref></text:a>.</text:p>
        <text:p text:style-name="Index_20_Entry"><text:span text:style-name="T466">a</text:span><text:span text:style-name="T465">A</text:span>, variants of. <text:a xlink:type="simple" xlink:href="#cv01" text:style-name="Internet_20_link" text:visited-style-name="Visited_20_Internet_20_Link"><text:sequence-ref text:reference-format="value" text:ref-name="refFeature18">19</text:sequence-ref></text:a>.</text:p>
        <text:p text:style-name="P114"><text:span text:style-name="T465">ä</text:span>, <text:span text:style-name="T748">variant of.</text:span><text:span text:style-name="T747"> </text:span><text:a xlink:type="simple" xlink:href="#cv38" text:style-name="Internet_20_link" text:visited-style-name="Visited_20_Internet_20_Link"><text:span text:style-name="T747"><text:sequence-ref text:reference-format="value" text:ref-name="refFeature19">20</text:sequence-ref></text:span></text:a><text:span text:style-name="T747">.</text:span></text:p>
        <text:p text:style-name="Index_20_Entry"><text:span text:style-name="T465">ąĄ</text:span>, variants of. <text:a xlink:type="simple" xlink:href="#cv02" text:style-name="Internet_20_link" text:visited-style-name="Visited_20_Internet_20_Link"><text:sequence-ref text:reference-format="value" text:ref-name="refFeature20">21</text:sequence-ref></text:a>.</text:p>
        <text:p text:style-name="P101"><text:span text:style-name="T465">ꜳ</text:span>, variant of. <text:a xlink:type="simple" xlink:href="#cv34" text:style-name="Internet_20_link" text:visited-style-name="Visited_20_Internet_20_Link"><text:sequence-ref text:reference-format="value" text:ref-name="refFeature56">57</text:sequence-ref></text:a>.</text:p>
        <text:p text:style-name="P101"><text:span text:style-name="T465">ꜵꜴ</text:span>, variants of. <text:a xlink:type="simple" xlink:href="#cv36" text:style-name="Internet_20_link" text:visited-style-name="Visited_20_Internet_20_Link"><text:sequence-ref text:reference-format="value" text:ref-name="refFeature58">59</text:sequence-ref></text:a>.</text:p>
        <text:p text:style-name="P118"><text:span text:style-name="T465">ASCII tilde</text:span>, variant of. <text:a xlink:type="simple" xlink:href="#cv76" text:style-name="Internet_20_link" text:visited-style-name="Visited_20_Internet_20_Link"><text:sequence-ref text:reference-format="value" text:ref-name="refFeature70">71</text:sequence-ref></text:a>.</text:p>
        <text:p text:style-name="P118"><text:span text:style-name="T465">asterisk</text:span>, variant of. <text:a xlink:type="simple" xlink:href="#cv77" text:style-name="Internet_20_link" text:visited-style-name="Visited_20_Internet_20_Link"><text:sequence-ref text:reference-format="value" text:ref-name="refFeature71">72</text:sequence-ref></text:a>.</text:p>
        <text:p text:style-name="P101"><text:span text:style-name="T465">ꜹ</text:span>, variant of. <text:a xlink:type="simple" xlink:href="#cv37" text:style-name="Internet_20_link" text:visited-style-name="Visited_20_Internet_20_Link"><text:sequence-ref text:reference-format="value" text:ref-name="refFeature59">60</text:sequence-ref></text:a>.</text:p>
        <text:p text:style-name="Index_20_Entry"><text:span text:style-name="T465">æÆ</text:span>, <text:span text:style-name="T515">variants of. </text:span><text:a xlink:type="simple" xlink:href="#cv35" text:style-name="Internet_20_link" text:visited-style-name="Visited_20_Internet_20_Link"><text:span text:style-name="T515"><text:sequence-ref text:reference-format="value" text:ref-name="refFeature57">58</text:sequence-ref></text:span></text:a><text:span text:style-name="T515">.</text:span></text:p>
        <text:p text:style-name="P115"><text:span text:style-name="T465">breve below, </text:span><text:span text:style-name="T470">triple</text:span>. <text:a xlink:type="simple" xlink:href="#cv61" text:style-name="Internet_20_link" text:visited-style-name="Visited_20_Internet_20_Link"><text:sequence-ref text:reference-format="value" text:ref-name="refFeature84">85</text:sequence-ref></text:a>.</text:p>
        <text:p text:style-name="Index_20_Entry"><text:span text:style-name="T465">C</text:span>, variant of. <text:a xlink:type="simple" xlink:href="#cv04" text:style-name="Internet_20_link" text:visited-style-name="Visited_20_Internet_20_Link"><text:sequence-ref text:reference-format="value" text:ref-name="refFeature21">22</text:sequence-ref></text:a>.</text:p>
        <text:p text:style-name="Index_20_Entry"><text:span text:style-name="T465">c2sc</text:span> – Small Capitals from Capitals. <text:a xlink:type="simple" xlink:href="#c2sc" text:style-name="Internet_20_link" text:visited-style-name="Visited_20_Internet_20_Link"><text:sequence-ref text:reference-format="value" text:ref-name="refFeature77">78</text:sequence-ref></text:a>.</text:p>
        <text:p text:style-name="P111"><text:span text:style-name="T465">calt</text:span>. See <text:a xlink:type="simple" xlink:href="#req" text:style-name="Internet_20_link" text:visited-style-name="Visited_20_Internet_20_Link">Required Features</text:a>..</text:p>
        <text:p text:style-name="Index_20_Entry"><text:span text:style-name="T465">case</text:span> – Case-Sensitive Forms. <text:a xlink:type="simple" xlink:href="#case" text:style-name="Internet_20_link" text:visited-style-name="Visited_20_Internet_20_Link"><text:sequence-ref text:reference-format="value" text:ref-name="refFeature3">4</text:sequence-ref></text:a>.</text:p>
        <text:p text:style-name="P109"><text:span text:style-name="T467">ccmp</text:span><text:span text:style-name="T709">. See </text:span><text:a xlink:type="simple" xlink:href="#req" text:style-name="Internet_20_link" text:visited-style-name="Visited_20_Internet_20_Link"><text:span text:style-name="T709">Required Features</text:span></text:a>.</text:p>
        <text:p text:style-name="P112"><text:span text:style-name="T465">character entity references</text:span>. <text:a xlink:type="simple" xlink:href="#ss10" text:style-name="Internet_20_link" text:visited-style-name="Visited_20_Internet_20_Link"><text:sequence-ref text:reference-format="value" text:ref-name="refFeature100">101</text:sequence-ref></text:a>.</text:p>
        <text:p text:style-name="P108"><text:span text:style-name="T465">combining diacritical marks</text:span>. <text:a xlink:type="simple" xlink:href="#cv48" text:style-name="Internet_20_link" text:visited-style-name="Visited_20_Internet_20_Link"><text:sequence-ref text:reference-format="value" text:ref-name="refFeature77">78</text:sequence-ref></text:a>.</text:p>
        <text:p text:style-name="P117"><text:span text:style-name="T465">comma</text:span>, variants of. <text:a xlink:type="simple" xlink:href="#cv71" text:style-name="Internet_20_link" text:visited-style-name="Visited_20_Internet_20_Link"><text:sequence-ref text:reference-format="value" text:ref-name="refFeature65">66</text:sequence-ref></text:a>.</text:p>
        <text:p text:style-name="P106"><text:span text:style-name="T465">currency signs</text:span>. <text:a xlink:type="simple" xlink:href="#cv55" text:style-name="Internet_20_link" text:visited-style-name="Visited_20_Internet_20_Link"><text:sequence-ref text:reference-format="value" text:ref-name="refFeature85">86</text:sequence-ref></text:a>.</text:p>
        <text:p text:style-name="Index_20_Entry"><text:span text:style-name="T465">cv01</text:span> – Variants of aA. <text:a xlink:type="simple" xlink:href="#cv01" text:style-name="Internet_20_link" text:visited-style-name="Visited_20_Internet_20_Link"><text:sequence-ref text:reference-format="value" text:ref-name="refFeature18">19</text:sequence-ref></text:a>.</text:p>
        <text:p text:style-name="Index_20_Entry"><text:span text:style-name="T465">cv02</text:span> – Variants of ąĄ. <text:a xlink:type="simple" xlink:href="#cv02" text:style-name="Internet_20_link" text:visited-style-name="Visited_20_Internet_20_Link"><text:sequence-ref text:reference-format="value" text:ref-name="refFeature20">21</text:sequence-ref></text:a>.</text:p>
        <text:p text:style-name="Index_20_Entry"><text:span text:style-name="T465">cv04</text:span> – Variant of C. <text:a xlink:type="simple" xlink:href="#cv04" text:style-name="Internet_20_link" text:visited-style-name="Visited_20_Internet_20_Link"><text:sequence-ref text:reference-format="value" text:ref-name="refFeature21">22</text:sequence-ref></text:a>.</text:p>
        <text:p text:style-name="Index_20_Entry"><text:span text:style-name="T465">cv05</text:span> – Variants of dD. <text:a xlink:type="simple" xlink:href="#cv05" text:style-name="Internet_20_link" text:visited-style-name="Visited_20_Internet_20_Link"><text:sequence-ref text:reference-format="value" text:ref-name="refFeature22">23</text:sequence-ref></text:a>.</text:p>
        <text:p text:style-name="Index_20_Entry"><text:span text:style-name="T465">cv06</text:span> – Variant of đ (U+0111, d with stroke). <text:a xlink:type="simple" xlink:href="#cv06" text:style-name="Internet_20_link" text:visited-style-name="Visited_20_Internet_20_Link"><text:sequence-ref text:reference-format="value" text:ref-name="refFeature23">24</text:sequence-ref></text:a>.</text:p>
        <text:p text:style-name="Index_20_Entry"><text:span text:style-name="T465">cv07</text:span> – Variants of eE. <text:a xlink:type="simple" xlink:href="#cv07" text:style-name="Internet_20_link" text:visited-style-name="Visited_20_Internet_20_Link"><text:sequence-ref text:reference-format="value" text:ref-name="refFeature24">25</text:sequence-ref></text:a>.</text:p>
        <text:p text:style-name="Index_20_Entry"><text:span text:style-name="T465">cv08</text:span> – Variants of ęĘ. <text:a xlink:type="simple" xlink:href="#cv08" text:style-name="Internet_20_link" text:visited-style-name="Visited_20_Internet_20_Link"><text:sequence-ref text:reference-format="value" text:ref-name="refFeature25">26</text:sequence-ref></text:a>.</text:p>
        <text:p text:style-name="Index_20_Entry"><text:span text:style-name="T465">cv09</text:span> – Variants of f F. <text:a xlink:type="simple" xlink:href="#cv09" text:style-name="Internet_20_link" text:visited-style-name="Visited_20_Internet_20_Link"><text:sequence-ref text:reference-format="value" text:ref-name="refFeature26">27</text:sequence-ref></text:a>.</text:p>
        <text:p text:style-name="Index_20_Entry"><text:span text:style-name="T465">cv10</text:span> – Variants of Gg. <text:a xlink:type="simple" xlink:href="#cv10" text:style-name="Internet_20_link" text:visited-style-name="Visited_20_Internet_20_Link"><text:sequence-ref text:reference-format="value" text:ref-name="refFeature27">28</text:sequence-ref></text:a>.</text:p>
        <text:p text:style-name="Index_20_Entry"><text:span text:style-name="T465">cv11</text:span> – Variants of ȝȜ (Yogh). <text:a xlink:type="simple" xlink:href="#cv11" text:style-name="Internet_20_link" text:visited-style-name="Visited_20_Internet_20_Link"><text:sequence-ref text:reference-format="value" text:ref-name="refFeature28">29</text:sequence-ref></text:a>.</text:p>
        <text:p text:style-name="Index_20_Entry"><text:span text:style-name="T465">cv12</text:span> – Variants of hH. <text:a xlink:type="simple" xlink:href="#cv12" text:style-name="Internet_20_link" text:visited-style-name="Visited_20_Internet_20_Link"><text:sequence-ref text:reference-format="value" text:ref-name="refFeature29">30</text:sequence-ref></text:a>.</text:p>
        <text:p text:style-name="Index_20_Entry"><text:span text:style-name="T465">cv13</text:span> – Variants of iI. <text:a xlink:type="simple" xlink:href="#cv13" text:style-name="Internet_20_link" text:visited-style-name="Visited_20_Internet_20_Link"><text:sequence-ref text:reference-format="value" text:ref-name="refFeature30">31</text:sequence-ref></text:a>.</text:p>
        <text:p text:style-name="P99"><text:span text:style-name="T465">cv14</text:span> – Variants of j. <text:a xlink:type="simple" xlink:href="#cv14" text:style-name="Internet_20_link" text:visited-style-name="Visited_20_Internet_20_Link"><text:sequence-ref text:reference-format="value" text:ref-name="refFeature31">32</text:sequence-ref></text:a>.</text:p>
        <text:p text:style-name="Index_20_Entry"><text:span text:style-name="T465">cv15</text:span> – Variants of k. <text:a xlink:type="simple" xlink:href="#ss15" text:style-name="Internet_20_link" text:visited-style-name="Visited_20_Internet_20_Link"><text:sequence-ref text:reference-format="value" text:ref-name="refFeature32">33</text:sequence-ref></text:a>.</text:p>
        <text:p text:style-name="Index_20_Entry"><text:span text:style-name="T465">cv16</text:span> – Variant of l. <text:a xlink:type="simple" xlink:href="#cv16" text:style-name="Internet_20_link" text:visited-style-name="Visited_20_Internet_20_Link"><text:sequence-ref text:reference-format="value" text:ref-name="refFeature33">34</text:sequence-ref></text:a>.</text:p>
        <text:p text:style-name="Index_20_Entry"><text:span text:style-name="T465">cv17</text:span> – Variant of ꝉ (U+A749, l with high stroke). <text:sequence-ref text:reference-format="value" text:ref-name="refFeature34">35</text:sequence-ref>.</text:p>
        <text:p text:style-name="Index_20_Entry"><text:span text:style-name="T465">cv18</text:span> – Variants of mM. <text:a xlink:type="simple" xlink:href="#cv18" text:style-name="Internet_20_link" text:visited-style-name="Visited_20_Internet_20_Link"><text:sequence-ref text:reference-format="value" text:ref-name="refFeature35">36</text:sequence-ref></text:a>.</text:p>
        <text:p text:style-name="Index_20_Entry"><text:span text:style-name="T465">cv19</text:span> – Variants of nN. <text:a xlink:type="simple" xlink:href="#cv19" text:style-name="Internet_20_link" text:visited-style-name="Visited_20_Internet_20_Link"><text:sequence-ref text:reference-format="value" text:ref-name="refFeature36">37</text:sequence-ref></text:a>.</text:p>
        <text:p text:style-name="Index_20_Entry"><text:span text:style-name="T465">cv21</text:span> – Variants of ø. <text:a xlink:type="simple" xlink:href="#cv21" text:style-name="Internet_20_link" text:visited-style-name="Visited_20_Internet_20_Link"><text:sequence-ref text:reference-format="value" text:ref-name="refFeature37">38</text:sequence-ref></text:a>.</text:p>
        <text:p text:style-name="Index_20_Entry"><text:span text:style-name="T465">cv22</text:span> – Variant of P. <text:a xlink:type="simple" xlink:href="#cv22" text:style-name="Internet_20_link" text:visited-style-name="Visited_20_Internet_20_Link"><text:sequence-ref text:reference-format="value" text:ref-name="refFeature40">41</text:sequence-ref></text:a>.</text:p>
        <text:p text:style-name="Index_20_Entry"><text:span text:style-name="T465">cv23</text:span> – Variant of Q. <text:a xlink:type="simple" xlink:href="#cv23" text:style-name="Internet_20_link" text:visited-style-name="Visited_20_Internet_20_Link"><text:sequence-ref text:reference-format="value" text:ref-name="refFeature41">42</text:sequence-ref></text:a>.</text:p>
        <text:p text:style-name="Index_20_Entry"><text:span text:style-name="T465">cv24</text:span> – Variants of rR. <text:a xlink:type="simple" xlink:href="#cv24" text:style-name="Internet_20_link" text:visited-style-name="Visited_20_Internet_20_Link"><text:sequence-ref text:reference-format="value" text:ref-name="refFeature42">43</text:sequence-ref></text:a>.</text:p>
        <text:p text:style-name="Index_20_Entry"><text:span text:style-name="T465">cv25</text:span> – Variants of sS. <text:a xlink:type="simple" xlink:href="#cv25" text:style-name="Internet_20_link" text:visited-style-name="Visited_20_Internet_20_Link"><text:sequence-ref text:reference-format="value" text:ref-name="refFeature45">46</text:sequence-ref></text:a>.</text:p>
        <text:p text:style-name="Index_20_Entry"><text:span text:style-name="T465">cv26</text:span> – Variants of tT. <text:a xlink:type="simple" xlink:href="#cv26" text:style-name="Internet_20_link" text:visited-style-name="Visited_20_Internet_20_Link"><text:sequence-ref text:reference-format="value" text:ref-name="refFeature49">50</text:sequence-ref></text:a>.</text:p>
        <text:p text:style-name="Index_20_Entry"><text:span text:style-name="T465">cv28</text:span> – Variants of vV. <text:a xlink:type="simple" xlink:href="#cv28" text:style-name="Internet_20_link" text:visited-style-name="Visited_20_Internet_20_Link"><text:sequence-ref text:reference-format="value" text:ref-name="refFeature50">51</text:sequence-ref></text:a>.</text:p>
        <text:p text:style-name="Index_20_Entry"><text:span text:style-name="T465">cv30</text:span> – Variants of x. <text:a xlink:type="simple" xlink:href="#cv30" text:style-name="Internet_20_link" text:visited-style-name="Visited_20_Internet_20_Link"><text:sequence-ref text:reference-format="value" text:ref-name="refFeature51">52</text:sequence-ref></text:a>.</text:p>
        <text:p text:style-name="Index_20_Entry"><text:span text:style-name="T465">cv31</text:span> – Variants of y. <text:a xlink:type="simple" xlink:href="#cv31" text:style-name="Internet_20_link" text:visited-style-name="Visited_20_Internet_20_Link"><text:sequence-ref text:reference-format="value" text:ref-name="refFeature52">53</text:sequence-ref></text:a>.</text:p>
        <text:p text:style-name="Index_20_Entry"><text:span text:style-name="T465">cv32</text:span> – Variant of Z. <text:a xlink:type="simple" xlink:href="#cv32" text:style-name="Internet_20_link" text:visited-style-name="Visited_20_Internet_20_Link"><text:sequence-ref text:reference-format="value" text:ref-name="refFeature53">54</text:sequence-ref></text:a>.</text:p>
        <text:p text:style-name="P100"><text:span text:style-name="T465">cv33</text:span> – <text:span text:style-name="T32">a</text:span> <text:span text:style-name="T483">to a. </text:span><text:a xlink:type="simple" xlink:href="#cv33" text:style-name="Internet_20_link" text:visited-style-name="Visited_20_Internet_20_Link"><text:span text:style-name="T483"><text:sequence-ref text:reference-format="value" text:ref-name="refFeature55">56</text:sequence-ref></text:span></text:a><text:span text:style-name="T483">.</text:span></text:p>
        <text:p text:style-name="Index_20_Entry"><text:bookmark-start text:name="cv341"/><text:span text:style-name="T465">cv34</text:span><text:bookmark-end text:name="cv341"/> – Variant of ꜳ. <text:a xlink:type="simple" xlink:href="#cv34" text:style-name="Internet_20_link" text:visited-style-name="Visited_20_Internet_20_Link"><text:sequence-ref text:reference-format="value" text:ref-name="refFeature56">57</text:sequence-ref></text:a>.</text:p>
        <text:p text:style-name="P101"><text:span text:style-name="T465">cv35</text:span> – Variants of æÆ. <text:a xlink:type="simple" xlink:href="#cv35" text:style-name="Internet_20_link" text:visited-style-name="Visited_20_Internet_20_Link"><text:sequence-ref text:reference-format="value" text:ref-name="refFeature57">58</text:sequence-ref></text:a>.</text:p>
        <text:p text:style-name="P101"><text:span text:style-name="T465">cv36</text:span> – Variants of ꜵꜴ. <text:a xlink:type="simple" xlink:href="#cv36" text:style-name="Internet_20_link" text:visited-style-name="Visited_20_Internet_20_Link"><text:sequence-ref text:reference-format="value" text:ref-name="refFeature58">59</text:sequence-ref></text:a>.</text:p>
        <text:p text:style-name="P101"><text:span text:style-name="T465">cv37</text:span> – Variant of ꜹ. <text:a xlink:type="simple" xlink:href="#cv37" text:style-name="Internet_20_link" text:visited-style-name="Visited_20_Internet_20_Link"><text:sequence-ref text:reference-format="value" text:ref-name="refFeature59">60</text:sequence-ref></text:a>.</text:p>
        <text:p text:style-name="P113"><text:span text:style-name="T465">cv38</text:span> – Variant of ä. <text:a xlink:type="simple" xlink:href="#cv38" text:style-name="Internet_20_link" text:visited-style-name="Visited_20_Internet_20_Link"><text:sequence-ref text:reference-format="value" text:ref-name="refFeature19">20</text:sequence-ref></text:a>.</text:p>
        <text:p text:style-name="P113"><text:span text:style-name="T465">cv39</text:span> – Variant of ö. <text:a xlink:type="simple" xlink:href="#cv39" text:style-name="Internet_20_link" text:visited-style-name="Visited_20_Internet_20_Link"><text:sequence-ref text:reference-format="value" text:ref-name="refFeature38">39</text:sequence-ref></text:a>.</text:p>
        <text:p text:style-name="P102"><text:span text:style-name="T465">cv40</text:span> – Variants of ⁊⹒ (U+204A / U+2E52, Tironian nota). <text:a xlink:type="simple" xlink:href="#cv40" text:style-name="Internet_20_link" text:visited-style-name="Visited_20_Internet_20_Link"><text:sequence-ref text:reference-format="value" text:ref-name="refFeature62">63</text:sequence-ref></text:a>.</text:p>
        <text:p text:style-name="Index_20_Entry"><text:span text:style-name="T465">cv41</text:span> – Variant of ꝝ (U+A75D, rum abbreviation). <text:a xlink:type="simple" xlink:href="#cv41" text:style-name="Internet_20_link" text:visited-style-name="Visited_20_Internet_20_Link"><text:sequence-ref text:reference-format="value" text:ref-name="refFeature73">74</text:sequence-ref></text:a>.</text:p>
        <text:p text:style-name="Index_20_Entry"><text:span text:style-name="T465">cv42</text:span> – Variants of ◌͛ (U+035B, combining zigzag above). <text:a xlink:type="simple" xlink:href="#cv42" text:style-name="Internet_20_link" text:visited-style-name="Visited_20_Internet_20_Link"><text:sequence-ref text:reference-format="value" text:ref-name="refFeature74">75</text:sequence-ref></text:a>.</text:p>
        <text:p text:style-name="Index_20_Entry"><text:soft-page-break/><text:span text:style-name="T465">cv43</text:span> – Variant of ◌ᷓ (U+1DD3, combining open a). <text:a xlink:type="simple" xlink:href="#cv43" text:style-name="Internet_20_link" text:visited-style-name="Visited_20_Internet_20_Link"><text:sequence-ref text:reference-format="value" text:ref-name="refFeature79">80</text:sequence-ref></text:a>.</text:p>
        <text:p text:style-name="Index_20_Entry"><text:span text:style-name="T465">cv44</text:span> – Variant of ◌ᷣ (U+1DE3, combining r rotunda). <text:a xlink:type="simple" xlink:href="#cv44" text:style-name="Internet_20_link" text:visited-style-name="Visited_20_Internet_20_Link"><text:sequence-ref text:reference-format="value" text:ref-name="refFeature80">81</text:sequence-ref></text:a>.</text:p>
        <text:p text:style-name="Index_20_Entry"><text:span text:style-name="T465">cv45</text:span> – Variant of ◌̅◌ (U+0305, two-character overline). <text:a xlink:type="simple" xlink:href="#cv45" text:style-name="Internet_20_link" text:visited-style-name="Visited_20_Internet_20_Link"><text:sequence-ref text:reference-format="value" text:ref-name="refFeature81">82</text:sequence-ref></text:a>.</text:p>
        <text:p text:style-name="Index_20_Entry"><text:span text:style-name="T465">cv46</text:span> – Variant of ◌̃ (U+0303, combining tilde). <text:a xlink:type="simple" xlink:href="#cv46" text:style-name="Internet_20_link" text:visited-style-name="Visited_20_Internet_20_Link"><text:sequence-ref text:reference-format="value" text:ref-name="refFeature82">83</text:sequence-ref></text:a>.</text:p>
        <text:p text:style-name="P103"><text:span text:style-name="T465">cv</text:span><text:span text:style-name="T333">47</text:span> – Variants of short horizontal stroke (U+0335). <text:a xlink:type="simple" xlink:href="#cv47" text:style-name="Internet_20_link" text:visited-style-name="Visited_20_Internet_20_Link"><text:sequence-ref text:reference-format="value" text:ref-name="refFeature83">84</text:sequence-ref></text:a>.</text:p>
        <text:p text:style-name="P108"><text:span text:style-name="T465">cv48</text:span> – <text:span text:style-name="T595">MUFI combining marks (variants of U+1DD1). </text:span><text:a xlink:type="simple" xlink:href="#cv48" text:style-name="Internet_20_link" text:visited-style-name="Visited_20_Internet_20_Link"><text:span text:style-name="T595"><text:sequence-ref text:reference-format="value" text:ref-name="refFeature77">78</text:sequence-ref></text:span></text:a><text:span text:style-name="T595">.</text:span></text:p>
        <text:p text:style-name="P103"><text:span text:style-name="T465">cv50</text:span> – Variant of ʔ (U+0294, glottal stop). <text:a xlink:type="simple" xlink:href="#cv50" text:style-name="Internet_20_link" text:visited-style-name="Visited_20_Internet_20_Link"><text:sequence-ref text:reference-format="value" text:ref-name="refFeature60">61</text:sequence-ref></text:a>.</text:p>
        <text:p text:style-name="Index_20_Entry"><text:span text:style-name="T468">cv52</text:span><text:span text:style-name="T754"> – </text:span><text:span text:style-name="T752">Variants of </text:span><text:span text:style-name="T151">ꝥ</text:span><text:span text:style-name="T752">ꝥ (U+A765). </text:span><text:a xlink:type="simple" xlink:href="#cv52" text:style-name="Internet_20_link" text:visited-style-name="Visited_20_Internet_20_Link"><text:span text:style-name="T752"><text:sequence-ref text:reference-format="value" text:ref-name="refFeature39">40</text:sequence-ref></text:span></text:a><text:span text:style-name="T752">.</text:span></text:p>
        <text:p text:style-name="Index_20_Entry"><text:span text:style-name="T465">cv53</text:span> – Variants of spacing ꝰ (U+A770). <text:a xlink:type="simple" xlink:href="#cv53" text:style-name="Internet_20_link" text:visited-style-name="Visited_20_Internet_20_Link"><text:sequence-ref text:reference-format="value" text:ref-name="refFeature75">76</text:sequence-ref></text:a>.</text:p>
        <text:p text:style-name="Index_20_Entry"><text:span text:style-name="T465">cv54</text:span> – Variant of ꝫ (U+A76B). <text:a xlink:type="simple" xlink:href="#cv54" text:style-name="Internet_20_link" text:visited-style-name="Visited_20_Internet_20_Link"><text:sequence-ref text:reference-format="value" text:ref-name="refFeature76">77</text:sequence-ref></text:a>.</text:p>
        <text:p text:style-name="P104"><text:span text:style-name="T465">cv55</text:span> – Variants of ¤ (U+0044, generic currency sign). <text:a xlink:type="simple" xlink:href="#cv55" text:style-name="Internet_20_link" text:visited-style-name="Visited_20_Internet_20_Link"><text:sequence-ref text:reference-format="value" text:ref-name="refFeature85">86</text:sequence-ref></text:a>.</text:p>
        <text:p text:style-name="P105"><text:span text:style-name="T465">cv56</text:span> – <text:span text:style-name="T529">Variant of ℔ </text:span><text:span text:style-name="T530">(U+2114). </text:span><text:a xlink:type="simple" xlink:href="#cv56" text:style-name="Internet_20_link" text:visited-style-name="Visited_20_Internet_20_Link"><text:span text:style-name="T530"><text:sequence-ref text:reference-format="value" text:ref-name="refFeature86">87</text:sequence-ref></text:span></text:a><text:span text:style-name="T530">.</text:span></text:p>
        <text:p text:style-name="P106"><text:span text:style-name="T465">cv57</text:span> – <text:span text:style-name="T537">Variants of £ (U+00A3, British pound sign). </text:span><text:a xlink:type="simple" xlink:href="#cv57" text:style-name="Internet_20_link" text:visited-style-name="Visited_20_Internet_20_Link"><text:span text:style-name="T537"><text:sequence-ref text:reference-format="value" text:ref-name="refFeature87">88</text:sequence-ref></text:span></text:a><text:span text:style-name="T537">.</text:span></text:p>
        <text:p text:style-name="P106"><text:span text:style-name="T465">cv58</text:span> – <text:span text:style-name="T571">Variant of ₰ (U+20B0, German penny sign). </text:span><text:a xlink:type="simple" xlink:href="#cv58" text:style-name="Internet_20_link" text:visited-style-name="Visited_20_Internet_20_Link"><text:span text:style-name="T571"><text:sequence-ref text:reference-format="value" text:ref-name="refFeature88">89</text:sequence-ref></text:span></text:a><text:span text:style-name="T571">.</text:span></text:p>
        <text:p text:style-name="P106"><text:span text:style-name="T465">cv59</text:span> – <text:span text:style-name="T571">Variant of ƒ (U+0192, florin). </text:span><text:a xlink:type="simple" xlink:href="#cv59" text:style-name="Internet_20_link" text:visited-style-name="Visited_20_Internet_20_Link"><text:span text:style-name="T571"><text:sequence-ref text:reference-format="value" text:ref-name="refFeature89">90</text:sequence-ref></text:span></text:a><text:span text:style-name="T571">.</text:span></text:p>
        <text:p text:style-name="P115"><text:span text:style-name="T465">cv61</text:span> – Variant of breve below. <text:a xlink:type="simple" xlink:href="#cv61" text:style-name="Internet_20_link" text:visited-style-name="Visited_20_Internet_20_Link"><text:sequence-ref text:reference-format="value" text:ref-name="refFeature84">85</text:sequence-ref></text:a>.</text:p>
        <text:p text:style-name="P124"><text:span text:style-name="T472">cv70</text:span><text:span text:style-name="T823"> – </text:span><text:span text:style-name="T337">v</text:span><text:span text:style-name="T823">ariant of · (U+00B7, middle dot)</text:span><text:span text:style-name="T816">. </text:span><text:a xlink:type="simple" xlink:href="#cv70" text:style-name="Internet_20_link" text:visited-style-name="Visited_20_Internet_20_Link"><text:span text:style-name="T816"><text:sequence-ref text:reference-format="value" text:ref-name="refFeature64">65</text:sequence-ref></text:span></text:a><text:span text:style-name="T816">.</text:span></text:p>
        <text:p text:style-name="P125"><text:span text:style-name="T465">cv71</text:span> – Variants of , (comma).<text:span text:style-name="T816"> </text:span><text:a xlink:type="simple" xlink:href="#cv71" text:style-name="Internet_20_link" text:visited-style-name="Visited_20_Internet_20_Link"><text:span text:style-name="T816"><text:sequence-ref text:reference-format="value" text:ref-name="refFeature65">66</text:sequence-ref></text:span></text:a><text:span text:style-name="T816">.</text:span></text:p>
        <text:p text:style-name="P125"><text:span text:style-name="T465">cv72</text:span> – Variants of ; (semicolon).<text:span text:style-name="T816"> </text:span><text:a xlink:type="simple" xlink:href="#cv72" text:style-name="Internet_20_link" text:visited-style-name="Visited_20_Internet_20_Link"><text:span text:style-name="T816"><text:sequence-ref text:reference-format="value" text:ref-name="refFeature66">67</text:sequence-ref></text:span></text:a><text:span text:style-name="T816">.</text:span></text:p>
        <text:p text:style-name="P125"><text:span text:style-name="T465">cv73</text:span> – Variants of ⹎ (U+2E4E, <text:span text:style-name="T497">punctus elevatus</text:span>).<text:span text:style-name="T816"> </text:span><text:a xlink:type="simple" xlink:href="#cv73" text:style-name="Internet_20_link" text:visited-style-name="Visited_20_Internet_20_Link"><text:span text:style-name="T816"><text:sequence-ref text:reference-format="value" text:ref-name="refFeature67">68</text:sequence-ref></text:span></text:a><text:span text:style-name="T816">.</text:span></text:p>
        <text:p text:style-name="P125"><text:span text:style-name="T465">cv74</text:span> – Variant of ! (exclamation mark).<text:span text:style-name="T816"> </text:span><text:a xlink:type="simple" xlink:href="#cv74" text:style-name="Internet_20_link" text:visited-style-name="Visited_20_Internet_20_Link"><text:span text:style-name="T816"><text:sequence-ref text:reference-format="value" text:ref-name="refFeature68">69</text:sequence-ref></text:span></text:a><text:span text:style-name="T816">.</text:span></text:p>
        <text:p text:style-name="P125"><text:span text:style-name="T465">cv75</text:span> – <text:span text:style-name="T811">V</text:span>ariants of ? (question mark). <text:a xlink:type="simple" xlink:href="#cv75" text:style-name="Internet_20_link" text:visited-style-name="Visited_20_Internet_20_Link"><text:sequence-ref text:reference-format="value" text:ref-name="refFeature69">70</text:sequence-ref></text:a>.</text:p>
        <text:p text:style-name="P125"><text:span text:style-name="T465">cv76</text:span> – <text:span text:style-name="T329">V</text:span><text:span text:style-name="T805">ariant of ~ (ASCII tilde).</text:span><text:span text:style-name="T824"> </text:span><text:a xlink:type="simple" xlink:href="#cv76" text:style-name="Internet_20_link" text:visited-style-name="Visited_20_Internet_20_Link"><text:span text:style-name="T824"><text:sequence-ref text:reference-format="value" text:ref-name="refFeature70">71</text:sequence-ref></text:span></text:a><text:span text:style-name="T824">.</text:span></text:p>
        <text:p text:style-name="P125"><text:span text:style-name="T465">cv77</text:span> – Variant of * (asterisk).<text:span text:style-name="T824"> </text:span><text:a xlink:type="simple" xlink:href="#cv77" text:style-name="Internet_20_link" text:visited-style-name="Visited_20_Internet_20_Link"><text:span text:style-name="T824"><text:sequence-ref text:reference-format="value" text:ref-name="refFeature71">72</text:sequence-ref></text:span></text:a><text:span text:style-name="T824">.</text:span></text:p>
        <text:p text:style-name="P125"><text:span text:style-name="T465">cv78</text:span> – Variants of / (slash).<text:span text:style-name="T817"> </text:span><text:a xlink:type="simple" xlink:href="#cv78" text:style-name="Internet_20_link" text:visited-style-name="Visited_20_Internet_20_Link"><text:span text:style-name="T817"><text:sequence-ref text:reference-format="value" text:ref-name="refFeature72">73</text:sequence-ref></text:span></text:a><text:span text:style-name="T817">.</text:span></text:p>
        <text:p text:style-name="Index_20_Entry"><text:span text:style-name="T465">dD</text:span>, variants of. <text:a xlink:type="simple" xlink:href="#cv05" text:style-name="Internet_20_link" text:visited-style-name="Visited_20_Internet_20_Link"><text:sequence-ref text:reference-format="value" text:ref-name="refFeature22">23</text:sequence-ref></text:a>.</text:p>
        <text:p text:style-name="Index_20_Entry"><text:span text:style-name="T465">đ</text:span>, variant of. <text:a xlink:type="simple" xlink:href="#cv06" text:style-name="Internet_20_link" text:visited-style-name="Visited_20_Internet_20_Link"><text:sequence-ref text:reference-format="value" text:ref-name="refFeature23">24</text:sequence-ref></text:a>.</text:p>
        <text:p text:style-name="P122"><text:span text:style-name="T465">digraphs</text:span>, <text:a xlink:type="simple" xlink:href="#ss17" text:style-name="Internet_20_link" text:visited-style-name="Visited_20_Internet_20_Link"><text:sequence-ref text:reference-format="value" text:ref-name="refFeature99">100</text:sequence-ref></text:a>.</text:p>
        <text:p text:style-name="P123"><text:span text:style-name="T336">distinctio</text:span><text:span text:style-name="T816">. </text:span><text:a xlink:type="simple" xlink:href="#cv70" text:style-name="Internet_20_link" text:visited-style-name="Visited_20_Internet_20_Link"><text:span text:style-name="T816"><text:sequence-ref text:reference-format="value" text:ref-name="refFeature64">65</text:sequence-ref></text:span></text:a><text:span text:style-name="T816">.</text:span></text:p>
        <text:p text:style-name="Index_20_Entry"><text:span text:style-name="T465">eE</text:span>, variants of. <text:a xlink:type="simple" xlink:href="#cv07" text:style-name="Internet_20_link" text:visited-style-name="Visited_20_Internet_20_Link"><text:sequence-ref text:reference-format="value" text:ref-name="refFeature24">25</text:sequence-ref></text:a>.</text:p>
        <text:p text:style-name="Index_20_Entry"><text:span text:style-name="T465">ęĘ</text:span>, variants of. <text:a xlink:type="simple" xlink:href="#cv08" text:style-name="Internet_20_link" text:visited-style-name="Visited_20_Internet_20_Link"><text:sequence-ref text:reference-format="value" text:ref-name="refFeature25">26</text:sequence-ref></text:a>.</text:p>
        <text:p text:style-name="Index_20_Entry"><text:span text:style-name="T465">dlig</text:span> – Discretionary Ligatures. <text:a xlink:type="simple" xlink:href="#dlig" text:style-name="Internet_20_link" text:visited-style-name="Visited_20_Internet_20_Link"><text:sequence-ref text:reference-format="value" text:ref-name="refFeature98">99</text:sequence-ref></text:a>.</text:p>
        <text:p text:style-name="P112"><text:span text:style-name="T465">entity references</text:span>. <text:a xlink:type="simple" xlink:href="#ss10" text:style-name="Internet_20_link" text:visited-style-name="Visited_20_Internet_20_Link"><text:sequence-ref text:reference-format="value" text:ref-name="refFeature100">101</text:sequence-ref></text:a>.</text:p>
        <text:p text:style-name="P117"><text:span text:style-name="T465">exclamation mark</text:span>, variant of. <text:a xlink:type="simple" xlink:href="#cv74" text:style-name="Internet_20_link" text:visited-style-name="Visited_20_Internet_20_Link"><text:sequence-ref text:reference-format="value" text:ref-name="refFeature68">69</text:sequence-ref></text:a>.</text:p>
        <text:p text:style-name="Index_20_Entry"><text:span text:style-name="T465">f F</text:span>, variants of. <text:a xlink:type="simple" xlink:href="#cv09" text:style-name="Internet_20_link" text:visited-style-name="Visited_20_Internet_20_Link"><text:sequence-ref text:reference-format="value" text:ref-name="refFeature26">27</text:sequence-ref></text:a>.</text:p>
        <text:p text:style-name="Index_20_Entry"><text:span text:style-name="T465">figures </text:span>– see <text:a xlink:type="simple" xlink:href="#numbers" text:style-name="Internet_20_link" text:visited-style-name="Visited_20_Internet_20_Link">numbers</text:a></text:p>
        <text:p text:style-name="P107"><text:span text:style-name="T465">fleurons</text:span>. <text:a xlink:type="simple" xlink:href="#ornm" text:style-name="Internet_20_link" text:visited-style-name="Visited_20_Internet_20_Link"><text:sequence-ref text:reference-format="value" text:ref-name="refFeature12">13</text:sequence-ref></text:a>.</text:p>
        <text:p text:style-name="P106"><text:span text:style-name="T465">florin sign</text:span>, variant of. <text:a xlink:type="simple" xlink:href="#cv59" text:style-name="Internet_20_link" text:visited-style-name="Visited_20_Internet_20_Link"><text:sequence-ref text:reference-format="value" text:ref-name="refFeature89">90</text:sequence-ref></text:a>.</text:p>
        <text:p text:style-name="Index_20_Entry"><text:span text:style-name="T465">futhark</text:span>, Elder. <text:a xlink:type="simple" xlink:href="#ss13" text:style-name="Internet_20_link" text:visited-style-name="Visited_20_Internet_20_Link"><text:sequence-ref text:reference-format="value" text:ref-name="refFeature93">94</text:sequence-ref></text:a>.</text:p>
        <text:p text:style-name="Index_20_Entry"><text:span text:style-name="T465">futhark</text:span>, Younger. <text:a xlink:type="simple" xlink:href="#ss14" text:style-name="Internet_20_link" text:visited-style-name="Visited_20_Internet_20_Link"><text:sequence-ref text:reference-format="value" text:ref-name="refFeature94">95</text:sequence-ref></text:a>.</text:p>
        <text:p text:style-name="Index_20_Entry"><text:span text:style-name="T465">futhorc</text:span>, Early English. <text:a xlink:type="simple" xlink:href="#ss12" text:style-name="Internet_20_link" text:visited-style-name="Visited_20_Internet_20_Link"><text:sequence-ref text:reference-format="value" text:ref-name="refFeature92">93</text:sequence-ref></text:a>.</text:p>
        <text:p text:style-name="Index_20_Entry"><text:span text:style-name="T465">hist</text:span> – Historical Forms. <text:a xlink:type="simple" xlink:href="#hist" text:style-name="Internet_20_link" text:visited-style-name="Visited_20_Internet_20_Link"><text:sequence-ref text:reference-format="value" text:ref-name="refFeature46">47</text:sequence-ref></text:a>.</text:p>
        <text:p text:style-name="Index_20_Entry"><text:span text:style-name="T465">Gg</text:span>, variants of. <text:a xlink:type="simple" xlink:href="#cv10" text:style-name="Internet_20_link" text:visited-style-name="Visited_20_Internet_20_Link"><text:sequence-ref text:reference-format="value" text:ref-name="refFeature27">28</text:sequence-ref></text:a>.</text:p>
        <text:p text:style-name="Index_20_Entry"><text:span text:style-name="T465">glottal stop</text:span>, variant of. <text:a xlink:type="simple" xlink:href="#cv50" text:style-name="Internet_20_link" text:visited-style-name="Visited_20_Internet_20_Link"><text:sequence-ref text:reference-format="value" text:ref-name="refFeature60">61</text:sequence-ref></text:a>.</text:p>
        <text:p text:style-name="Index_20_Entry"><text:span text:style-name="T465">ȝȜ</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65">hH</text:span>, variants of. <text:a xlink:type="simple" xlink:href="#cv12" text:style-name="Internet_20_link" text:visited-style-name="Visited_20_Internet_20_Link"><text:sequence-ref text:reference-format="value" text:ref-name="refFeature29">30</text:sequence-ref></text:a>.</text:p>
        <text:p text:style-name="Index_20_Entry"><text:span text:style-name="T465">hlig</text:span> – Historic Ligatures. <text:a xlink:type="simple" xlink:href="#hlig" text:style-name="Internet_20_link" text:visited-style-name="Visited_20_Internet_20_Link"><text:sequence-ref text:reference-format="value" text:ref-name="refFeature97">98</text:sequence-ref></text:a>.</text:p>
        <text:p text:style-name="Index_20_Entry"><text:span text:style-name="T465">iI</text:span>, variants of. <text:a xlink:type="simple" xlink:href="#cv12" text:style-name="Internet_20_link" text:visited-style-name="Visited_20_Internet_20_Link"><text:sequence-ref text:reference-format="value" text:ref-name="refFeature30">31</text:sequence-ref></text:a>.</text:p>
        <text:p text:style-name="P98"><text:span text:style-name="T465">j</text:span>, variants of. <text:a xlink:type="simple" xlink:href="#cv14" text:style-name="Internet_20_link" text:visited-style-name="Visited_20_Internet_20_Link"><text:sequence-ref text:reference-format="value" text:ref-name="refFeature31">32</text:sequence-ref></text:a>.</text:p>
        <text:p text:style-name="Index_20_Entry"><text:a xlink:type="simple" xlink:href="#cv15" text:style-name="Internet_20_link" text:visited-style-name="Visited_20_Internet_20_Link"><text:span text:style-name="T465">k</text:span></text:a>, variants of. <text:a xlink:type="simple" xlink:href="#cv15" text:style-name="Internet_20_link" text:visited-style-name="Visited_20_Internet_20_Link"><text:sequence-ref text:reference-format="value" text:ref-name="refFeature32">33</text:sequence-ref></text:a>.</text:p>
        <text:p text:style-name="P111"><text:span text:style-name="T465">kern</text:span>. See <text:a xlink:type="simple" xlink:href="#req" text:style-name="Internet_20_link" text:visited-style-name="Visited_20_Internet_20_Link">Required Features</text:a>.</text:p>
        <text:p text:style-name="Index_20_Entry"><text:a xlink:type="simple" xlink:href="#cv16" text:style-name="Internet_20_link" text:visited-style-name="Visited_20_Internet_20_Link"><text:span text:style-name="T465">l</text:span></text:a>, variant of. <text:a xlink:type="simple" xlink:href="#cv16" text:style-name="Internet_20_link" text:visited-style-name="Visited_20_Internet_20_Link"><text:sequence-ref text:reference-format="value" text:ref-name="refFeature33">34</text:sequence-ref></text:a>.</text:p>
        <text:p text:style-name="Index_20_Entry"><text:span text:style-name="T465">letters</text:span>, circled. <text:a xlink:type="simple" xlink:href="#nalt" text:style-name="Internet_20_link" text:visited-style-name="Visited_20_Internet_20_Link"><text:sequence-ref text:reference-format="value" text:ref-name="refFeature4">5</text:sequence-ref></text:a>.</text:p>
        <text:p text:style-name="Index_20_Entry"><text:span text:style-name="T465">letters</text:span>, superscript. <text:a xlink:type="simple" xlink:href="#sups" text:style-name="Internet_20_link" text:visited-style-name="Visited_20_Internet_20_Link"><text:sequence-ref text:reference-format="value" text:ref-name="refFeature10">11</text:sequence-ref></text:a>.</text:p>
        <text:p text:style-name="P106"><text:span text:style-name="T465">libra signs</text:span>. <text:a xlink:type="simple" xlink:href="#cv56" text:style-name="Internet_20_link" text:visited-style-name="Visited_20_Internet_20_Link"><text:sequence-ref text:reference-format="value" text:ref-name="refFeature86">87</text:sequence-ref></text:a>, <text:a xlink:type="simple" xlink:href="#cv57" text:style-name="Internet_20_link" text:visited-style-name="Visited_20_Internet_20_Link"><text:sequence-ref text:reference-format="value" text:ref-name="refFeature87">88</text:sequence-ref></text:a>.</text:p>
        <text:p text:style-name="P111"><text:span text:style-name="T465">liga</text:span>. See <text:a xlink:type="simple" xlink:href="#req" text:style-name="Internet_20_link" text:visited-style-name="Visited_20_Internet_20_Link">Required Features</text:a>.</text:p>
        <text:p text:style-name="Index_20_Entry"><text:span text:style-name="T465">ligatures</text:span>, discretionary. <text:a xlink:type="simple" xlink:href="#sups" text:style-name="Internet_20_link" text:visited-style-name="Visited_20_Internet_20_Link"><text:sequence-ref text:reference-format="value" text:ref-name="refFeature98">99</text:sequence-ref></text:a>.</text:p>
        <text:p text:style-name="Index_20_Entry"><text:span text:style-name="T465">ligatures</text:span>, historic. <text:a xlink:type="simple" xlink:href="#hlig" text:style-name="Internet_20_link" text:visited-style-name="Visited_20_Internet_20_Link"><text:sequence-ref text:reference-format="value" text:ref-name="refFeature97">98</text:sequence-ref></text:a>.</text:p>
        <text:p text:style-name="Index_20_Entry"><text:soft-page-break/><text:span text:style-name="T465">ligatures</text:span>, required. <text:span text:style-name="T709">See </text:span><text:a xlink:type="simple" xlink:href="#req" text:style-name="Internet_20_link" text:visited-style-name="Visited_20_Internet_20_Link"><text:span text:style-name="T709">Required Features</text:span></text:a>.</text:p>
        <text:p text:style-name="P109"><text:span text:style-name="T465">ligatures</text:span>, standard. <text:span text:style-name="T709">See </text:span><text:a xlink:type="simple" xlink:href="#req" text:style-name="Internet_20_link" text:visited-style-name="Visited_20_Internet_20_Link"><text:span text:style-name="T709">Required Features</text:span></text:a>.</text:p>
        <text:p text:style-name="Index_20_Entry"><text:span text:style-name="T465">lnum</text:span> – Lining Figures. <text:a xlink:type="simple" xlink:href="#lnum" text:style-name="Internet_20_link" text:visited-style-name="Visited_20_Internet_20_Link"><text:sequence-ref text:reference-format="value" text:ref-name="refFeature8">9</text:sequence-ref></text:a>.</text:p>
        <text:p text:style-name="P111"><text:span text:style-name="T465">loca</text:span>. See <text:a xlink:type="simple" xlink:href="#req" text:style-name="Internet_20_link" text:visited-style-name="Visited_20_Internet_20_Link">Required Features</text:a>.</text:p>
        <text:p text:style-name="Index_20_Entry"><text:span text:style-name="T465">long branch runes</text:span>. <text:a xlink:type="simple" xlink:href="#ss15" text:style-name="Internet_20_link" text:visited-style-name="Visited_20_Internet_20_Link"><text:sequence-ref text:reference-format="value" text:ref-name="refFeature95">96</text:sequence-ref></text:a>.</text:p>
        <text:p text:style-name="P110"><text:span text:style-name="T465">loca</text:span> – Localized forms.<text:span text:style-name="T709">See </text:span><text:a xlink:type="simple" xlink:href="#req" text:style-name="Internet_20_link" text:visited-style-name="Visited_20_Internet_20_Link"><text:span text:style-name="T709">Required Features</text:span></text:a>.</text:p>
        <text:p text:style-name="Index_20_Entry"><text:span text:style-name="T465">mM</text:span>, variants of. <text:a xlink:type="simple" xlink:href="#cv18" text:style-name="Internet_20_link" text:visited-style-name="Visited_20_Internet_20_Link"><text:sequence-ref text:reference-format="value" text:ref-name="refFeature35">36</text:sequence-ref></text:a>.</text:p>
        <text:p text:style-name="P111"><text:span text:style-name="T465">mark/mkmk</text:span>. See <text:a xlink:type="simple" xlink:href="#req" text:style-name="Internet_20_link" text:visited-style-name="Visited_20_Internet_20_Link">Required Features</text:a>.</text:p>
        <text:p text:style-name="P117"><text:span text:style-name="T465">middle dot</text:span>, variant of. <text:a xlink:type="simple" xlink:href="#cv70" text:style-name="Internet_20_link" text:visited-style-name="Visited_20_Internet_20_Link"><text:sequence-ref text:reference-format="value" text:ref-name="refFeature64">65</text:sequence-ref></text:a>.</text:p>
        <text:p text:style-name="Index_20_Entry"><text:span text:style-name="T465">Mirrored runes</text:span>. <text:a xlink:type="simple" xlink:href="#rtlm" text:style-name="Internet_20_link" text:visited-style-name="Visited_20_Internet_20_Link"><text:sequence-ref text:reference-format="value" text:ref-name="refFeature96">97</text:sequence-ref></text:a>.</text:p>
        <text:p text:style-name="Index_20_Entry"><text:span text:style-name="T465">nN</text:span>, variants of. <text:a xlink:type="simple" xlink:href="#cv19" text:style-name="Internet_20_link" text:visited-style-name="Visited_20_Internet_20_Link"><text:sequence-ref text:reference-format="value" text:ref-name="refFeature36">37</text:sequence-ref></text:a>.</text:p>
        <text:p text:style-name="Index_20_Entry"><text:span text:style-name="T465">nalt</text:span> – Alternate Annotation Forms. <text:a xlink:type="simple" xlink:href="#nalt" text:style-name="Internet_20_link" text:visited-style-name="Visited_20_Internet_20_Link"><text:sequence-ref text:reference-format="value" text:ref-name="refFeature4">5</text:sequence-ref></text:a>.</text:p>
        <text:p text:style-name="Index_20_Entry"><text:span text:style-name="T465">number</text:span>, circled. <text:a xlink:type="simple" xlink:href="#nalt" text:style-name="Internet_20_link" text:visited-style-name="Visited_20_Internet_20_Link"><text:sequence-ref text:reference-format="value" text:ref-name="refFeature4">5</text:sequence-ref></text:a>.</text:p>
        <text:p text:style-name="Index_20_Entry"><text:bookmark-start text:name="numbers"/><text:span text:style-name="T465">numbers</text:span><text:bookmark-end text:name="numbers"/>, lining. <text:a xlink:type="simple" xlink:href="#lnum" text:style-name="Internet_20_link" text:visited-style-name="Visited_20_Internet_20_Link"><text:sequence-ref text:reference-format="value" text:ref-name="refFeature8">9</text:sequence-ref></text:a>.</text:p>
        <text:p text:style-name="Index_20_Entry"><text:span text:style-name="T465">numbers</text:span>, oldstyle. <text:a xlink:type="simple" xlink:href="#onum" text:style-name="Internet_20_link" text:visited-style-name="Visited_20_Internet_20_Link"><text:sequence-ref text:reference-format="value" text:ref-name="refFeature6">7</text:sequence-ref></text:a>.</text:p>
        <text:p text:style-name="Index_20_Entry"><text:span text:style-name="T465">numbers</text:span>, proportional. <text:a xlink:type="simple" xlink:href="#pnum" text:style-name="Internet_20_link" text:visited-style-name="Visited_20_Internet_20_Link"><text:sequence-ref text:reference-format="value" text:ref-name="refFeature7">8</text:sequence-ref></text:a>.</text:p>
        <text:p text:style-name="Index_20_Entry"><text:span text:style-name="T465">numbers</text:span>, subscript. <text:a xlink:type="simple" xlink:href="#subs" text:style-name="Internet_20_link" text:visited-style-name="Visited_20_Internet_20_Link"><text:sequence-ref text:reference-format="value" text:ref-name="refFeature11">12</text:sequence-ref></text:a>.</text:p>
        <text:p text:style-name="Index_20_Entry"><text:span text:style-name="T465">numbers</text:span>, superscript. <text:a xlink:type="simple" xlink:href="#sups" text:style-name="Internet_20_link" text:visited-style-name="Visited_20_Internet_20_Link"><text:sequence-ref text:reference-format="value" text:ref-name="refFeature10">11</text:sequence-ref></text:a>.</text:p>
        <text:p text:style-name="Index_20_Entry"><text:span text:style-name="T465">numbers</text:span>, tabular. <text:a xlink:type="simple" xlink:href="#tnum" text:style-name="Internet_20_link" text:visited-style-name="Visited_20_Internet_20_Link"><text:sequence-ref text:reference-format="value" text:ref-name="refFeature5">6</text:sequence-ref></text:a>.</text:p>
        <text:p text:style-name="P114"><text:span text:style-name="T465">ö</text:span>, <text:span text:style-name="T748">variant of.</text:span><text:span text:style-name="T747"> </text:span><text:a xlink:type="simple" xlink:href="#cv39" text:style-name="Internet_20_link" text:visited-style-name="Visited_20_Internet_20_Link"><text:span text:style-name="T747"><text:sequence-ref text:reference-format="value" text:ref-name="refFeature38">39</text:sequence-ref></text:span></text:a><text:span text:style-name="T747">.</text:span></text:p>
        <text:p text:style-name="Index_20_Entry"><text:span text:style-name="T465">ø</text:span>, variants of. <text:a xlink:type="simple" xlink:href="#cv21" text:style-name="Internet_20_link" text:visited-style-name="Visited_20_Internet_20_Link"><text:sequence-ref text:reference-format="value" text:ref-name="refFeature37">38</text:sequence-ref></text:a>.</text:p>
        <text:p text:style-name="Index_20_Entry"><text:span text:style-name="T465">onum</text:span> – Oldstyle Figures. <text:a xlink:type="simple" xlink:href="#onum" text:style-name="Internet_20_link" text:visited-style-name="Visited_20_Internet_20_Link"><text:sequence-ref text:reference-format="value" text:ref-name="refFeature6">7</text:sequence-ref></text:a>.</text:p>
        <text:p text:style-name="Index_20_Entry"><text:span text:style-name="T465">ornm </text:span>– Ornaments. <text:a xlink:type="simple" xlink:href="#ornm" text:style-name="Internet_20_link" text:visited-style-name="Visited_20_Internet_20_Link"><text:sequence-ref text:reference-format="value" text:ref-name="refFeature12">13</text:sequence-ref></text:a>.</text:p>
        <text:p text:style-name="Index_20_Entry"><text:span text:style-name="T465">overline</text:span>, two-character, variant of. <text:a xlink:type="simple" xlink:href="#cv45" text:style-name="Internet_20_link" text:visited-style-name="Visited_20_Internet_20_Link"><text:sequence-ref text:reference-format="value" text:ref-name="refFeature81">82</text:sequence-ref></text:a>.</text:p>
        <text:p text:style-name="Index_20_Entry"><text:span text:style-name="T465">P</text:span>, variants of. <text:a xlink:type="simple" xlink:href="#cv22" text:style-name="Internet_20_link" text:visited-style-name="Visited_20_Internet_20_Link"><text:sequence-ref text:reference-format="value" text:ref-name="refFeature40">41</text:sequence-ref></text:a>.</text:p>
        <text:p text:style-name="Index_20_Entry"><text:span text:style-name="T465">pcap </text:span>– Petite Capitals. <text:a xlink:type="simple" xlink:href="#pcap" text:style-name="Internet_20_link" text:visited-style-name="Visited_20_Internet_20_Link"><text:sequence-ref text:reference-format="value" text:ref-name="refFeature2">3</text:sequence-ref></text:a>.</text:p>
        <text:p text:style-name="P106"><text:span text:style-name="T465">penny sign</text:span>, variant of. <text:a xlink:type="simple" xlink:href="#cv58" text:style-name="Internet_20_link" text:visited-style-name="Visited_20_Internet_20_Link"><text:sequence-ref text:reference-format="value" text:ref-name="refFeature88">89</text:sequence-ref></text:a>.</text:p>
        <text:p text:style-name="Index_20_Entry"><text:span text:style-name="T465">pnum</text:span> – Proportional Figures. <text:a xlink:type="simple" xlink:href="#pnum " text:style-name="Internet_20_link" text:visited-style-name="Visited_20_Internet_20_Link"><text:sequence-ref text:reference-format="value" text:ref-name="refFeature7">8</text:sequence-ref></text:a>.</text:p>
        <text:p text:style-name="P106"><text:span text:style-name="T465">pound sign</text:span>, variant of. <text:a xlink:type="simple" xlink:href="#cv56" text:style-name="Internet_20_link" text:visited-style-name="Visited_20_Internet_20_Link"><text:sequence-ref text:reference-format="value" text:ref-name="refFeature86">87</text:sequence-ref></text:a>, <text:a xlink:type="simple" xlink:href="#cv57" text:style-name="Internet_20_link" text:visited-style-name="Visited_20_Internet_20_Link"><text:sequence-ref text:reference-format="value" text:ref-name="refFeature87">88</text:sequence-ref></text:a>.</text:p>
        <text:p text:style-name="P116"><text:span text:style-name="T465">punctuation</text:span>, medieval. <text:a xlink:type="simple" xlink:href="#cv40" text:style-name="Internet_20_link" text:visited-style-name="Visited_20_Internet_20_Link"><text:sequence-ref text:reference-format="value" text:ref-name="refFeature62">63</text:sequence-ref></text:a>-<text:a xlink:type="simple" xlink:href="#cv78" text:style-name="Internet_20_link" text:visited-style-name="Visited_20_Internet_20_Link"><text:sequence-ref text:reference-format="value" text:ref-name="refFeature72">73</text:sequence-ref></text:a>.</text:p>
        <text:p text:style-name="P117"><text:span text:style-name="T465">punctus elevatus</text:span>, variants of. <text:a xlink:type="simple" xlink:href="#cv73" text:style-name="Internet_20_link" text:visited-style-name="Visited_20_Internet_20_Link"><text:sequence-ref text:reference-format="value" text:ref-name="refFeature67">68</text:sequence-ref></text:a>.</text:p>
        <text:p text:style-name="P121"><text:span text:style-name="T465">punctus exclamativus</text:span>.<text:span text:style-name="T816"> </text:span><text:a xlink:type="simple" xlink:href="#cv74" text:style-name="Internet_20_link" text:visited-style-name="Visited_20_Internet_20_Link"><text:span text:style-name="T816"><text:sequence-ref text:reference-format="value" text:ref-name="refFeature68">69</text:sequence-ref></text:span></text:a><text:span text:style-name="T816">.</text:span></text:p>
        <text:p text:style-name="P121"><text:span text:style-name="T471">punctus </text:span><text:span text:style-name="T335">flexus</text:span><text:span text:style-name="T816">. </text:span><text:a xlink:type="simple" xlink:href="#cv73" text:style-name="Internet_20_link" text:visited-style-name="Visited_20_Internet_20_Link"><text:span text:style-name="T816"><text:sequence-ref text:reference-format="value" text:ref-name="refFeature67">68</text:sequence-ref></text:span></text:a><text:span text:style-name="T816">.</text:span></text:p>
        <text:p text:style-name="P120"><text:span text:style-name="T334">punctus interrogativus</text:span><text:span text:style-name="T816">. </text:span><text:a xlink:type="simple" xlink:href="#cv75" text:style-name="Internet_20_link" text:visited-style-name="Visited_20_Internet_20_Link"><text:span text:style-name="T816"><text:sequence-ref text:reference-format="value" text:ref-name="refFeature69">70</text:sequence-ref></text:span></text:a><text:span text:style-name="T816">.</text:span></text:p>
        <text:p text:style-name="P121"><text:span text:style-name="T335">punctus versus</text:span><text:span text:style-name="T816">. </text:span><text:a xlink:type="simple" xlink:href="#cv72" text:style-name="Internet_20_link" text:visited-style-name="Visited_20_Internet_20_Link"><text:span text:style-name="T816"><text:sequence-ref text:reference-format="value" text:ref-name="refFeature66">67</text:sequence-ref></text:span></text:a><text:span text:style-name="T816">.</text:span></text:p>
        <text:p text:style-name="Index_20_Entry"><text:span text:style-name="T465">Q</text:span>, variant of. <text:a xlink:type="simple" xlink:href="#cv23" text:style-name="Internet_20_link" text:visited-style-name="Visited_20_Internet_20_Link"><text:sequence-ref text:reference-format="value" text:ref-name="refFeature41">42</text:sequence-ref></text:a>.</text:p>
        <text:p text:style-name="Index_20_Entry"><text:span text:style-name="T465">question mark</text:span>, variant of. <text:a xlink:type="simple" xlink:href="#cv75" text:style-name="Internet_20_link" text:visited-style-name="Visited_20_Internet_20_Link"><text:sequence-ref text:reference-format="value" text:ref-name="refFeature69">70</text:sequence-ref></text:a>.</text:p>
        <text:p text:style-name="Index_20_Entry"><text:span text:style-name="T465">rR</text:span>, variants of. <text:a xlink:type="simple" xlink:href="#cv24" text:style-name="Internet_20_link" text:visited-style-name="Visited_20_Internet_20_Link"><text:sequence-ref text:reference-format="value" text:ref-name="refFeature42">43</text:sequence-ref></text:a>.</text:p>
        <text:p text:style-name="Index_20_Entry"><text:span text:style-name="T465">r rotunda</text:span>. <text:a xlink:type="simple" xlink:href="#ss11" text:style-name="Internet_20_link" text:visited-style-name="Visited_20_Internet_20_Link"><text:sequence-ref text:reference-format="value" text:ref-name="refFeature43">44</text:sequence-ref></text:a>.</text:p>
        <text:p text:style-name="Index_20_Entry"><text:span text:style-name="T465">r rotunda</text:span>, contextual. <text:a xlink:type="simple" xlink:href="#ss16" text:style-name="Internet_20_link" text:visited-style-name="Visited_20_Internet_20_Link"><text:sequence-ref text:reference-format="value" text:ref-name="refFeature44">45</text:sequence-ref></text:a>.</text:p>
        <text:p text:style-name="Index_20_Entry"><text:span text:style-name="T465">r rotunda</text:span>, combining. <text:a xlink:type="simple" xlink:href="#cv44" text:style-name="Internet_20_link" text:visited-style-name="Visited_20_Internet_20_Link"><text:sequence-ref text:reference-format="value" text:ref-name="refFeature80">81</text:sequence-ref></text:a>.</text:p>
        <text:p text:style-name="P111"><text:span text:style-name="T465">rlig</text:span>. See <text:a xlink:type="simple" xlink:href="#req" text:style-name="Internet_20_link" text:visited-style-name="Visited_20_Internet_20_Link">Required Features</text:a>.</text:p>
        <text:p text:style-name="Index_20_Entry"><text:span text:style-name="T465">rtlm </text:span>– Right to Left Mirrored Forms. <text:a xlink:type="simple" xlink:href="#rtlm" text:style-name="Internet_20_link" text:visited-style-name="Visited_20_Internet_20_Link"><text:sequence-ref text:reference-format="value" text:ref-name="refFeature96">97</text:sequence-ref></text:a>.</text:p>
        <text:p text:style-name="Index_20_Entry"><text:span text:style-name="T465">rum</text:span> abbreviation. <text:a xlink:type="simple" xlink:href="#cv41" text:style-name="Internet_20_link" text:visited-style-name="Visited_20_Internet_20_Link"><text:sequence-ref text:reference-format="value" text:ref-name="refFeature73">74</text:sequence-ref></text:a>.</text:p>
        <text:p text:style-name="Index_20_Entry"><text:span text:style-name="T465">runes</text:span>, Early English. <text:a xlink:type="simple" xlink:href="#ss12" text:style-name="Internet_20_link" text:visited-style-name="Visited_20_Internet_20_Link"><text:sequence-ref text:reference-format="value" text:ref-name="refFeature92">93</text:sequence-ref></text:a>.</text:p>
        <text:p text:style-name="Index_20_Entry"><text:span text:style-name="T465">runes</text:span>, Elder Futhark. <text:a xlink:type="simple" xlink:href="#ss13" text:style-name="Internet_20_link" text:visited-style-name="Visited_20_Internet_20_Link"><text:sequence-ref text:reference-format="value" text:ref-name="refFeature93">94</text:sequence-ref></text:a>.</text:p>
        <text:p text:style-name="Index_20_Entry"><text:span text:style-name="T465">runes</text:span>, Long Branch. <text:a xlink:type="simple" xlink:href="#ss15" text:style-name="Internet_20_link" text:visited-style-name="Visited_20_Internet_20_Link"><text:sequence-ref text:reference-format="value" text:ref-name="refFeature95">96</text:sequence-ref></text:a>.</text:p>
        <text:p text:style-name="Index_20_Entry"><text:span text:style-name="T465">runes</text:span>, mirrored. <text:a xlink:type="simple" xlink:href="#rtlm" text:style-name="Internet_20_link" text:visited-style-name="Visited_20_Internet_20_Link"><text:sequence-ref text:reference-format="value" text:ref-name="refFeature96">97</text:sequence-ref></text:a>.</text:p>
        <text:p text:style-name="Index_20_Entry"><text:span text:style-name="T465">runes</text:span>, Short Twig. <text:a xlink:type="simple" xlink:href="#ss15" text:style-name="Internet_20_link" text:visited-style-name="Visited_20_Internet_20_Link"><text:sequence-ref text:reference-format="value" text:ref-name="refFeature95">96</text:sequence-ref></text:a>.</text:p>
        <text:p text:style-name="Index_20_Entry"><text:span text:style-name="T465">runes</text:span>, Younger Futhark. <text:a xlink:type="simple" xlink:href="#ss14" text:style-name="Internet_20_link" text:visited-style-name="Visited_20_Internet_20_Link"><text:sequence-ref text:reference-format="value" text:ref-name="refFeature94">95</text:sequence-ref></text:a>.</text:p>
        <text:p text:style-name="Index_20_Entry"><text:span text:style-name="T465">sS</text:span>, variants of. <text:a xlink:type="simple" xlink:href="#cv25" text:style-name="Internet_20_link" text:visited-style-name="Visited_20_Internet_20_Link"><text:sequence-ref text:reference-format="value" text:ref-name="refFeature45">46</text:sequence-ref></text:a>.</text:p>
        <text:p text:style-name="Index_20_Entry"><text:span text:style-name="T465">s</text:span>, long. <text:a xlink:type="simple" xlink:href="#hist" text:style-name="Internet_20_link" text:visited-style-name="Visited_20_Internet_20_Link"><text:sequence-ref text:reference-format="value" text:ref-name="refFeature46">47</text:sequence-ref></text:a>, <text:a xlink:type="simple" xlink:href="#ss03" text:style-name="Internet_20_link" text:visited-style-name="Visited_20_Internet_20_Link"><text:sequence-ref text:reference-format="value" text:ref-name="refFeature47">48</text:sequence-ref></text:a>.</text:p>
        <text:p text:style-name="Index_20_Entry"><text:span text:style-name="T465">s</text:span>, contextual long. <text:a xlink:type="simple" xlink:href="#ss08" text:style-name="Internet_20_link" text:visited-style-name="Visited_20_Internet_20_Link"><text:sequence-ref text:reference-format="value" text:ref-name="refFeature48">49</text:sequence-ref></text:a>.</text:p>
        <text:p text:style-name="P117"><text:span text:style-name="T465">semicolon</text:span>, variants of. <text:a xlink:type="simple" xlink:href="#cv72" text:style-name="Internet_20_link" text:visited-style-name="Visited_20_Internet_20_Link"><text:sequence-ref text:reference-format="value" text:ref-name="refFeature66">67</text:sequence-ref></text:a>.</text:p>
        <text:p text:style-name="Index_20_Entry"><text:span text:style-name="T465">short twig runes</text:span>. <text:a xlink:type="simple" xlink:href="#ss15" text:style-name="Internet_20_link" text:visited-style-name="Visited_20_Internet_20_Link"><text:sequence-ref text:reference-format="value" text:ref-name="refFeature95">96</text:sequence-ref></text:a>.</text:p>
        <text:p text:style-name="P119"><text:span text:style-name="T465">slash</text:span>, variants of. <text:a xlink:type="simple" xlink:href="#cv78" text:style-name="Internet_20_link" text:visited-style-name="Visited_20_Internet_20_Link"><text:sequence-ref text:reference-format="value" text:ref-name="refFeature72">73</text:sequence-ref></text:a>.</text:p>
        <text:p text:style-name="Index_20_Entry"><text:span text:style-name="T465">smcp </text:span>– Small Capitals. <text:a xlink:type="simple" xlink:href="#smcp" text:style-name="Internet_20_link" text:visited-style-name="Visited_20_Internet_20_Link"><text:sequence-ref text:reference-format="value" text:ref-name="refFeature0">1</text:sequence-ref></text:a>.</text:p>
        <text:p text:style-name="P120"><text:span text:style-name="T334">solidus</text:span><text:span text:style-name="T817">, variants of. </text:span><text:a xlink:type="simple" xlink:href="#cv78" text:style-name="Internet_20_link" text:visited-style-name="Visited_20_Internet_20_Link"><text:span text:style-name="T817"><text:sequence-ref text:reference-format="value" text:ref-name="refFeature72">73</text:sequence-ref></text:span></text:a><text:span text:style-name="T817">.</text:span></text:p>
        <text:p text:style-name="Index_20_Entry"><text:span text:style-name="T465">ss01</text:span> – Alternate thorn and eth. <text:a xlink:type="simple" xlink:href="#ss01" text:style-name="Internet_20_link" text:visited-style-name="Visited_20_Internet_20_Link"><text:sequence-ref text:reference-format="value" text:ref-name="refFeature54">55</text:sequence-ref></text:a>.</text:p>
        <text:p text:style-name="Index_20_Entry"><text:span text:style-name="T465">ss02 </text:span>– Insular Letter-Forms. <text:a xlink:type="simple" xlink:href="#ss02" text:style-name="Internet_20_link" text:visited-style-name="Visited_20_Internet_20_Link"><text:sequence-ref text:reference-format="value" text:ref-name="refFeature13">14</text:sequence-ref></text:a>.</text:p>
        <text:p text:style-name="Index_20_Entry"><text:span text:style-name="T465">ss03</text:span> – Long s. <text:a xlink:type="simple" xlink:href="#ss03" text:style-name="Internet_20_link" text:visited-style-name="Visited_20_Internet_20_Link"><text:sequence-ref text:reference-format="value" text:ref-name="refFeature47">48</text:sequence-ref></text:a>.</text:p>
        <text:p text:style-name="Index_20_Entry"><text:span text:style-name="T465">ss04 </text:span>– High Overline. <text:a xlink:type="simple" xlink:href="#ss04" text:style-name="Internet_20_link" text:visited-style-name="Visited_20_Internet_20_Link"><text:sequence-ref text:reference-format="value" text:ref-name="refFeature14">15</text:sequence-ref></text:a>.</text:p>
        <text:p text:style-name="Index_20_Entry"><text:span text:style-name="T465">ss05 </text:span>– Medium-High Overline. <text:a xlink:type="simple" xlink:href="#ss05" text:style-name="Internet_20_link" text:visited-style-name="Visited_20_Internet_20_Link"><text:sequence-ref text:reference-format="value" text:ref-name="refFeature15">16</text:sequence-ref></text:a>.</text:p>
        <text:p text:style-name="Index_20_Entry"><text:span text:style-name="T465">ss06 </text:span>– Enlarged Minuscules. <text:a xlink:type="simple" xlink:href="#ss06" text:style-name="Internet_20_link" text:visited-style-name="Visited_20_Internet_20_Link"><text:sequence-ref text:reference-format="value" text:ref-name="refFeature16">17</text:sequence-ref></text:a>.</text:p>
        <text:p text:style-name="Index_20_Entry"><text:span text:style-name="T465">ss07 </text:span>– Underdotted Text. <text:a xlink:type="simple" xlink:href="#ss07" text:style-name="Internet_20_link" text:visited-style-name="Visited_20_Internet_20_Link"><text:sequence-ref text:reference-format="value" text:ref-name="refFeature17">18</text:sequence-ref></text:a>.</text:p>
        <text:p text:style-name="Index_20_Entry"><text:span text:style-name="T465">ss08 </text:span>– Contextual Long s. <text:a xlink:type="simple" xlink:href="#ss08" text:style-name="Internet_20_link" text:visited-style-name="Visited_20_Internet_20_Link"><text:sequence-ref text:reference-format="value" text:ref-name="refFeature48">49</text:sequence-ref></text:a>.</text:p>
        <text:p text:style-name="P112"><text:span text:style-name="T465">ss10</text:span> – Character Entity References. <text:a xlink:type="simple" xlink:href="#ss10" text:style-name="Internet_20_link" text:visited-style-name="Visited_20_Internet_20_Link"><text:sequence-ref text:reference-format="value" text:ref-name="refFeature100">101</text:sequence-ref></text:a>.</text:p>
        <text:p text:style-name="Index_20_Entry"><text:span text:style-name="T465">ss11 </text:span>– r Rotunda. <text:a xlink:type="simple" xlink:href="#ss11" text:style-name="Internet_20_link" text:visited-style-name="Visited_20_Internet_20_Link"><text:sequence-ref text:reference-format="value" text:ref-name="refFeature43">44</text:sequence-ref></text:a>.</text:p>
        <text:p text:style-name="Index_20_Entry"><text:soft-page-break/><text:span text:style-name="T465">ss12 </text:span>– Early English Futhorc. <text:a xlink:type="simple" xlink:href="#ss12" text:style-name="Internet_20_link" text:visited-style-name="Visited_20_Internet_20_Link"><text:sequence-ref text:reference-format="value" text:ref-name="refFeature92">93</text:sequence-ref></text:a>.</text:p>
        <text:p text:style-name="Index_20_Entry"><text:span text:style-name="T465">ss13 </text:span>– Elder Futhark. <text:a xlink:type="simple" xlink:href="#ss13" text:style-name="Internet_20_link" text:visited-style-name="Visited_20_Internet_20_Link"><text:sequence-ref text:reference-format="value" text:ref-name="refFeature93">94</text:sequence-ref></text:a>.</text:p>
        <text:p text:style-name="Index_20_Entry"><text:span text:style-name="T465">ss14 </text:span>– Younger Futhark. <text:a xlink:type="simple" xlink:href="#ss14" text:style-name="Internet_20_link" text:visited-style-name="Visited_20_Internet_20_Link"><text:sequence-ref text:reference-format="value" text:ref-name="refFeature94">95</text:sequence-ref></text:a>.</text:p>
        <text:p text:style-name="Index_20_Entry"><text:span text:style-name="T465">ss15 </text:span>– Long Branch to Short Twig. <text:a xlink:type="simple" xlink:href="#ss15" text:style-name="Internet_20_link" text:visited-style-name="Visited_20_Internet_20_Link"><text:sequence-ref text:reference-format="value" text:ref-name="refFeature95">96</text:sequence-ref></text:a>.</text:p>
        <text:p text:style-name="Index_20_Entry"><text:span text:style-name="T465">ss16</text:span> – Contextual r Rotunda. <text:a xlink:type="simple" xlink:href="#ss16" text:style-name="Internet_20_link" text:visited-style-name="Visited_20_Internet_20_Link"><text:sequence-ref text:reference-format="value" text:ref-name="refFeature44">45</text:sequence-ref></text:a>.</text:p>
        <text:p text:style-name="Index_20_Entry"><text:span text:style-name="T465">ss18 </text:span>– Old-Style Punctuation Spacing. <text:a xlink:type="simple" xlink:href="#ss18" text:style-name="Internet_20_link" text:visited-style-name="Visited_20_Internet_20_Link"><text:sequence-ref text:reference-format="value" text:ref-name="refFeature61">62</text:sequence-ref></text:a>.</text:p>
        <text:p text:style-name="Index_20_Entry"><text:span text:style-name="T465">ss19 </text:span>– Latin to Gothic Transliteration. <text:a xlink:type="simple" xlink:href="#ss19" text:style-name="Internet_20_link" text:visited-style-name="Visited_20_Internet_20_Link"><text:sequence-ref text:reference-format="value" text:ref-name="refFeature91">92</text:sequence-ref></text:a>.</text:p>
        <text:p text:style-name="Index_20_Entry"><text:span text:style-name="T465">stroke</text:span>, horizontal, variants of. <text:a xlink:type="simple" xlink:href="#cv52" text:style-name="Internet_20_link" text:visited-style-name="Visited_20_Internet_20_Link"><text:sequence-ref text:reference-format="value" text:ref-name="refFeature83">84</text:sequence-ref></text:a>.</text:p>
        <text:p text:style-name="Index_20_Entry"><text:span text:style-name="T465">subs</text:span> – Subscripts. <text:a xlink:type="simple" xlink:href="#subs" text:style-name="Internet_20_link" text:visited-style-name="Visited_20_Internet_20_Link"><text:sequence-ref text:reference-format="value" text:ref-name="refFeature11">12</text:sequence-ref></text:a>.</text:p>
        <text:p text:style-name="Index_20_Entry"><text:span text:style-name="T465">sups </text:span>– Superscripts. <text:a xlink:type="simple" xlink:href="#sups" text:style-name="Internet_20_link" text:visited-style-name="Visited_20_Internet_20_Link"><text:sequence-ref text:reference-format="value" text:ref-name="refFeature10">11</text:sequence-ref></text:a>.</text:p>
        <text:p text:style-name="Index_20_Entry"><text:span text:style-name="T465">tT</text:span>, variants of. <text:a xlink:type="simple" xlink:href="#cv26" text:style-name="Internet_20_link" text:visited-style-name="Visited_20_Internet_20_Link"><text:sequence-ref text:reference-format="value" text:ref-name="refFeature49">50</text:sequence-ref></text:a>.</text:p>
        <text:p text:style-name="Index_20_Entry"><text:span text:style-name="T465">tilde</text:span>, combining, variants of. <text:a xlink:type="simple" xlink:href="#cv46" text:style-name="Internet_20_link" text:visited-style-name="Visited_20_Internet_20_Link"><text:sequence-ref text:reference-format="value" text:ref-name="refFeature82">83</text:sequence-ref></text:a>.</text:p>
        <text:p text:style-name="Index_20_Entry"><text:span text:style-name="T465">Tironian nota</text:span>. <text:a xlink:type="simple" xlink:href="#cv40" text:style-name="Internet_20_link" text:visited-style-name="Visited_20_Internet_20_Link"><text:sequence-ref text:reference-format="value" text:ref-name="refFeature62">63</text:sequence-ref></text:a>.</text:p>
        <text:p text:style-name="Index_20_Entry"><text:span text:style-name="T465">tnum </text:span>– Tabular Figures. <text:a xlink:type="simple" xlink:href="#tnum" text:style-name="Internet_20_link" text:visited-style-name="Visited_20_Internet_20_Link"><text:sequence-ref text:reference-format="value" text:ref-name="refFeature8">9</text:sequence-ref></text:a>.</text:p>
        <text:p text:style-name="P115"><text:span text:style-name="T465">triple breve below</text:span>. <text:a xlink:type="simple" xlink:href="#cv61" text:style-name="Internet_20_link" text:visited-style-name="Visited_20_Internet_20_Link"><text:sequence-ref text:reference-format="value" text:ref-name="refFeature84">85</text:sequence-ref></text:a>.</text:p>
        <text:p text:style-name="Index_20_Entry"><text:span text:style-name="T465">vV</text:span>, variants of. <text:a xlink:type="simple" xlink:href="#cv287" text:style-name="Internet_20_link" text:visited-style-name="Visited_20_Internet_20_Link"><text:sequence-ref text:reference-format="value" text:ref-name="refFeature50">51</text:sequence-ref></text:a>.</text:p>
        <text:p text:style-name="P120"><text:span text:style-name="T334">virgule</text:span><text:span text:style-name="T817">, variants of. </text:span><text:a xlink:type="simple" xlink:href="#cv78" text:style-name="Internet_20_link" text:visited-style-name="Visited_20_Internet_20_Link"><text:span text:style-name="T817"><text:sequence-ref text:reference-format="value" text:ref-name="refFeature72">73</text:sequence-ref></text:span></text:a><text:span text:style-name="T817">.</text:span></text:p>
        <text:p text:style-name="Index_20_Entry"><text:span text:style-name="T465">Yogh</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65">Z</text:span>, variant of. <text:a xlink:type="simple" xlink:href="#cv32" text:style-name="Internet_20_link" text:visited-style-name="Visited_20_Internet_20_Link"><text:sequence-ref text:reference-format="value" text:ref-name="refFeature53">54</text:sequence-ref></text:a>.</text:p>
        <text:p text:style-name="Index_20_Entry"><text:span text:style-name="T465">zero </text:span>– Slashed Zero. <text:a xlink:type="simple" xlink:href="#zero" text:style-name="Internet_20_link" text:visited-style-name="Visited_20_Internet_20_Link"><text:sequence-ref text:reference-format="value" text:ref-name="refFeature9">10</text:sequence-ref></text:a>.</text:p>
        <text:p text:style-name="Index_20_Entry"><text:span text:style-name="T465">zigzag</text:span>, combining, variants of. <text:a xlink:type="simple" xlink:href="#cv42" text:style-name="Internet_20_link" text:visited-style-name="Visited_20_Internet_20_Link"><text:sequence-ref text:reference-format="value" text:ref-name="refFeature74">75</text:sequence-ref></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2" svg:font-family="JuniusX" style:font-adornments="Bold" style:font-pitch="variable"/>
    <style:font-face style:name="JuniusX1" svg:font-family="JuniusX" style:font-adornments="Condensed" style:font-pitch="variable"/>
    <style:font-face style:name="JuniusX3"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cv79=1" svg:font-family="JuniusX:cv79=1" style:font-pitch="variable"/>
    <style:font-face style:name="JuniusX:cv79=10" svg:font-family="JuniusX:cv79=10" style:font-pitch="variable"/>
    <style:font-face style:name="JuniusX:cv79=11" svg:font-family="JuniusX:cv79=11" style:font-pitch="variable"/>
    <style:font-face style:name="JuniusX:cv79=12" svg:font-family="JuniusX:cv79=12" style:font-pitch="variable"/>
    <style:font-face style:name="JuniusX:cv79=13" svg:font-family="JuniusX:cv79=13" style:font-pitch="variable"/>
    <style:font-face style:name="JuniusX:cv79=14" svg:font-family="JuniusX:cv79=14" style:font-pitch="variable"/>
    <style:font-face style:name="JuniusX:cv79=15" svg:font-family="JuniusX:cv79=15" style:font-pitch="variable"/>
    <style:font-face style:name="JuniusX:cv79=16" svg:font-family="JuniusX:cv79=16" style:font-pitch="variable"/>
    <style:font-face style:name="JuniusX:cv79=17" svg:font-family="JuniusX:cv79=17" style:font-pitch="variable"/>
    <style:font-face style:name="JuniusX:cv79=18" svg:font-family="JuniusX:cv79=18" style:font-pitch="variable"/>
    <style:font-face style:name="JuniusX:cv79=19" svg:font-family="JuniusX:cv79=19" style:font-pitch="variable"/>
    <style:font-face style:name="JuniusX:cv79=2" svg:font-family="JuniusX:cv79=2" style:font-pitch="variable"/>
    <style:font-face style:name="JuniusX:cv79=20" svg:font-family="JuniusX:cv79=20" style:font-pitch="variable"/>
    <style:font-face style:name="JuniusX:cv79=3" svg:font-family="JuniusX:cv79=3" style:font-pitch="variable"/>
    <style:font-face style:name="JuniusX:cv79=4" svg:font-family="JuniusX:cv79=4" style:font-pitch="variable"/>
    <style:font-face style:name="JuniusX:cv79=5" svg:font-family="JuniusX:cv79=5" style:font-pitch="variable"/>
    <style:font-face style:name="JuniusX:cv79=6" svg:font-family="JuniusX:cv79=6" style:font-pitch="variable"/>
    <style:font-face style:name="JuniusX:cv79=7" svg:font-family="JuniusX:cv79=7" style:font-pitch="variable"/>
    <style:font-face style:name="JuniusX:cv79=78" svg:font-family="JuniusX:cv79=78" style:font-pitch="variable"/>
    <style:font-face style:name="JuniusX:cv79=8" svg:font-family="JuniusX:cv79=8" style:font-pitch="variable"/>
    <style:font-face style:name="JuniusX:cv79=9" svg:font-family="JuniusX:cv79=9"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 svg:font-family="JuniusX:ss10" style:font-pitch="variable"/>
    <style:font-face style:name="JuniusX:ss101"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JuniusX4" svg:font-family="JuniusX, cv79=1"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1"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2"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3"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1" fo:font-family="JuniusX:ss10" style:font-style-name="Regular" style:font-pitch="variable" fo:font-size="14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MP2" style:family="paragraph" style:parent-style-name="Header_20_left">
      <style:text-properties style:font-name="JuniusX:smcp&amp;onum&amp;pnum" fo:letter-spacing="0.0138in" officeooo:rsid="023539d6" officeooo:paragraph-rsid="023539d6"/>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usX/JuniusVF Feature Reference, p. <text:page-number text:select-page="current">11</text:page-number>/<text:page-count>24</text:page-count></text:p>
      </style:header>
      <style:header-left>
        <text:p text:style-name="MP2">JuniusX/JuniusVF Feature Reference, p. <text:page-number text:select-page="current">12</text:page-number>/<text:page-count>24</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1-26T16:08:36.437876477</dc:date>
    <meta:editing-duration>P12DT23H10M28S</meta:editing-duration>
    <meta:editing-cycles>380</meta:editing-cycles>
    <meta:generator>LibreOffice/7.0.1.2$MacOSX_X86_64 LibreOffice_project/7cbcfc562f6eb6708b5ff7d7397325de9e764452</meta:generator>
    <meta:print-date>2020-10-21T09:40:57.846013746</meta:print-date>
    <meta:document-statistic meta:table-count="0" meta:image-count="0" meta:object-count="0" meta:page-count="24" meta:paragraph-count="660" meta:word-count="5941" meta:character-count="34857" meta:non-whitespace-character-count="29397"/>
  </office:meta>
</office:document-meta>
</file>